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22.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1mm"/>
    </style:style>
    <style:style style:name="co8" style:family="table-column">
      <style:table-column-properties fo:break-before="auto" style:column-width="22.63mm"/>
    </style:style>
    <style:style style:name="co9" style:family="table-column">
      <style:table-column-properties fo:break-before="auto" style:column-width="18.93mm"/>
    </style:style>
    <style:style style:name="co10" style:family="table-column">
      <style:table-column-properties fo:break-before="auto" style:column-width="17.07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66.55mm"/>
    </style:style>
    <style:style style:name="co13" style:family="table-column">
      <style:table-column-properties fo:break-before="auto" style:column-width="8.61mm"/>
    </style:style>
    <style:style style:name="co14" style:family="table-column">
      <style:table-column-properties fo:break-before="auto" style:column-width="10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shapes>
          <draw:frame draw:z-index="0" draw:style-name="gr1" draw:text-style-name="P1" svg:width="159.99mm" svg:height="89.99mm" svg:x="133.1mm" svg:y="1mm">
            <loext:p draw:notify-on-update-of-ranges="time.B1:time.B1 time.B2:time.B26 time.C1:time.C1 time.C2:time.C26 time.D1:time.D1 time.D2:time.D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2.72mm" svg:y="99.35mm">
            <loext:p draw:notify-on-update-of-ranges="time.B2:time.B26 time.F1:time.F1 time.F2:time.F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12.97mm" svg:y="0.01mm">
            <loext:p draw:notify-on-update-of-ranges="time.B2:time.B26 time.G1:time.G1 time.G2:time.G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12.97mm" svg:y="99.35mm">
            <loext:p draw:notify-on-update-of-ranges="time.B2:time.B26 time.C1:time.C1 time.C2:time.C26 time.D1:time.D1 time.D2:time.D26 time.E1:time.E1 time.E2:time.E26 time.F1:time.F1 time.F2:time.F26 time.G1:time.G1 time.G2:time.G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46</text:p>
          </table:table-cell>
          <table:table-cell office:value-type="float" office:value="31.064345" calcext:value-type="float">
            <text:p>31.064345</text:p>
          </table:table-cell>
          <table:table-cell office:value-type="float" office:value="9.089538" calcext:value-type="float">
            <text:p>9.089538</text:p>
          </table:table-cell>
          <table:table-cell office:value-type="float" office:value="0" calcext:value-type="float">
            <text:p>0</text:p>
          </table:table-cell>
          <table:table-cell office:value-type="float" office:value="2786602" calcext:value-type="float">
            <text:p>278660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47</text:p>
          </table:table-cell>
          <table:table-cell office:value-type="float" office:value="39.899806" calcext:value-type="float">
            <text:p>39.899806</text:p>
          </table:table-cell>
          <table:table-cell office:value-type="float" office:value="3.655206" calcext:value-type="float">
            <text:p>3.655206</text:p>
          </table:table-cell>
          <table:table-cell office:value-type="float" office:value="0" calcext:value-type="float">
            <text:p>0</text:p>
          </table:table-cell>
          <table:table-cell office:value-type="float" office:value="691621" calcext:value-type="float">
            <text:p>69162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48</text:p>
          </table:table-cell>
          <table:table-cell office:value-type="float" office:value="50.316701" calcext:value-type="float">
            <text:p>50.316701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49</text:p>
          </table:table-cell>
          <table:table-cell office:value-type="float" office:value="50.300324" calcext:value-type="float">
            <text:p>50.30032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50</text:p>
          </table:table-cell>
          <table:table-cell office:value-type="float" office:value="50.27101" calcext:value-type="float">
            <text:p>50.2710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51</text:p>
          </table:table-cell>
          <table:table-cell office:value-type="float" office:value="50.318791" calcext:value-type="float">
            <text:p>50.318791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52</text:p>
          </table:table-cell>
          <table:table-cell office:value-type="float" office:value="50.313318" calcext:value-type="float">
            <text:p>50.313318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53</text:p>
          </table:table-cell>
          <table:table-cell office:value-type="float" office:value="50.278141" calcext:value-type="float">
            <text:p>50.278141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54</text:p>
          </table:table-cell>
          <table:table-cell office:value-type="float" office:value="50.258197" calcext:value-type="float">
            <text:p>50.258197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55</text:p>
          </table:table-cell>
          <table:table-cell office:value-type="float" office:value="50.253042" calcext:value-type="float">
            <text:p>50.253042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1:56</text:p>
          </table:table-cell>
          <table:table-cell office:value-type="float" office:value="51.251857" calcext:value-type="float">
            <text:p>51.251857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00</text:p>
          </table:table-cell>
          <table:table-cell office:value-type="float" office:value="40.485564" calcext:value-type="float">
            <text:p>40.485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02</text:p>
          </table:table-cell>
          <table:table-cell office:value-type="float" office:value="62.076443" calcext:value-type="float">
            <text:p>62.076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03</text:p>
          </table:table-cell>
          <table:table-cell office:value-type="float" office:value="57.360795" calcext:value-type="float">
            <text:p>57.3607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04</text:p>
          </table:table-cell>
          <table:table-cell office:value-type="float" office:value="39.369165" calcext:value-type="float">
            <text:p>39.369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05</text:p>
          </table:table-cell>
          <table:table-cell office:value-type="float" office:value="56.385218" calcext:value-type="float">
            <text:p>56.385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07</text:p>
          </table:table-cell>
          <table:table-cell office:value-type="float" office:value="56.343969" calcext:value-type="float">
            <text:p>56.3439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09</text:p>
          </table:table-cell>
          <table:table-cell office:value-type="float" office:value="37.231878" calcext:value-type="float">
            <text:p>37.231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10</text:p>
          </table:table-cell>
          <table:table-cell office:value-type="float" office:value="42.036271" calcext:value-type="float">
            <text:p>42.036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11</text:p>
          </table:table-cell>
          <table:table-cell office:value-type="float" office:value="44.001284" calcext:value-type="float">
            <text:p>44.001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12</text:p>
          </table:table-cell>
          <table:table-cell office:value-type="float" office:value="34.689185" calcext:value-type="float">
            <text:p>34.689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40</text:p>
          </table:table-cell>
          <table:table-cell office:value-type="float" office:value="2.062067" calcext:value-type="float">
            <text:p>2.062067</text:p>
          </table:table-cell>
          <table:table-cell office:value-type="float" office:value="65.321441" calcext:value-type="float">
            <text:p>65.321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41</text:p>
          </table:table-cell>
          <table:table-cell office:value-type="float" office:value="0.140921" calcext:value-type="float">
            <text:p>0.140921</text:p>
          </table:table-cell>
          <table:table-cell office:value-type="float" office:value="80.730594" calcext:value-type="float">
            <text:p>80.730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42</text:p>
          </table:table-cell>
          <table:table-cell office:value-type="float" office:value="2.047129" calcext:value-type="float">
            <text:p>2.047129</text:p>
          </table:table-cell>
          <table:table-cell office:value-type="float" office:value="72.231871" calcext:value-type="float">
            <text:p>72.231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string" calcext:value-type="string">
            <text:p>11:32:43</text:p>
          </table:table-cell>
          <table:table-cell office:value-type="float" office:value="0.187405" calcext:value-type="float">
            <text:p>0.187405</text:p>
          </table:table-cell>
          <table:table-cell office:value-type="float" office:value="67.674039" calcext:value-type="float">
            <text:p>67.67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raw" table:style-name="ta1">
        <table:shapes>
          <draw:frame draw:z-index="0" draw:style-name="gr1" draw:text-style-name="P1" svg:width="159.99mm" svg:height="89.99mm" svg:x="203.89mm" svg:y="1mm">
            <loext:p draw:notify-on-update-of-ranges="raw.B1:raw.B1 raw.B2:raw.B74 raw.C1:raw.C1 raw.C2:raw.C74 raw.D1:raw.D1 raw.D2:raw.D7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203.52mm" svg:y="99.35mm">
            <loext:p draw:notify-on-update-of-ranges="raw.B2:raw.B74 raw.F1:raw.F1 raw.F2:raw.F7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383.69mm" svg:y="0.01mm">
            <loext:p draw:notify-on-update-of-ranges="raw.B2:raw.B74 raw.C1:raw.C1 raw.C2:raw.C74 raw.D1:raw.D1 raw.D2:raw.D74 raw.F1:raw.F1 raw.F2:raw.F74 raw.H1:raw.H1 raw.H2:raw.H7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9.99mm" svg:height="89.99mm" svg:x="383.69mm" svg:y="99.35mm">
            <loext:p draw:notify-on-update-of-ranges="raw.B2:raw.B74 raw.H1:raw.H1 raw.H2:raw.H7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#yyy-mm-dd</text:p>
          </table:table-cell>
          <table:table-cell office:value-type="string" calcext:value-type="string">
            <text:p>hh:mm:ss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16</text:p>
          </table:table-cell>
          <table:table-cell office:value-type="float" office:value="0.190031" calcext:value-type="float">
            <text:p>0.190031</text:p>
          </table:table-cell>
          <table:table-cell office:value-type="float" office:value="1.955149" calcext:value-type="float">
            <text:p>1.955149</text:p>
          </table:table-cell>
          <table:table-cell office:value-type="float" office:value="0" calcext:value-type="float">
            <text:p>0</text:p>
          </table:table-cell>
          <table:table-cell office:value-type="float" office:value="12902439" calcext:value-type="float">
            <text:p>12,902,439</text:p>
          </table:table-cell>
          <table:table-cell office:value-type="string" calcext:value-type="string">
            <text:p>90564b5a-db54-4737-9c92-eb231298c8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761</text:p>
          </table:table-cell>
          <table:table-cell office:value-type="float" office:value="0.032219" calcext:value-type="float">
            <text:p>0.032219</text:p>
          </table:table-cell>
          <table:table-cell office:value-type="float" office:value="4.020083" calcext:value-type="float">
            <text:p>4.020083</text:p>
          </table:table-cell>
          <table:table-cell office:value-type="float" office:value="0" calcext:value-type="float">
            <text:p>0</text:p>
          </table:table-cell>
          <table:table-cell office:value-type="float" office:value="30357125" calcext:value-type="float">
            <text:p>30,357,125</text:p>
          </table:table-cell>
          <table:table-cell office:value-type="string" calcext:value-type="string">
            <text:p>64f4e90b-e40b-4e14-9d4e-88f8f184b5f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18</text:p>
          </table:table-cell>
          <table:table-cell office:value-type="float" office:value="0.14263" calcext:value-type="float">
            <text:p>0.14263</text:p>
          </table:table-cell>
          <table:table-cell office:value-type="float" office:value="3.124699" calcext:value-type="float">
            <text:p>3.124699</text:p>
          </table:table-cell>
          <table:table-cell office:value-type="float" office:value="0" calcext:value-type="float">
            <text:p>0</text:p>
          </table:table-cell>
          <table:table-cell office:value-type="float" office:value="12902439" calcext:value-type="float">
            <text:p>12,902,439</text:p>
          </table:table-cell>
          <table:table-cell office:value-type="string" calcext:value-type="string">
            <text:p>fb601d7b-6d05-4bfc-92fd-be980afcf7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742</text:p>
          </table:table-cell>
          <table:table-cell office:value-type="float" office:value="0.454816" calcext:value-type="float">
            <text:p>0.454816</text:p>
          </table:table-cell>
          <table:table-cell office:value-type="float" office:value="4.48901" calcext:value-type="float">
            <text:p>4.48901</text:p>
          </table:table-cell>
          <table:table-cell office:value-type="float" office:value="0" calcext:value-type="float">
            <text:p>0</text:p>
          </table:table-cell>
          <table:table-cell office:value-type="float" office:value="31589559" calcext:value-type="float">
            <text:p>31,589,559</text:p>
          </table:table-cell>
          <table:table-cell office:value-type="string" calcext:value-type="string">
            <text:p>196df346-7d19-4af0-a7c2-ccb5d146ddb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909</text:p>
          </table:table-cell>
          <table:table-cell office:value-type="float" office:value="0.082475" calcext:value-type="float">
            <text:p>0.082475</text:p>
          </table:table-cell>
          <table:table-cell office:value-type="float" office:value="7.860527" calcext:value-type="float">
            <text:p>7.860527</text:p>
          </table:table-cell>
          <table:table-cell office:value-type="float" office:value="0" calcext:value-type="float">
            <text:p>0</text:p>
          </table:table-cell>
          <table:table-cell office:value-type="float" office:value="18208014" calcext:value-type="float">
            <text:p>18,208,014</text:p>
          </table:table-cell>
          <table:table-cell office:value-type="string" calcext:value-type="string">
            <text:p>ca945497-6b87-4ff8-b22f-9d436da8ef3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354</text:p>
          </table:table-cell>
          <table:table-cell office:value-type="float" office:value="17.277209" calcext:value-type="float">
            <text:p>17.277209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" calcext:value-type="float">
            <text:p>0</text:p>
          </table:table-cell>
          <table:table-cell office:value-type="float" office:value="256000" calcext:value-type="float">
            <text:p>256,000</text:p>
          </table:table-cell>
          <table:table-cell office:value-type="string" calcext:value-type="string">
            <text:p>e03a0b0e-81e2-4d58-8092-2eaf7bee39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217</text:p>
          </table:table-cell>
          <table:table-cell office:value-type="float" office:value="0.086219" calcext:value-type="float">
            <text:p>0.086219</text:p>
          </table:table-cell>
          <table:table-cell office:value-type="float" office:value="18.874815" calcext:value-type="float">
            <text:p>18.874815</text:p>
          </table:table-cell>
          <table:table-cell office:value-type="float" office:value="0" calcext:value-type="float">
            <text:p>0</text:p>
          </table:table-cell>
          <table:table-cell office:value-type="float" office:value="2224768" calcext:value-type="float">
            <text:p>2,224,768</text:p>
          </table:table-cell>
          <table:table-cell office:value-type="string" calcext:value-type="string">
            <text:p>7dc925b0-d632-46e0-81fa-e5ae5267c02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949</text:p>
          </table:table-cell>
          <table:table-cell office:value-type="float" office:value="0.126649" calcext:value-type="float">
            <text:p>0.126649</text:p>
          </table:table-cell>
          <table:table-cell office:value-type="float" office:value="19.26314" calcext:value-type="float">
            <text:p>19.26314</text:p>
          </table:table-cell>
          <table:table-cell office:value-type="float" office:value="0" calcext:value-type="float">
            <text:p>0</text:p>
          </table:table-cell>
          <table:table-cell office:value-type="float" office:value="3276400" calcext:value-type="float">
            <text:p>3,276,400</text:p>
          </table:table-cell>
          <table:table-cell office:value-type="string" calcext:value-type="string">
            <text:p>155788db-3018-4856-a0a4-d2c8c37d83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92</text:p>
          </table:table-cell>
          <table:table-cell office:value-type="float" office:value="18.598658" calcext:value-type="float">
            <text:p>18.598658</text:p>
          </table:table-cell>
          <table:table-cell office:value-type="float" office:value="0.022209" calcext:value-type="float">
            <text:p>0.022209</text:p>
          </table:table-cell>
          <table:table-cell office:value-type="float" office:value="0" calcext:value-type="float">
            <text:p>0</text:p>
          </table:table-cell>
          <table:table-cell office:value-type="float" office:value="270024" calcext:value-type="float">
            <text:p>270,024</text:p>
          </table:table-cell>
          <table:table-cell office:value-type="string" calcext:value-type="string">
            <text:p>ae3fe64b-33d5-4f74-b475-2b00413928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818</text:p>
          </table:table-cell>
          <table:table-cell office:value-type="float" office:value="19.69697" calcext:value-type="float">
            <text:p>19.69697</text:p>
          </table:table-cell>
          <table:table-cell office:value-type="float" office:value="0.015213" calcext:value-type="float">
            <text:p>0.015213</text:p>
          </table:table-cell>
          <table:table-cell office:value-type="float" office:value="0" calcext:value-type="float">
            <text:p>0</text:p>
          </table:table-cell>
          <table:table-cell office:value-type="float" office:value="271416" calcext:value-type="float">
            <text:p>271,416</text:p>
          </table:table-cell>
          <table:table-cell office:value-type="string" calcext:value-type="string">
            <text:p>5d4daaf9-8469-4897-bbf3-93940456c7c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168</text:p>
          </table:table-cell>
          <table:table-cell office:value-type="float" office:value="21.32429" calcext:value-type="float">
            <text:p>21.32429</text:p>
          </table:table-cell>
          <table:table-cell office:value-type="float" office:value="0.012857" calcext:value-type="float">
            <text:p>0.012857</text:p>
          </table:table-cell>
          <table:table-cell office:value-type="float" office:value="0" calcext:value-type="float">
            <text:p>0</text:p>
          </table:table-cell>
          <table:table-cell office:value-type="float" office:value="270608" calcext:value-type="float">
            <text:p>270,608</text:p>
          </table:table-cell>
          <table:table-cell office:value-type="string" calcext:value-type="string">
            <text:p>264f9ff6-d1b4-47a3-9550-47c6aa90b08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606</text:p>
          </table:table-cell>
          <table:table-cell office:value-type="float" office:value="20.891343" calcext:value-type="float">
            <text:p>20.891343</text:p>
          </table:table-cell>
          <table:table-cell office:value-type="float" office:value="0.011271" calcext:value-type="float">
            <text:p>0.011271</text:p>
          </table:table-cell>
          <table:table-cell office:value-type="float" office:value="0" calcext:value-type="float">
            <text:p>0</text:p>
          </table:table-cell>
          <table:table-cell office:value-type="float" office:value="264184" calcext:value-type="float">
            <text:p>264,184</text:p>
          </table:table-cell>
          <table:table-cell office:value-type="string" calcext:value-type="string">
            <text:p>b0095b2d-fa50-4d07-b065-a3fe7276d0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228</text:p>
          </table:table-cell>
          <table:table-cell office:value-type="float" office:value="21.269663" calcext:value-type="float">
            <text:p>21.269663</text:p>
          </table:table-cell>
          <table:table-cell office:value-type="float" office:value="0.012001" calcext:value-type="float">
            <text:p>0.012001</text:p>
          </table:table-cell>
          <table:table-cell office:value-type="float" office:value="0" calcext:value-type="float">
            <text:p>0</text:p>
          </table:table-cell>
          <table:table-cell office:value-type="float" office:value="263368" calcext:value-type="float">
            <text:p>263,368</text:p>
          </table:table-cell>
          <table:table-cell office:value-type="string" calcext:value-type="string">
            <text:p>c539e149-605a-4477-93cf-1ebb8b0a51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538</text:p>
          </table:table-cell>
          <table:table-cell office:value-type="float" office:value="20.960336" calcext:value-type="float">
            <text:p>20.960336</text:p>
          </table:table-cell>
          <table:table-cell office:value-type="float" office:value="0.012989" calcext:value-type="float">
            <text:p>0.012989</text:p>
          </table:table-cell>
          <table:table-cell office:value-type="float" office:value="0" calcext:value-type="float">
            <text:p>0</text:p>
          </table:table-cell>
          <table:table-cell office:value-type="float" office:value="264184" calcext:value-type="float">
            <text:p>264,184</text:p>
          </table:table-cell>
          <table:table-cell office:value-type="string" calcext:value-type="string">
            <text:p>62d45e6b-9350-43f3-a226-a512440f1a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649</text:p>
          </table:table-cell>
          <table:table-cell office:value-type="float" office:value="20.984176" calcext:value-type="float">
            <text:p>20.984176</text:p>
          </table:table-cell>
          <table:table-cell office:value-type="float" office:value="0.012603" calcext:value-type="float">
            <text:p>0.012603</text:p>
          </table:table-cell>
          <table:table-cell office:value-type="float" office:value="0" calcext:value-type="float">
            <text:p>0</text:p>
          </table:table-cell>
          <table:table-cell office:value-type="float" office:value="267840" calcext:value-type="float">
            <text:p>267,840</text:p>
          </table:table-cell>
          <table:table-cell office:value-type="string" calcext:value-type="string">
            <text:p>574a84c2-c8d9-493f-9c11-824d617234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308</text:p>
          </table:table-cell>
          <table:table-cell office:value-type="float" office:value="0.150234" calcext:value-type="float">
            <text:p>0.150234</text:p>
          </table:table-cell>
          <table:table-cell office:value-type="float" office:value="23.097199" calcext:value-type="float">
            <text:p>23.097199</text:p>
          </table:table-cell>
          <table:table-cell office:value-type="float" office:value="0" calcext:value-type="float">
            <text:p>0</text:p>
          </table:table-cell>
          <table:table-cell office:value-type="float" office:value="8707720" calcext:value-type="float">
            <text:p>8,707,720</text:p>
          </table:table-cell>
          <table:table-cell office:value-type="string" calcext:value-type="string">
            <text:p>17d7307f-e584-4f02-8350-2f62558ee60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681</text:p>
          </table:table-cell>
          <table:table-cell office:value-type="float" office:value="0.069672" calcext:value-type="float">
            <text:p>0.069672</text:p>
          </table:table-cell>
          <table:table-cell office:value-type="float" office:value="23.837056" calcext:value-type="float">
            <text:p>23.837056</text:p>
          </table:table-cell>
          <table:table-cell office:value-type="float" office:value="0" calcext:value-type="float">
            <text:p>0</text:p>
          </table:table-cell>
          <table:table-cell office:value-type="float" office:value="11127672" calcext:value-type="float">
            <text:p>11,127,672</text:p>
          </table:table-cell>
          <table:table-cell office:value-type="string" calcext:value-type="string">
            <text:p>2e0f020d-64a9-46ac-8772-19bd4ef242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85</text:p>
          </table:table-cell>
          <table:table-cell office:value-type="float" office:value="0.120157" calcext:value-type="float">
            <text:p>0.120157</text:p>
          </table:table-cell>
          <table:table-cell office:value-type="float" office:value="23.015266" calcext:value-type="float">
            <text:p>23.015266</text:p>
          </table:table-cell>
          <table:table-cell office:value-type="float" office:value="0" calcext:value-type="float">
            <text:p>0</text:p>
          </table:table-cell>
          <table:table-cell office:value-type="float" office:value="5714408" calcext:value-type="float">
            <text:p>5,714,408</text:p>
          </table:table-cell>
          <table:table-cell office:value-type="string" calcext:value-type="string">
            <text:p>32496ea5-5187-4aca-a9b6-b81c8e5c5a7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776</text:p>
          </table:table-cell>
          <table:table-cell office:value-type="float" office:value="2.715715" calcext:value-type="float">
            <text:p>2.715715</text:p>
          </table:table-cell>
          <table:table-cell office:value-type="float" office:value="21.141333" calcext:value-type="float">
            <text:p>21.141333</text:p>
          </table:table-cell>
          <table:table-cell office:value-type="float" office:value="0" calcext:value-type="float">
            <text:p>0</text:p>
          </table:table-cell>
          <table:table-cell office:value-type="float" office:value="1393192" calcext:value-type="float">
            <text:p>1,393,192</text:p>
          </table:table-cell>
          <table:table-cell office:value-type="string" calcext:value-type="string">
            <text:p>43e51ee6-3fdc-4c7f-9d0f-6f7910467bd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221</text:p>
          </table:table-cell>
          <table:table-cell office:value-type="float" office:value="23.39566" calcext:value-type="float">
            <text:p>23.39566</text:p>
          </table:table-cell>
          <table:table-cell office:value-type="float" office:value="0.03404" calcext:value-type="float">
            <text:p>0.03404</text:p>
          </table:table-cell>
          <table:table-cell office:value-type="float" office:value="0" calcext:value-type="float">
            <text:p>0</text:p>
          </table:table-cell>
          <table:table-cell office:value-type="float" office:value="261192" calcext:value-type="float">
            <text:p>261,192</text:p>
          </table:table-cell>
          <table:table-cell office:value-type="string" calcext:value-type="string">
            <text:p>509e9fc1-c30e-460b-86e7-bce99ff993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095</text:p>
          </table:table-cell>
          <table:table-cell office:value-type="float" office:value="23.53242" calcext:value-type="float">
            <text:p>23.53242</text:p>
          </table:table-cell>
          <table:table-cell office:value-type="float" office:value="0.023993" calcext:value-type="float">
            <text:p>0.023993</text:p>
          </table:table-cell>
          <table:table-cell office:value-type="float" office:value="0" calcext:value-type="float">
            <text:p>0</text:p>
          </table:table-cell>
          <table:table-cell office:value-type="float" office:value="255104" calcext:value-type="float">
            <text:p>255,104</text:p>
          </table:table-cell>
          <table:table-cell office:value-type="string" calcext:value-type="string">
            <text:p>aeabb496-b3ef-464d-99bb-0c86f939838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627</text:p>
          </table:table-cell>
          <table:table-cell office:value-type="float" office:value="22.99971" calcext:value-type="float">
            <text:p>22.99971</text:p>
          </table:table-cell>
          <table:table-cell office:value-type="float" office:value="0.043172" calcext:value-type="float">
            <text:p>0.043172</text:p>
          </table:table-cell>
          <table:table-cell office:value-type="float" office:value="0" calcext:value-type="float">
            <text:p>0</text:p>
          </table:table-cell>
          <table:table-cell office:value-type="float" office:value="262472" calcext:value-type="float">
            <text:p>262,472</text:p>
          </table:table-cell>
          <table:table-cell office:value-type="string" calcext:value-type="string">
            <text:p>13783ec6-3a1a-489e-975e-9da1d5c193b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695</text:p>
          </table:table-cell>
          <table:table-cell office:value-type="float" office:value="22.948054" calcext:value-type="float">
            <text:p>22.948054</text:p>
          </table:table-cell>
          <table:table-cell office:value-type="float" office:value="0.0281" calcext:value-type="float">
            <text:p>0.0281</text:p>
          </table:table-cell>
          <table:table-cell office:value-type="float" office:value="0" calcext:value-type="float">
            <text:p>0</text:p>
          </table:table-cell>
          <table:table-cell office:value-type="float" office:value="255104" calcext:value-type="float">
            <text:p>255,104</text:p>
          </table:table-cell>
          <table:table-cell office:value-type="string" calcext:value-type="string">
            <text:p>55eb8569-461b-4be9-9d3c-4698ccf5d2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04</text:p>
          </table:table-cell>
          <table:table-cell office:value-type="float" office:value="22.839158" calcext:value-type="float">
            <text:p>22.839158</text:p>
          </table:table-cell>
          <table:table-cell office:value-type="float" office:value="0.028413" calcext:value-type="float">
            <text:p>0.028413</text:p>
          </table:table-cell>
          <table:table-cell office:value-type="float" office:value="0" calcext:value-type="float">
            <text:p>0</text:p>
          </table:table-cell>
          <table:table-cell office:value-type="float" office:value="260840" calcext:value-type="float">
            <text:p>260,840</text:p>
          </table:table-cell>
          <table:table-cell office:value-type="string" calcext:value-type="string">
            <text:p>5396f007-1217-4971-b3b3-912063bb39d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91</text:p>
          </table:table-cell>
          <table:table-cell office:value-type="float" office:value="23.154325" calcext:value-type="float">
            <text:p>23.154325</text:p>
          </table:table-cell>
          <table:table-cell office:value-type="float" office:value="0.028245" calcext:value-type="float">
            <text:p>0.028245</text:p>
          </table:table-cell>
          <table:table-cell office:value-type="float" office:value="0" calcext:value-type="float">
            <text:p>0</text:p>
          </table:table-cell>
          <table:table-cell office:value-type="float" office:value="263920" calcext:value-type="float">
            <text:p>263,920</text:p>
          </table:table-cell>
          <table:table-cell office:value-type="string" calcext:value-type="string">
            <text:p>7c8fa979-1133-4626-8781-d2d2fc75293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681</text:p>
          </table:table-cell>
          <table:table-cell office:value-type="float" office:value="22.9671" calcext:value-type="float">
            <text:p>22.9671</text:p>
          </table:table-cell>
          <table:table-cell office:value-type="float" office:value="0.027651" calcext:value-type="float">
            <text:p>0.027651</text:p>
          </table:table-cell>
          <table:table-cell office:value-type="float" office:value="0" calcext:value-type="float">
            <text:p>0</text:p>
          </table:table-cell>
          <table:table-cell office:value-type="float" office:value="263880" calcext:value-type="float">
            <text:p>263,880</text:p>
          </table:table-cell>
          <table:table-cell office:value-type="string" calcext:value-type="string">
            <text:p>f80a3e94-0894-4080-9852-9c87ed90307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863</text:p>
          </table:table-cell>
          <table:table-cell office:value-type="float" office:value="2.622631" calcext:value-type="float">
            <text:p>2.622631</text:p>
          </table:table-cell>
          <table:table-cell office:value-type="float" office:value="21.191011" calcext:value-type="float">
            <text:p>21.191011</text:p>
          </table:table-cell>
          <table:table-cell office:value-type="float" office:value="0" calcext:value-type="float">
            <text:p>0</text:p>
          </table:table-cell>
          <table:table-cell office:value-type="float" office:value="2047048" calcext:value-type="float">
            <text:p>2,047,048</text:p>
          </table:table-cell>
          <table:table-cell office:value-type="string" calcext:value-type="string">
            <text:p>0a2653a9-95b6-4019-99b3-c12c16a0da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137</text:p>
          </table:table-cell>
          <table:table-cell office:value-type="float" office:value="0.12844" calcext:value-type="float">
            <text:p>0.12844</text:p>
          </table:table-cell>
          <table:table-cell office:value-type="float" office:value="23.42705" calcext:value-type="float">
            <text:p>23.42705</text:p>
          </table:table-cell>
          <table:table-cell office:value-type="float" office:value="0" calcext:value-type="float">
            <text:p>0</text:p>
          </table:table-cell>
          <table:table-cell office:value-type="float" office:value="9497584" calcext:value-type="float">
            <text:p>9,497,584</text:p>
          </table:table-cell>
          <table:table-cell office:value-type="string" calcext:value-type="string">
            <text:p>cc422f02-2447-4b54-ba94-6096faa226c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24</text:p>
          </table:table-cell>
          <table:table-cell office:value-type="float" office:value="0.109289" calcext:value-type="float">
            <text:p>0.109289</text:p>
          </table:table-cell>
          <table:table-cell office:value-type="float" office:value="22.768966" calcext:value-type="float">
            <text:p>22.768966</text:p>
          </table:table-cell>
          <table:table-cell office:value-type="float" office:value="0" calcext:value-type="float">
            <text:p>0</text:p>
          </table:table-cell>
          <table:table-cell office:value-type="float" office:value="10397424" calcext:value-type="float">
            <text:p>10,397,424</text:p>
          </table:table-cell>
          <table:table-cell office:value-type="string" calcext:value-type="string">
            <text:p>845cabac-8966-4423-a1ea-a17b50a1b15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923</text:p>
          </table:table-cell>
          <table:table-cell office:value-type="float" office:value="2.584492" calcext:value-type="float">
            <text:p>2.584492</text:p>
          </table:table-cell>
          <table:table-cell office:value-type="float" office:value="21.199981" calcext:value-type="float">
            <text:p>21.199981</text:p>
          </table:table-cell>
          <table:table-cell office:value-type="float" office:value="0" calcext:value-type="float">
            <text:p>0</text:p>
          </table:table-cell>
          <table:table-cell office:value-type="float" office:value="2236864" calcext:value-type="float">
            <text:p>2,236,864</text:p>
          </table:table-cell>
          <table:table-cell office:value-type="string" calcext:value-type="string">
            <text:p>bd4a0793-6fa7-4926-b46e-bc2f8b9c64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144</text:p>
          </table:table-cell>
          <table:table-cell office:value-type="float" office:value="0.115991" calcext:value-type="float">
            <text:p>0.115991</text:p>
          </table:table-cell>
          <table:table-cell office:value-type="float" office:value="23.47312" calcext:value-type="float">
            <text:p>23.47312</text:p>
          </table:table-cell>
          <table:table-cell office:value-type="float" office:value="0" calcext:value-type="float">
            <text:p>0</text:p>
          </table:table-cell>
          <table:table-cell office:value-type="float" office:value="6708768" calcext:value-type="float">
            <text:p>6,708,768</text:p>
          </table:table-cell>
          <table:table-cell office:value-type="string" calcext:value-type="string">
            <text:p>ab7d43a8-476a-4b16-87f9-c3787f895c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503</text:p>
          </table:table-cell>
          <table:table-cell office:value-type="float" office:value="0.314854" calcext:value-type="float">
            <text:p>0.314854</text:p>
          </table:table-cell>
          <table:table-cell office:value-type="float" office:value="23.676033" calcext:value-type="float">
            <text:p>23.676033</text:p>
          </table:table-cell>
          <table:table-cell office:value-type="float" office:value="0" calcext:value-type="float">
            <text:p>0</text:p>
          </table:table-cell>
          <table:table-cell office:value-type="float" office:value="2399720" calcext:value-type="float">
            <text:p>2,399,720</text:p>
          </table:table-cell>
          <table:table-cell office:value-type="string" calcext:value-type="string">
            <text:p>fbaca569-c843-49d8-92b8-d54642c3f5e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134</text:p>
          </table:table-cell>
          <table:table-cell office:value-type="float" office:value="0.099644" calcext:value-type="float">
            <text:p>0.099644</text:p>
          </table:table-cell>
          <table:table-cell office:value-type="float" office:value="28.274424" calcext:value-type="float">
            <text:p>28.274424</text:p>
          </table:table-cell>
          <table:table-cell office:value-type="float" office:value="0" calcext:value-type="float">
            <text:p>0</text:p>
          </table:table-cell>
          <table:table-cell office:value-type="float" office:value="2048880" calcext:value-type="float">
            <text:p>2,048,880</text:p>
          </table:table-cell>
          <table:table-cell office:value-type="string" calcext:value-type="string">
            <text:p>a1c7c058-45b0-42fd-bb54-c99befe9b3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850</text:p>
          </table:table-cell>
          <table:table-cell office:value-type="float" office:value="0.046865" calcext:value-type="float">
            <text:p>0.046865</text:p>
          </table:table-cell>
          <table:table-cell office:value-type="float" office:value="28.622067" calcext:value-type="float">
            <text:p>28.622067</text:p>
          </table:table-cell>
          <table:table-cell office:value-type="float" office:value="0" calcext:value-type="float">
            <text:p>0</text:p>
          </table:table-cell>
          <table:table-cell office:value-type="float" office:value="4604864" calcext:value-type="float">
            <text:p>4,604,864</text:p>
          </table:table-cell>
          <table:table-cell office:value-type="string" calcext:value-type="string">
            <text:p>5bee7bfb-5c2a-46d6-80b4-f19b5e8c4ee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36</text:p>
          </table:table-cell>
          <table:table-cell office:value-type="float" office:value="28.07207" calcext:value-type="float">
            <text:p>28.07207</text:p>
          </table:table-cell>
          <table:table-cell office:value-type="float" office:value="0.121972" calcext:value-type="float">
            <text:p>0.121972</text:p>
          </table:table-cell>
          <table:table-cell office:value-type="float" office:value="0" calcext:value-type="float">
            <text:p>0</text:p>
          </table:table-cell>
          <table:table-cell office:value-type="float" office:value="275448" calcext:value-type="float">
            <text:p>275,448</text:p>
          </table:table-cell>
          <table:table-cell office:value-type="string" calcext:value-type="string">
            <text:p>5da70489-c77c-4297-bba4-ae65e70d15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354</text:p>
          </table:table-cell>
          <table:table-cell office:value-type="float" office:value="0.091856" calcext:value-type="float">
            <text:p>0.091856</text:p>
          </table:table-cell>
          <table:table-cell office:value-type="float" office:value="28.248719" calcext:value-type="float">
            <text:p>28.248719</text:p>
          </table:table-cell>
          <table:table-cell office:value-type="float" office:value="0" calcext:value-type="float">
            <text:p>0</text:p>
          </table:table-cell>
          <table:table-cell office:value-type="float" office:value="1703104" calcext:value-type="float">
            <text:p>1,703,104</text:p>
          </table:table-cell>
          <table:table-cell office:value-type="string" calcext:value-type="string">
            <text:p>c7fbc857-2b59-40bf-baa0-43e931c59da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55</text:p>
          </table:table-cell>
          <table:table-cell office:value-type="float" office:value="0.215445" calcext:value-type="float">
            <text:p>0.215445</text:p>
          </table:table-cell>
          <table:table-cell office:value-type="float" office:value="28.024109" calcext:value-type="float">
            <text:p>28.024109</text:p>
          </table:table-cell>
          <table:table-cell office:value-type="float" office:value="0" calcext:value-type="float">
            <text:p>0</text:p>
          </table:table-cell>
          <table:table-cell office:value-type="float" office:value="1654512" calcext:value-type="float">
            <text:p>1,654,512</text:p>
          </table:table-cell>
          <table:table-cell office:value-type="string" calcext:value-type="string">
            <text:p>7f77e6bc-cbda-4bfc-8db5-5530f61e34e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63</text:p>
          </table:table-cell>
          <table:table-cell office:value-type="float" office:value="0.102447" calcext:value-type="float">
            <text:p>0.102447</text:p>
          </table:table-cell>
          <table:table-cell office:value-type="float" office:value="27.849404" calcext:value-type="float">
            <text:p>27.849404</text:p>
          </table:table-cell>
          <table:table-cell office:value-type="float" office:value="0" calcext:value-type="float">
            <text:p>0</text:p>
          </table:table-cell>
          <table:table-cell office:value-type="float" office:value="1666608" calcext:value-type="float">
            <text:p>1,666,608</text:p>
          </table:table-cell>
          <table:table-cell office:value-type="string" calcext:value-type="string">
            <text:p>c4b16cee-b688-4a03-8da1-53c46d1ce1f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890</text:p>
          </table:table-cell>
          <table:table-cell office:value-type="float" office:value="28.72332" calcext:value-type="float">
            <text:p>28.72332</text:p>
          </table:table-cell>
          <table:table-cell office:value-type="float" office:value="0.208156" calcext:value-type="float">
            <text:p>0.208156</text:p>
          </table:table-cell>
          <table:table-cell office:value-type="float" office:value="0" calcext:value-type="float">
            <text:p>0</text:p>
          </table:table-cell>
          <table:table-cell office:value-type="float" office:value="262392" calcext:value-type="float">
            <text:p>262,392</text:p>
          </table:table-cell>
          <table:table-cell office:value-type="string" calcext:value-type="string">
            <text:p>e274d1d3-985a-43a6-8097-0a7aacce9b3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621</text:p>
          </table:table-cell>
          <table:table-cell office:value-type="float" office:value="0.275612" calcext:value-type="float">
            <text:p>0.275612</text:p>
          </table:table-cell>
          <table:table-cell office:value-type="float" office:value="29.756175" calcext:value-type="float">
            <text:p>29.756175</text:p>
          </table:table-cell>
          <table:table-cell office:value-type="float" office:value="0" calcext:value-type="float">
            <text:p>0</text:p>
          </table:table-cell>
          <table:table-cell office:value-type="float" office:value="4576856" calcext:value-type="float">
            <text:p>4,576,856</text:p>
          </table:table-cell>
          <table:table-cell office:value-type="string" calcext:value-type="string">
            <text:p>129f8a9e-7bd4-45fd-83d0-98d2a2ed1f7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710</text:p>
          </table:table-cell>
          <table:table-cell office:value-type="float" office:value="29.928263" calcext:value-type="float">
            <text:p>29.928263</text:p>
          </table:table-cell>
          <table:table-cell office:value-type="float" office:value="0.012345" calcext:value-type="float">
            <text:p>0.012345</text:p>
          </table:table-cell>
          <table:table-cell office:value-type="float" office:value="0" calcext:value-type="float">
            <text:p>0</text:p>
          </table:table-cell>
          <table:table-cell office:value-type="float" office:value="270736" calcext:value-type="float">
            <text:p>270,736</text:p>
          </table:table-cell>
          <table:table-cell office:value-type="string" calcext:value-type="string">
            <text:p>b7b74aa0-0c6b-45ea-93f5-05975c1781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702</text:p>
          </table:table-cell>
          <table:table-cell office:value-type="float" office:value="0.067841" calcext:value-type="float">
            <text:p>0.067841</text:p>
          </table:table-cell>
          <table:table-cell office:value-type="float" office:value="30.907938" calcext:value-type="float">
            <text:p>30.907938</text:p>
          </table:table-cell>
          <table:table-cell office:value-type="float" office:value="0" calcext:value-type="float">
            <text:p>0</text:p>
          </table:table-cell>
          <table:table-cell office:value-type="float" office:value="5310840" calcext:value-type="float">
            <text:p>5,310,840</text:p>
          </table:table-cell>
          <table:table-cell office:value-type="string" calcext:value-type="string">
            <text:p>de1b40f3-3a3e-42be-9d50-b23a619402f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590</text:p>
          </table:table-cell>
          <table:table-cell office:value-type="float" office:value="32.050851" calcext:value-type="float">
            <text:p>32.050851</text:p>
          </table:table-cell>
          <table:table-cell office:value-type="float" office:value="0.057019" calcext:value-type="float">
            <text:p>0.057019</text:p>
          </table:table-cell>
          <table:table-cell office:value-type="float" office:value="0" calcext:value-type="float">
            <text:p>0</text:p>
          </table:table-cell>
          <table:table-cell office:value-type="float" office:value="267160" calcext:value-type="float">
            <text:p>267,160</text:p>
          </table:table-cell>
          <table:table-cell office:value-type="string" calcext:value-type="string">
            <text:p>31f98669-66c3-4792-acf5-cd9ee32640d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95</text:p>
          </table:table-cell>
          <table:table-cell office:value-type="float" office:value="31.74811" calcext:value-type="float">
            <text:p>31.74811</text:p>
          </table:table-cell>
          <table:table-cell office:value-type="float" office:value="0.071027" calcext:value-type="float">
            <text:p>0.071027</text:p>
          </table:table-cell>
          <table:table-cell office:value-type="float" office:value="0" calcext:value-type="float">
            <text:p>0</text:p>
          </table:table-cell>
          <table:table-cell office:value-type="float" office:value="266392" calcext:value-type="float">
            <text:p>266,392</text:p>
          </table:table-cell>
          <table:table-cell office:value-type="string" calcext:value-type="string">
            <text:p>4f494e2b-dc12-4757-ba89-b3dd25880ce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985</text:p>
          </table:table-cell>
          <table:table-cell office:value-type="float" office:value="0.102705" calcext:value-type="float">
            <text:p>0.102705</text:p>
          </table:table-cell>
          <table:table-cell office:value-type="float" office:value="32.627159" calcext:value-type="float">
            <text:p>32.627159</text:p>
          </table:table-cell>
          <table:table-cell office:value-type="float" office:value="0" calcext:value-type="float">
            <text:p>0</text:p>
          </table:table-cell>
          <table:table-cell office:value-type="float" office:value="5378192" calcext:value-type="float">
            <text:p>5,378,192</text:p>
          </table:table-cell>
          <table:table-cell office:value-type="string" calcext:value-type="string">
            <text:p>128a876e-0e31-4fc9-98b4-32ab1b6d03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606</text:p>
          </table:table-cell>
          <table:table-cell office:value-type="float" office:value="0.440654" calcext:value-type="float">
            <text:p>0.440654</text:p>
          </table:table-cell>
          <table:table-cell office:value-type="float" office:value="32.687916" calcext:value-type="float">
            <text:p>32.687916</text:p>
          </table:table-cell>
          <table:table-cell office:value-type="float" office:value="0" calcext:value-type="float">
            <text:p>0</text:p>
          </table:table-cell>
          <table:table-cell office:value-type="float" office:value="4535864" calcext:value-type="float">
            <text:p>4,535,864</text:p>
          </table:table-cell>
          <table:table-cell office:value-type="string" calcext:value-type="string">
            <text:p>a2ca77c7-1f46-42aa-93ef-30320d0c04c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133</text:p>
          </table:table-cell>
          <table:table-cell office:value-type="float" office:value="0.047947" calcext:value-type="float">
            <text:p>0.047947</text:p>
          </table:table-cell>
          <table:table-cell office:value-type="float" office:value="32.557228" calcext:value-type="float">
            <text:p>32.557228</text:p>
          </table:table-cell>
          <table:table-cell office:value-type="float" office:value="0" calcext:value-type="float">
            <text:p>0</text:p>
          </table:table-cell>
          <table:table-cell office:value-type="float" office:value="3072128" calcext:value-type="float">
            <text:p>3,072,128</text:p>
          </table:table-cell>
          <table:table-cell office:value-type="string" calcext:value-type="string">
            <text:p>36b36ae4-0f18-4445-8af6-70e42c84a96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072</text:p>
          </table:table-cell>
          <table:table-cell office:value-type="float" office:value="1.046892" calcext:value-type="float">
            <text:p>1.046892</text:p>
          </table:table-cell>
          <table:table-cell office:value-type="float" office:value="31.61871" calcext:value-type="float">
            <text:p>31.61871</text:p>
          </table:table-cell>
          <table:table-cell office:value-type="float" office:value="0" calcext:value-type="float">
            <text:p>0</text:p>
          </table:table-cell>
          <table:table-cell office:value-type="float" office:value="1123608" calcext:value-type="float">
            <text:p>1,123,608</text:p>
          </table:table-cell>
          <table:table-cell office:value-type="string" calcext:value-type="string">
            <text:p>d4963e36-bf6f-48a5-9d0e-b6a15c53d3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390</text:p>
          </table:table-cell>
          <table:table-cell office:value-type="float" office:value="32.265597" calcext:value-type="float">
            <text:p>32.265597</text:p>
          </table:table-cell>
          <table:table-cell office:value-type="float" office:value="0.097789" calcext:value-type="float">
            <text:p>0.097789</text:p>
          </table:table-cell>
          <table:table-cell office:value-type="float" office:value="0" calcext:value-type="float">
            <text:p>0</text:p>
          </table:table-cell>
          <table:table-cell office:value-type="float" office:value="340240" calcext:value-type="float">
            <text:p>340,240</text:p>
          </table:table-cell>
          <table:table-cell office:value-type="string" calcext:value-type="string">
            <text:p>bd87900e-7551-47d2-97c9-fef412547bd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95</text:p>
          </table:table-cell>
          <table:table-cell office:value-type="float" office:value="2.489233" calcext:value-type="float">
            <text:p>2.489233</text:p>
          </table:table-cell>
          <table:table-cell office:value-type="float" office:value="29.781203" calcext:value-type="float">
            <text:p>29.781203</text:p>
          </table:table-cell>
          <table:table-cell office:value-type="float" office:value="0" calcext:value-type="float">
            <text:p>0</text:p>
          </table:table-cell>
          <table:table-cell office:value-type="float" office:value="359616" calcext:value-type="float">
            <text:p>359,616</text:p>
          </table:table-cell>
          <table:table-cell office:value-type="string" calcext:value-type="string">
            <text:p>b6881864-51cc-47e5-b7d1-1ff51eb3a95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947</text:p>
          </table:table-cell>
          <table:table-cell office:value-type="float" office:value="31.753082" calcext:value-type="float">
            <text:p>31.753082</text:p>
          </table:table-cell>
          <table:table-cell office:value-type="float" office:value="0.07149" calcext:value-type="float">
            <text:p>0.07149</text:p>
          </table:table-cell>
          <table:table-cell office:value-type="float" office:value="0" calcext:value-type="float">
            <text:p>0</text:p>
          </table:table-cell>
          <table:table-cell office:value-type="float" office:value="266688" calcext:value-type="float">
            <text:p>266,688</text:p>
          </table:table-cell>
          <table:table-cell office:value-type="string" calcext:value-type="string">
            <text:p>e46d862a-6f55-483e-8ffa-933bf455e1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895</text:p>
          </table:table-cell>
          <table:table-cell office:value-type="float" office:value="1.011028" calcext:value-type="float">
            <text:p>1.011028</text:p>
          </table:table-cell>
          <table:table-cell office:value-type="float" office:value="31.865557" calcext:value-type="float">
            <text:p>31.865557</text:p>
          </table:table-cell>
          <table:table-cell office:value-type="float" office:value="0" calcext:value-type="float">
            <text:p>0</text:p>
          </table:table-cell>
          <table:table-cell office:value-type="float" office:value="2924688" calcext:value-type="float">
            <text:p>2,924,688</text:p>
          </table:table-cell>
          <table:table-cell office:value-type="string" calcext:value-type="string">
            <text:p>5c1d7e90-e0db-4701-bccc-5d02396cf2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52</text:p>
          </table:table-cell>
          <table:table-cell office:value-type="float" office:value="2.531496" calcext:value-type="float">
            <text:p>2.531496</text:p>
          </table:table-cell>
          <table:table-cell office:value-type="float" office:value="29.797549" calcext:value-type="float">
            <text:p>29.797549</text:p>
          </table:table-cell>
          <table:table-cell office:value-type="float" office:value="0" calcext:value-type="float">
            <text:p>0</text:p>
          </table:table-cell>
          <table:table-cell office:value-type="float" office:value="616424" calcext:value-type="float">
            <text:p>616,424</text:p>
          </table:table-cell>
          <table:table-cell office:value-type="string" calcext:value-type="string">
            <text:p>a792203c-ddc7-4757-afcb-95fc1026fda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108</text:p>
          </table:table-cell>
          <table:table-cell office:value-type="float" office:value="0.140283" calcext:value-type="float">
            <text:p>0.140283</text:p>
          </table:table-cell>
          <table:table-cell office:value-type="float" office:value="32.533769" calcext:value-type="float">
            <text:p>32.533769</text:p>
          </table:table-cell>
          <table:table-cell office:value-type="float" office:value="0" calcext:value-type="float">
            <text:p>0</text:p>
          </table:table-cell>
          <table:table-cell office:value-type="float" office:value="4328456" calcext:value-type="float">
            <text:p>4,328,456</text:p>
          </table:table-cell>
          <table:table-cell office:value-type="string" calcext:value-type="string">
            <text:p>4e3eb342-4648-4359-93e5-8beff2bfbf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099</text:p>
          </table:table-cell>
          <table:table-cell office:value-type="float" office:value="0.314642" calcext:value-type="float">
            <text:p>0.314642</text:p>
          </table:table-cell>
          <table:table-cell office:value-type="float" office:value="32.380877" calcext:value-type="float">
            <text:p>32.380877</text:p>
          </table:table-cell>
          <table:table-cell office:value-type="float" office:value="0" calcext:value-type="float">
            <text:p>0</text:p>
          </table:table-cell>
          <table:table-cell office:value-type="float" office:value="4802720" calcext:value-type="float">
            <text:p>4,802,720</text:p>
          </table:table-cell>
          <table:table-cell office:value-type="string" calcext:value-type="string">
            <text:p>82d1bd30-2e7e-4b09-b639-8b65f65e37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677</text:p>
          </table:table-cell>
          <table:table-cell office:value-type="float" office:value="0.04815" calcext:value-type="float">
            <text:p>0.04815</text:p>
          </table:table-cell>
          <table:table-cell office:value-type="float" office:value="33.077815" calcext:value-type="float">
            <text:p>33.077815</text:p>
          </table:table-cell>
          <table:table-cell office:value-type="float" office:value="0" calcext:value-type="float">
            <text:p>0</text:p>
          </table:table-cell>
          <table:table-cell office:value-type="float" office:value="5198496" calcext:value-type="float">
            <text:p>5,198,496</text:p>
          </table:table-cell>
          <table:table-cell office:value-type="string" calcext:value-type="string">
            <text:p>77ce6c16-a1d8-48ac-b29d-19571db93d3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777</text:p>
          </table:table-cell>
          <table:table-cell office:value-type="float" office:value="0.536657" calcext:value-type="float">
            <text:p>0.536657</text:p>
          </table:table-cell>
          <table:table-cell office:value-type="float" office:value="32.4948" calcext:value-type="float">
            <text:p>32.4948</text:p>
          </table:table-cell>
          <table:table-cell office:value-type="float" office:value="0" calcext:value-type="float">
            <text:p>0</text:p>
          </table:table-cell>
          <table:table-cell office:value-type="float" office:value="5942992" calcext:value-type="float">
            <text:p>5,942,992</text:p>
          </table:table-cell>
          <table:table-cell office:value-type="string" calcext:value-type="string">
            <text:p>fb9f4a1d-8b6d-4574-ac99-c05a5c82ed0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781</text:p>
          </table:table-cell>
          <table:table-cell office:value-type="float" office:value="3.206659" calcext:value-type="float">
            <text:p>3.206659</text:p>
          </table:table-cell>
          <table:table-cell office:value-type="float" office:value="29.833029" calcext:value-type="float">
            <text:p>29.833029</text:p>
          </table:table-cell>
          <table:table-cell office:value-type="float" office:value="0" calcext:value-type="float">
            <text:p>0</text:p>
          </table:table-cell>
          <table:table-cell office:value-type="float" office:value="2232944" calcext:value-type="float">
            <text:p>2,232,944</text:p>
          </table:table-cell>
          <table:table-cell office:value-type="string" calcext:value-type="string">
            <text:p>95bfdaff-1ae7-4214-a08a-af4d52cff4e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392</text:p>
          </table:table-cell>
          <table:table-cell office:value-type="float" office:value="2.586495" calcext:value-type="float">
            <text:p>2.586495</text:p>
          </table:table-cell>
          <table:table-cell office:value-type="float" office:value="29.850006" calcext:value-type="float">
            <text:p>29.850006</text:p>
          </table:table-cell>
          <table:table-cell office:value-type="float" office:value="0" calcext:value-type="float">
            <text:p>0</text:p>
          </table:table-cell>
          <table:table-cell office:value-type="float" office:value="1854200" calcext:value-type="float">
            <text:p>1,854,200</text:p>
          </table:table-cell>
          <table:table-cell office:value-type="string" calcext:value-type="string">
            <text:p>4ec61a8a-2be4-493c-b2ae-0eaa00a3d4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799</text:p>
          </table:table-cell>
          <table:table-cell office:value-type="float" office:value="34.313363" calcext:value-type="float">
            <text:p>34.313363</text:p>
          </table:table-cell>
          <table:table-cell office:value-type="float" office:value="0.01586" calcext:value-type="float">
            <text:p>0.01586</text:p>
          </table:table-cell>
          <table:table-cell office:value-type="float" office:value="0" calcext:value-type="float">
            <text:p>0</text:p>
          </table:table-cell>
          <table:table-cell office:value-type="float" office:value="260768" calcext:value-type="float">
            <text:p>260,768</text:p>
          </table:table-cell>
          <table:table-cell office:value-type="string" calcext:value-type="string">
            <text:p>bf1fe268-e4a7-4520-9531-86e0564663b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995</text:p>
          </table:table-cell>
          <table:table-cell office:value-type="float" office:value="33.11891" calcext:value-type="float">
            <text:p>33.11891</text:p>
          </table:table-cell>
          <table:table-cell office:value-type="float" office:value="0.017067" calcext:value-type="float">
            <text:p>0.017067</text:p>
          </table:table-cell>
          <table:table-cell office:value-type="float" office:value="0" calcext:value-type="float">
            <text:p>0</text:p>
          </table:table-cell>
          <table:table-cell office:value-type="float" office:value="268520" calcext:value-type="float">
            <text:p>268,520</text:p>
          </table:table-cell>
          <table:table-cell office:value-type="string" calcext:value-type="string">
            <text:p>16d2fc79-1b5c-41d0-baad-78fc094068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621</text:p>
          </table:table-cell>
          <table:table-cell office:value-type="float" office:value="33.49403" calcext:value-type="float">
            <text:p>33.49403</text:p>
          </table:table-cell>
          <table:table-cell office:value-type="float" office:value="0.019296" calcext:value-type="float">
            <text:p>0.019296</text:p>
          </table:table-cell>
          <table:table-cell office:value-type="float" office:value="0" calcext:value-type="float">
            <text:p>0</text:p>
          </table:table-cell>
          <table:table-cell office:value-type="float" office:value="260944" calcext:value-type="float">
            <text:p>260,944</text:p>
          </table:table-cell>
          <table:table-cell office:value-type="string" calcext:value-type="string">
            <text:p>b6fc3be3-669a-4f8f-97d6-b97ee083c7f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18</text:p>
          </table:table-cell>
          <table:table-cell office:value-type="float" office:value="0.105763" calcext:value-type="float">
            <text:p>0.105763</text:p>
          </table:table-cell>
          <table:table-cell office:value-type="float" office:value="33.803838" calcext:value-type="float">
            <text:p>33.803838</text:p>
          </table:table-cell>
          <table:table-cell office:value-type="float" office:value="0" calcext:value-type="float">
            <text:p>0</text:p>
          </table:table-cell>
          <table:table-cell office:value-type="float" office:value="2741448" calcext:value-type="float">
            <text:p>2,741,448</text:p>
          </table:table-cell>
          <table:table-cell office:value-type="string" calcext:value-type="string">
            <text:p>a3681563-82bb-4175-b192-cbac45954c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579</text:p>
          </table:table-cell>
          <table:table-cell office:value-type="float" office:value="0.247253" calcext:value-type="float">
            <text:p>0.247253</text:p>
          </table:table-cell>
          <table:table-cell office:value-type="float" office:value="34.686865" calcext:value-type="float">
            <text:p>34.686865</text:p>
          </table:table-cell>
          <table:table-cell office:value-type="float" office:value="0" calcext:value-type="float">
            <text:p>0</text:p>
          </table:table-cell>
          <table:table-cell office:value-type="float" office:value="4838288" calcext:value-type="float">
            <text:p>4,838,288</text:p>
          </table:table-cell>
          <table:table-cell office:value-type="string" calcext:value-type="string">
            <text:p>241425f8-418b-4426-849c-dcdcdb7428c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995</text:p>
          </table:table-cell>
          <table:table-cell office:value-type="float" office:value="0.122743" calcext:value-type="float">
            <text:p>0.122743</text:p>
          </table:table-cell>
          <table:table-cell office:value-type="float" office:value="34.403304" calcext:value-type="float">
            <text:p>34.403304</text:p>
          </table:table-cell>
          <table:table-cell office:value-type="float" office:value="0" calcext:value-type="float">
            <text:p>0</text:p>
          </table:table-cell>
          <table:table-cell office:value-type="float" office:value="3970928" calcext:value-type="float">
            <text:p>3,970,928</text:p>
          </table:table-cell>
          <table:table-cell office:value-type="string" calcext:value-type="string">
            <text:p>e5397877-4db7-4e02-a03a-078afab0c4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682</text:p>
          </table:table-cell>
          <table:table-cell office:value-type="float" office:value="0.081565" calcext:value-type="float">
            <text:p>0.081565</text:p>
          </table:table-cell>
          <table:table-cell office:value-type="float" office:value="34.771359" calcext:value-type="float">
            <text:p>34.771359</text:p>
          </table:table-cell>
          <table:table-cell office:value-type="float" office:value="0" calcext:value-type="float">
            <text:p>0</text:p>
          </table:table-cell>
          <table:table-cell office:value-type="float" office:value="4515336" calcext:value-type="float">
            <text:p>4,515,336</text:p>
          </table:table-cell>
          <table:table-cell office:value-type="string" calcext:value-type="string">
            <text:p>b135fa5d-37e7-48ba-be4d-0e6fbe01f54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10.280</text:p>
          </table:table-cell>
          <table:table-cell office:value-type="float" office:value="14.342867" calcext:value-type="float">
            <text:p>14.342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be970fe-6401-44a8-a822-2304e143f0f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12.280</text:p>
          </table:table-cell>
          <table:table-cell office:value-type="float" office:value="14.342877" calcext:value-type="float">
            <text:p>14.342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87c414-29de-48fe-b1af-78c33bdc9c5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13.280</text:p>
          </table:table-cell>
          <table:table-cell office:value-type="float" office:value="14.334862" calcext:value-type="float">
            <text:p>14.334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e98677-72c8-4c09-bf7e-262efafe3ed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11.277</text:p>
          </table:table-cell>
          <table:table-cell office:value-type="float" office:value="16.338426" calcext:value-type="float">
            <text:p>16.338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95bf28-d2cb-4183-b70c-18e854ce56c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0.250</text:p>
          </table:table-cell>
          <table:table-cell office:value-type="float" office:value="28.373096" calcext:value-type="float">
            <text:p>28.373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db02d65-2ccb-4b7a-8651-893ac67c021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14.280</text:p>
          </table:table-cell>
          <table:table-cell office:value-type="float" office:value="14.342803" calcext:value-type="float">
            <text:p>14.342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4bd5938-7f77-4d4e-9a4e-1ec4d84d843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269</text:p>
          </table:table-cell>
          <table:table-cell office:value-type="float" office:value="0.097169" calcext:value-type="float">
            <text:p>0.097169</text:p>
          </table:table-cell>
          <table:table-cell office:value-type="float" office:value="41.275523" calcext:value-type="float">
            <text:p>41.275523</text:p>
          </table:table-cell>
          <table:table-cell office:value-type="float" office:value="0" calcext:value-type="float">
            <text:p>0</text:p>
          </table:table-cell>
          <table:table-cell office:value-type="float" office:value="4210488" calcext:value-type="float">
            <text:p>4,210,488</text:p>
          </table:table-cell>
          <table:table-cell office:value-type="string" calcext:value-type="string">
            <text:p>045a8d06-df77-4001-a352-4711508653c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15.280</text:p>
          </table:table-cell>
          <table:table-cell office:value-type="float" office:value="14.350878" calcext:value-type="float">
            <text:p>14.350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a615e-94cc-4bf2-96ff-d944a142e5c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0.264</text:p>
          </table:table-cell>
          <table:table-cell office:value-type="float" office:value="29.687369" calcext:value-type="float">
            <text:p>29.687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f722585-fd88-4e4d-b35f-443de11ec62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0.269</text:p>
          </table:table-cell>
          <table:table-cell office:value-type="float" office:value="29.713688" calcext:value-type="float">
            <text:p>29.713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c99282-5b40-479a-9c54-51a1e0c8a2d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2.250</text:p>
          </table:table-cell>
          <table:table-cell office:value-type="float" office:value="28.373137" calcext:value-type="float">
            <text:p>28.373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a67a6db-49d3-4d57-bb12-03681d2b2aa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1.272</text:p>
          </table:table-cell>
          <table:table-cell office:value-type="float" office:value="29.671022" calcext:value-type="float">
            <text:p>29.67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d91f2f-0e31-48c1-abb2-90f356b4f35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3.272</text:p>
          </table:table-cell>
          <table:table-cell office:value-type="float" office:value="27.671021" calcext:value-type="float">
            <text:p>27.67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93c7e6-9209-47d7-89aa-439ab7e0ffe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4.268</text:p>
          </table:table-cell>
          <table:table-cell office:value-type="float" office:value="26.67458" calcext:value-type="float">
            <text:p>26.67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809d4e-0f64-410f-9fb3-a52a31bfa82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685</text:p>
          </table:table-cell>
          <table:table-cell office:value-type="float" office:value="43.95408" calcext:value-type="float">
            <text:p>43.95408</text:p>
          </table:table-cell>
          <table:table-cell office:value-type="float" office:value="0.01937" calcext:value-type="float">
            <text:p>0.01937</text:p>
          </table:table-cell>
          <table:table-cell office:value-type="float" office:value="0" calcext:value-type="float">
            <text:p>0</text:p>
          </table:table-cell>
          <table:table-cell office:value-type="float" office:value="350384" calcext:value-type="float">
            <text:p>350,384</text:p>
          </table:table-cell>
          <table:table-cell office:value-type="string" calcext:value-type="string">
            <text:p>a230a577-4799-408f-a2d7-db871b6aed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838</text:p>
          </table:table-cell>
          <table:table-cell office:value-type="float" office:value="44.821786" calcext:value-type="float">
            <text:p>44.821786</text:p>
          </table:table-cell>
          <table:table-cell office:value-type="float" office:value="0.012752" calcext:value-type="float">
            <text:p>0.012752</text:p>
          </table:table-cell>
          <table:table-cell office:value-type="float" office:value="0" calcext:value-type="float">
            <text:p>0</text:p>
          </table:table-cell>
          <table:table-cell office:value-type="float" office:value="350384" calcext:value-type="float">
            <text:p>350,384</text:p>
          </table:table-cell>
          <table:table-cell office:value-type="string" calcext:value-type="string">
            <text:p>e09c4f9d-0874-4427-bc30-f9e3d400d15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5.280</text:p>
          </table:table-cell>
          <table:table-cell office:value-type="float" office:value="26.686862" calcext:value-type="float">
            <text:p>26.686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f899fc-cafe-4878-bd05-8bfc2433bdce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4.277</text:p>
          </table:table-cell>
          <table:table-cell office:value-type="float" office:value="27.690414" calcext:value-type="float">
            <text:p>27.690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dcbd9f-e20e-43d4-ac26-9a3d7abccfa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4.280</text:p>
          </table:table-cell>
          <table:table-cell office:value-type="float" office:value="27.686879" calcext:value-type="float">
            <text:p>27.686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f12a319-7c71-4406-99a1-555340cafd8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12.277</text:p>
          </table:table-cell>
          <table:table-cell office:value-type="float" office:value="20.346308" calcext:value-type="float">
            <text:p>20.346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5b4e3db-b56e-4613-8b7f-4bfb84701c9d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16.286</text:p>
          </table:table-cell>
          <table:table-cell office:value-type="float" office:value="16.337218" calcext:value-type="float">
            <text:p>16.337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af97b2-882e-4165-b564-f0628809b94d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3.269</text:p>
          </table:table-cell>
          <table:table-cell office:value-type="float" office:value="29.689774" calcext:value-type="float">
            <text:p>29.689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81a2ca6-f954-4b08-955d-9cbc4bec26ee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816</text:p>
          </table:table-cell>
          <table:table-cell office:value-type="float" office:value="46.825865" calcext:value-type="float">
            <text:p>46.825865</text:p>
          </table:table-cell>
          <table:table-cell office:value-type="float" office:value="0.014237" calcext:value-type="float">
            <text:p>0.014237</text:p>
          </table:table-cell>
          <table:table-cell office:value-type="float" office:value="0" calcext:value-type="float">
            <text:p>0</text:p>
          </table:table-cell>
          <table:table-cell office:value-type="float" office:value="365376" calcext:value-type="float">
            <text:p>365,376</text:p>
          </table:table-cell>
          <table:table-cell office:value-type="string" calcext:value-type="string">
            <text:p>dadb330f-f53e-4076-bd14-c5f6010f3b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0.268</text:p>
          </table:table-cell>
          <table:table-cell office:value-type="float" office:value="33.682538" calcext:value-type="float">
            <text:p>33.682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e24f90-4669-4772-aa76-9d648e918cd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7.286</text:p>
          </table:table-cell>
          <table:table-cell office:value-type="float" office:value="26.665162" calcext:value-type="float">
            <text:p>26.665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f5abd9-28e2-4189-a163-c78068dc769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5.277</text:p>
          </table:table-cell>
          <table:table-cell office:value-type="float" office:value="29.698356" calcext:value-type="float">
            <text:p>29.698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bedaa3-a5a4-4396-b6df-316a50aa937b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8.286</text:p>
          </table:table-cell>
          <table:table-cell office:value-type="float" office:value="26.688981" calcext:value-type="float">
            <text:p>26.688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0862ef-67db-445e-925d-374dc5bcfa4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2.264</text:p>
          </table:table-cell>
          <table:table-cell office:value-type="float" office:value="33.703306" calcext:value-type="float">
            <text:p>33.703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a8844d-61be-45a4-bf08-586147f0c39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9.286</text:p>
          </table:table-cell>
          <table:table-cell office:value-type="float" office:value="26.680988" calcext:value-type="float">
            <text:p>26.680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4e2d0c8-d73c-4f58-bf33-560fdea72f3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721</text:p>
          </table:table-cell>
          <table:table-cell office:value-type="float" office:value="49.899348" calcext:value-type="float">
            <text:p>49.899348</text:p>
          </table:table-cell>
          <table:table-cell office:value-type="float" office:value="0.010386" calcext:value-type="float">
            <text:p>0.010386</text:p>
          </table:table-cell>
          <table:table-cell office:value-type="float" office:value="0" calcext:value-type="float">
            <text:p>0</text:p>
          </table:table-cell>
          <table:table-cell office:value-type="float" office:value="270504" calcext:value-type="float">
            <text:p>270,504</text:p>
          </table:table-cell>
          <table:table-cell office:value-type="string" calcext:value-type="string">
            <text:p>c042e7d3-1ee1-4c60-a12a-3a4a4be5a1a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664</text:p>
          </table:table-cell>
          <table:table-cell office:value-type="float" office:value="50.001885" calcext:value-type="float">
            <text:p>50.00188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139202f-0130-4bb2-ac55-88195fac207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676</text:p>
          </table:table-cell>
          <table:table-cell office:value-type="float" office:value="50.003308" calcext:value-type="float">
            <text:p>50.003308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1e06a51-d61b-4a38-9e52-4cea8605ff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686</text:p>
          </table:table-cell>
          <table:table-cell office:value-type="float" office:value="50.001965" calcext:value-type="float">
            <text:p>50.00196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ebdc4e2-1ef5-4616-ad4e-c57babe2e09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704</text:p>
          </table:table-cell>
          <table:table-cell office:value-type="float" office:value="50.003634" calcext:value-type="float">
            <text:p>50.003634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269b8ab-afbe-4f3f-8a63-6c3d8d16e1e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718</text:p>
          </table:table-cell>
          <table:table-cell office:value-type="float" office:value="50.002317" calcext:value-type="float">
            <text:p>50.00231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06ed2bc-1e24-4660-819d-948413c823f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748</text:p>
          </table:table-cell>
          <table:table-cell office:value-type="float" office:value="50.001911" calcext:value-type="float">
            <text:p>50.001911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7509645-3580-4618-ad76-facfd242df5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782</text:p>
          </table:table-cell>
          <table:table-cell office:value-type="float" office:value="50.006166" calcext:value-type="float">
            <text:p>50.006166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d3fc83c-6c1e-4993-bcfe-3614efb3235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779</text:p>
          </table:table-cell>
          <table:table-cell office:value-type="float" office:value="50.009376" calcext:value-type="float">
            <text:p>50.009376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c8b6eb1-0554-419c-807a-c6fcb5283e4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818</text:p>
          </table:table-cell>
          <table:table-cell office:value-type="float" office:value="50.005806" calcext:value-type="float">
            <text:p>50.005806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949f712-2523-4214-a03b-22deb80c84e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816</text:p>
          </table:table-cell>
          <table:table-cell office:value-type="float" office:value="50.007595" calcext:value-type="float">
            <text:p>50.00759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9ff4ad5-d4c2-4f01-92b6-b8c82207c31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820</text:p>
          </table:table-cell>
          <table:table-cell office:value-type="float" office:value="50.008192" calcext:value-type="float">
            <text:p>50.00819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56a6615-fdb0-4e25-a735-0b6a6a948c1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824</text:p>
          </table:table-cell>
          <table:table-cell office:value-type="float" office:value="50.00964" calcext:value-type="float">
            <text:p>50.0096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52f8d9d-aac1-4afd-aea1-ec9299e2f83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892</text:p>
          </table:table-cell>
          <table:table-cell office:value-type="float" office:value="50.01486" calcext:value-type="float">
            <text:p>50.0148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3e766b5-328c-4a69-9bf5-13412b30f9c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894</text:p>
          </table:table-cell>
          <table:table-cell office:value-type="float" office:value="50.017556" calcext:value-type="float">
            <text:p>50.01755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0fb3217-104f-4180-81a4-fb8db0248ce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866</text:p>
          </table:table-cell>
          <table:table-cell office:value-type="float" office:value="50.046168" calcext:value-type="float">
            <text:p>50.04616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dc5f888-52ab-499d-bdf1-7f38aae4cdb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879</text:p>
          </table:table-cell>
          <table:table-cell office:value-type="float" office:value="50.032533" calcext:value-type="float">
            <text:p>50.03253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bb1a7c4-46bb-4d3f-8e13-65ca37b2764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858</text:p>
          </table:table-cell>
          <table:table-cell office:value-type="float" office:value="50.053899" calcext:value-type="float">
            <text:p>50.053899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57796d1-e5a0-432f-8db6-0a8c4de3982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881</text:p>
          </table:table-cell>
          <table:table-cell office:value-type="float" office:value="50.032982" calcext:value-type="float">
            <text:p>50.032982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d64d761-39ad-401d-9331-72062a59015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870</text:p>
          </table:table-cell>
          <table:table-cell office:value-type="float" office:value="50.047397" calcext:value-type="float">
            <text:p>50.04739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066d773-557b-41c7-b010-4d658a0a47b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904</text:p>
          </table:table-cell>
          <table:table-cell office:value-type="float" office:value="50.016649" calcext:value-type="float">
            <text:p>50.016649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01e669a-d18f-4036-a658-53d261ebcb3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926</text:p>
          </table:table-cell>
          <table:table-cell office:value-type="float" office:value="50.012526" calcext:value-type="float">
            <text:p>50.012526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7383b20-c28c-462e-8b90-7f3a7fb77b4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935</text:p>
          </table:table-cell>
          <table:table-cell office:value-type="float" office:value="50.007791" calcext:value-type="float">
            <text:p>50.00779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3645bee-4763-4a5b-9e6e-8d749c6e933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935</text:p>
          </table:table-cell>
          <table:table-cell office:value-type="float" office:value="50.012558" calcext:value-type="float">
            <text:p>50.012558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7f04979-c9a2-4b68-9bec-767cfe8e2ca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937</text:p>
          </table:table-cell>
          <table:table-cell office:value-type="float" office:value="50.014411" calcext:value-type="float">
            <text:p>50.014411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e84dca8-7e37-40ad-a11d-118ff55ad2a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9.290</text:p>
          </table:table-cell>
          <table:table-cell office:value-type="float" office:value="27.669324" calcext:value-type="float">
            <text:p>27.669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797fc97-2b86-424a-a5a0-8d9add4e2be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9.280</text:p>
          </table:table-cell>
          <table:table-cell office:value-type="float" office:value="27.67886" calcext:value-type="float">
            <text:p>27.67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afb27ad-4548-4cef-a5ec-083adcc95f0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7.280</text:p>
          </table:table-cell>
          <table:table-cell office:value-type="float" office:value="29.678807" calcext:value-type="float">
            <text:p>29.678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3eca3e-7cbb-40d1-9c34-a2b549b6b64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947</text:p>
          </table:table-cell>
          <table:table-cell office:value-type="float" office:value="50.014901" calcext:value-type="float">
            <text:p>50.014901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ddd4b19-cf87-4ce1-88b8-146467c7180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947</text:p>
          </table:table-cell>
          <table:table-cell office:value-type="float" office:value="50.01491" calcext:value-type="float">
            <text:p>50.01491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cd332c0-c428-4664-9b2d-e5721be44a8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965</text:p>
          </table:table-cell>
          <table:table-cell office:value-type="float" office:value="50.013061" calcext:value-type="float">
            <text:p>50.01306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32fa0a9-225b-423c-8cc6-572b7de5bde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981</text:p>
          </table:table-cell>
          <table:table-cell office:value-type="float" office:value="50.007851" calcext:value-type="float">
            <text:p>50.00785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3c63c0a-040e-4367-9afa-f4329550176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982</text:p>
          </table:table-cell>
          <table:table-cell office:value-type="float" office:value="50.011443" calcext:value-type="float">
            <text:p>50.011443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5c985d9-1d88-44c4-babc-c586fa160be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6.989</text:p>
          </table:table-cell>
          <table:table-cell office:value-type="float" office:value="50.013003" calcext:value-type="float">
            <text:p>50.013003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7732b23-56fc-40e5-8145-4123d1200c2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008</text:p>
          </table:table-cell>
          <table:table-cell office:value-type="float" office:value="50.011156" calcext:value-type="float">
            <text:p>50.011156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195a0b4-407d-488d-a2f4-a6ec328a749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018</text:p>
          </table:table-cell>
          <table:table-cell office:value-type="float" office:value="50.007761" calcext:value-type="float">
            <text:p>50.007761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5e58479-8754-4137-89b5-699485cb2b6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019</text:p>
          </table:table-cell>
          <table:table-cell office:value-type="float" office:value="50.012225" calcext:value-type="float">
            <text:p>50.01222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a3ca8b0-e04f-443b-be8a-0e8954d7c5f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040</text:p>
          </table:table-cell>
          <table:table-cell office:value-type="float" office:value="50.008334" calcext:value-type="float">
            <text:p>50.008334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ba1b007-8c78-4262-b393-6876a136124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044</text:p>
          </table:table-cell>
          <table:table-cell office:value-type="float" office:value="50.015053" calcext:value-type="float">
            <text:p>50.015053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1de2e39-e223-4f9a-8c21-6fb9fbf86c0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046</text:p>
          </table:table-cell>
          <table:table-cell office:value-type="float" office:value="50.015391" calcext:value-type="float">
            <text:p>50.01539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106e672-ee67-4b00-8af3-9726be5916a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055</text:p>
          </table:table-cell>
          <table:table-cell office:value-type="float" office:value="50.009468" calcext:value-type="float">
            <text:p>50.00946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daf6f9b-af15-48a4-a3e9-02cd5a1688c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098</text:p>
          </table:table-cell>
          <table:table-cell office:value-type="float" office:value="50.015172" calcext:value-type="float">
            <text:p>50.015172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050ccc2-f069-449b-b511-d434ad02db7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106</text:p>
          </table:table-cell>
          <table:table-cell office:value-type="float" office:value="50.007133" calcext:value-type="float">
            <text:p>50.007133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5bb7bf8-69b4-4cbf-9cb5-e8d67bda805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122</text:p>
          </table:table-cell>
          <table:table-cell office:value-type="float" office:value="50.013706" calcext:value-type="float">
            <text:p>50.013706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ce2b54a-4456-4a99-a3ab-6964835f3fb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155</text:p>
          </table:table-cell>
          <table:table-cell office:value-type="float" office:value="50.014095" calcext:value-type="float">
            <text:p>50.01409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4b1fdca-e177-4ac5-aa57-8ff7ca3f4c3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175</text:p>
          </table:table-cell>
          <table:table-cell office:value-type="float" office:value="50.01621" calcext:value-type="float">
            <text:p>50.01621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511b03b-08aa-4db1-84b1-8f48e17855a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192</text:p>
          </table:table-cell>
          <table:table-cell office:value-type="float" office:value="50.013521" calcext:value-type="float">
            <text:p>50.01352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a4150c7-2f79-4092-ab43-9b85ae5be9e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203</text:p>
          </table:table-cell>
          <table:table-cell office:value-type="float" office:value="50.040619" calcext:value-type="float">
            <text:p>50.04061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36332c9-3dba-4359-ac40-f0e64440fdb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238</text:p>
          </table:table-cell>
          <table:table-cell office:value-type="float" office:value="50.016803" calcext:value-type="float">
            <text:p>50.016803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da4c93e-dcdc-4eb4-896b-9d688d6ef52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218</text:p>
          </table:table-cell>
          <table:table-cell office:value-type="float" office:value="50.036129" calcext:value-type="float">
            <text:p>50.03612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4d082db-d23a-4cfa-99d7-4a78aab49e6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252</text:p>
          </table:table-cell>
          <table:table-cell office:value-type="float" office:value="50.013299" calcext:value-type="float">
            <text:p>50.013299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fd02219-dd7e-4de1-aab2-d059bdb7467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248</text:p>
          </table:table-cell>
          <table:table-cell office:value-type="float" office:value="50.02791" calcext:value-type="float">
            <text:p>50.0279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7be6fc3-b95c-4715-a573-4826d070b23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264</text:p>
          </table:table-cell>
          <table:table-cell office:value-type="float" office:value="50.017089" calcext:value-type="float">
            <text:p>50.017089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63d96ae-995a-4b5b-8545-af55dce62f7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272</text:p>
          </table:table-cell>
          <table:table-cell office:value-type="float" office:value="50.014126" calcext:value-type="float">
            <text:p>50.01412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119c644-0b57-4e7d-8c51-10375a60e0f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277</text:p>
          </table:table-cell>
          <table:table-cell office:value-type="float" office:value="50.01899" calcext:value-type="float">
            <text:p>50.01899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802d4d0-063f-4a1d-a7e7-20ff7962c08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286</text:p>
          </table:table-cell>
          <table:table-cell office:value-type="float" office:value="50.018138" calcext:value-type="float">
            <text:p>50.01813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704c12c-e116-4610-b3f5-e49aa581b2b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280</text:p>
          </table:table-cell>
          <table:table-cell office:value-type="float" office:value="50.029367" calcext:value-type="float">
            <text:p>50.02936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898c279-f8e0-40a2-a437-8ce8d60f788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296</text:p>
          </table:table-cell>
          <table:table-cell office:value-type="float" office:value="50.017394" calcext:value-type="float">
            <text:p>50.017394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5379d97-1b9a-45f2-96e5-363448b91e6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300</text:p>
          </table:table-cell>
          <table:table-cell office:value-type="float" office:value="50.013208" calcext:value-type="float">
            <text:p>50.01320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4682cf1-c93d-422c-a3e8-21ef804b14b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300</text:p>
          </table:table-cell>
          <table:table-cell office:value-type="float" office:value="50.018016" calcext:value-type="float">
            <text:p>50.018016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b99f975-a92e-4988-bfe6-a8ffb6c4a83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301</text:p>
          </table:table-cell>
          <table:table-cell office:value-type="float" office:value="50.01696" calcext:value-type="float">
            <text:p>50.01696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447848c-b46e-4c77-b93d-6bcd1bf6913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297</text:p>
          </table:table-cell>
          <table:table-cell office:value-type="float" office:value="50.026116" calcext:value-type="float">
            <text:p>50.026116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9146a39-66be-473c-943d-09f957c6ae5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305</text:p>
          </table:table-cell>
          <table:table-cell office:value-type="float" office:value="50.028704" calcext:value-type="float">
            <text:p>50.02870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af0d4e4-adca-4b73-bc43-5968c2f9ba8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321</text:p>
          </table:table-cell>
          <table:table-cell office:value-type="float" office:value="50.017058" calcext:value-type="float">
            <text:p>50.017058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cf0dd09-9cb4-426b-9baa-c87a9f5008b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359</text:p>
          </table:table-cell>
          <table:table-cell office:value-type="float" office:value="50.017399" calcext:value-type="float">
            <text:p>50.017399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c1e2960-1801-4444-b54d-1b0e356ea54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358</text:p>
          </table:table-cell>
          <table:table-cell office:value-type="float" office:value="50.030654" calcext:value-type="float">
            <text:p>50.03065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9ff15b8-7d18-45ea-9bb7-a8c9415a595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377</text:p>
          </table:table-cell>
          <table:table-cell office:value-type="float" office:value="50.015205" calcext:value-type="float">
            <text:p>50.0152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dbf0c7d-e4ba-481c-836b-befea46ba84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384</text:p>
          </table:table-cell>
          <table:table-cell office:value-type="float" office:value="50.01892" calcext:value-type="float">
            <text:p>50.01892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71dfabb-8a9f-446e-aea7-7209140db34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06</text:p>
          </table:table-cell>
          <table:table-cell office:value-type="float" office:value="50.01997" calcext:value-type="float">
            <text:p>50.01997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539116-5d6f-4fd6-9021-1abca4d091f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07</text:p>
          </table:table-cell>
          <table:table-cell office:value-type="float" office:value="50.031026" calcext:value-type="float">
            <text:p>50.031026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eb6aa23-d449-478a-be33-9de97818974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39</text:p>
          </table:table-cell>
          <table:table-cell office:value-type="float" office:value="50.017349" calcext:value-type="float">
            <text:p>50.017349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7d5c379-a666-47f4-9d71-ffa079a6675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32</text:p>
          </table:table-cell>
          <table:table-cell office:value-type="float" office:value="50.031092" calcext:value-type="float">
            <text:p>50.031092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a0acc22-d675-4ddb-939d-a8b929f6f8d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54</text:p>
          </table:table-cell>
          <table:table-cell office:value-type="float" office:value="50.024606" calcext:value-type="float">
            <text:p>50.024606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aaa0e77-0942-4707-99a3-3d8abd244b3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71</text:p>
          </table:table-cell>
          <table:table-cell office:value-type="float" office:value="50.018811" calcext:value-type="float">
            <text:p>50.018811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7d4475d-38df-4ad9-b2c9-521cd38b856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68</text:p>
          </table:table-cell>
          <table:table-cell office:value-type="float" office:value="50.024439" calcext:value-type="float">
            <text:p>50.02443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12ab9a5-c5c4-446d-9744-8963c2e51a6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63</text:p>
          </table:table-cell>
          <table:table-cell office:value-type="float" office:value="50.035308" calcext:value-type="float">
            <text:p>50.03530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c6cc2df-0b58-449c-9c67-f5a0b49b8ed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77</text:p>
          </table:table-cell>
          <table:table-cell office:value-type="float" office:value="50.025289" calcext:value-type="float">
            <text:p>50.025289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36404e5-37bd-4e9d-9f3f-0d2ecd7be81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83</text:p>
          </table:table-cell>
          <table:table-cell office:value-type="float" office:value="50.025294" calcext:value-type="float">
            <text:p>50.02529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6e885e-9808-4884-913b-cf7cc9fab66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80</text:p>
          </table:table-cell>
          <table:table-cell office:value-type="float" office:value="50.036784" calcext:value-type="float">
            <text:p>50.036784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71be1ea-fb47-4363-a795-238797493fd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98</text:p>
          </table:table-cell>
          <table:table-cell office:value-type="float" office:value="50.019273" calcext:value-type="float">
            <text:p>50.019273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1e09537-45d4-4ffa-8559-b5f3038b658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502</text:p>
          </table:table-cell>
          <table:table-cell office:value-type="float" office:value="50.023704" calcext:value-type="float">
            <text:p>50.023704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81b09a0-7a3b-4080-824e-66a9c57731d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506</text:p>
          </table:table-cell>
          <table:table-cell office:value-type="float" office:value="50.019301" calcext:value-type="float">
            <text:p>50.01930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d2ceccf-9b0e-4e4e-b137-cf826e639e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93</text:p>
          </table:table-cell>
          <table:table-cell office:value-type="float" office:value="50.040036" calcext:value-type="float">
            <text:p>50.04003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236a9d7-f048-4149-8c43-0de9d663758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517</text:p>
          </table:table-cell>
          <table:table-cell office:value-type="float" office:value="50.023957" calcext:value-type="float">
            <text:p>50.023957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fb1ad8d-ace9-478f-a2ca-2a72314d778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503</text:p>
          </table:table-cell>
          <table:table-cell office:value-type="float" office:value="50.038521" calcext:value-type="float">
            <text:p>50.03852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da8ae3d-ee49-43b4-9785-f912ac3316d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535</text:p>
          </table:table-cell>
          <table:table-cell office:value-type="float" office:value="50.025409" calcext:value-type="float">
            <text:p>50.025409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95adcd6-d0b8-451c-b69e-62f8575e966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547</text:p>
          </table:table-cell>
          <table:table-cell office:value-type="float" office:value="50.024908" calcext:value-type="float">
            <text:p>50.024908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9daebd2-db34-4e88-b780-e18715bd7e3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556</text:p>
          </table:table-cell>
          <table:table-cell office:value-type="float" office:value="50.02323" calcext:value-type="float">
            <text:p>50.0232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585d729-3b4f-4049-9b27-b96bb6a721a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559</text:p>
          </table:table-cell>
          <table:table-cell office:value-type="float" office:value="50.025387" calcext:value-type="float">
            <text:p>50.02538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26438d-9008-4c77-ab4c-310d0669a67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547</text:p>
          </table:table-cell>
          <table:table-cell office:value-type="float" office:value="50.036832" calcext:value-type="float">
            <text:p>50.036832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1039382-cf8c-4d44-b945-9a4cbc006be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559</text:p>
          </table:table-cell>
          <table:table-cell office:value-type="float" office:value="50.027836" calcext:value-type="float">
            <text:p>50.027836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c09a706-a106-4f91-b8ee-523e28e7f25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579</text:p>
          </table:table-cell>
          <table:table-cell office:value-type="float" office:value="50.019234" calcext:value-type="float">
            <text:p>50.019234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1e4db3b-ca60-4c4a-a9d9-4c469582c48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604</text:p>
          </table:table-cell>
          <table:table-cell office:value-type="float" office:value="50.03493" calcext:value-type="float">
            <text:p>50.03493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d35a6dd-6dcb-4e8b-91f6-4004f097a57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626</text:p>
          </table:table-cell>
          <table:table-cell office:value-type="float" office:value="50.025938" calcext:value-type="float">
            <text:p>50.02593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b7faa1a-bc6c-44c9-98a1-c11d27d71ce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622</text:p>
          </table:table-cell>
          <table:table-cell office:value-type="float" office:value="50.034461" calcext:value-type="float">
            <text:p>50.03446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972f0bf-33ca-404e-bb49-97828d2c69a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635</text:p>
          </table:table-cell>
          <table:table-cell office:value-type="float" office:value="50.02333" calcext:value-type="float">
            <text:p>50.0233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769c0ec-25a4-4483-857a-18219a68b4e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630</text:p>
          </table:table-cell>
          <table:table-cell office:value-type="float" office:value="50.034391" calcext:value-type="float">
            <text:p>50.03439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c5bd3b1-7928-4cb7-8b85-a3e03b5f6b9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663</text:p>
          </table:table-cell>
          <table:table-cell office:value-type="float" office:value="50.024646" calcext:value-type="float">
            <text:p>50.024646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40225a1-e2cf-4a32-ad15-587fa0b2d29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677</text:p>
          </table:table-cell>
          <table:table-cell office:value-type="float" office:value="50.019181" calcext:value-type="float">
            <text:p>50.01918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a0a528f-1068-484a-ae94-95f72d421c9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682</text:p>
          </table:table-cell>
          <table:table-cell office:value-type="float" office:value="50.03544" calcext:value-type="float">
            <text:p>50.03544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872d734-7349-4bbc-ab11-f71f37f33bb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704</text:p>
          </table:table-cell>
          <table:table-cell office:value-type="float" office:value="50.0196" calcext:value-type="float">
            <text:p>50.0196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f0eb4d4-5d28-40be-a074-252be157e29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702</text:p>
          </table:table-cell>
          <table:table-cell office:value-type="float" office:value="50.024632" calcext:value-type="float">
            <text:p>50.02463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88de186-1ba0-4f59-9ddc-d28990e8ddf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720</text:p>
          </table:table-cell>
          <table:table-cell office:value-type="float" office:value="50.019777" calcext:value-type="float">
            <text:p>50.019777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6eba6fa-bb06-48e9-8130-0a948b45ce1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718</text:p>
          </table:table-cell>
          <table:table-cell office:value-type="float" office:value="50.024998" calcext:value-type="float">
            <text:p>50.024998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9e39105-9839-4440-88e9-a99e957a8c8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721</text:p>
          </table:table-cell>
          <table:table-cell office:value-type="float" office:value="50.025453" calcext:value-type="float">
            <text:p>50.025453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5f19eec-f1d1-4109-b76c-caee6615812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716</text:p>
          </table:table-cell>
          <table:table-cell office:value-type="float" office:value="50.03552" calcext:value-type="float">
            <text:p>50.03552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96cc675-bcf7-4396-bf5e-ad3538dac15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747</text:p>
          </table:table-cell>
          <table:table-cell office:value-type="float" office:value="50.037806" calcext:value-type="float">
            <text:p>50.03780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b939af0-1dbd-4809-a57d-e7329a8645f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761</text:p>
          </table:table-cell>
          <table:table-cell office:value-type="float" office:value="50.023608" calcext:value-type="float">
            <text:p>50.023608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cfa4e5f-4fdb-492c-a57f-ee6cea38ab6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779</text:p>
          </table:table-cell>
          <table:table-cell office:value-type="float" office:value="50.026067" calcext:value-type="float">
            <text:p>50.02606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863af11-2799-4855-ae17-e4b89e05cce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773</text:p>
          </table:table-cell>
          <table:table-cell office:value-type="float" office:value="50.036417" calcext:value-type="float">
            <text:p>50.036417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d5aed8a-9a3b-4783-b72e-9e2e7bc8c5d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793</text:p>
          </table:table-cell>
          <table:table-cell office:value-type="float" office:value="50.018636" calcext:value-type="float">
            <text:p>50.018636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6a782c1-9be6-400d-9e93-fc29b1caa07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20</text:p>
          </table:table-cell>
          <table:table-cell office:value-type="float" office:value="50.038193" calcext:value-type="float">
            <text:p>50.038193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58f8945-ca88-4fc0-af5b-8a1dd5a21fc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18</text:p>
          </table:table-cell>
          <table:table-cell office:value-type="float" office:value="50.040364" calcext:value-type="float">
            <text:p>50.040364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287e5eb-0ded-4680-bec1-d344651c925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51</text:p>
          </table:table-cell>
          <table:table-cell office:value-type="float" office:value="50.023003" calcext:value-type="float">
            <text:p>50.023003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4e046b1-116e-41d4-927c-0a521c5f342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58</text:p>
          </table:table-cell>
          <table:table-cell office:value-type="float" office:value="50.015655" calcext:value-type="float">
            <text:p>50.01565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b7e769e-c04f-4be6-99ac-e4d15fa203b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50</text:p>
          </table:table-cell>
          <table:table-cell office:value-type="float" office:value="50.032456" calcext:value-type="float">
            <text:p>50.032456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25e2ffa-6564-4d32-981e-de6bab39b0f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66</text:p>
          </table:table-cell>
          <table:table-cell office:value-type="float" office:value="50.028319" calcext:value-type="float">
            <text:p>50.02831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a21092b-93eb-4b5c-aea5-032c4bd28eb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70</text:p>
          </table:table-cell>
          <table:table-cell office:value-type="float" office:value="50.023331" calcext:value-type="float">
            <text:p>50.02333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3a73c2e-f718-48a9-ad84-5f1ee962245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79</text:p>
          </table:table-cell>
          <table:table-cell office:value-type="float" office:value="50.01496" calcext:value-type="float">
            <text:p>50.0149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676d2c-b2db-4608-b36d-db5ac2ef1ed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81</text:p>
          </table:table-cell>
          <table:table-cell office:value-type="float" office:value="50.022068" calcext:value-type="float">
            <text:p>50.02206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31f1cf2-2cc8-4170-be4b-c9f9aa94b0c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94</text:p>
          </table:table-cell>
          <table:table-cell office:value-type="float" office:value="50.017784" calcext:value-type="float">
            <text:p>50.01778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51913ac-959a-4b9e-ae29-21df53e9dd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90</text:p>
          </table:table-cell>
          <table:table-cell office:value-type="float" office:value="50.031817" calcext:value-type="float">
            <text:p>50.03181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cf1fa10-a686-49c8-9e01-7c2e69b5923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909</text:p>
          </table:table-cell>
          <table:table-cell office:value-type="float" office:value="50.017947" calcext:value-type="float">
            <text:p>50.017947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e1ae480-6b60-4b6d-8f2a-7b0acb494a4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904</text:p>
          </table:table-cell>
          <table:table-cell office:value-type="float" office:value="50.022549" calcext:value-type="float">
            <text:p>50.02254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3881ceb-d70b-436d-b20d-a9cdfd58d00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935</text:p>
          </table:table-cell>
          <table:table-cell office:value-type="float" office:value="50.017496" calcext:value-type="float">
            <text:p>50.017496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02f87f5-caa9-49f0-a9c5-5d4a85f0efc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926</text:p>
          </table:table-cell>
          <table:table-cell office:value-type="float" office:value="50.033857" calcext:value-type="float">
            <text:p>50.033857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a91e09c-6431-4893-9b22-e470f71f4f1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935</text:p>
          </table:table-cell>
          <table:table-cell office:value-type="float" office:value="50.024631" calcext:value-type="float">
            <text:p>50.02463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7b0b95b-f466-43d7-b310-a5113cc816c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947</text:p>
          </table:table-cell>
          <table:table-cell office:value-type="float" office:value="50.023872" calcext:value-type="float">
            <text:p>50.023872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a5c755a-eacc-4836-bedb-f1918ed56ae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949</text:p>
          </table:table-cell>
          <table:table-cell office:value-type="float" office:value="50.022548" calcext:value-type="float">
            <text:p>50.022548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d9fda67-425f-4bd2-be76-b606ac02a22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937</text:p>
          </table:table-cell>
          <table:table-cell office:value-type="float" office:value="50.034046" calcext:value-type="float">
            <text:p>50.03404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a18c385-1739-4b65-9678-12edcc0c51e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4.272</text:p>
          </table:table-cell>
          <table:table-cell office:value-type="float" office:value="33.711045" calcext:value-type="float">
            <text:p>33.711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6d7af8c-d990-4a6b-8e89-20788402764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10.290</text:p>
          </table:table-cell>
          <table:table-cell office:value-type="float" office:value="27.693404" calcext:value-type="float">
            <text:p>27.693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ffeee3-846e-4fb4-ae56-dc5a999d174f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949</text:p>
          </table:table-cell>
          <table:table-cell office:value-type="float" office:value="50.036437" calcext:value-type="float">
            <text:p>50.036437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9ae3e48-6f5f-42de-8cfc-dd23ec9a93f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965</text:p>
          </table:table-cell>
          <table:table-cell office:value-type="float" office:value="50.02542" calcext:value-type="float">
            <text:p>50.02542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9194f9e-cb2f-4a75-9d99-a096fddf11b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979</text:p>
          </table:table-cell>
          <table:table-cell office:value-type="float" office:value="50.020719" calcext:value-type="float">
            <text:p>50.020719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74a1229-eccc-4d5a-bf88-217e53a7281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989</text:p>
          </table:table-cell>
          <table:table-cell office:value-type="float" office:value="50.019619" calcext:value-type="float">
            <text:p>50.01961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8f59625-57e8-414f-9d27-1b9ec2735f0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981</text:p>
          </table:table-cell>
          <table:table-cell office:value-type="float" office:value="50.027353" calcext:value-type="float">
            <text:p>50.027353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7cf1610-b7fc-4808-8b28-e91654fcd4d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985</text:p>
          </table:table-cell>
          <table:table-cell office:value-type="float" office:value="50.025716" calcext:value-type="float">
            <text:p>50.025716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e5f72f5-6faf-4a98-9916-491f849358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982</text:p>
          </table:table-cell>
          <table:table-cell office:value-type="float" office:value="50.040377" calcext:value-type="float">
            <text:p>50.04037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fdf3330-7704-4143-b628-569947b48ec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15</text:p>
          </table:table-cell>
          <table:table-cell office:value-type="float" office:value="50.020919" calcext:value-type="float">
            <text:p>50.02091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d2a754c-f8ac-443b-b4db-3b2aaddb99f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13</text:p>
          </table:table-cell>
          <table:table-cell office:value-type="float" office:value="50.027861" calcext:value-type="float">
            <text:p>50.027861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4f1d3dc-3676-4c6d-9fda-75f1de4a371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18</text:p>
          </table:table-cell>
          <table:table-cell office:value-type="float" office:value="50.027522" calcext:value-type="float">
            <text:p>50.027522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1b14f5d-05c7-462a-b6bd-cd34fb54f9a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08</text:p>
          </table:table-cell>
          <table:table-cell office:value-type="float" office:value="50.040501" calcext:value-type="float">
            <text:p>50.04050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e912b11-cd71-473d-a20a-3147f17e589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31</text:p>
          </table:table-cell>
          <table:table-cell office:value-type="float" office:value="50.020644" calcext:value-type="float">
            <text:p>50.020644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a8a7325-a341-4c11-849b-ebfd65071bc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19</text:p>
          </table:table-cell>
          <table:table-cell office:value-type="float" office:value="50.039677" calcext:value-type="float">
            <text:p>50.03967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726fcc5-7619-4354-8105-fabb9134c2e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29</text:p>
          </table:table-cell>
          <table:table-cell office:value-type="float" office:value="50.029994" calcext:value-type="float">
            <text:p>50.029994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3ee1542-e332-4cef-bbfa-01a8c2ee09a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40</text:p>
          </table:table-cell>
          <table:table-cell office:value-type="float" office:value="50.024079" calcext:value-type="float">
            <text:p>50.024079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1fa623c-a667-4aa9-8e2d-fb6e064392c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47</text:p>
          </table:table-cell>
          <table:table-cell office:value-type="float" office:value="50.022887" calcext:value-type="float">
            <text:p>50.022887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3cefe87-169d-4b26-8835-51ae18f6f4d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46</text:p>
          </table:table-cell>
          <table:table-cell office:value-type="float" office:value="50.027274" calcext:value-type="float">
            <text:p>50.027274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a0485f9-8819-4c65-b5d3-7111a22c887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55</text:p>
          </table:table-cell>
          <table:table-cell office:value-type="float" office:value="50.026337" calcext:value-type="float">
            <text:p>50.02633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897f413-e757-4afc-9b44-0e1716589e5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44</text:p>
          </table:table-cell>
          <table:table-cell office:value-type="float" office:value="50.03992" calcext:value-type="float">
            <text:p>50.03992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73dbbe2-1996-4eec-94ab-e5727b67918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73</text:p>
          </table:table-cell>
          <table:table-cell office:value-type="float" office:value="50.026656" calcext:value-type="float">
            <text:p>50.02665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ceefb86-8f42-4db8-84ef-e298c9846f6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91</text:p>
          </table:table-cell>
          <table:table-cell office:value-type="float" office:value="50.021712" calcext:value-type="float">
            <text:p>50.021712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e12c94-897f-4eb7-8d19-bcdea8e26fd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73</text:p>
          </table:table-cell>
          <table:table-cell office:value-type="float" office:value="50.03997" calcext:value-type="float">
            <text:p>50.03997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f7b1024-b3db-4504-8b2e-25ae52cb34a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99</text:p>
          </table:table-cell>
          <table:table-cell office:value-type="float" office:value="50.021858" calcext:value-type="float">
            <text:p>50.021858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6ab41d1-e1a5-4fc3-917a-e1845d77982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95</text:p>
          </table:table-cell>
          <table:table-cell office:value-type="float" office:value="50.026104" calcext:value-type="float">
            <text:p>50.026104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db3e0db-7619-4dab-a3bd-0bf866a5258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98</text:p>
          </table:table-cell>
          <table:table-cell office:value-type="float" office:value="50.026528" calcext:value-type="float">
            <text:p>50.026528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ffa4fe9-a14c-4b12-8937-8a3757a416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109</text:p>
          </table:table-cell>
          <table:table-cell office:value-type="float" office:value="50.024056" calcext:value-type="float">
            <text:p>50.02405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ea0a3d6-162d-4720-8639-70744959dc9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094</text:p>
          </table:table-cell>
          <table:table-cell office:value-type="float" office:value="50.042729" calcext:value-type="float">
            <text:p>50.042729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09cf21f-869b-49a5-a465-d201879574b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116</text:p>
          </table:table-cell>
          <table:table-cell office:value-type="float" office:value="50.028056" calcext:value-type="float">
            <text:p>50.02805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60b985b-c904-40cf-bd34-645f7355c5a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122</text:p>
          </table:table-cell>
          <table:table-cell office:value-type="float" office:value="50.022733" calcext:value-type="float">
            <text:p>50.022733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9b48d5a-8f61-4786-9eeb-34672411e86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106</text:p>
          </table:table-cell>
          <table:table-cell office:value-type="float" office:value="50.045035" calcext:value-type="float">
            <text:p>50.04503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9ffbfe6-70ef-4bb8-b0b4-677ec931258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134</text:p>
          </table:table-cell>
          <table:table-cell office:value-type="float" office:value="50.026727" calcext:value-type="float">
            <text:p>50.02672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ba62fe4-3929-42aa-baf6-daa21b8c8ff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137</text:p>
          </table:table-cell>
          <table:table-cell office:value-type="float" office:value="50.028236" calcext:value-type="float">
            <text:p>50.028236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3570648-ef74-4768-a385-348d3acd4c6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143</text:p>
          </table:table-cell>
          <table:table-cell office:value-type="float" office:value="50.022035" calcext:value-type="float">
            <text:p>50.02203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59ead62-a5fe-4dc4-be27-427cd4ac0f2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144</text:p>
          </table:table-cell>
          <table:table-cell office:value-type="float" office:value="50.027002" calcext:value-type="float">
            <text:p>50.027002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52d6a56-2a88-41cd-8500-ea3fd24540a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133</text:p>
          </table:table-cell>
          <table:table-cell office:value-type="float" office:value="50.04377" calcext:value-type="float">
            <text:p>50.0437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212cb48-b41f-4a38-a8dc-34a3cd9ea23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168</text:p>
          </table:table-cell>
          <table:table-cell office:value-type="float" office:value="50.028672" calcext:value-type="float">
            <text:p>50.028672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050e760-85fd-4b47-a127-f897d9fbd92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155</text:p>
          </table:table-cell>
          <table:table-cell office:value-type="float" office:value="50.042319" calcext:value-type="float">
            <text:p>50.042319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1564c68-e813-414c-9ca5-34d6dbfffbc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175</text:p>
          </table:table-cell>
          <table:table-cell office:value-type="float" office:value="50.021965" calcext:value-type="float">
            <text:p>50.02196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7b31aaf-5d30-4341-a163-5ae75646021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192</text:p>
          </table:table-cell>
          <table:table-cell office:value-type="float" office:value="50.028398" calcext:value-type="float">
            <text:p>50.028398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24b3937-8019-4e3c-9c0f-689e92dd67e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03</text:p>
          </table:table-cell>
          <table:table-cell office:value-type="float" office:value="50.023506" calcext:value-type="float">
            <text:p>50.02350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c5d1243-8195-46cc-83a5-24a414be2d3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03</text:p>
          </table:table-cell>
          <table:table-cell office:value-type="float" office:value="50.029017" calcext:value-type="float">
            <text:p>50.02901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a89fc84-c0b6-4844-a266-3e1df108fad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11</text:p>
          </table:table-cell>
          <table:table-cell office:value-type="float" office:value="50.027073" calcext:value-type="float">
            <text:p>50.02707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4806ed2-5c7e-482d-aef6-17941bd037d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21</text:p>
          </table:table-cell>
          <table:table-cell office:value-type="float" office:value="50.024226" calcext:value-type="float">
            <text:p>50.024226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d23556c-d5b1-4e41-b75e-8f22ab2a859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03</text:p>
          </table:table-cell>
          <table:table-cell office:value-type="float" office:value="50.042399" calcext:value-type="float">
            <text:p>50.04239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d808b28-f4bf-4c77-a17c-26d874e58c9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18</text:p>
          </table:table-cell>
          <table:table-cell office:value-type="float" office:value="50.029389" calcext:value-type="float">
            <text:p>50.029389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f1a86e3-4891-4856-bbe4-4b2376c9faa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28</text:p>
          </table:table-cell>
          <table:table-cell office:value-type="float" office:value="50.025719" calcext:value-type="float">
            <text:p>50.025719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87689c2-446d-439b-b1aa-f2f90061a61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17</text:p>
          </table:table-cell>
          <table:table-cell office:value-type="float" office:value="50.04265" calcext:value-type="float">
            <text:p>50.0426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fe9c236-b535-48be-bc45-2ef375bce34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250</text:p>
          </table:table-cell>
          <table:table-cell office:value-type="float" office:value="51.017022" calcext:value-type="float">
            <text:p>51.017022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ca00a30-e929-4b5c-bf4f-04b827b28e6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52</text:p>
          </table:table-cell>
          <table:table-cell office:value-type="float" office:value="50.018671" calcext:value-type="float">
            <text:p>50.018671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00191ac-5b4f-4af0-832b-f0357dddc8f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49</text:p>
          </table:table-cell>
          <table:table-cell office:value-type="float" office:value="50.025307" calcext:value-type="float">
            <text:p>50.025307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2806259-530a-446f-89f1-905a6cd54d9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38</text:p>
          </table:table-cell>
          <table:table-cell office:value-type="float" office:value="50.036104" calcext:value-type="float">
            <text:p>50.036104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66384f7-9161-4d0b-af18-921ebbf520f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50</text:p>
          </table:table-cell>
          <table:table-cell office:value-type="float" office:value="50.023843" calcext:value-type="float">
            <text:p>50.023843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3ab03d8-7824-4321-9d4f-6274e65e31a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69</text:p>
          </table:table-cell>
          <table:table-cell office:value-type="float" office:value="50.021773" calcext:value-type="float">
            <text:p>50.021773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daa025c-774e-4e6d-b2ee-b5e78c867ee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72</text:p>
          </table:table-cell>
          <table:table-cell office:value-type="float" office:value="50.018178" calcext:value-type="float">
            <text:p>50.018178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1c9a754-27aa-4f26-a66c-bd915782b2b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64</text:p>
          </table:table-cell>
          <table:table-cell office:value-type="float" office:value="50.031922" calcext:value-type="float">
            <text:p>50.031922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ac78e9d-fea0-4f56-8912-4a721afb188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77</text:p>
          </table:table-cell>
          <table:table-cell office:value-type="float" office:value="50.01913" calcext:value-type="float">
            <text:p>50.01913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67734e4-d35d-4ace-b6b5-a919bbb7411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90</text:p>
          </table:table-cell>
          <table:table-cell office:value-type="float" office:value="50.016524" calcext:value-type="float">
            <text:p>50.016524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7ba2314-59b0-40cb-8254-7434031626c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86</text:p>
          </table:table-cell>
          <table:table-cell office:value-type="float" office:value="50.020229" calcext:value-type="float">
            <text:p>50.020229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066d5e9-9f40-4a94-9129-cda433afb31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80</text:p>
          </table:table-cell>
          <table:table-cell office:value-type="float" office:value="50.03141" calcext:value-type="float">
            <text:p>50.0314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ee7a258-921d-4f28-961c-917da072f21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300</text:p>
          </table:table-cell>
          <table:table-cell office:value-type="float" office:value="50.016647" calcext:value-type="float">
            <text:p>50.01664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4f3606e-2df8-4b09-bef1-20a0d15fa3a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96</text:p>
          </table:table-cell>
          <table:table-cell office:value-type="float" office:value="50.02151" calcext:value-type="float">
            <text:p>50.0215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6a89e63-415a-4242-a294-44cfe1442b5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300</text:p>
          </table:table-cell>
          <table:table-cell office:value-type="float" office:value="50.022749" calcext:value-type="float">
            <text:p>50.02274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0c14f6f-6c0b-4271-ab1d-c03e1346476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301</text:p>
          </table:table-cell>
          <table:table-cell office:value-type="float" office:value="50.021948" calcext:value-type="float">
            <text:p>50.021948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f631185-3d9e-455b-bdb1-e44c6541795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308</text:p>
          </table:table-cell>
          <table:table-cell office:value-type="float" office:value="50.014851" calcext:value-type="float">
            <text:p>50.01485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3048c3a-4372-416a-bf87-db5ae57daf7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97</text:p>
          </table:table-cell>
          <table:table-cell office:value-type="float" office:value="50.03038" calcext:value-type="float">
            <text:p>50.03038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9c12050-efb3-4c67-999e-11e1de02bc3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306</text:p>
          </table:table-cell>
          <table:table-cell office:value-type="float" office:value="50.021725" calcext:value-type="float">
            <text:p>50.02172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57450c1-b651-408e-9d72-4bf5e65a5fc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305</text:p>
          </table:table-cell>
          <table:table-cell office:value-type="float" office:value="50.031015" calcext:value-type="float">
            <text:p>50.03101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69208cf-49f8-4301-87c6-ce30264e47d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321</text:p>
          </table:table-cell>
          <table:table-cell office:value-type="float" office:value="50.020431" calcext:value-type="float">
            <text:p>50.02043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68e891b-ab62-4b8f-8d2b-eff440d3bf6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354</text:p>
          </table:table-cell>
          <table:table-cell office:value-type="float" office:value="50.01549" calcext:value-type="float">
            <text:p>50.01549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e7b277e-31d2-4ad5-9bd8-f67a985ef5a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354</text:p>
          </table:table-cell>
          <table:table-cell office:value-type="float" office:value="50.020967" calcext:value-type="float">
            <text:p>50.020967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4f3e656-7200-4979-9461-2ac6417b70a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358</text:p>
          </table:table-cell>
          <table:table-cell office:value-type="float" office:value="50.020778" calcext:value-type="float">
            <text:p>50.020778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bbad0ff-5166-4480-a6f5-ca840416809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359</text:p>
          </table:table-cell>
          <table:table-cell office:value-type="float" office:value="50.022714" calcext:value-type="float">
            <text:p>50.02271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bade112-3a05-4c3a-a14c-7c724a3dcda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354</text:p>
          </table:table-cell>
          <table:table-cell office:value-type="float" office:value="50.030228" calcext:value-type="float">
            <text:p>50.030228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86898c-21fd-4995-88e0-7aaea0e8225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358</text:p>
          </table:table-cell>
          <table:table-cell office:value-type="float" office:value="50.029288" calcext:value-type="float">
            <text:p>50.029288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fe70532-a70e-42d4-9ac6-eec9fb4870e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377</text:p>
          </table:table-cell>
          <table:table-cell office:value-type="float" office:value="50.01566" calcext:value-type="float">
            <text:p>50.01566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912df0a-23f6-468e-8049-3d25abd6c74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384</text:p>
          </table:table-cell>
          <table:table-cell office:value-type="float" office:value="50.020476" calcext:value-type="float">
            <text:p>50.02047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4a542a7-b546-4301-992a-f4f2d471c4e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392</text:p>
          </table:table-cell>
          <table:table-cell office:value-type="float" office:value="50.0225" calcext:value-type="float">
            <text:p>50.022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d6f372b-a7bb-4f2a-9695-a090a4b9615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00</text:p>
          </table:table-cell>
          <table:table-cell office:value-type="float" office:value="50.014853" calcext:value-type="float">
            <text:p>50.01485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67e1545-b9f0-41e9-afd1-c35c812d0f0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390</text:p>
          </table:table-cell>
          <table:table-cell office:value-type="float" office:value="50.02802" calcext:value-type="float">
            <text:p>50.02802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89fc308-d2b7-45b3-b4a9-51ff53d0d1b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06</text:p>
          </table:table-cell>
          <table:table-cell office:value-type="float" office:value="50.019063" calcext:value-type="float">
            <text:p>50.019063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66d3c66-4bff-46c0-a720-7852873d381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10</text:p>
          </table:table-cell>
          <table:table-cell office:value-type="float" office:value="50.020451" calcext:value-type="float">
            <text:p>50.020451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a4eea16-a765-49ee-9e53-b0df86e3214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18</text:p>
          </table:table-cell>
          <table:table-cell office:value-type="float" office:value="50.013114" calcext:value-type="float">
            <text:p>50.013114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bd81ea5-9ea0-4245-a917-05a222993c1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07</text:p>
          </table:table-cell>
          <table:table-cell office:value-type="float" office:value="50.026063" calcext:value-type="float">
            <text:p>50.02606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8e1098c-98c9-4da6-affd-65f154f3d57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21</text:p>
          </table:table-cell>
          <table:table-cell office:value-type="float" office:value="50.018945" calcext:value-type="float">
            <text:p>50.01894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7b4e69a-7567-40f6-b38d-226df5ad1db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39</text:p>
          </table:table-cell>
          <table:table-cell office:value-type="float" office:value="50.013738" calcext:value-type="float">
            <text:p>50.013738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82cc5a7-ef9e-4b46-9633-d59e8d91c5b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32</text:p>
          </table:table-cell>
          <table:table-cell office:value-type="float" office:value="50.025769" calcext:value-type="float">
            <text:p>50.02576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0d0ae5f-cb81-4431-ba7c-d9399e65b2f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36</text:p>
          </table:table-cell>
          <table:table-cell office:value-type="float" office:value="50.021324" calcext:value-type="float">
            <text:p>50.021324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8b4f6be-8e9c-4922-87c0-20a5617c3ca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42</text:p>
          </table:table-cell>
          <table:table-cell office:value-type="float" office:value="50.018837" calcext:value-type="float">
            <text:p>50.018837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ca9bdf7-b03a-486a-8316-9cc3b68c692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55</text:p>
          </table:table-cell>
          <table:table-cell office:value-type="float" office:value="50.014087" calcext:value-type="float">
            <text:p>50.01408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4b39ef0-eff0-4c16-8f50-c63742002b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54</text:p>
          </table:table-cell>
          <table:table-cell office:value-type="float" office:value="50.019926" calcext:value-type="float">
            <text:p>50.01992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e286198-e8da-458a-bc2c-73a87a84ef4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57</text:p>
          </table:table-cell>
          <table:table-cell office:value-type="float" office:value="50.016657" calcext:value-type="float">
            <text:p>50.016657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932725d-0223-41a6-ab01-efa67765684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52</text:p>
          </table:table-cell>
          <table:table-cell office:value-type="float" office:value="50.024557" calcext:value-type="float">
            <text:p>50.02455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6398dd-d770-40dd-ae07-4274a24fa60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71</text:p>
          </table:table-cell>
          <table:table-cell office:value-type="float" office:value="50.013173" calcext:value-type="float">
            <text:p>50.01317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c6363e6-e8d8-4f9e-bdb3-38451a8b608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68</text:p>
          </table:table-cell>
          <table:table-cell office:value-type="float" office:value="50.017779" calcext:value-type="float">
            <text:p>50.017779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22b7d90-e7c4-490e-ac59-0b52c84249c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63</text:p>
          </table:table-cell>
          <table:table-cell office:value-type="float" office:value="50.023179" calcext:value-type="float">
            <text:p>50.023179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e9876b9-3db7-4d76-a1eb-43d04422edf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80</text:p>
          </table:table-cell>
          <table:table-cell office:value-type="float" office:value="50.012695" calcext:value-type="float">
            <text:p>50.01269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caa4bc1-0add-4923-bd21-82f6473256f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77</text:p>
          </table:table-cell>
          <table:table-cell office:value-type="float" office:value="50.017489" calcext:value-type="float">
            <text:p>50.01748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2e38684-3f97-40fd-8797-8fa949325d8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79</text:p>
          </table:table-cell>
          <table:table-cell office:value-type="float" office:value="50.016209" calcext:value-type="float">
            <text:p>50.016209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18c5f1a-5ec5-404a-8c2c-5b2cc7ec886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79</text:p>
          </table:table-cell>
          <table:table-cell office:value-type="float" office:value="51.019642" calcext:value-type="float">
            <text:p>51.019642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d408c4a-4ef8-4c74-b843-c04b74ca392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83</text:p>
          </table:table-cell>
          <table:table-cell office:value-type="float" office:value="50.015606" calcext:value-type="float">
            <text:p>50.015606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c4c9f08-b49b-4446-866f-f9f74de0b19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95</text:p>
          </table:table-cell>
          <table:table-cell office:value-type="float" office:value="50.009779" calcext:value-type="float">
            <text:p>50.009779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2ce1921-625a-4144-bd84-8e77499634e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93</text:p>
          </table:table-cell>
          <table:table-cell office:value-type="float" office:value="50.015736" calcext:value-type="float">
            <text:p>50.01573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512c9ff-fbdf-4f50-8176-efe1d945fce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91</text:p>
          </table:table-cell>
          <table:table-cell office:value-type="float" office:value="50.017187" calcext:value-type="float">
            <text:p>50.017187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2bf19d5-8ef8-4772-9b4b-af17337807a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502</text:p>
          </table:table-cell>
          <table:table-cell office:value-type="float" office:value="50.015045" calcext:value-type="float">
            <text:p>50.01504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ea2207c-be7e-4843-8a3f-1645452c4d7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503</text:p>
          </table:table-cell>
          <table:table-cell office:value-type="float" office:value="50.016365" calcext:value-type="float">
            <text:p>50.01636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d99f588-e29e-4f79-b653-5a40186ef67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506</text:p>
          </table:table-cell>
          <table:table-cell office:value-type="float" office:value="50.01643" calcext:value-type="float">
            <text:p>50.0164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c48c5c4-6f07-451d-bba1-12ba228b6b5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517</text:p>
          </table:table-cell>
          <table:table-cell office:value-type="float" office:value="50.009784" calcext:value-type="float">
            <text:p>50.00978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4674e9-25bc-4217-97bf-e8edbd487d5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529</text:p>
          </table:table-cell>
          <table:table-cell office:value-type="float" office:value="50.014332" calcext:value-type="float">
            <text:p>50.014332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18c78e7-51ac-4d2d-ba53-8b918c93eb5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538</text:p>
          </table:table-cell>
          <table:table-cell office:value-type="float" office:value="50.012662" calcext:value-type="float">
            <text:p>50.012662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d045cbd-e034-439b-bfe5-fcbaa8061ca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535</text:p>
          </table:table-cell>
          <table:table-cell office:value-type="float" office:value="50.015876" calcext:value-type="float">
            <text:p>50.015876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eed92fe-916f-499c-9cad-c4f481559c2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547</text:p>
          </table:table-cell>
          <table:table-cell office:value-type="float" office:value="50.010191" calcext:value-type="float">
            <text:p>50.01019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8e16ba1-0d85-4fca-8c9f-6ad2c6eae85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547</text:p>
          </table:table-cell>
          <table:table-cell office:value-type="float" office:value="50.014466" calcext:value-type="float">
            <text:p>50.014466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57bc936-6f64-412d-8654-4af3d1f9234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556</text:p>
          </table:table-cell>
          <table:table-cell office:value-type="float" office:value="50.012697" calcext:value-type="float">
            <text:p>50.012697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a743a21-ae68-4b2d-8f63-ff3020dd73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566</text:p>
          </table:table-cell>
          <table:table-cell office:value-type="float" office:value="50.007829" calcext:value-type="float">
            <text:p>50.007829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b45d4a0-a928-466e-9b7b-3a928b36b55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562</text:p>
          </table:table-cell>
          <table:table-cell office:value-type="float" office:value="50.012151" calcext:value-type="float">
            <text:p>50.012151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2890831-6c49-4e67-bda3-b29c93f7693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579</text:p>
          </table:table-cell>
          <table:table-cell office:value-type="float" office:value="50.011808" calcext:value-type="float">
            <text:p>50.011808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99d29a1-d5b2-410e-93c9-2ebe52be6c2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590</text:p>
          </table:table-cell>
          <table:table-cell office:value-type="float" office:value="50.0137" calcext:value-type="float">
            <text:p>50.0137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1c849c6-6d55-4b73-b214-3ce7a389edc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04</text:p>
          </table:table-cell>
          <table:table-cell office:value-type="float" office:value="50.010486" calcext:value-type="float">
            <text:p>50.010486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9ddacf-5ecf-448a-bc85-2aef2b06363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06</text:p>
          </table:table-cell>
          <table:table-cell office:value-type="float" office:value="50.008205" calcext:value-type="float">
            <text:p>50.0082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ad9e762-f7bd-4985-b170-1a965272a82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08</text:p>
          </table:table-cell>
          <table:table-cell office:value-type="float" office:value="50.009843" calcext:value-type="float">
            <text:p>50.009843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93cee77-88ad-462b-a79f-12ccc9a1bae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21</text:p>
          </table:table-cell>
          <table:table-cell office:value-type="float" office:value="50.010296" calcext:value-type="float">
            <text:p>50.01029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e74104b-5eaa-4044-b26f-d41cb1908c3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26</text:p>
          </table:table-cell>
          <table:table-cell office:value-type="float" office:value="50.005765" calcext:value-type="float">
            <text:p>50.00576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dc251a6-b9f8-4315-ae64-cde934ef0d1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22</text:p>
          </table:table-cell>
          <table:table-cell office:value-type="float" office:value="50.009745" calcext:value-type="float">
            <text:p>50.00974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62589d4-dd7a-46b4-88df-5058b833f35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27</text:p>
          </table:table-cell>
          <table:table-cell office:value-type="float" office:value="50.008554" calcext:value-type="float">
            <text:p>50.008554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a339d56-5305-48c7-8377-7577639d958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29</text:p>
          </table:table-cell>
          <table:table-cell office:value-type="float" office:value="50.006605" calcext:value-type="float">
            <text:p>50.00660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755ddf5-25ed-4223-9751-09aaa72a9bc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30</text:p>
          </table:table-cell>
          <table:table-cell office:value-type="float" office:value="50.011182" calcext:value-type="float">
            <text:p>50.01118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5a621e1-d8a9-474a-84b7-2c7d2100784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49</text:p>
          </table:table-cell>
          <table:table-cell office:value-type="float" office:value="50.006149" calcext:value-type="float">
            <text:p>50.006149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80cee51-c10f-4628-928f-042565f1205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63</text:p>
          </table:table-cell>
          <table:table-cell office:value-type="float" office:value="50.007814" calcext:value-type="float">
            <text:p>50.00781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7acd508-0f17-4cb4-a34f-049424969cd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77</text:p>
          </table:table-cell>
          <table:table-cell office:value-type="float" office:value="50.005448" calcext:value-type="float">
            <text:p>50.005448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c1f38b2-abe3-4b42-9d5d-9020fcab588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76</text:p>
          </table:table-cell>
          <table:table-cell office:value-type="float" office:value="50.007181" calcext:value-type="float">
            <text:p>50.00718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c07f6a1-e661-4919-b6ea-ea9924a6273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76</text:p>
          </table:table-cell>
          <table:table-cell office:value-type="float" office:value="50.008823" calcext:value-type="float">
            <text:p>50.008823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02a3587-bb0a-426b-b762-27a59cc3620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82</text:p>
          </table:table-cell>
          <table:table-cell office:value-type="float" office:value="50.006763" calcext:value-type="float">
            <text:p>50.006763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7016605-e890-4f22-a203-cc3bb2095f8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81</text:p>
          </table:table-cell>
          <table:table-cell office:value-type="float" office:value="50.007731" calcext:value-type="float">
            <text:p>50.00773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5999b77-7d30-4dfc-85ea-3396b1efa93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86</text:p>
          </table:table-cell>
          <table:table-cell office:value-type="float" office:value="50.003492" calcext:value-type="float">
            <text:p>50.003492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f281164-b625-415f-8982-b34857831ce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84</text:p>
          </table:table-cell>
          <table:table-cell office:value-type="float" office:value="50.009675" calcext:value-type="float">
            <text:p>50.00967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b444dcf-b4ee-4890-be57-d09021a2131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94</text:p>
          </table:table-cell>
          <table:table-cell office:value-type="float" office:value="50.006323" calcext:value-type="float">
            <text:p>50.006323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ffd907a-a098-4e1f-831e-525c5644367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95</text:p>
          </table:table-cell>
          <table:table-cell office:value-type="float" office:value="50.006199" calcext:value-type="float">
            <text:p>50.006199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648e0b9-e3c0-4ebd-9581-26b1db1c4e4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04</text:p>
          </table:table-cell>
          <table:table-cell office:value-type="float" office:value="50.00333" calcext:value-type="float">
            <text:p>50.00333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50cc0d5-5734-4675-89cf-e9355d25fee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02</text:p>
          </table:table-cell>
          <table:table-cell office:value-type="float" office:value="50.008444" calcext:value-type="float">
            <text:p>50.008444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2d83fde-ef7c-4bf4-ae8a-d25c947fa81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09</text:p>
          </table:table-cell>
          <table:table-cell office:value-type="float" office:value="50.007344" calcext:value-type="float">
            <text:p>50.00734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eeb1791-efd7-4eb7-b19a-ffe0f5d0e8a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16</text:p>
          </table:table-cell>
          <table:table-cell office:value-type="float" office:value="50.004334" calcext:value-type="float">
            <text:p>50.00433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cba63e2-3e49-4f2c-9b47-79cdf4251db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20</text:p>
          </table:table-cell>
          <table:table-cell office:value-type="float" office:value="50.001192" calcext:value-type="float">
            <text:p>50.001192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67b73cd-1598-4d6a-9859-c44a54f5b87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24</text:p>
          </table:table-cell>
          <table:table-cell office:value-type="float" office:value="50.002165" calcext:value-type="float">
            <text:p>50.00216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8ad0020-8e03-4e07-a879-165d06e5467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18</text:p>
          </table:table-cell>
          <table:table-cell office:value-type="float" office:value="50.008263" calcext:value-type="float">
            <text:p>50.008263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e1c5a03-9ac0-447e-abb4-4d85240803f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21</text:p>
          </table:table-cell>
          <table:table-cell office:value-type="float" office:value="50.007589" calcext:value-type="float">
            <text:p>50.007589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873d76f-9a08-445d-b27d-e14ff3368d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33</text:p>
          </table:table-cell>
          <table:table-cell office:value-type="float" office:value="50.008902" calcext:value-type="float">
            <text:p>50.00890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6c7ab43-5ac8-415e-bb84-ff306d2de87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724</text:p>
          </table:table-cell>
          <table:table-cell office:value-type="float" office:value="51.020858" calcext:value-type="float">
            <text:p>51.020858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d82894a-bf88-4cac-a08a-63e1ddc1954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47</text:p>
          </table:table-cell>
          <table:table-cell office:value-type="float" office:value="50.002435" calcext:value-type="float">
            <text:p>50.00243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b337211-344d-44eb-8458-5e06aad6409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48</text:p>
          </table:table-cell>
          <table:table-cell office:value-type="float" office:value="50.008667" calcext:value-type="float">
            <text:p>50.00866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da9a4b5-5f27-4c1e-88ef-2848d118d72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52</text:p>
          </table:table-cell>
          <table:table-cell office:value-type="float" office:value="50.004873" calcext:value-type="float">
            <text:p>50.00487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1aa89-b5d5-48ec-99fa-ef0f6f9211b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61</text:p>
          </table:table-cell>
          <table:table-cell office:value-type="float" office:value="50.010235" calcext:value-type="float">
            <text:p>50.01023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376d26a-3222-42a6-98c4-0d4c2177ec5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748</text:p>
          </table:table-cell>
          <table:table-cell office:value-type="float" office:value="51.026592" calcext:value-type="float">
            <text:p>51.026592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7997850-0565-4b55-9924-78db087cb08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73</text:p>
          </table:table-cell>
          <table:table-cell office:value-type="float" office:value="50.004808" calcext:value-type="float">
            <text:p>50.004808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b1f1e69-2050-49a2-89ba-ab938d211ea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81</text:p>
          </table:table-cell>
          <table:table-cell office:value-type="float" office:value="50.004609" calcext:value-type="float">
            <text:p>50.00460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3f993a4-5b4e-4cb2-a173-045aa3192be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78</text:p>
          </table:table-cell>
          <table:table-cell office:value-type="float" office:value="50.007843" calcext:value-type="float">
            <text:p>50.00784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210ed51-60ae-415a-9fd2-33b92c651f8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75</text:p>
          </table:table-cell>
          <table:table-cell office:value-type="float" office:value="50.010015" calcext:value-type="float">
            <text:p>50.01001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1bc7867-1706-4b70-b3a0-8cf6ed35c0f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79</text:p>
          </table:table-cell>
          <table:table-cell office:value-type="float" office:value="50.011912" calcext:value-type="float">
            <text:p>50.011912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a58536f-9643-4e91-b482-5ddbc2bdcd3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82</text:p>
          </table:table-cell>
          <table:table-cell office:value-type="float" office:value="50.008747" calcext:value-type="float">
            <text:p>50.008747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67ac22f-0190-45b0-aaa9-422617ec2dc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775</text:p>
          </table:table-cell>
          <table:table-cell office:value-type="float" office:value="51.023005" calcext:value-type="float">
            <text:p>51.02300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a849dde-6ebb-41dc-a9dd-3c1c20fe7a9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791</text:p>
          </table:table-cell>
          <table:table-cell office:value-type="float" office:value="51.006966" calcext:value-type="float">
            <text:p>51.006966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614c9c4-dc93-4936-836e-d8aa8229c94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93</text:p>
          </table:table-cell>
          <table:table-cell office:value-type="float" office:value="50.005231" calcext:value-type="float">
            <text:p>50.00523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1afccdd-26d4-4a1f-ae2c-6c3da13a27e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91</text:p>
          </table:table-cell>
          <table:table-cell office:value-type="float" office:value="50.011539" calcext:value-type="float">
            <text:p>50.011539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75d5d3d-bc69-46a9-8835-25be995d7c5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99</text:p>
          </table:table-cell>
          <table:table-cell office:value-type="float" office:value="50.010481" calcext:value-type="float">
            <text:p>50.01048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fac6257-71f2-4e11-b81b-2ea3c0941b5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04</text:p>
          </table:table-cell>
          <table:table-cell office:value-type="float" office:value="50.009037" calcext:value-type="float">
            <text:p>50.009037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581cfd9-8a35-4d1a-a645-0986160e00f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16</text:p>
          </table:table-cell>
          <table:table-cell office:value-type="float" office:value="50.004566" calcext:value-type="float">
            <text:p>50.00456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f281ba1-f7a1-4b0d-a8d6-899c31f8af2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18</text:p>
          </table:table-cell>
          <table:table-cell office:value-type="float" office:value="50.00538" calcext:value-type="float">
            <text:p>50.00538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df88fee-35c5-4603-915f-40e0899a370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20</text:p>
          </table:table-cell>
          <table:table-cell office:value-type="float" office:value="50.003171" calcext:value-type="float">
            <text:p>50.003171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bcf4509-2f6f-4fd1-8726-6d3e6d4a202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16</text:p>
          </table:table-cell>
          <table:table-cell office:value-type="float" office:value="50.009326" calcext:value-type="float">
            <text:p>50.009326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eeaa593-5dfd-4c2a-9ab7-53aae1e6bc3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816</text:p>
          </table:table-cell>
          <table:table-cell office:value-type="float" office:value="51.009298" calcext:value-type="float">
            <text:p>51.00929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322971a-b6cd-4494-95a1-16fa85b7759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18</text:p>
          </table:table-cell>
          <table:table-cell office:value-type="float" office:value="50.010149" calcext:value-type="float">
            <text:p>50.010149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0924382-03ea-406c-a8b8-1cc5590c51e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24</text:p>
          </table:table-cell>
          <table:table-cell office:value-type="float" office:value="50.009443" calcext:value-type="float">
            <text:p>50.00944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cd04d82-77e8-460b-b349-00e79d0bd9e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38</text:p>
          </table:table-cell>
          <table:table-cell office:value-type="float" office:value="50.006848" calcext:value-type="float">
            <text:p>50.00684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cc9f527-26ea-4599-9eef-304a67e5444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38</text:p>
          </table:table-cell>
          <table:table-cell office:value-type="float" office:value="50.008796" calcext:value-type="float">
            <text:p>50.00879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82f09cb-8898-4b6d-9f20-6f107c7cbee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50</text:p>
          </table:table-cell>
          <table:table-cell office:value-type="float" office:value="50.004717" calcext:value-type="float">
            <text:p>50.00471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12a4da8-b870-418c-b709-2b575eaf004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51</text:p>
          </table:table-cell>
          <table:table-cell office:value-type="float" office:value="50.009075" calcext:value-type="float">
            <text:p>50.00907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b858dcd-4556-471d-90a9-25e3a542fa3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58</text:p>
          </table:table-cell>
          <table:table-cell office:value-type="float" office:value="50.006991" calcext:value-type="float">
            <text:p>50.006991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9a3499f-fe36-48ee-9277-babcd521833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66</text:p>
          </table:table-cell>
          <table:table-cell office:value-type="float" office:value="50.002399" calcext:value-type="float">
            <text:p>50.002399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363e6fd-908f-402c-904a-5eacd59bd35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63</text:p>
          </table:table-cell>
          <table:table-cell office:value-type="float" office:value="50.010817" calcext:value-type="float">
            <text:p>50.010817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93c47e4-c8f6-4e06-912a-61189955c9d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70</text:p>
          </table:table-cell>
          <table:table-cell office:value-type="float" office:value="50.008161" calcext:value-type="float">
            <text:p>50.00816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d271601-2fd8-498d-a51f-7cddccf7681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79</text:p>
          </table:table-cell>
          <table:table-cell office:value-type="float" office:value="50.001775" calcext:value-type="float">
            <text:p>50.00177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49acf2e-fab0-452f-84cf-f40f4318585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81</text:p>
          </table:table-cell>
          <table:table-cell office:value-type="float" office:value="50.008012" calcext:value-type="float">
            <text:p>50.008012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488c045-5d2a-43ea-8b50-8a187de6ca8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90</text:p>
          </table:table-cell>
          <table:table-cell office:value-type="float" office:value="50.001503" calcext:value-type="float">
            <text:p>50.00150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2159610-6f42-4308-8a0b-b51991cb30e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94</text:p>
          </table:table-cell>
          <table:table-cell office:value-type="float" office:value="50.002325" calcext:value-type="float">
            <text:p>50.00232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784776d-59b5-4f56-be2e-f80eead1cc8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92</text:p>
          </table:table-cell>
          <table:table-cell office:value-type="float" office:value="50.006547" calcext:value-type="float">
            <text:p>50.006547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ad3aff3-01a1-46fe-b44f-ad461dbbaa8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95</text:p>
          </table:table-cell>
          <table:table-cell office:value-type="float" office:value="50.003421" calcext:value-type="float">
            <text:p>50.00342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56b32b9-7c7e-4e03-aa9d-a2763c41b0f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04</text:p>
          </table:table-cell>
          <table:table-cell office:value-type="float" office:value="50.006967" calcext:value-type="float">
            <text:p>50.00696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2eeff1c-2ec8-4d0b-a617-9b31e3eb312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09</text:p>
          </table:table-cell>
          <table:table-cell office:value-type="float" office:value="50.002015" calcext:value-type="float">
            <text:p>50.00201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6d5af94-697a-458e-966a-4ba5b3a8a56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26</text:p>
          </table:table-cell>
          <table:table-cell office:value-type="float" office:value="50.002112" calcext:value-type="float">
            <text:p>50.002112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5a2eac5-3ea2-4660-8f04-ab8acebff83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23</text:p>
          </table:table-cell>
          <table:table-cell office:value-type="float" office:value="50.005441" calcext:value-type="float">
            <text:p>50.00544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a467406-8aee-4fe2-a04d-00518325522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35</text:p>
          </table:table-cell>
          <table:table-cell office:value-type="float" office:value="50.001653" calcext:value-type="float">
            <text:p>50.001653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c33c44a-2b56-4c7a-a15e-5b00510f6ba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32</text:p>
          </table:table-cell>
          <table:table-cell office:value-type="float" office:value="50.004821" calcext:value-type="float">
            <text:p>50.00482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f8d733f-63bb-43b3-9e45-1de30ddfc33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35</text:p>
          </table:table-cell>
          <table:table-cell office:value-type="float" office:value="50.004783" calcext:value-type="float">
            <text:p>50.00478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645b9fc-a6ff-4f41-a983-1b6336ef4a2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37</text:p>
          </table:table-cell>
          <table:table-cell office:value-type="float" office:value="50.002576" calcext:value-type="float">
            <text:p>50.00257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f1c6929-1c83-41e5-837e-43248a5ed41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11.280</text:p>
          </table:table-cell>
          <table:table-cell office:value-type="float" office:value="27.662858" calcext:value-type="float">
            <text:p>27.662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2007c3-34c0-4d6e-bd78-8961c9068c2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9.277</text:p>
          </table:table-cell>
          <table:table-cell office:value-type="float" office:value="29.666461" calcext:value-type="float">
            <text:p>29.666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e5a9ea1-a5f1-416a-b838-2af78386023d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47</text:p>
          </table:table-cell>
          <table:table-cell office:value-type="float" office:value="50.001867" calcext:value-type="float">
            <text:p>50.001867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9180368-c937-4e15-bb88-5de2000fdbe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932</text:p>
          </table:table-cell>
          <table:table-cell office:value-type="float" office:value="51.019803" calcext:value-type="float">
            <text:p>51.019803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3cbb694-a221-40bd-9bd9-54c9f2979c5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47</text:p>
          </table:table-cell>
          <table:table-cell office:value-type="float" office:value="50.00404" calcext:value-type="float">
            <text:p>50.00404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79c2d57-163f-4dbd-a8b0-8672aacf56e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49</text:p>
          </table:table-cell>
          <table:table-cell office:value-type="float" office:value="50.002278" calcext:value-type="float">
            <text:p>50.00227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1c30df1-5f1a-4469-9210-4b41baa921c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49</text:p>
          </table:table-cell>
          <table:table-cell office:value-type="float" office:value="50.006222" calcext:value-type="float">
            <text:p>50.006222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3cb61ea-5860-4359-86ed-3125d642c0e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65</text:p>
          </table:table-cell>
          <table:table-cell office:value-type="float" office:value="50.004711" calcext:value-type="float">
            <text:p>50.004711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e74ff44-d353-4b5f-854c-67525f77e61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79</text:p>
          </table:table-cell>
          <table:table-cell office:value-type="float" office:value="50.001818" calcext:value-type="float">
            <text:p>50.001818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9165816-b8bf-496f-bf44-809ed0322d0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82</text:p>
          </table:table-cell>
          <table:table-cell office:value-type="float" office:value="50.002552" calcext:value-type="float">
            <text:p>50.00255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68eefb4-2302-4d17-a4b8-a14969a3ea6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81</text:p>
          </table:table-cell>
          <table:table-cell office:value-type="float" office:value="50.005709" calcext:value-type="float">
            <text:p>50.005709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39080ab-9aab-4f7f-9416-8c2117db47d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86</text:p>
          </table:table-cell>
          <table:table-cell office:value-type="float" office:value="50.005043" calcext:value-type="float">
            <text:p>50.005043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78e7631-8cbf-40e6-95a5-04285f18897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89</text:p>
          </table:table-cell>
          <table:table-cell office:value-type="float" office:value="50.001537" calcext:value-type="float">
            <text:p>50.001537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ae012e1-0cab-4540-b96a-a91a7cb513e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995</text:p>
          </table:table-cell>
          <table:table-cell office:value-type="float" office:value="50.005671" calcext:value-type="float">
            <text:p>50.005671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862bc35-14a3-4192-8924-d193c7a5393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08</text:p>
          </table:table-cell>
          <table:table-cell office:value-type="float" office:value="50.002024" calcext:value-type="float">
            <text:p>50.00202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164680a-db87-494e-b37f-b358d12a139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13</text:p>
          </table:table-cell>
          <table:table-cell office:value-type="float" office:value="50.004378" calcext:value-type="float">
            <text:p>50.004378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67cb883-429f-414c-a830-225572d0921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15</text:p>
          </table:table-cell>
          <table:table-cell office:value-type="float" office:value="50.00276" calcext:value-type="float">
            <text:p>50.00276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690cd68-98fa-4e83-a239-36309a730d0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19</text:p>
          </table:table-cell>
          <table:table-cell office:value-type="float" office:value="50.001286" calcext:value-type="float">
            <text:p>50.001286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2d8375a-257f-4e44-a1ce-f6c362f51fb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29</text:p>
          </table:table-cell>
          <table:table-cell office:value-type="float" office:value="50.003799" calcext:value-type="float">
            <text:p>50.003799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48452cf-7b56-42c0-be1a-2e592dd0a50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31</text:p>
          </table:table-cell>
          <table:table-cell office:value-type="float" office:value="50.001791" calcext:value-type="float">
            <text:p>50.00179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e5dcca8-f28c-4dfa-aceb-051169be4dd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40</text:p>
          </table:table-cell>
          <table:table-cell office:value-type="float" office:value="50.00571" calcext:value-type="float">
            <text:p>50.0057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f3e4ea7-b75b-499e-b85d-ea9bf97adb4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44</text:p>
          </table:table-cell>
          <table:table-cell office:value-type="float" office:value="50.002013" calcext:value-type="float">
            <text:p>50.002013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ae4320e-fdde-4083-877c-19a45414e60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47</text:p>
          </table:table-cell>
          <table:table-cell office:value-type="float" office:value="50.001518" calcext:value-type="float">
            <text:p>50.001518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12326e5-ba98-4fb4-b187-82d1f981fc5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46</text:p>
          </table:table-cell>
          <table:table-cell office:value-type="float" office:value="50.004965" calcext:value-type="float">
            <text:p>50.00496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4a1d687-7cbf-42ca-8de7-62a27fbf755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55</text:p>
          </table:table-cell>
          <table:table-cell office:value-type="float" office:value="50.005964" calcext:value-type="float">
            <text:p>50.005964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80689c3-97fc-49e2-b61d-f3b314b3b15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73</text:p>
          </table:table-cell>
          <table:table-cell office:value-type="float" office:value="50.001702" calcext:value-type="float">
            <text:p>50.001702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53f6979-b914-4967-8e6b-ec399c0f0a3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91</text:p>
          </table:table-cell>
          <table:table-cell office:value-type="float" office:value="50.001751" calcext:value-type="float">
            <text:p>50.00175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e4742e3-ac08-4e5f-b01b-7326ae66c8a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95</text:p>
          </table:table-cell>
          <table:table-cell office:value-type="float" office:value="50.002381" calcext:value-type="float">
            <text:p>50.00238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0a946ff-6de0-4ed8-a6fd-ce25d8cfa4a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94</text:p>
          </table:table-cell>
          <table:table-cell office:value-type="float" office:value="50.006257" calcext:value-type="float">
            <text:p>50.006257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21a13d-f591-4696-9595-abdbbab2186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98</text:p>
          </table:table-cell>
          <table:table-cell office:value-type="float" office:value="50.005119" calcext:value-type="float">
            <text:p>50.005119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c2c7108-cc3d-4d6d-aaf4-5e73c988b72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106</text:p>
          </table:table-cell>
          <table:table-cell office:value-type="float" office:value="50.015608" calcext:value-type="float">
            <text:p>50.015608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6d1b48-fc25-4dd8-a750-81377fdeaa8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109</text:p>
          </table:table-cell>
          <table:table-cell office:value-type="float" office:value="50.012956" calcext:value-type="float">
            <text:p>50.01295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4964b09-a348-4032-a2f0-602e7991761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117</text:p>
          </table:table-cell>
          <table:table-cell office:value-type="float" office:value="50.00732" calcext:value-type="float">
            <text:p>50.00732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fe81fb0-bcab-4e92-b617-683595b5148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122</text:p>
          </table:table-cell>
          <table:table-cell office:value-type="float" office:value="50.00226" calcext:value-type="float">
            <text:p>50.0022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a5f88e1-7f82-42d7-9a25-96c6e241be7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134</text:p>
          </table:table-cell>
          <table:table-cell office:value-type="float" office:value="50.001897" calcext:value-type="float">
            <text:p>50.001897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593183d-f831-4cf9-ba01-8372eef1866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133</text:p>
          </table:table-cell>
          <table:table-cell office:value-type="float" office:value="50.006133" calcext:value-type="float">
            <text:p>50.006133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5e032f1-8ad9-4ffd-9717-a9530a971ef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137</text:p>
          </table:table-cell>
          <table:table-cell office:value-type="float" office:value="50.004526" calcext:value-type="float">
            <text:p>50.004526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0002eb6-eca9-4fcd-b7d9-6a4300b9f12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143</text:p>
          </table:table-cell>
          <table:table-cell office:value-type="float" office:value="50.00185" calcext:value-type="float">
            <text:p>50.0018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8f473cf-3c19-4e5c-a5ad-ff1ab6f70fc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144</text:p>
          </table:table-cell>
          <table:table-cell office:value-type="float" office:value="50.005592" calcext:value-type="float">
            <text:p>50.005592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4bad4d9-07d9-4326-90f3-19a384c186a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155</text:p>
          </table:table-cell>
          <table:table-cell office:value-type="float" office:value="50.000627" calcext:value-type="float">
            <text:p>50.000627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68ccc4e-13b6-40ff-a64f-0e843521448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168</text:p>
          </table:table-cell>
          <table:table-cell office:value-type="float" office:value="50.005501" calcext:value-type="float">
            <text:p>50.00550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e48f56-c6f1-4775-837f-5fd933b7152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175</text:p>
          </table:table-cell>
          <table:table-cell office:value-type="float" office:value="50.001238" calcext:value-type="float">
            <text:p>50.00123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9aa3979-581a-477b-ba4e-a25f37306c5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192</text:p>
          </table:table-cell>
          <table:table-cell office:value-type="float" office:value="50.00386" calcext:value-type="float">
            <text:p>50.00386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77db2fa-f72b-4c26-9d5b-a7825058796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03</text:p>
          </table:table-cell>
          <table:table-cell office:value-type="float" office:value="50.001987" calcext:value-type="float">
            <text:p>50.00198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339294c-0322-4bbc-881b-8d3d48f4930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03</text:p>
          </table:table-cell>
          <table:table-cell office:value-type="float" office:value="50.00249" calcext:value-type="float">
            <text:p>50.00249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57a9a56-9537-4071-95a5-f6de1029d7b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03</text:p>
          </table:table-cell>
          <table:table-cell office:value-type="float" office:value="50.004501" calcext:value-type="float">
            <text:p>50.00450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c710cd5-50f8-4e17-b781-e86ad9fbab7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11</text:p>
          </table:table-cell>
          <table:table-cell office:value-type="float" office:value="50.004444" calcext:value-type="float">
            <text:p>50.004444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efa9a87-8556-4228-adcb-136571ee03f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17</text:p>
          </table:table-cell>
          <table:table-cell office:value-type="float" office:value="50.001742" calcext:value-type="float">
            <text:p>50.001742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b795f8a-dbc4-49e6-9bed-1a3dd339745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18</text:p>
          </table:table-cell>
          <table:table-cell office:value-type="float" office:value="50.004713" calcext:value-type="float">
            <text:p>50.004713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1792a60-0a4e-47e4-80df-bbe54e4b812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21</text:p>
          </table:table-cell>
          <table:table-cell office:value-type="float" office:value="50.002015" calcext:value-type="float">
            <text:p>50.00201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e002e89-378c-4fd6-b958-47b212d88be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28</text:p>
          </table:table-cell>
          <table:table-cell office:value-type="float" office:value="50.005327" calcext:value-type="float">
            <text:p>50.005327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784cc4-aa0e-4830-87ae-73da037f6f9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38</text:p>
          </table:table-cell>
          <table:table-cell office:value-type="float" office:value="50.001397" calcext:value-type="float">
            <text:p>50.001397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5eb3bd9-e900-4d69-b124-109f78c6417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50</text:p>
          </table:table-cell>
          <table:table-cell office:value-type="float" office:value="50.001595" calcext:value-type="float">
            <text:p>50.00159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53f2ad6-db40-4ad7-9bec-1780f13fed9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49</text:p>
          </table:table-cell>
          <table:table-cell office:value-type="float" office:value="50.003369" calcext:value-type="float">
            <text:p>50.00336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1d70906-52f6-46c5-a72b-969bbf20e76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64</text:p>
          </table:table-cell>
          <table:table-cell office:value-type="float" office:value="50.001615" calcext:value-type="float">
            <text:p>50.00161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e151dbf-ef55-451d-beba-5de9552522e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69</text:p>
          </table:table-cell>
          <table:table-cell office:value-type="float" office:value="50.002186" calcext:value-type="float">
            <text:p>50.00218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5f6dcb2-9a34-41bf-a651-ff3b14c9bb3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269</text:p>
          </table:table-cell>
          <table:table-cell office:value-type="float" office:value="51.00165" calcext:value-type="float">
            <text:p>51.0016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25d9a70-74e3-4ce0-a3cd-f3161591e7b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72</text:p>
          </table:table-cell>
          <table:table-cell office:value-type="float" office:value="50.001262" calcext:value-type="float">
            <text:p>50.001262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eb98543-162d-4ad1-8713-d9f4df53da2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69</text:p>
          </table:table-cell>
          <table:table-cell office:value-type="float" office:value="50.004024" calcext:value-type="float">
            <text:p>50.004024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33e63e2-5707-44d4-9b0c-68fe340b941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80</text:p>
          </table:table-cell>
          <table:table-cell office:value-type="float" office:value="50.003158" calcext:value-type="float">
            <text:p>50.003158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b194217-75fe-4630-b3b3-03911753879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77</text:p>
          </table:table-cell>
          <table:table-cell office:value-type="float" office:value="50.006729" calcext:value-type="float">
            <text:p>50.006729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415900e-4867-441a-9096-5f26e8b63a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86</text:p>
          </table:table-cell>
          <table:table-cell office:value-type="float" office:value="50.005191" calcext:value-type="float">
            <text:p>50.005191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1480f0a-cf45-46c2-87f9-37fac9fe7b0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90</text:p>
          </table:table-cell>
          <table:table-cell office:value-type="float" office:value="50.001491" calcext:value-type="float">
            <text:p>50.001491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7394de7-0824-4767-b668-fa23508ebee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97</text:p>
          </table:table-cell>
          <table:table-cell office:value-type="float" office:value="50.0027" calcext:value-type="float">
            <text:p>50.0027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7f9174d-6382-4c88-ab05-cfd76a88ad9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96</text:p>
          </table:table-cell>
          <table:table-cell office:value-type="float" office:value="50.004293" calcext:value-type="float">
            <text:p>50.004293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9320d6d-d3b6-4600-b484-5d382385ed6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300</text:p>
          </table:table-cell>
          <table:table-cell office:value-type="float" office:value="50.002767" calcext:value-type="float">
            <text:p>50.002767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7f5e76f-5fc6-48d4-8934-7e4b63380b6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300</text:p>
          </table:table-cell>
          <table:table-cell office:value-type="float" office:value="50.007108" calcext:value-type="float">
            <text:p>50.007108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eb88f2c-35ed-4dec-9437-7b1b5eb2fa4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305</text:p>
          </table:table-cell>
          <table:table-cell office:value-type="float" office:value="50.00191" calcext:value-type="float">
            <text:p>50.0019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3dc4c48-d155-4c69-8776-0ae218ca4c4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301</text:p>
          </table:table-cell>
          <table:table-cell office:value-type="float" office:value="50.006298" calcext:value-type="float">
            <text:p>50.006298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6b45300-b7c5-4774-bb7d-c1c3a96dedf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308</text:p>
          </table:table-cell>
          <table:table-cell office:value-type="float" office:value="50.002083" calcext:value-type="float">
            <text:p>50.002083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72d5e85-1ecc-4e0f-ae23-7f077d18074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321</text:p>
          </table:table-cell>
          <table:table-cell office:value-type="float" office:value="50.005758" calcext:value-type="float">
            <text:p>50.00575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a5d69c4-ef1d-4389-83a8-d925cba6b2e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354</text:p>
          </table:table-cell>
          <table:table-cell office:value-type="float" office:value="50.001875" calcext:value-type="float">
            <text:p>50.00187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8f70b15-fa8a-4514-9aa2-3d1cfdb06bd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354</text:p>
          </table:table-cell>
          <table:table-cell office:value-type="float" office:value="50.004518" calcext:value-type="float">
            <text:p>50.00451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3891a7a-053b-4e56-87a3-7f7284b6781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358</text:p>
          </table:table-cell>
          <table:table-cell office:value-type="float" office:value="50.002538" calcext:value-type="float">
            <text:p>50.002538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411db24-bb78-46ff-b2a8-e8b2e25f3b9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354</text:p>
          </table:table-cell>
          <table:table-cell office:value-type="float" office:value="50.006649" calcext:value-type="float">
            <text:p>50.006649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9e66fc2-3d5d-4913-8454-e3243dad76e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358</text:p>
          </table:table-cell>
          <table:table-cell office:value-type="float" office:value="50.00644" calcext:value-type="float">
            <text:p>50.00644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8550e46-6c8f-4243-b1e5-d2a40d7d47f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359</text:p>
          </table:table-cell>
          <table:table-cell office:value-type="float" office:value="50.007568" calcext:value-type="float">
            <text:p>50.007568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5648103-04ca-4b18-8ad4-0f1e19da08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377</text:p>
          </table:table-cell>
          <table:table-cell office:value-type="float" office:value="50.001837" calcext:value-type="float">
            <text:p>50.001837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fefb914-1c8c-4d90-b622-3a94911a5dd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384</text:p>
          </table:table-cell>
          <table:table-cell office:value-type="float" office:value="50.006429" calcext:value-type="float">
            <text:p>50.006429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e71823e-997c-4276-9f04-d19ce2f3346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390</text:p>
          </table:table-cell>
          <table:table-cell office:value-type="float" office:value="50.002796" calcext:value-type="float">
            <text:p>50.00279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3c99774-a23d-4757-b971-6207a714b83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392</text:p>
          </table:table-cell>
          <table:table-cell office:value-type="float" office:value="50.005209" calcext:value-type="float">
            <text:p>50.005209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02a8075-8ba0-4095-a4ab-6a8e53cabe3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00</text:p>
          </table:table-cell>
          <table:table-cell office:value-type="float" office:value="50.001642" calcext:value-type="float">
            <text:p>50.001642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253516c-a31c-4c4f-8e7d-301eaa75ebd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07</text:p>
          </table:table-cell>
          <table:table-cell office:value-type="float" office:value="50.00254" calcext:value-type="float">
            <text:p>50.0025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a0a4e08-472f-4476-9da9-7b18bafbe5e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06</text:p>
          </table:table-cell>
          <table:table-cell office:value-type="float" office:value="50.003712" calcext:value-type="float">
            <text:p>50.00371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e1df5f0-6897-42fc-a25b-e22274e5f49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10</text:p>
          </table:table-cell>
          <table:table-cell office:value-type="float" office:value="50.005412" calcext:value-type="float">
            <text:p>50.005412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124bbc7-a6fd-45b9-a645-ecc7d69df20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18</text:p>
          </table:table-cell>
          <table:table-cell office:value-type="float" office:value="50.001208" calcext:value-type="float">
            <text:p>50.00120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0bc3062-1a59-4db6-bff3-bea2804e49c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21</text:p>
          </table:table-cell>
          <table:table-cell office:value-type="float" office:value="50.004528" calcext:value-type="float">
            <text:p>50.00452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6111e3d-84b6-490c-929e-91f43067de1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32</text:p>
          </table:table-cell>
          <table:table-cell office:value-type="float" office:value="50.001898" calcext:value-type="float">
            <text:p>50.001898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8a8c84f-f8c4-4254-80cf-0ed8038d6f1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36</text:p>
          </table:table-cell>
          <table:table-cell office:value-type="float" office:value="50.004843" calcext:value-type="float">
            <text:p>50.004843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b4ba6a1-2d83-469f-a2ac-ecd9f49711f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39</text:p>
          </table:table-cell>
          <table:table-cell office:value-type="float" office:value="50.001921" calcext:value-type="float">
            <text:p>50.001921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aa11078-70c7-4eab-8f57-a40fd131505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42</text:p>
          </table:table-cell>
          <table:table-cell office:value-type="float" office:value="50.004444" calcext:value-type="float">
            <text:p>50.004444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3681771-ddd3-4346-8a9f-0f66e6b0017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52</text:p>
          </table:table-cell>
          <table:table-cell office:value-type="float" office:value="50.001195" calcext:value-type="float">
            <text:p>50.00119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bd2ec5-a711-4f0a-99bd-830d36394f3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55</text:p>
          </table:table-cell>
          <table:table-cell office:value-type="float" office:value="50.004258" calcext:value-type="float">
            <text:p>50.004258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2ba4913-3509-497a-9f92-80c702b9b98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54</text:p>
          </table:table-cell>
          <table:table-cell office:value-type="float" office:value="50.005634" calcext:value-type="float">
            <text:p>50.00563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d6a15dd-bebc-4988-99a0-e6be9fb8046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57</text:p>
          </table:table-cell>
          <table:table-cell office:value-type="float" office:value="50.005605" calcext:value-type="float">
            <text:p>50.00560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7331a75-6e49-4a70-b2c0-ced7c192b00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63</text:p>
          </table:table-cell>
          <table:table-cell office:value-type="float" office:value="50.002622" calcext:value-type="float">
            <text:p>50.002622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cfad347-26f2-44bb-a182-5957ee208d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71</text:p>
          </table:table-cell>
          <table:table-cell office:value-type="float" office:value="50.002366" calcext:value-type="float">
            <text:p>50.00236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b0532ec-ec43-4c67-a49d-fcff09c0b67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68</text:p>
          </table:table-cell>
          <table:table-cell office:value-type="float" office:value="50.00457" calcext:value-type="float">
            <text:p>50.0045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a71ba35-b6bd-487f-8cd7-c849bd2e493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77</text:p>
          </table:table-cell>
          <table:table-cell office:value-type="float" office:value="50.004537" calcext:value-type="float">
            <text:p>50.004537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19e4d7-820c-4f60-8090-e6b67d81e9b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79</text:p>
          </table:table-cell>
          <table:table-cell office:value-type="float" office:value="50.00309" calcext:value-type="float">
            <text:p>50.00309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bc351d0-59aa-41c3-9c68-f3d86d2d32a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80</text:p>
          </table:table-cell>
          <table:table-cell office:value-type="float" office:value="50.005541" calcext:value-type="float">
            <text:p>50.005541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6b49c01-4f88-4b03-add8-d99bbf00f53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85</text:p>
          </table:table-cell>
          <table:table-cell office:value-type="float" office:value="51.000616" calcext:value-type="float">
            <text:p>51.000616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3090059-8d6d-45d4-a136-cb47a717e95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83</text:p>
          </table:table-cell>
          <table:table-cell office:value-type="float" office:value="50.005085" calcext:value-type="float">
            <text:p>50.00508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d385aea-fa32-4eee-9f17-7673285795c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91</text:p>
          </table:table-cell>
          <table:table-cell office:value-type="float" office:value="50.006387" calcext:value-type="float">
            <text:p>50.006387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7b42455-9478-4b53-bb00-b1b53422d4a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498</text:p>
          </table:table-cell>
          <table:table-cell office:value-type="float" office:value="50.999975" calcext:value-type="float">
            <text:p>50.99997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b620463-716e-4d51-b89e-496c4a2fcae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93</text:p>
          </table:table-cell>
          <table:table-cell office:value-type="float" office:value="50.007277" calcext:value-type="float">
            <text:p>50.00727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c488b0b-0fa4-468a-9835-2971ac95e2f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95</text:p>
          </table:table-cell>
          <table:table-cell office:value-type="float" office:value="50.004897" calcext:value-type="float">
            <text:p>50.004897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6f83341-9572-4598-a957-06795c3bcb2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503</text:p>
          </table:table-cell>
          <table:table-cell office:value-type="float" office:value="50.002744" calcext:value-type="float">
            <text:p>50.002744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a2a02f3-3adc-4960-8589-3d9b4be4a59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503</text:p>
          </table:table-cell>
          <table:table-cell office:value-type="float" office:value="50.004707" calcext:value-type="float">
            <text:p>50.004707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f86e161-e340-466c-947b-41352c3cca0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502</text:p>
          </table:table-cell>
          <table:table-cell office:value-type="float" office:value="50.006211" calcext:value-type="float">
            <text:p>50.00621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1152679-1980-4dff-a679-ca38eb2c6ee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503</text:p>
          </table:table-cell>
          <table:table-cell office:value-type="float" office:value="51.005014" calcext:value-type="float">
            <text:p>51.005014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1d502c0-2e64-4112-9a66-c8eda299857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506</text:p>
          </table:table-cell>
          <table:table-cell office:value-type="float" office:value="50.007423" calcext:value-type="float">
            <text:p>50.007423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f63fff8-6b73-4196-95a4-b27917beff7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517</text:p>
          </table:table-cell>
          <table:table-cell office:value-type="float" office:value="50.008644" calcext:value-type="float">
            <text:p>50.008644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c035856-b8ad-4947-87fa-8da07bee785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529</text:p>
          </table:table-cell>
          <table:table-cell office:value-type="float" office:value="50.00211" calcext:value-type="float">
            <text:p>50.0021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f327d5c-2bf1-4ce7-941c-bc72cf985f0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535</text:p>
          </table:table-cell>
          <table:table-cell office:value-type="float" office:value="50.006658" calcext:value-type="float">
            <text:p>50.006658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4d637cb-d817-45e8-917b-a0f12e7985a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538</text:p>
          </table:table-cell>
          <table:table-cell office:value-type="float" office:value="50.007761" calcext:value-type="float">
            <text:p>50.007761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79ba902-07de-4108-b405-21417d2939a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547</text:p>
          </table:table-cell>
          <table:table-cell office:value-type="float" office:value="50.004211" calcext:value-type="float">
            <text:p>50.00421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ae5770c-e49d-47d3-aabf-b8bde463196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547</text:p>
          </table:table-cell>
          <table:table-cell office:value-type="float" office:value="50.007536" calcext:value-type="float">
            <text:p>50.00753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20e3733-9ea7-4abe-a1df-4e16b7e2847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559</text:p>
          </table:table-cell>
          <table:table-cell office:value-type="float" office:value="51.001513" calcext:value-type="float">
            <text:p>51.00151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d2dc76c-6ec0-4c5e-9270-6e8fe4ec9a3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559</text:p>
          </table:table-cell>
          <table:table-cell office:value-type="float" office:value="51.001457" calcext:value-type="float">
            <text:p>51.001457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daec049-f2f4-4d29-a625-46b5005b0ed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557</text:p>
          </table:table-cell>
          <table:table-cell office:value-type="float" office:value="50.005503" calcext:value-type="float">
            <text:p>50.00550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9adce7a-18b9-4515-94c8-b1c306b4d5c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559</text:p>
          </table:table-cell>
          <table:table-cell office:value-type="float" office:value="50.004155" calcext:value-type="float">
            <text:p>50.00415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cc440b6-f00d-4ea1-a373-9d88c9cd6f6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559</text:p>
          </table:table-cell>
          <table:table-cell office:value-type="float" office:value="50.004203" calcext:value-type="float">
            <text:p>50.004203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0ac06a5-a1d6-48c6-bdc6-28a651874c3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562</text:p>
          </table:table-cell>
          <table:table-cell office:value-type="float" office:value="50.004036" calcext:value-type="float">
            <text:p>50.00403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a3763a5-9961-4faf-a13e-c0125998787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566</text:p>
          </table:table-cell>
          <table:table-cell office:value-type="float" office:value="50.004986" calcext:value-type="float">
            <text:p>50.004986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c33863e-06c5-4a7a-97dd-17e31970a87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579</text:p>
          </table:table-cell>
          <table:table-cell office:value-type="float" office:value="50.003004" calcext:value-type="float">
            <text:p>50.003004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6958eff-8632-463d-bd71-60a727251a7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590</text:p>
          </table:table-cell>
          <table:table-cell office:value-type="float" office:value="50.00392" calcext:value-type="float">
            <text:p>50.00392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988e94-906f-48d3-8270-f19d50a7d07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04</text:p>
          </table:table-cell>
          <table:table-cell office:value-type="float" office:value="50.006875" calcext:value-type="float">
            <text:p>50.00687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7653687-096e-47e0-b020-7563642eb30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08</text:p>
          </table:table-cell>
          <table:table-cell office:value-type="float" office:value="50.003017" calcext:value-type="float">
            <text:p>50.003017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49beab3-4849-43a0-a1c4-4c661e5f57b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06</text:p>
          </table:table-cell>
          <table:table-cell office:value-type="float" office:value="50.00817" calcext:value-type="float">
            <text:p>50.00817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dee921d-49d8-4761-9cf7-a401d973191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21</text:p>
          </table:table-cell>
          <table:table-cell office:value-type="float" office:value="50.005678" calcext:value-type="float">
            <text:p>50.005678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4f7397b-da5c-495c-b279-121681e14d1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22</text:p>
          </table:table-cell>
          <table:table-cell office:value-type="float" office:value="50.005085" calcext:value-type="float">
            <text:p>50.00508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3ebc4fc-078b-4e59-bcc5-5d4983312f2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27</text:p>
          </table:table-cell>
          <table:table-cell office:value-type="float" office:value="50.003053" calcext:value-type="float">
            <text:p>50.00305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760eb41-e7b7-4607-85aa-9395a74f3a3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29</text:p>
          </table:table-cell>
          <table:table-cell office:value-type="float" office:value="50.006076" calcext:value-type="float">
            <text:p>50.006076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48e3d8d-e246-4732-ad66-14a13500c1d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30</text:p>
          </table:table-cell>
          <table:table-cell office:value-type="float" office:value="50.005396" calcext:value-type="float">
            <text:p>50.00539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33eb8ee-08a4-4d65-a557-08a3dfa02c2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35</text:p>
          </table:table-cell>
          <table:table-cell office:value-type="float" office:value="50.002881" calcext:value-type="float">
            <text:p>50.002881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f6edbae-c202-40f3-8bd5-3cc2b0ded1b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635</text:p>
          </table:table-cell>
          <table:table-cell office:value-type="float" office:value="51.005133" calcext:value-type="float">
            <text:p>51.005133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214eb9e-6f45-474d-b674-98854cc3a1e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49</text:p>
          </table:table-cell>
          <table:table-cell office:value-type="float" office:value="50.005802" calcext:value-type="float">
            <text:p>50.00580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eeb8614-f3dd-480d-86cf-bcc49ff31b9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63</text:p>
          </table:table-cell>
          <table:table-cell office:value-type="float" office:value="50.005484" calcext:value-type="float">
            <text:p>50.005484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73f5f71-e156-4dc1-8347-c3e02be53af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76</text:p>
          </table:table-cell>
          <table:table-cell office:value-type="float" office:value="50.001918" calcext:value-type="float">
            <text:p>50.001918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ffeb926-ffda-4ba0-838f-6043584bad9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76</text:p>
          </table:table-cell>
          <table:table-cell office:value-type="float" office:value="50.006085" calcext:value-type="float">
            <text:p>50.00608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51a0732-3f94-43ed-aa4b-b86c57ec68d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81</text:p>
          </table:table-cell>
          <table:table-cell office:value-type="float" office:value="50.004812" calcext:value-type="float">
            <text:p>50.004812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59b79de-55e9-46d9-8bab-47570d79a89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86</text:p>
          </table:table-cell>
          <table:table-cell office:value-type="float" office:value="50.000332" calcext:value-type="float">
            <text:p>50.000332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8183df2-c3de-4207-92dd-ddd28a75921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82</text:p>
          </table:table-cell>
          <table:table-cell office:value-type="float" office:value="50.00641" calcext:value-type="float">
            <text:p>50.0064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55c3144-7911-492b-8186-8cf7207e6d4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84</text:p>
          </table:table-cell>
          <table:table-cell office:value-type="float" office:value="50.004644" calcext:value-type="float">
            <text:p>50.004644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5f2531a-0b25-48e6-aaf0-ad3d4125b17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85</text:p>
          </table:table-cell>
          <table:table-cell office:value-type="float" office:value="50.209796" calcext:value-type="float">
            <text:p>50.209796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a6d6661-1c6c-487e-9eb9-1ccfae924a2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94</text:p>
          </table:table-cell>
          <table:table-cell office:value-type="float" office:value="50.004699" calcext:value-type="float">
            <text:p>50.004699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3e3c149-9a7e-4906-856d-41415c1046f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95</text:p>
          </table:table-cell>
          <table:table-cell office:value-type="float" office:value="50.004102" calcext:value-type="float">
            <text:p>50.004102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041cf84-4925-4bd1-9f53-e9e87c96da2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02</text:p>
          </table:table-cell>
          <table:table-cell office:value-type="float" office:value="50.002885" calcext:value-type="float">
            <text:p>50.00288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0157ff4-d6aa-4695-882c-65e54a38320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04</text:p>
          </table:table-cell>
          <table:table-cell office:value-type="float" office:value="50.00558" calcext:value-type="float">
            <text:p>50.00558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28ac86f-4941-43d7-af27-9816df290ac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09</text:p>
          </table:table-cell>
          <table:table-cell office:value-type="float" office:value="50.005169" calcext:value-type="float">
            <text:p>50.005169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cd1e7ae-17da-4aa4-b3a0-a4a90b003bc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18</text:p>
          </table:table-cell>
          <table:table-cell office:value-type="float" office:value="50.002542" calcext:value-type="float">
            <text:p>50.002542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b0f9395-aba4-4584-b628-4f104e34be9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16</text:p>
          </table:table-cell>
          <table:table-cell office:value-type="float" office:value="50.004421" calcext:value-type="float">
            <text:p>50.004421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b9546e2-fb69-43e2-94e7-cbee87828b1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21</text:p>
          </table:table-cell>
          <table:table-cell office:value-type="float" office:value="50.002077" calcext:value-type="float">
            <text:p>50.002077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00cbdf3-6d74-4cfd-a57e-4ed61af740b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21</text:p>
          </table:table-cell>
          <table:table-cell office:value-type="float" office:value="51.002097" calcext:value-type="float">
            <text:p>51.002097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739d9e7-6e58-4d20-b198-fcbe297fbd9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20</text:p>
          </table:table-cell>
          <table:table-cell office:value-type="float" office:value="50.006798" calcext:value-type="float">
            <text:p>50.006798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ea7dbbc-c100-4015-9361-ac98cd7dc6b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21</text:p>
          </table:table-cell>
          <table:table-cell office:value-type="float" office:value="50.005477" calcext:value-type="float">
            <text:p>50.005477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3bba00d-8dc5-43b0-9579-756b6239b12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24</text:p>
          </table:table-cell>
          <table:table-cell office:value-type="float" office:value="50.00496" calcext:value-type="float">
            <text:p>50.0049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002d5d7-bc45-49c1-84ed-2fc3afbb020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33</text:p>
          </table:table-cell>
          <table:table-cell office:value-type="float" office:value="50.006794" calcext:value-type="float">
            <text:p>50.00679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5007dc8-625f-4e0d-8971-a7bf317186c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742</text:p>
          </table:table-cell>
          <table:table-cell office:value-type="float" office:value="51.00336" calcext:value-type="float">
            <text:p>51.00336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1394dfa-35ed-42f3-b946-5a71f951a82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42</text:p>
          </table:table-cell>
          <table:table-cell office:value-type="float" office:value="50.003372" calcext:value-type="float">
            <text:p>50.003372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7c0a806-dfde-4040-a5ce-8260ef2bf52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48</text:p>
          </table:table-cell>
          <table:table-cell office:value-type="float" office:value="50.006271" calcext:value-type="float">
            <text:p>50.00627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a10192e-f779-4ccc-ab7f-c26ac4e923e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47</text:p>
          </table:table-cell>
          <table:table-cell office:value-type="float" office:value="50.007362" calcext:value-type="float">
            <text:p>50.00736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c5becd6-09b8-4b64-b8c8-71fedb5b591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52</text:p>
          </table:table-cell>
          <table:table-cell office:value-type="float" office:value="50.008899" calcext:value-type="float">
            <text:p>50.008899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183ddc5-82c8-4b68-aecc-4ab7bc555ee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61</text:p>
          </table:table-cell>
          <table:table-cell office:value-type="float" office:value="50.002951" calcext:value-type="float">
            <text:p>50.00295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b759599-e453-4e16-b9e7-f952f960822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73</text:p>
          </table:table-cell>
          <table:table-cell office:value-type="float" office:value="50.006345" calcext:value-type="float">
            <text:p>50.00634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03631e7-c191-4745-b1e6-dec31be3199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75</text:p>
          </table:table-cell>
          <table:table-cell office:value-type="float" office:value="50.006288" calcext:value-type="float">
            <text:p>50.006288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67c0487-76ed-49ce-a0f1-6cc805d714c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79</text:p>
          </table:table-cell>
          <table:table-cell office:value-type="float" office:value="50.002984" calcext:value-type="float">
            <text:p>50.002984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daa3ed2-efe6-4d5d-8a7a-d8cb635d99e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78</text:p>
          </table:table-cell>
          <table:table-cell office:value-type="float" office:value="50.00674" calcext:value-type="float">
            <text:p>50.00674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7eb8efe-9aa7-47fe-a5f9-99865d19c06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82</text:p>
          </table:table-cell>
          <table:table-cell office:value-type="float" office:value="50.004515" calcext:value-type="float">
            <text:p>50.00451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7176a64-711c-4ccc-b6e9-c1790534067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81</text:p>
          </table:table-cell>
          <table:table-cell office:value-type="float" office:value="50.00587" calcext:value-type="float">
            <text:p>50.00587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728cf7a-3c9e-40a7-b097-7d3884593df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93</text:p>
          </table:table-cell>
          <table:table-cell office:value-type="float" office:value="50.002952" calcext:value-type="float">
            <text:p>50.002952</text:p>
          </table:table-cell>
          <table:table-cell office:value-type="float" office:value="0.00008" calcext:value-type="float">
            <text:p>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9fe711b-d63e-4b6e-8bcc-88778da5dc3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91</text:p>
          </table:table-cell>
          <table:table-cell office:value-type="float" office:value="50.008112" calcext:value-type="float">
            <text:p>50.008112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b3cd2a3-a779-43e8-b710-e27df1640ae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799</text:p>
          </table:table-cell>
          <table:table-cell office:value-type="float" office:value="50.006973" calcext:value-type="float">
            <text:p>50.00697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455a541-1bf0-4fa9-be74-2433674476a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04</text:p>
          </table:table-cell>
          <table:table-cell office:value-type="float" office:value="50.003674" calcext:value-type="float">
            <text:p>50.003674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1231eea-b6ad-4d6f-9c53-ab2100d904e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16</text:p>
          </table:table-cell>
          <table:table-cell office:value-type="float" office:value="50.002208" calcext:value-type="float">
            <text:p>50.002208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fe4e64b-a473-4b2c-a2bd-3a67e896761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18</text:p>
          </table:table-cell>
          <table:table-cell office:value-type="float" office:value="50.003932" calcext:value-type="float">
            <text:p>50.00393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852111d-5671-41ac-8724-284e902c812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16</text:p>
          </table:table-cell>
          <table:table-cell office:value-type="float" office:value="50.005506" calcext:value-type="float">
            <text:p>50.00550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a0df86d-e8a2-4aae-a573-1033c80f19c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18</text:p>
          </table:table-cell>
          <table:table-cell office:value-type="float" office:value="50.003918" calcext:value-type="float">
            <text:p>50.003918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15396b0-9353-4a5a-80bd-b6dc1798d69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20</text:p>
          </table:table-cell>
          <table:table-cell office:value-type="float" office:value="50.006355" calcext:value-type="float">
            <text:p>50.00635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0f978e4-2a0f-4af3-9b73-16d69341950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24</text:p>
          </table:table-cell>
          <table:table-cell office:value-type="float" office:value="50.002525" calcext:value-type="float">
            <text:p>50.00252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e4f32ce-3a19-45a6-a7c1-ef9f8e9c917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38</text:p>
          </table:table-cell>
          <table:table-cell office:value-type="float" office:value="50.003414" calcext:value-type="float">
            <text:p>50.00341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86f855c-1be8-4eac-b172-db74835449d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38</text:p>
          </table:table-cell>
          <table:table-cell office:value-type="float" office:value="50.006191" calcext:value-type="float">
            <text:p>50.006191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2cfc8c1-08aa-43e2-a50e-3df4894e396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51</text:p>
          </table:table-cell>
          <table:table-cell office:value-type="float" office:value="50.001752" calcext:value-type="float">
            <text:p>50.00175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5d6c10f-de19-46e1-b9b8-ea592b45347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50</text:p>
          </table:table-cell>
          <table:table-cell office:value-type="float" office:value="50.006041" calcext:value-type="float">
            <text:p>50.00604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ef1aa9e-0ee7-4ce7-be18-517da4badc6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58</text:p>
          </table:table-cell>
          <table:table-cell office:value-type="float" office:value="50.004278" calcext:value-type="float">
            <text:p>50.004278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f890b13-9ef7-4d52-af49-e6ba04c6b8c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63</text:p>
          </table:table-cell>
          <table:table-cell office:value-type="float" office:value="50.004523" calcext:value-type="float">
            <text:p>50.00452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00518b7-85f0-4375-8b0c-8b8289185b5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70</text:p>
          </table:table-cell>
          <table:table-cell office:value-type="float" office:value="50.000819" calcext:value-type="float">
            <text:p>50.000819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bc5672a-32c9-4b43-91bb-cedc99be29f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66</text:p>
          </table:table-cell>
          <table:table-cell office:value-type="float" office:value="50.005656" calcext:value-type="float">
            <text:p>50.005656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1cfb58-ac6f-4306-bb84-9d8532c5d9e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81</text:p>
          </table:table-cell>
          <table:table-cell office:value-type="float" office:value="50.003231" calcext:value-type="float">
            <text:p>50.00323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7c879ae-be86-47b2-a3e8-a85582bf107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79</text:p>
          </table:table-cell>
          <table:table-cell office:value-type="float" office:value="50.005458" calcext:value-type="float">
            <text:p>50.005458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275407e-1f71-417e-a173-b5162345fb9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77</text:p>
          </table:table-cell>
          <table:table-cell office:value-type="float" office:value="50.21092" calcext:value-type="float">
            <text:p>50.2109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5bb9531-0c61-4d50-83b5-2865692b5a7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90</text:p>
          </table:table-cell>
          <table:table-cell office:value-type="float" office:value="50.00214" calcext:value-type="float">
            <text:p>50.0021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7d01156-ebbf-41fd-aa35-4074f21cd92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92</text:p>
          </table:table-cell>
          <table:table-cell office:value-type="float" office:value="50.003569" calcext:value-type="float">
            <text:p>50.003569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77d636c-8c35-4dfe-b5cb-e897a7676ee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95</text:p>
          </table:table-cell>
          <table:table-cell office:value-type="float" office:value="50.002947" calcext:value-type="float">
            <text:p>50.002947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6ce91fe-f451-4d5d-956e-aae9f5aa021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8.895</text:p>
          </table:table-cell>
          <table:table-cell office:value-type="float" office:value="51.002985" calcext:value-type="float">
            <text:p>51.00298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e6f816f-ad57-433c-ae87-f31dde654e8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94</text:p>
          </table:table-cell>
          <table:table-cell office:value-type="float" office:value="50.004224" calcext:value-type="float">
            <text:p>50.004224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a101fe5-63c0-424a-bad7-edb82c7acd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895</text:p>
          </table:table-cell>
          <table:table-cell office:value-type="float" office:value="50.00536" calcext:value-type="float">
            <text:p>50.0053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e950258-ac96-4630-b135-220f5ae6e05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05</text:p>
          </table:table-cell>
          <table:table-cell office:value-type="float" office:value="50.003737" calcext:value-type="float">
            <text:p>50.00373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0c18d3c-8bf4-40ac-b55d-712458d4c5a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09</text:p>
          </table:table-cell>
          <table:table-cell office:value-type="float" office:value="50.004937" calcext:value-type="float">
            <text:p>50.00493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833bac1-1214-4605-943c-922b7492135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23</text:p>
          </table:table-cell>
          <table:table-cell office:value-type="float" office:value="50.005253" calcext:value-type="float">
            <text:p>50.00525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208334f-4c98-49c7-b0c2-7d887440494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26</text:p>
          </table:table-cell>
          <table:table-cell office:value-type="float" office:value="50.007419" calcext:value-type="float">
            <text:p>50.007419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cc2935f-76af-4da5-9637-1cdd2c62691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32</text:p>
          </table:table-cell>
          <table:table-cell office:value-type="float" office:value="50.00605" calcext:value-type="float">
            <text:p>50.006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c15f250-3f9b-47af-92f7-4410aab243b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35</text:p>
          </table:table-cell>
          <table:table-cell office:value-type="float" office:value="50.005367" calcext:value-type="float">
            <text:p>50.005367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39ec3c7-c99a-4e91-a0ce-4c89c614bb9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37</text:p>
          </table:table-cell>
          <table:table-cell office:value-type="float" office:value="50.002821" calcext:value-type="float">
            <text:p>50.002821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82efcc1-0e8c-49cf-b640-63bf940014f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35</text:p>
          </table:table-cell>
          <table:table-cell office:value-type="float" office:value="50.004998" calcext:value-type="float">
            <text:p>50.004998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1fc9f7c-5436-417f-87df-c52cc5fcfe1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49</text:p>
          </table:table-cell>
          <table:table-cell office:value-type="float" office:value="50.004689" calcext:value-type="float">
            <text:p>50.004689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dcad0b1-44d6-4945-9e8a-3f3bd7b3952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49</text:p>
          </table:table-cell>
          <table:table-cell office:value-type="float" office:value="50.005353" calcext:value-type="float">
            <text:p>50.005353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e78d576-3cdc-4b3d-a048-0388a897d16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47</text:p>
          </table:table-cell>
          <table:table-cell office:value-type="float" office:value="50.006489" calcext:value-type="float">
            <text:p>50.006489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53d6ea2-071a-4e5e-99b7-30d7a91c4ac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47</text:p>
          </table:table-cell>
          <table:table-cell office:value-type="float" office:value="50.006557" calcext:value-type="float">
            <text:p>50.006557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117a315-c25a-416f-b574-87cc6846bdd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498</text:p>
          </table:table-cell>
          <table:table-cell office:value-type="float" office:value="50.465864" calcext:value-type="float">
            <text:p>50.46586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def7658-a79f-45d2-b446-9bb1c21c32f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8.250</text:p>
          </table:table-cell>
          <table:table-cell office:value-type="float" office:value="41.717077" calcext:value-type="float">
            <text:p>41.717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355571-b110-4c74-a203-4bb2adb9f4cf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65</text:p>
          </table:table-cell>
          <table:table-cell office:value-type="float" office:value="50.006859" calcext:value-type="float">
            <text:p>50.00685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dd244e3-25ea-414c-8f40-73d8e73e029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79</text:p>
          </table:table-cell>
          <table:table-cell office:value-type="float" office:value="50.005451" calcext:value-type="float">
            <text:p>50.005451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c4703bb-542e-4481-8639-790e16d772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81</text:p>
          </table:table-cell>
          <table:table-cell office:value-type="float" office:value="50.002797" calcext:value-type="float">
            <text:p>50.002797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865207e-e079-47a1-8c4a-3114531cbc2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82</text:p>
          </table:table-cell>
          <table:table-cell office:value-type="float" office:value="50.007505" calcext:value-type="float">
            <text:p>50.0075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e34209a-fca5-4103-b311-f09fe533867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85</text:p>
          </table:table-cell>
          <table:table-cell office:value-type="float" office:value="50.007613" calcext:value-type="float">
            <text:p>50.00761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50c6080-4bbb-41a4-975f-650997809c9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89</text:p>
          </table:table-cell>
          <table:table-cell office:value-type="float" office:value="50.00637" calcext:value-type="float">
            <text:p>50.0063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c103141-3ba9-4888-a299-fc3d4bc55ea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995</text:p>
          </table:table-cell>
          <table:table-cell office:value-type="float" office:value="50.005609" calcext:value-type="float">
            <text:p>50.005609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94ab58d-370d-439d-9284-94b385a3fa5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08</text:p>
          </table:table-cell>
          <table:table-cell office:value-type="float" office:value="50.004938" calcext:value-type="float">
            <text:p>50.004938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e64c687-46a7-4919-a291-b496bc89624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13</text:p>
          </table:table-cell>
          <table:table-cell office:value-type="float" office:value="50.003344" calcext:value-type="float">
            <text:p>50.003344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8050568-c6b5-4c09-92c5-eca070d1520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18</text:p>
          </table:table-cell>
          <table:table-cell office:value-type="float" office:value="50.998672" calcext:value-type="float">
            <text:p>50.998672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56f7b07-158d-4c8a-b34e-60e4c4acf85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15</text:p>
          </table:table-cell>
          <table:table-cell office:value-type="float" office:value="50.002087" calcext:value-type="float">
            <text:p>50.002087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8492d49-bb36-4268-b307-f7d16a4bdfa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18</text:p>
          </table:table-cell>
          <table:table-cell office:value-type="float" office:value="50.006491" calcext:value-type="float">
            <text:p>50.00649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91c3bc3-23f0-40e0-ab10-15cdb63ed4d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19</text:p>
          </table:table-cell>
          <table:table-cell office:value-type="float" office:value="50.005816" calcext:value-type="float">
            <text:p>50.005816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b9c86c-aedf-4034-98f0-5d0e09f2238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29</text:p>
          </table:table-cell>
          <table:table-cell office:value-type="float" office:value="50.001472" calcext:value-type="float">
            <text:p>50.001472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5b5bbdd-3fcc-4e71-94d9-ea3d71d7849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31</text:p>
          </table:table-cell>
          <table:table-cell office:value-type="float" office:value="50.002844" calcext:value-type="float">
            <text:p>50.002844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1770b4a-4dde-4713-bb7c-0dd6f8ef650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40</text:p>
          </table:table-cell>
          <table:table-cell office:value-type="float" office:value="50.00286" calcext:value-type="float">
            <text:p>50.00286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1992535-8980-418d-8924-072a99f675b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46</text:p>
          </table:table-cell>
          <table:table-cell office:value-type="float" office:value="50.001473" calcext:value-type="float">
            <text:p>50.001473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9a7c483-4745-499d-a476-30f151c1d2b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44</text:p>
          </table:table-cell>
          <table:table-cell office:value-type="float" office:value="50.00333" calcext:value-type="float">
            <text:p>50.00333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87ce1b5-e8a6-4d1d-ad01-f88c70879d0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47</text:p>
          </table:table-cell>
          <table:table-cell office:value-type="float" office:value="50.003856" calcext:value-type="float">
            <text:p>50.00385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885b54d-3886-4048-be6b-538ec6402c3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55</text:p>
          </table:table-cell>
          <table:table-cell office:value-type="float" office:value="50.001023" calcext:value-type="float">
            <text:p>50.001023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e58ebc1-f666-4951-8cd9-20e7b5aa30f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73</text:p>
          </table:table-cell>
          <table:table-cell office:value-type="float" office:value="50.001005" calcext:value-type="float">
            <text:p>50.0010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cc39dab-f195-477f-917c-19baa1742f9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73</text:p>
          </table:table-cell>
          <table:table-cell office:value-type="float" office:value="51.000927" calcext:value-type="float">
            <text:p>51.000927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abe0662-dcf6-407f-8c60-f858eb53a3a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73</text:p>
          </table:table-cell>
          <table:table-cell office:value-type="float" office:value="50.004237" calcext:value-type="float">
            <text:p>50.004237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ea0fdba-7316-432d-ba60-fe1addc76c0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91</text:p>
          </table:table-cell>
          <table:table-cell office:value-type="float" office:value="50.003421" calcext:value-type="float">
            <text:p>50.00342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3735e5-b3c7-43b6-98b7-27f3392e74a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94</text:p>
          </table:table-cell>
          <table:table-cell office:value-type="float" office:value="50.002407" calcext:value-type="float">
            <text:p>50.00240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cbd935b-85b9-45fd-ab51-b70dfcd6283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95</text:p>
          </table:table-cell>
          <table:table-cell office:value-type="float" office:value="50.002303" calcext:value-type="float">
            <text:p>50.00230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8b39b49-1df9-4f86-8bf0-0cf31fe2015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98</text:p>
          </table:table-cell>
          <table:table-cell office:value-type="float" office:value="50.002514" calcext:value-type="float">
            <text:p>50.002514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e51b460-8197-4288-8178-537114bc5a5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099</text:p>
          </table:table-cell>
          <table:table-cell office:value-type="float" office:value="50.003583" calcext:value-type="float">
            <text:p>50.003583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1e4e7c1-1fa1-432e-b599-0f0d7864c19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106</text:p>
          </table:table-cell>
          <table:table-cell office:value-type="float" office:value="50.002133" calcext:value-type="float">
            <text:p>50.002133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732c3bf-ac71-4c07-a18b-42711c5c85a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109</text:p>
          </table:table-cell>
          <table:table-cell office:value-type="float" office:value="50.001993" calcext:value-type="float">
            <text:p>50.00199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08fc96f-da67-4d91-86d3-d459da65bc3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117</text:p>
          </table:table-cell>
          <table:table-cell office:value-type="float" office:value="50.0024" calcext:value-type="float">
            <text:p>50.0024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5fac45-5430-4eb2-b93b-9960534d85d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099</text:p>
          </table:table-cell>
          <table:table-cell office:value-type="float" office:value="51.019988" calcext:value-type="float">
            <text:p>51.019988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a7be509-e0d5-4d26-bd60-0af0ab0dc2c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122</text:p>
          </table:table-cell>
          <table:table-cell office:value-type="float" office:value="50.002703" calcext:value-type="float">
            <text:p>50.002703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e03a8c4-18d0-4fd0-9f36-61739854f3a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133</text:p>
          </table:table-cell>
          <table:table-cell office:value-type="float" office:value="50.002937" calcext:value-type="float">
            <text:p>50.002937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a7350f9-a545-4005-bdc2-ca733a80150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134</text:p>
          </table:table-cell>
          <table:table-cell office:value-type="float" office:value="50.002183" calcext:value-type="float">
            <text:p>50.00218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b76b2b0-334e-4517-b68d-5855e5a6e8c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137</text:p>
          </table:table-cell>
          <table:table-cell office:value-type="float" office:value="50.004602" calcext:value-type="float">
            <text:p>50.004602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bd21926-78de-40d6-85d3-7bcaa8398d3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143</text:p>
          </table:table-cell>
          <table:table-cell office:value-type="float" office:value="50.003864" calcext:value-type="float">
            <text:p>50.003864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0240fb5-2990-4293-8cc6-d29199477d3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144</text:p>
          </table:table-cell>
          <table:table-cell office:value-type="float" office:value="50.002482" calcext:value-type="float">
            <text:p>50.002482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75659ac-b983-43e6-83d3-0fcdc718123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155</text:p>
          </table:table-cell>
          <table:table-cell office:value-type="float" office:value="50.002438" calcext:value-type="float">
            <text:p>50.00243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e61bf43-7c38-4e9b-8e9d-3d72b071521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168</text:p>
          </table:table-cell>
          <table:table-cell office:value-type="float" office:value="50.004321" calcext:value-type="float">
            <text:p>50.004321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aff2b0c-3d3c-41f9-8eb2-d8a4a24427c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175</text:p>
          </table:table-cell>
          <table:table-cell office:value-type="float" office:value="50.002157" calcext:value-type="float">
            <text:p>50.002157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2da5fa4-f46f-4348-a719-24892aa097f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192</text:p>
          </table:table-cell>
          <table:table-cell office:value-type="float" office:value="50.0023" calcext:value-type="float">
            <text:p>50.0023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417b3cb-c993-4e96-9b70-20fee7caed5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03</text:p>
          </table:table-cell>
          <table:table-cell office:value-type="float" office:value="50.001526" calcext:value-type="float">
            <text:p>50.001526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829920d-7014-44b9-8b21-2edfae8d57d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03</text:p>
          </table:table-cell>
          <table:table-cell office:value-type="float" office:value="50.002056" calcext:value-type="float">
            <text:p>50.002056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fefbe1e-81e2-472d-8de9-9c823340ff8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03</text:p>
          </table:table-cell>
          <table:table-cell office:value-type="float" office:value="50.004156" calcext:value-type="float">
            <text:p>50.00415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3c7f1b0-77b8-4319-929c-e1e1e869ab0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11</text:p>
          </table:table-cell>
          <table:table-cell office:value-type="float" office:value="50.002255" calcext:value-type="float">
            <text:p>50.00225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3a00776-1b2f-4399-97b8-ec1c75e66cd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17</text:p>
          </table:table-cell>
          <table:table-cell office:value-type="float" office:value="50.002497" calcext:value-type="float">
            <text:p>50.002497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aabdcf7-9317-45c5-9596-5c86eab9527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21</text:p>
          </table:table-cell>
          <table:table-cell office:value-type="float" office:value="50.002641" calcext:value-type="float">
            <text:p>50.002641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6c19455-3b66-4daf-ae28-2b02263634b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18</text:p>
          </table:table-cell>
          <table:table-cell office:value-type="float" office:value="50.005282" calcext:value-type="float">
            <text:p>50.005282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8906244-b562-43a8-b12e-7fb772be287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28</text:p>
          </table:table-cell>
          <table:table-cell office:value-type="float" office:value="50.001736" calcext:value-type="float">
            <text:p>50.001736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d4bfbd6-0374-423e-acc5-1c82d956c6b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38</text:p>
          </table:table-cell>
          <table:table-cell office:value-type="float" office:value="50.001811" calcext:value-type="float">
            <text:p>50.00181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8494548-296e-4a90-a92b-2abc0543882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49</text:p>
          </table:table-cell>
          <table:table-cell office:value-type="float" office:value="50.004497" calcext:value-type="float">
            <text:p>50.00449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0cc91a8-03f5-4f3e-b974-8d912a3ff76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50</text:p>
          </table:table-cell>
          <table:table-cell office:value-type="float" office:value="50.002988" calcext:value-type="float">
            <text:p>50.002988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cd28244-70d3-40dc-807c-c6b5dc014de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52</text:p>
          </table:table-cell>
          <table:table-cell office:value-type="float" office:value="50.001132" calcext:value-type="float">
            <text:p>50.001132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c9a9313-077d-49df-8d0f-6be40421410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64</text:p>
          </table:table-cell>
          <table:table-cell office:value-type="float" office:value="50.001658" calcext:value-type="float">
            <text:p>50.001658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f07fb53-a22f-41d9-95ec-a13ed162c50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69</text:p>
          </table:table-cell>
          <table:table-cell office:value-type="float" office:value="50.002462" calcext:value-type="float">
            <text:p>50.002462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e822e68-4a7b-4c6e-8a94-e1dfc7fe111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72</text:p>
          </table:table-cell>
          <table:table-cell office:value-type="float" office:value="50.000056" calcext:value-type="float">
            <text:p>50.00005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5664967-b81f-4a99-9f1c-121fae93b42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68</text:p>
          </table:table-cell>
          <table:table-cell office:value-type="float" office:value="50.00356" calcext:value-type="float">
            <text:p>50.00356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a557a1b-496f-4477-bb86-55f54182ffa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77</text:p>
          </table:table-cell>
          <table:table-cell office:value-type="float" office:value="50.001847" calcext:value-type="float">
            <text:p>50.001847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f0d956a-efef-4ae6-a399-a2078eb6148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80</text:p>
          </table:table-cell>
          <table:table-cell office:value-type="float" office:value="50.005668" calcext:value-type="float">
            <text:p>50.00566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f6d1b3c-c5fe-4e7e-964c-d1bc928f50b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86</text:p>
          </table:table-cell>
          <table:table-cell office:value-type="float" office:value="50.002161" calcext:value-type="float">
            <text:p>50.002161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971a5ea-f65c-47b6-b0b8-75fbd21e667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90</text:p>
          </table:table-cell>
          <table:table-cell office:value-type="float" office:value="50.001884" calcext:value-type="float">
            <text:p>50.00188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5287a8a-b9e2-40cd-9118-3c5b4ddc84f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96</text:p>
          </table:table-cell>
          <table:table-cell office:value-type="float" office:value="50.002124" calcext:value-type="float">
            <text:p>50.002124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1f575fb-3450-419a-b8fc-b957c23f6a7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297</text:p>
          </table:table-cell>
          <table:table-cell office:value-type="float" office:value="50.003925" calcext:value-type="float">
            <text:p>50.00392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0a4602-89a7-4c8f-a57e-40578fc3feb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300</text:p>
          </table:table-cell>
          <table:table-cell office:value-type="float" office:value="50.001087" calcext:value-type="float">
            <text:p>50.00108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959d40d-2dbf-4f15-aa15-de740b2268e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300</text:p>
          </table:table-cell>
          <table:table-cell office:value-type="float" office:value="50.001302" calcext:value-type="float">
            <text:p>50.001302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3f8fcd6-c712-429a-9ccc-7fa32a8ecdb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301</text:p>
          </table:table-cell>
          <table:table-cell office:value-type="float" office:value="50.003083" calcext:value-type="float">
            <text:p>50.003083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ef16385-257f-40c5-abaa-40a072df523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306</text:p>
          </table:table-cell>
          <table:table-cell office:value-type="float" office:value="50.997905" calcext:value-type="float">
            <text:p>50.9979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b85db03-321a-4c7e-b6a0-4cf944574d6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305</text:p>
          </table:table-cell>
          <table:table-cell office:value-type="float" office:value="50.003321" calcext:value-type="float">
            <text:p>50.003321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d2d129-b59a-492d-8ff0-4e84c367dd5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306</text:p>
          </table:table-cell>
          <table:table-cell office:value-type="float" office:value="50.002431" calcext:value-type="float">
            <text:p>50.00243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835e6cf-b6c0-4444-92c0-44c09383a76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308</text:p>
          </table:table-cell>
          <table:table-cell office:value-type="float" office:value="50.000198" calcext:value-type="float">
            <text:p>50.000198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5fb3131-b707-4c5c-9660-e0be8ef4ca3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321</text:p>
          </table:table-cell>
          <table:table-cell office:value-type="float" office:value="50.00175" calcext:value-type="float">
            <text:p>50.0017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c29acd5-d5d3-46a9-bb5d-74c880deceb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354</text:p>
          </table:table-cell>
          <table:table-cell office:value-type="float" office:value="50.003212" calcext:value-type="float">
            <text:p>50.003212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473ff68-00d2-435b-beb0-02df1de1efa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354</text:p>
          </table:table-cell>
          <table:table-cell office:value-type="float" office:value="50.002851" calcext:value-type="float">
            <text:p>50.002851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a6061b3-c6e7-46b8-b283-137fcf52938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354</text:p>
          </table:table-cell>
          <table:table-cell office:value-type="float" office:value="50.002827" calcext:value-type="float">
            <text:p>50.002827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46b422d-11de-4253-8976-ffd1ea16f78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358</text:p>
          </table:table-cell>
          <table:table-cell office:value-type="float" office:value="50.002134" calcext:value-type="float">
            <text:p>50.002134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242d230-f455-40c9-9385-9c5a82b62e5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358</text:p>
          </table:table-cell>
          <table:table-cell office:value-type="float" office:value="50.002167" calcext:value-type="float">
            <text:p>50.002167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c6fe385-a500-4c42-91d9-f3c21dafa65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359</text:p>
          </table:table-cell>
          <table:table-cell office:value-type="float" office:value="50.001462" calcext:value-type="float">
            <text:p>50.001462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636e843-fd17-4c3a-89b7-48ffc2642ec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377</text:p>
          </table:table-cell>
          <table:table-cell office:value-type="float" office:value="50.001856" calcext:value-type="float">
            <text:p>50.001856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97c61fc-71a8-4812-9481-d83feca5659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384</text:p>
          </table:table-cell>
          <table:table-cell office:value-type="float" office:value="50.001499" calcext:value-type="float">
            <text:p>50.00149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b2b9e17-a72f-435b-86f4-c8f7851fe05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392</text:p>
          </table:table-cell>
          <table:table-cell office:value-type="float" office:value="50.002769" calcext:value-type="float">
            <text:p>50.00276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cad486d-9cfc-4fb0-81a1-cd9f7895ba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390</text:p>
          </table:table-cell>
          <table:table-cell office:value-type="float" office:value="50.004765" calcext:value-type="float">
            <text:p>50.00476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518335f-9b9d-4983-a5ae-aaa8e357c87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399</text:p>
          </table:table-cell>
          <table:table-cell office:value-type="float" office:value="50.001458" calcext:value-type="float">
            <text:p>50.00145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bf4cce8-035f-4aa7-a3a4-10a107289ae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06</text:p>
          </table:table-cell>
          <table:table-cell office:value-type="float" office:value="50.001182" calcext:value-type="float">
            <text:p>50.001182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4f6d1a0-e49f-40f2-a5da-3b06c6ef0d1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07</text:p>
          </table:table-cell>
          <table:table-cell office:value-type="float" office:value="50.002596" calcext:value-type="float">
            <text:p>50.002596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51963ac-6180-4725-a3f8-9487a487021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10</text:p>
          </table:table-cell>
          <table:table-cell office:value-type="float" office:value="50.002026" calcext:value-type="float">
            <text:p>50.00202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b58dc35-5a28-45e5-b1b6-ff5d8693231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18</text:p>
          </table:table-cell>
          <table:table-cell office:value-type="float" office:value="50.002688" calcext:value-type="float">
            <text:p>50.00268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a47df64-bd3d-4525-a8de-5baab126c27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21</text:p>
          </table:table-cell>
          <table:table-cell office:value-type="float" office:value="50.003026" calcext:value-type="float">
            <text:p>50.003026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dd48050-0430-4b31-9135-01281d740f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7.410</text:p>
          </table:table-cell>
          <table:table-cell office:value-type="float" office:value="53.018006" calcext:value-type="float">
            <text:p>53.01800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2207156-1a63-44a9-a1f5-5c8c3258e04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32</text:p>
          </table:table-cell>
          <table:table-cell office:value-type="float" office:value="50.003569" calcext:value-type="float">
            <text:p>50.00356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4dadcae-5263-42a8-9fb9-06ab84aa7b1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36</text:p>
          </table:table-cell>
          <table:table-cell office:value-type="float" office:value="50.002312" calcext:value-type="float">
            <text:p>50.00231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d691a81-81e9-4c8a-b535-26bccea11d4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39</text:p>
          </table:table-cell>
          <table:table-cell office:value-type="float" office:value="50.00173" calcext:value-type="float">
            <text:p>50.0017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e7eef7b-8c17-4e4b-b89b-0f186b17bee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42</text:p>
          </table:table-cell>
          <table:table-cell office:value-type="float" office:value="50.002241" calcext:value-type="float">
            <text:p>50.002241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975ef16-bbe5-4a09-adbc-d3b8b2fd779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54</text:p>
          </table:table-cell>
          <table:table-cell office:value-type="float" office:value="50.002873" calcext:value-type="float">
            <text:p>50.002873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054e802-94c6-45ca-a69d-b2d396ffa89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52</text:p>
          </table:table-cell>
          <table:table-cell office:value-type="float" office:value="50.004981" calcext:value-type="float">
            <text:p>50.00498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bf8d1d-3885-40e0-bd50-a925b24a30a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55</text:p>
          </table:table-cell>
          <table:table-cell office:value-type="float" office:value="50.001409" calcext:value-type="float">
            <text:p>50.00140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c9b43b5-8ab7-439f-b265-f6bf7011aff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58</text:p>
          </table:table-cell>
          <table:table-cell office:value-type="float" office:value="50.001803" calcext:value-type="float">
            <text:p>50.00180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848c800-ab59-4571-9fb2-16247a0a9c4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63</text:p>
          </table:table-cell>
          <table:table-cell office:value-type="float" office:value="50.002667" calcext:value-type="float">
            <text:p>50.00266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95fb4d5-f0b5-4d63-90ab-2f265dcebfd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68</text:p>
          </table:table-cell>
          <table:table-cell office:value-type="float" office:value="50.001577" calcext:value-type="float">
            <text:p>50.001577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e060860-d372-43b7-90f6-7c571125aa6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71</text:p>
          </table:table-cell>
          <table:table-cell office:value-type="float" office:value="50.002734" calcext:value-type="float">
            <text:p>50.002734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c2a10aa-e4ee-42df-a221-86cc297035a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77</text:p>
          </table:table-cell>
          <table:table-cell office:value-type="float" office:value="50.001578" calcext:value-type="float">
            <text:p>50.001578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65be75d-0079-4166-997d-0bbf4ae29d4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79</text:p>
          </table:table-cell>
          <table:table-cell office:value-type="float" office:value="50.002497" calcext:value-type="float">
            <text:p>50.00249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c653463-b0bd-4ac3-9f9e-d6e2c75c3ec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83</text:p>
          </table:table-cell>
          <table:table-cell office:value-type="float" office:value="50.002822" calcext:value-type="float">
            <text:p>50.00282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8a01fd2-bc5d-406c-82b9-47a2cd038f4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85</text:p>
          </table:table-cell>
          <table:table-cell office:value-type="float" office:value="50.001137" calcext:value-type="float">
            <text:p>50.001137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b019cf6-dc23-45d6-ad50-f6f19da3fba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93</text:p>
          </table:table-cell>
          <table:table-cell office:value-type="float" office:value="50.001763" calcext:value-type="float">
            <text:p>50.001763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30ff46f-79eb-418f-bd6a-35af5a5e7cc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91</text:p>
          </table:table-cell>
          <table:table-cell office:value-type="float" office:value="50.003234" calcext:value-type="float">
            <text:p>50.003234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857e767-67a0-4b7f-858d-8244096317f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95</text:p>
          </table:table-cell>
          <table:table-cell office:value-type="float" office:value="50.00169" calcext:value-type="float">
            <text:p>50.00169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7bf4183-0f77-4a06-8318-641e38c7ff9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98</text:p>
          </table:table-cell>
          <table:table-cell office:value-type="float" office:value="50.001397" calcext:value-type="float">
            <text:p>50.001397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7398d1-13c1-4b4b-a6ef-b36926a90ad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503</text:p>
          </table:table-cell>
          <table:table-cell office:value-type="float" office:value="50.001843" calcext:value-type="float">
            <text:p>50.00184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603f16b-6210-46ac-9f5b-61fe731cf69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503</text:p>
          </table:table-cell>
          <table:table-cell office:value-type="float" office:value="50.001332" calcext:value-type="float">
            <text:p>50.001332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7e86921-5232-4ef2-ab06-91ef7786cb7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502</text:p>
          </table:table-cell>
          <table:table-cell office:value-type="float" office:value="50.005263" calcext:value-type="float">
            <text:p>50.005263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497098c-874e-4436-9ae4-32967e2d947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506</text:p>
          </table:table-cell>
          <table:table-cell office:value-type="float" office:value="50.000917" calcext:value-type="float">
            <text:p>50.000917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543f863-aef7-47eb-a49f-4e7c5622e03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517</text:p>
          </table:table-cell>
          <table:table-cell office:value-type="float" office:value="50.005052" calcext:value-type="float">
            <text:p>50.005052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d0e3335-f50c-4291-a55a-d1a5025719c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529</text:p>
          </table:table-cell>
          <table:table-cell office:value-type="float" office:value="50.002499" calcext:value-type="float">
            <text:p>50.002499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22a5aae-39ac-4746-b107-40faa1f5a12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535</text:p>
          </table:table-cell>
          <table:table-cell office:value-type="float" office:value="50.002003" calcext:value-type="float">
            <text:p>50.00200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465e5de-129a-461e-8ea2-34073022355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538</text:p>
          </table:table-cell>
          <table:table-cell office:value-type="float" office:value="50.003046" calcext:value-type="float">
            <text:p>50.00304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f9d17cb-f3ad-4c56-81d4-72ae1c1a209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547</text:p>
          </table:table-cell>
          <table:table-cell office:value-type="float" office:value="50.00274" calcext:value-type="float">
            <text:p>50.00274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ccd2d6f-caff-4a15-ab96-ee8c7dd94fc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547</text:p>
          </table:table-cell>
          <table:table-cell office:value-type="float" office:value="50.002649" calcext:value-type="float">
            <text:p>50.002649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b0080a6-aff7-494b-a699-1a3676ca100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556</text:p>
          </table:table-cell>
          <table:table-cell office:value-type="float" office:value="50.002034" calcext:value-type="float">
            <text:p>50.00203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35b7bdd-9d8e-49f5-ab24-3d988d8dda9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559</text:p>
          </table:table-cell>
          <table:table-cell office:value-type="float" office:value="50.003153" calcext:value-type="float">
            <text:p>50.003153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aeacea6-15c4-4b38-9fee-3cd622ef3f8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559</text:p>
          </table:table-cell>
          <table:table-cell office:value-type="float" office:value="50.00305" calcext:value-type="float">
            <text:p>50.0030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5b7d02e-f1c3-4205-b061-024add88b0d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562</text:p>
          </table:table-cell>
          <table:table-cell office:value-type="float" office:value="50.002036" calcext:value-type="float">
            <text:p>50.002036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ee7f441-27d1-428e-b09a-c16d79da7e6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567</text:p>
          </table:table-cell>
          <table:table-cell office:value-type="float" office:value="50.002163" calcext:value-type="float">
            <text:p>50.002163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b7819c7-a0d7-4615-b544-57a6ec7f6f6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579</text:p>
          </table:table-cell>
          <table:table-cell office:value-type="float" office:value="50.003247" calcext:value-type="float">
            <text:p>50.003247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bcb29a2-8a15-423e-96ae-441b3c38838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590</text:p>
          </table:table-cell>
          <table:table-cell office:value-type="float" office:value="50.003977" calcext:value-type="float">
            <text:p>50.00397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0b697d2-0ce4-4d3a-9b16-60e634f8100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04</text:p>
          </table:table-cell>
          <table:table-cell office:value-type="float" office:value="50.002566" calcext:value-type="float">
            <text:p>50.002566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0772314-2049-47d3-806d-1e79553f7d7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06</text:p>
          </table:table-cell>
          <table:table-cell office:value-type="float" office:value="50.000747" calcext:value-type="float">
            <text:p>50.00074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d8f23a5-2a42-4029-8579-52520ba0efb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08</text:p>
          </table:table-cell>
          <table:table-cell office:value-type="float" office:value="50.003405" calcext:value-type="float">
            <text:p>50.0034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b721798-1663-4b61-912f-12382377654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22</text:p>
          </table:table-cell>
          <table:table-cell office:value-type="float" office:value="50.002271" calcext:value-type="float">
            <text:p>50.002271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b266a92-d0c8-4428-a1be-e96a95331cc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21</text:p>
          </table:table-cell>
          <table:table-cell office:value-type="float" office:value="50.002831" calcext:value-type="float">
            <text:p>50.00283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4743191-1df6-40ff-96f7-2cc225523f3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26</text:p>
          </table:table-cell>
          <table:table-cell office:value-type="float" office:value="50.002795" calcext:value-type="float">
            <text:p>50.00279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1ad6c61-4653-46c8-b732-e316203d8c0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626</text:p>
          </table:table-cell>
          <table:table-cell office:value-type="float" office:value="51.002797" calcext:value-type="float">
            <text:p>51.002797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f66eb0b-ce67-4479-b7a4-b665675809e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27</text:p>
          </table:table-cell>
          <table:table-cell office:value-type="float" office:value="50.003627" calcext:value-type="float">
            <text:p>50.003627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a480bf1-705c-47ed-804c-c713c6a2aad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20.286</text:p>
          </table:table-cell>
          <table:table-cell office:value-type="float" office:value="20.352925" calcext:value-type="float">
            <text:p>20.352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735934-62e1-4b6b-989a-53d645ca3cf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35</text:p>
          </table:table-cell>
          <table:table-cell office:value-type="float" office:value="50.008298" calcext:value-type="float">
            <text:p>50.00829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2e39653-d37a-475b-b1b8-2785be29b76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49</text:p>
          </table:table-cell>
          <table:table-cell office:value-type="float" office:value="50.002884" calcext:value-type="float">
            <text:p>50.002884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8e2c47b-a735-4d08-8329-b156f49b16c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64</text:p>
          </table:table-cell>
          <table:table-cell office:value-type="float" office:value="50.003453" calcext:value-type="float">
            <text:p>50.003453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af30ed0-3f6f-40ac-9c56-a5c562a3de6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75</text:p>
          </table:table-cell>
          <table:table-cell office:value-type="float" office:value="50.003954" calcext:value-type="float">
            <text:p>50.00395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99f62c2-494c-4d7c-ab8b-8213270faf0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77</text:p>
          </table:table-cell>
          <table:table-cell office:value-type="float" office:value="50.004588" calcext:value-type="float">
            <text:p>50.004588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44fa221-8456-4a9c-a26a-41ee73592e0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76</text:p>
          </table:table-cell>
          <table:table-cell office:value-type="float" office:value="50.005756" calcext:value-type="float">
            <text:p>50.00575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6bfde7d-9e7b-4900-a6d7-dc5a48226c8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81</text:p>
          </table:table-cell>
          <table:table-cell office:value-type="float" office:value="50.001318" calcext:value-type="float">
            <text:p>50.001318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422faaa-0fed-409b-906e-c53ca389fcc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82</text:p>
          </table:table-cell>
          <table:table-cell office:value-type="float" office:value="50.002704" calcext:value-type="float">
            <text:p>50.002704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9b7675-1314-4670-a6eb-c9a2119f8f0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84</text:p>
          </table:table-cell>
          <table:table-cell office:value-type="float" office:value="50.005341" calcext:value-type="float">
            <text:p>50.00534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77066d8-55b3-4c18-8348-5aff77300a3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86</text:p>
          </table:table-cell>
          <table:table-cell office:value-type="float" office:value="50.003438" calcext:value-type="float">
            <text:p>50.003438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99ca481-fa40-4fc9-b9ae-4c9722c7eea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95</text:p>
          </table:table-cell>
          <table:table-cell office:value-type="float" office:value="50.001604" calcext:value-type="float">
            <text:p>50.001604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8f0b46a-1bf8-47df-9f30-150abd86288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94</text:p>
          </table:table-cell>
          <table:table-cell office:value-type="float" office:value="50.002161" calcext:value-type="float">
            <text:p>50.002161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1784e15-c5c3-48e8-8119-e665a2f5d80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02</text:p>
          </table:table-cell>
          <table:table-cell office:value-type="float" office:value="50.006403" calcext:value-type="float">
            <text:p>50.006403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8869c6c-840f-4586-80f4-8267fa91e45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04</text:p>
          </table:table-cell>
          <table:table-cell office:value-type="float" office:value="50.00364" calcext:value-type="float">
            <text:p>50.0036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f8348e6-a991-4e93-bbf5-142509ff8cf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09</text:p>
          </table:table-cell>
          <table:table-cell office:value-type="float" office:value="50.001429" calcext:value-type="float">
            <text:p>50.001429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263c629-af4f-429f-9476-eb8ca17aa1d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0.716</text:p>
          </table:table-cell>
          <table:table-cell office:value-type="float" office:value="3.773612" calcext:value-type="float">
            <text:p>3.773612</text:p>
          </table:table-cell>
          <table:table-cell office:value-type="float" office:value="50.091339" calcext:value-type="float">
            <text:p>50.0913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b50e4-e94b-4a91-9051-de654bb59e9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16</text:p>
          </table:table-cell>
          <table:table-cell office:value-type="float" office:value="50.001828" calcext:value-type="float">
            <text:p>50.001828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9b6bf2-70ae-42d2-8923-5489f317833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0.723</text:p>
          </table:table-cell>
          <table:table-cell office:value-type="float" office:value="0.113775" calcext:value-type="float">
            <text:p>0.113775</text:p>
          </table:table-cell>
          <table:table-cell office:value-type="float" office:value="53.405901" calcext:value-type="float">
            <text:p>53.4059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bdbc894-c41c-4cd2-ba72-04afbefac52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18</text:p>
          </table:table-cell>
          <table:table-cell office:value-type="float" office:value="50.004656" calcext:value-type="float">
            <text:p>50.004656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7ff63d0-2975-4905-93d6-6e54f64215d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21</text:p>
          </table:table-cell>
          <table:table-cell office:value-type="float" office:value="50.003984" calcext:value-type="float">
            <text:p>50.003984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8b02688-ac20-47ad-bb33-7aafef20a98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21</text:p>
          </table:table-cell>
          <table:table-cell office:value-type="float" office:value="50.003879" calcext:value-type="float">
            <text:p>50.003879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c8205c7-cae7-4ac3-ab4f-2997699d47e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24</text:p>
          </table:table-cell>
          <table:table-cell office:value-type="float" office:value="50.001037" calcext:value-type="float">
            <text:p>50.00103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50db3eb-ce7a-4595-abe8-2f65c109657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33</text:p>
          </table:table-cell>
          <table:table-cell office:value-type="float" office:value="50.003127" calcext:value-type="float">
            <text:p>50.003127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f67e69c-d40a-4a51-a61d-710b22ee4d6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41</text:p>
          </table:table-cell>
          <table:table-cell office:value-type="float" office:value="50.001567" calcext:value-type="float">
            <text:p>50.001567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2e54b1f-cb44-4074-8007-d35c8e7569e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47</text:p>
          </table:table-cell>
          <table:table-cell office:value-type="float" office:value="50.002467" calcext:value-type="float">
            <text:p>50.002467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29ca77-d6b0-4c85-989d-edaaf20293c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48</text:p>
          </table:table-cell>
          <table:table-cell office:value-type="float" office:value="50.004854" calcext:value-type="float">
            <text:p>50.004854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4af4ca0-b9fb-47fd-8d99-9523a8e04c5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52</text:p>
          </table:table-cell>
          <table:table-cell office:value-type="float" office:value="50.001044" calcext:value-type="float">
            <text:p>50.001044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502e19a-a9e0-42ea-820e-d50fb260f9b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61</text:p>
          </table:table-cell>
          <table:table-cell office:value-type="float" office:value="50.00323" calcext:value-type="float">
            <text:p>50.00323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dbd8835-2013-4f76-9dde-52d7fa97bcc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73</text:p>
          </table:table-cell>
          <table:table-cell office:value-type="float" office:value="50.003658" calcext:value-type="float">
            <text:p>50.003658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8bd9d6b-42da-4270-b1de-7583c72e98c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79</text:p>
          </table:table-cell>
          <table:table-cell office:value-type="float" office:value="50.001345" calcext:value-type="float">
            <text:p>50.00134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aca668b-2639-4dc3-8ede-73c360a5344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78</text:p>
          </table:table-cell>
          <table:table-cell office:value-type="float" office:value="50.002796" calcext:value-type="float">
            <text:p>50.002796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21dd4ec-752d-4016-9b5c-1b815553a64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76</text:p>
          </table:table-cell>
          <table:table-cell office:value-type="float" office:value="50.004487" calcext:value-type="float">
            <text:p>50.00448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60bf144-376e-45d6-b628-003c576cf32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81</text:p>
          </table:table-cell>
          <table:table-cell office:value-type="float" office:value="50.002872" calcext:value-type="float">
            <text:p>50.002872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c753d14-67f9-4ff8-a60e-56ada5b99c8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82</text:p>
          </table:table-cell>
          <table:table-cell office:value-type="float" office:value="50.001725" calcext:value-type="float">
            <text:p>50.00172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478e0e3-3467-42f0-b20f-99e77d77f67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91</text:p>
          </table:table-cell>
          <table:table-cell office:value-type="float" office:value="50.003306" calcext:value-type="float">
            <text:p>50.003306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c95058d-feaf-4569-9f74-08a678a515a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93</text:p>
          </table:table-cell>
          <table:table-cell office:value-type="float" office:value="50.001624" calcext:value-type="float">
            <text:p>50.00162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73ce862-5116-4d3d-80b2-c0f14abde66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99</text:p>
          </table:table-cell>
          <table:table-cell office:value-type="float" office:value="50.004685" calcext:value-type="float">
            <text:p>50.00468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3ece26e-3271-4528-9a29-dd881eda09e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04</text:p>
          </table:table-cell>
          <table:table-cell office:value-type="float" office:value="50.004284" calcext:value-type="float">
            <text:p>50.004284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036a1c-bf8a-4d4b-bb13-0e23238f284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30</text:p>
          </table:table-cell>
          <table:table-cell office:value-type="float" office:value="50.184799" calcext:value-type="float">
            <text:p>50.184799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47db355-3c42-4feb-9cd2-f12856fbb05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16</text:p>
          </table:table-cell>
          <table:table-cell office:value-type="float" office:value="50.002111" calcext:value-type="float">
            <text:p>50.002111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91f18e2-135d-453a-81c5-cb8808e53b2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16</text:p>
          </table:table-cell>
          <table:table-cell office:value-type="float" office:value="50.002265" calcext:value-type="float">
            <text:p>50.00226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fe0056b-eba8-416a-80a2-5579c459419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18</text:p>
          </table:table-cell>
          <table:table-cell office:value-type="float" office:value="50.004947" calcext:value-type="float">
            <text:p>50.004947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f6dfbf0-9d7e-4bf7-9268-876af3c8b44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18</text:p>
          </table:table-cell>
          <table:table-cell office:value-type="float" office:value="50.005032" calcext:value-type="float">
            <text:p>50.005032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9b4249d-c803-451b-8196-448df5db151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20</text:p>
          </table:table-cell>
          <table:table-cell office:value-type="float" office:value="50.002806" calcext:value-type="float">
            <text:p>50.00280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21eea88-5631-4d69-9430-9bbafe5e1d8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24</text:p>
          </table:table-cell>
          <table:table-cell office:value-type="float" office:value="50.003428" calcext:value-type="float">
            <text:p>50.003428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69f1ad5-a3b2-4934-9bb2-96fcdae6f96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629</text:p>
          </table:table-cell>
          <table:table-cell office:value-type="float" office:value="50.204833" calcext:value-type="float">
            <text:p>50.20483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df274de-e331-432d-8cee-d5cb1801a0c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38</text:p>
          </table:table-cell>
          <table:table-cell office:value-type="float" office:value="50.00321" calcext:value-type="float">
            <text:p>50.0032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c736f90-c1d8-4759-b8ad-bf3e11ac679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38</text:p>
          </table:table-cell>
          <table:table-cell office:value-type="float" office:value="50.002814" calcext:value-type="float">
            <text:p>50.002814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159624c-0600-42f3-9123-c267471643e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51</text:p>
          </table:table-cell>
          <table:table-cell office:value-type="float" office:value="50.002346" calcext:value-type="float">
            <text:p>50.00234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4b42fa8-618a-4b66-b807-e9530caa188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51</text:p>
          </table:table-cell>
          <table:table-cell office:value-type="float" office:value="50.002411" calcext:value-type="float">
            <text:p>50.00241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e307106-6b82-4dc8-b783-e9b3595670e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58</text:p>
          </table:table-cell>
          <table:table-cell office:value-type="float" office:value="50.002849" calcext:value-type="float">
            <text:p>50.00284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06050a8-4b15-4389-b8a8-ed693cfbf22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63</text:p>
          </table:table-cell>
          <table:table-cell office:value-type="float" office:value="50.002132" calcext:value-type="float">
            <text:p>50.002132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30d7e34-5d3b-433e-8526-faf37556fc6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0.868</text:p>
          </table:table-cell>
          <table:table-cell office:value-type="float" office:value="0.07684" calcext:value-type="float">
            <text:p>0.07684</text:p>
          </table:table-cell>
          <table:table-cell office:value-type="float" office:value="54.09657" calcext:value-type="float">
            <text:p>54.0965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18ff47-30c9-49ff-95a6-9a921f09a71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66</text:p>
          </table:table-cell>
          <table:table-cell office:value-type="float" office:value="50.002291" calcext:value-type="float">
            <text:p>50.00229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cbf4585-1e3d-41c5-a252-458479a5087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70</text:p>
          </table:table-cell>
          <table:table-cell office:value-type="float" office:value="50.002146" calcext:value-type="float">
            <text:p>50.00214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5d6073b-812c-48fd-9edb-65197a1a80d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81</text:p>
          </table:table-cell>
          <table:table-cell office:value-type="float" office:value="50.001582" calcext:value-type="float">
            <text:p>50.001582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e6e72f4-b9fc-44d0-8062-14cb4deff2f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79</text:p>
          </table:table-cell>
          <table:table-cell office:value-type="float" office:value="50.00359" calcext:value-type="float">
            <text:p>50.00359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0d5c59b-289c-4849-93c0-d22d7063f79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90</text:p>
          </table:table-cell>
          <table:table-cell office:value-type="float" office:value="50.003059" calcext:value-type="float">
            <text:p>50.00305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aec9d64-1574-4fa7-8a71-03154c05834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92</text:p>
          </table:table-cell>
          <table:table-cell office:value-type="float" office:value="50.004415" calcext:value-type="float">
            <text:p>50.00441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da15f62-8fb8-4e77-a94c-10ddc73c4b2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94</text:p>
          </table:table-cell>
          <table:table-cell office:value-type="float" office:value="50.002675" calcext:value-type="float">
            <text:p>50.00267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ff8597e-7b22-4fcb-b4b5-bec9f3a0641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95</text:p>
          </table:table-cell>
          <table:table-cell office:value-type="float" office:value="50.001439" calcext:value-type="float">
            <text:p>50.00143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b05c7c3-cbe8-46b8-815d-049a152d6f4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895</text:p>
          </table:table-cell>
          <table:table-cell office:value-type="float" office:value="50.001436" calcext:value-type="float">
            <text:p>50.00143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b4508d3-8c6f-41ed-8a35-8bff4609c82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04</text:p>
          </table:table-cell>
          <table:table-cell office:value-type="float" office:value="50.003771" calcext:value-type="float">
            <text:p>50.003771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faab09a-fd73-4674-8518-2a85cbbdc09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09</text:p>
          </table:table-cell>
          <table:table-cell office:value-type="float" office:value="50.002848" calcext:value-type="float">
            <text:p>50.002848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3d1910d-097f-4ea1-9eab-ebe4ffdc73e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23</text:p>
          </table:table-cell>
          <table:table-cell office:value-type="float" office:value="50.002299" calcext:value-type="float">
            <text:p>50.002299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48b6897-7d85-4613-bfb0-606f35f498e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26</text:p>
          </table:table-cell>
          <table:table-cell office:value-type="float" office:value="50.002349" calcext:value-type="float">
            <text:p>50.002349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a3aae2c-4eba-474b-9a2e-3fb5153aa9c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32</text:p>
          </table:table-cell>
          <table:table-cell office:value-type="float" office:value="50.003032" calcext:value-type="float">
            <text:p>50.003032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45b143f-81ca-4e0b-918c-d985b9b1ed8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35</text:p>
          </table:table-cell>
          <table:table-cell office:value-type="float" office:value="50.002238" calcext:value-type="float">
            <text:p>50.002238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f73af2d-26a7-4c1b-8240-f78f03e9efc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35</text:p>
          </table:table-cell>
          <table:table-cell office:value-type="float" office:value="50.002029" calcext:value-type="float">
            <text:p>50.002029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846b249-637f-4637-b0ec-761e8b7286e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37</text:p>
          </table:table-cell>
          <table:table-cell office:value-type="float" office:value="50.00228" calcext:value-type="float">
            <text:p>50.002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5f7b61-ef65-4520-8141-0b87ec96f03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50</text:p>
          </table:table-cell>
          <table:table-cell office:value-type="float" office:value="50.001338" calcext:value-type="float">
            <text:p>50.001338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b83aaa9-50b7-481e-b25b-76c1c6da0e9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50</text:p>
          </table:table-cell>
          <table:table-cell office:value-type="float" office:value="50.00151" calcext:value-type="float">
            <text:p>50.00151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b8ded16-228f-4725-8aac-860da7b0164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50</text:p>
          </table:table-cell>
          <table:table-cell office:value-type="float" office:value="50.001427" calcext:value-type="float">
            <text:p>50.001427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d0fe56a-fd03-4ac6-bbf1-21491d8a734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0.952</text:p>
          </table:table-cell>
          <table:table-cell office:value-type="float" office:value="4.185933" calcext:value-type="float">
            <text:p>4.185933</text:p>
          </table:table-cell>
          <table:table-cell office:value-type="float" office:value="50.018155" calcext:value-type="float">
            <text:p>50.0181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408e87-8513-4a2c-a9d5-1a76f2513eb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50</text:p>
          </table:table-cell>
          <table:table-cell office:value-type="float" office:value="50.003952" calcext:value-type="float">
            <text:p>50.003952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3da66ab-3951-42df-b096-5ec4f64e28d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65</text:p>
          </table:table-cell>
          <table:table-cell office:value-type="float" office:value="50.004428" calcext:value-type="float">
            <text:p>50.004428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63fe199-eaf4-4a34-bc73-5e306e568cb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0.976</text:p>
          </table:table-cell>
          <table:table-cell office:value-type="float" office:value="0.098108" calcext:value-type="float">
            <text:p>0.098108</text:p>
          </table:table-cell>
          <table:table-cell office:value-type="float" office:value="53.6738" calcext:value-type="float">
            <text:p>53.67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128960-5e79-4691-9fa5-9e9c517d30b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81</text:p>
          </table:table-cell>
          <table:table-cell office:value-type="float" office:value="50.002366" calcext:value-type="float">
            <text:p>50.002366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34876cf-1ed6-41a0-a9c8-f29c564de2d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82</text:p>
          </table:table-cell>
          <table:table-cell office:value-type="float" office:value="50.001549" calcext:value-type="float">
            <text:p>50.001549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61ff704-38ef-4b0c-b716-74b76ee8bbb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85</text:p>
          </table:table-cell>
          <table:table-cell office:value-type="float" office:value="50.001751" calcext:value-type="float">
            <text:p>50.00175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724064f-b392-4479-aaeb-e0b9baa7f6e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89</text:p>
          </table:table-cell>
          <table:table-cell office:value-type="float" office:value="50.002626" calcext:value-type="float">
            <text:p>50.00262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99c34e1-ea67-4807-96fd-a31ad9793b1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95</text:p>
          </table:table-cell>
          <table:table-cell office:value-type="float" office:value="50.001613" calcext:value-type="float">
            <text:p>50.001613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49db48d-ee43-44e7-ae78-cc339e0503c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1.005</text:p>
          </table:table-cell>
          <table:table-cell office:value-type="float" office:value="0.096507" calcext:value-type="float">
            <text:p>0.096507</text:p>
          </table:table-cell>
          <table:table-cell office:value-type="float" office:value="54.116454" calcext:value-type="float">
            <text:p>54.1164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7797d7-8a09-40e6-85ca-417451aa214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08</text:p>
          </table:table-cell>
          <table:table-cell office:value-type="float" office:value="50.002312" calcext:value-type="float">
            <text:p>50.002312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efe3d07-2527-4c26-9781-db92b268ef1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13</text:p>
          </table:table-cell>
          <table:table-cell office:value-type="float" office:value="50.001653" calcext:value-type="float">
            <text:p>50.001653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aae65e1-0e32-45d8-8b8b-f64d1c8aef0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15</text:p>
          </table:table-cell>
          <table:table-cell office:value-type="float" office:value="50.002521" calcext:value-type="float">
            <text:p>50.002521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8e4c237-300b-4e8e-89cf-d79edf77335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18</text:p>
          </table:table-cell>
          <table:table-cell office:value-type="float" office:value="50.002015" calcext:value-type="float">
            <text:p>50.00201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da59fb8-6675-4381-be44-e3cd1e27363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19</text:p>
          </table:table-cell>
          <table:table-cell office:value-type="float" office:value="50.001293" calcext:value-type="float">
            <text:p>50.001293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174c3b6-c403-4df6-8c2d-a2cdee68fb7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29</text:p>
          </table:table-cell>
          <table:table-cell office:value-type="float" office:value="50.003001" calcext:value-type="float">
            <text:p>50.003001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db4c2b-f117-40f6-a3bb-2e0fbabe921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40</text:p>
          </table:table-cell>
          <table:table-cell office:value-type="float" office:value="50.001882" calcext:value-type="float">
            <text:p>50.001882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1f34ef3-6d9f-44ea-9069-11e22914a58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1.042</text:p>
          </table:table-cell>
          <table:table-cell office:value-type="float" office:value="0.115221" calcext:value-type="float">
            <text:p>0.115221</text:p>
          </table:table-cell>
          <table:table-cell office:value-type="float" office:value="53.14439" calcext:value-type="float">
            <text:p>53.144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c04a862-82b7-4592-b220-851829d641b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44</text:p>
          </table:table-cell>
          <table:table-cell office:value-type="float" office:value="50.001758" calcext:value-type="float">
            <text:p>50.001758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e2d00c-c8b4-4bbb-a1c3-d431475fd7b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46</text:p>
          </table:table-cell>
          <table:table-cell office:value-type="float" office:value="50.000126" calcext:value-type="float">
            <text:p>50.00012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04775d2-8d59-4240-b0e3-adc7e355dad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47</text:p>
          </table:table-cell>
          <table:table-cell office:value-type="float" office:value="50.002446" calcext:value-type="float">
            <text:p>50.002446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d2d5ec0-0395-4a71-8013-2ed2dc38fa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55</text:p>
          </table:table-cell>
          <table:table-cell office:value-type="float" office:value="50.001519" calcext:value-type="float">
            <text:p>50.00151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0d5edcb-3f89-45fa-8988-082b664481d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73</text:p>
          </table:table-cell>
          <table:table-cell office:value-type="float" office:value="50.000666" calcext:value-type="float">
            <text:p>50.00066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d7a2051-1809-4f41-aa1b-3acdde01689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73</text:p>
          </table:table-cell>
          <table:table-cell office:value-type="float" office:value="50.001358" calcext:value-type="float">
            <text:p>50.001358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23ff412-8c04-4367-8d44-2cba72b7d72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91</text:p>
          </table:table-cell>
          <table:table-cell office:value-type="float" office:value="50.001617" calcext:value-type="float">
            <text:p>50.00161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cde348e-05b5-487d-988d-2bba2c92f44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95</text:p>
          </table:table-cell>
          <table:table-cell office:value-type="float" office:value="50.002064" calcext:value-type="float">
            <text:p>50.00206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980ec0d-3d41-4dfc-9864-15ab35afe64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94</text:p>
          </table:table-cell>
          <table:table-cell office:value-type="float" office:value="50.002521" calcext:value-type="float">
            <text:p>50.00252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18c61c-1d2e-45c0-886f-84c72e7e10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98</text:p>
          </table:table-cell>
          <table:table-cell office:value-type="float" office:value="50.001226" calcext:value-type="float">
            <text:p>50.00122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3c31c47-9c1b-48c5-a2d8-2c8fb3cd895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99</text:p>
          </table:table-cell>
          <table:table-cell office:value-type="float" office:value="50.002301" calcext:value-type="float">
            <text:p>50.00230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ffbc8bd-69d9-490a-b9e9-dac4b34a3d9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106</text:p>
          </table:table-cell>
          <table:table-cell office:value-type="float" office:value="50.001858" calcext:value-type="float">
            <text:p>50.001858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845de8e-c73e-4076-a041-34e2397ef0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109</text:p>
          </table:table-cell>
          <table:table-cell office:value-type="float" office:value="50.001736" calcext:value-type="float">
            <text:p>50.001736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74c6a3e-1d77-4756-ae1d-554e92982e8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117</text:p>
          </table:table-cell>
          <table:table-cell office:value-type="float" office:value="50.002058" calcext:value-type="float">
            <text:p>50.002058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073db36-bc57-4b62-9e5e-5e7e0fda3c9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122</text:p>
          </table:table-cell>
          <table:table-cell office:value-type="float" office:value="50.002274" calcext:value-type="float">
            <text:p>50.00227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f74c563-d07d-49d0-a207-34fe146a8d2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134</text:p>
          </table:table-cell>
          <table:table-cell office:value-type="float" office:value="50.000864" calcext:value-type="float">
            <text:p>50.000864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9ef56f7-c283-4809-b55a-aa7fec7c15c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133</text:p>
          </table:table-cell>
          <table:table-cell office:value-type="float" office:value="50.001736" calcext:value-type="float">
            <text:p>50.001736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97c7bb9-a6f2-4c27-9305-ac698dce1c6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137</text:p>
          </table:table-cell>
          <table:table-cell office:value-type="float" office:value="50.001305" calcext:value-type="float">
            <text:p>50.0013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d945cad-d45c-49e9-80e6-9799b7cbcab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144</text:p>
          </table:table-cell>
          <table:table-cell office:value-type="float" office:value="50.00126" calcext:value-type="float">
            <text:p>50.0012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1a2b79a-20fe-4487-8184-ab5b51af6d7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143</text:p>
          </table:table-cell>
          <table:table-cell office:value-type="float" office:value="50.002566" calcext:value-type="float">
            <text:p>50.00256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657cae3-f922-4bd6-9123-68d88df8ab9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155</text:p>
          </table:table-cell>
          <table:table-cell office:value-type="float" office:value="50.001399" calcext:value-type="float">
            <text:p>50.001399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bccbdbd-3c0e-4124-a7fb-df5fc3ebafc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168</text:p>
          </table:table-cell>
          <table:table-cell office:value-type="float" office:value="50.002168" calcext:value-type="float">
            <text:p>50.002168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294c019-cf85-4a4e-b4bd-869dbc036b6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175</text:p>
          </table:table-cell>
          <table:table-cell office:value-type="float" office:value="50.002836" calcext:value-type="float">
            <text:p>50.002836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65ecf63-9fef-47b1-85fb-59ce4378f52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192</text:p>
          </table:table-cell>
          <table:table-cell office:value-type="float" office:value="50.002256" calcext:value-type="float">
            <text:p>50.00225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704270c-c78b-4d37-aefd-e89691fe50d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03</text:p>
          </table:table-cell>
          <table:table-cell office:value-type="float" office:value="50.001486" calcext:value-type="float">
            <text:p>50.001486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40d853f-c7e4-4c4c-8edf-bb6310ed1ff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03</text:p>
          </table:table-cell>
          <table:table-cell office:value-type="float" office:value="50.001965" calcext:value-type="float">
            <text:p>50.00196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fa53f0e-709d-4acd-8975-e20c43b14f0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11</text:p>
          </table:table-cell>
          <table:table-cell office:value-type="float" office:value="50.001641" calcext:value-type="float">
            <text:p>50.00164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4d8e138-0e7c-4849-bf0f-9a39ccb460a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17</text:p>
          </table:table-cell>
          <table:table-cell office:value-type="float" office:value="50.001778" calcext:value-type="float">
            <text:p>50.001778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d9983f7-3d2d-4db6-80ef-09c2e476c1d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18</text:p>
          </table:table-cell>
          <table:table-cell office:value-type="float" office:value="50.00052" calcext:value-type="float">
            <text:p>50.0005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7d02dee-e320-4e89-9474-83d2859ef78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21</text:p>
          </table:table-cell>
          <table:table-cell office:value-type="float" office:value="50.003157" calcext:value-type="float">
            <text:p>50.00315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b70b884-63e8-467e-8e86-a20c2bf5bfd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28</text:p>
          </table:table-cell>
          <table:table-cell office:value-type="float" office:value="50.00231" calcext:value-type="float">
            <text:p>50.00231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5d8e74d-15a4-4c5d-a729-c252bd5ff8c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38</text:p>
          </table:table-cell>
          <table:table-cell office:value-type="float" office:value="50.001466" calcext:value-type="float">
            <text:p>50.001466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2ea743f-ec5d-496b-82f5-12f43260bb3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49</text:p>
          </table:table-cell>
          <table:table-cell office:value-type="float" office:value="50.002941" calcext:value-type="float">
            <text:p>50.00294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e8d386c-5ccd-421b-9cb4-e05a9b520b7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52</text:p>
          </table:table-cell>
          <table:table-cell office:value-type="float" office:value="50.000185" calcext:value-type="float">
            <text:p>50.00018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f706306-193c-4c93-9ff6-741317dcc4c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64</text:p>
          </table:table-cell>
          <table:table-cell office:value-type="float" office:value="50.00147" calcext:value-type="float">
            <text:p>50.0014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3ab81ec-5dd6-4731-bd1f-80d7e0ce6c8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68</text:p>
          </table:table-cell>
          <table:table-cell office:value-type="float" office:value="50.00212" calcext:value-type="float">
            <text:p>50.00212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967a990-4b0b-4b4c-98c3-5e1fe2b2fec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69</text:p>
          </table:table-cell>
          <table:table-cell office:value-type="float" office:value="50.001349" calcext:value-type="float">
            <text:p>50.00134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081999a-272c-4106-bfb1-1ad8405f2d9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72</text:p>
          </table:table-cell>
          <table:table-cell office:value-type="float" office:value="50.001104" calcext:value-type="float">
            <text:p>50.001104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8f760a3-00fe-407d-9579-7d38468eea3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77</text:p>
          </table:table-cell>
          <table:table-cell office:value-type="float" office:value="50.001733" calcext:value-type="float">
            <text:p>50.00173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e961ff9-48e9-4820-9c5a-f322ec291c4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80</text:p>
          </table:table-cell>
          <table:table-cell office:value-type="float" office:value="50.00191" calcext:value-type="float">
            <text:p>50.0019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d80421f-7448-4692-bd57-8f42eb03501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86</text:p>
          </table:table-cell>
          <table:table-cell office:value-type="float" office:value="50.002205" calcext:value-type="float">
            <text:p>50.0022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bb17ac8-4b2d-4fa3-b864-75dc4354698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90</text:p>
          </table:table-cell>
          <table:table-cell office:value-type="float" office:value="50.002087" calcext:value-type="float">
            <text:p>50.00208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e53871f-3545-432f-bdbf-c0259dbc2b3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96</text:p>
          </table:table-cell>
          <table:table-cell office:value-type="float" office:value="50.002722" calcext:value-type="float">
            <text:p>50.002722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e0b3772-e896-4bb4-9671-a5c91a1e74f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97</text:p>
          </table:table-cell>
          <table:table-cell office:value-type="float" office:value="50.001385" calcext:value-type="float">
            <text:p>50.00138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abf016e-8f55-4c5b-be2f-8099fb8ac07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1.301</text:p>
          </table:table-cell>
          <table:table-cell office:value-type="float" office:value="0.070113" calcext:value-type="float">
            <text:p>0.070113</text:p>
          </table:table-cell>
          <table:table-cell office:value-type="float" office:value="54.200344" calcext:value-type="float">
            <text:p>54.2003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b0c534f-319b-4fe7-aa34-9fb4fa9aef3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301</text:p>
          </table:table-cell>
          <table:table-cell office:value-type="float" office:value="50.000337" calcext:value-type="float">
            <text:p>50.000337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d29ad58-b5b9-4101-9b75-40ae93786de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300</text:p>
          </table:table-cell>
          <table:table-cell office:value-type="float" office:value="50.001471" calcext:value-type="float">
            <text:p>50.00147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7f241b0-9dfd-4a5d-8e62-4f5b8179d65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300</text:p>
          </table:table-cell>
          <table:table-cell office:value-type="float" office:value="50.001357" calcext:value-type="float">
            <text:p>50.001357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616540a-801e-44f6-873b-f4203ea979f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305</text:p>
          </table:table-cell>
          <table:table-cell office:value-type="float" office:value="50.002761" calcext:value-type="float">
            <text:p>50.00276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c3d00b3-a544-4ba5-b799-1742a63e10d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306</text:p>
          </table:table-cell>
          <table:table-cell office:value-type="float" office:value="50.002008" calcext:value-type="float">
            <text:p>50.002008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acc06f0-f927-4226-a854-b8b5601a7e3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308</text:p>
          </table:table-cell>
          <table:table-cell office:value-type="float" office:value="49.999963" calcext:value-type="float">
            <text:p>49.999963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5db47a9-82c1-430f-bb2a-68eb94abf87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321</text:p>
          </table:table-cell>
          <table:table-cell office:value-type="float" office:value="50.001428" calcext:value-type="float">
            <text:p>50.001428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763937c-9b76-4058-b086-454230aacab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354</text:p>
          </table:table-cell>
          <table:table-cell office:value-type="float" office:value="50.002757" calcext:value-type="float">
            <text:p>50.002757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39c95b4-54ec-4294-adbd-302c18f1214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354</text:p>
          </table:table-cell>
          <table:table-cell office:value-type="float" office:value="50.002442" calcext:value-type="float">
            <text:p>50.00244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45f2ec0-4f94-4bec-92b2-f75eee77311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358</text:p>
          </table:table-cell>
          <table:table-cell office:value-type="float" office:value="50.001212" calcext:value-type="float">
            <text:p>50.001212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1a16c49-c195-4820-931b-cdb1cdf03ad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358</text:p>
          </table:table-cell>
          <table:table-cell office:value-type="float" office:value="50.000724" calcext:value-type="float">
            <text:p>50.00072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6ff715f-8e78-45a6-8cd6-4acaec8652d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359</text:p>
          </table:table-cell>
          <table:table-cell office:value-type="float" office:value="50.002377" calcext:value-type="float">
            <text:p>50.00237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0694745-c7fc-44cb-919e-cb1926a9ffc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377</text:p>
          </table:table-cell>
          <table:table-cell office:value-type="float" office:value="50.000811" calcext:value-type="float">
            <text:p>50.000811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484eaae-1fd6-4aff-ad4f-7e8398421a2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384</text:p>
          </table:table-cell>
          <table:table-cell office:value-type="float" office:value="50.001487" calcext:value-type="float">
            <text:p>50.00148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c82eb6a-e724-4f1a-b250-86870c90489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390</text:p>
          </table:table-cell>
          <table:table-cell office:value-type="float" office:value="50.001926" calcext:value-type="float">
            <text:p>50.00192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d7f87f4-b739-4c88-9b19-4db44c84703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392</text:p>
          </table:table-cell>
          <table:table-cell office:value-type="float" office:value="50.002181" calcext:value-type="float">
            <text:p>50.002181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b8bcd05-2934-44ee-8f22-e8cb2aed980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399</text:p>
          </table:table-cell>
          <table:table-cell office:value-type="float" office:value="50.001852" calcext:value-type="float">
            <text:p>50.001852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d9ce830-8b58-4a6f-93e8-552f585b457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07</text:p>
          </table:table-cell>
          <table:table-cell office:value-type="float" office:value="50.000978" calcext:value-type="float">
            <text:p>50.000978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d2a5aa3-dace-4d5a-81ad-ff6ed3017d1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06</text:p>
          </table:table-cell>
          <table:table-cell office:value-type="float" office:value="50.001639" calcext:value-type="float">
            <text:p>50.001639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2339f2e-3142-4a86-a9dc-912a981da6b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10</text:p>
          </table:table-cell>
          <table:table-cell office:value-type="float" office:value="50.001452" calcext:value-type="float">
            <text:p>50.001452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9beaa97-3efc-4d20-99c2-926f7a37a95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18</text:p>
          </table:table-cell>
          <table:table-cell office:value-type="float" office:value="50.001149" calcext:value-type="float">
            <text:p>50.001149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b788658-b67b-49bc-9375-536498af5e4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21</text:p>
          </table:table-cell>
          <table:table-cell office:value-type="float" office:value="50.001529" calcext:value-type="float">
            <text:p>50.001529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839bd64-fe50-4d67-ae6b-766ac9d2e68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32</text:p>
          </table:table-cell>
          <table:table-cell office:value-type="float" office:value="50.001944" calcext:value-type="float">
            <text:p>50.001944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cb81b9-f22a-468e-b6ab-cbc98b44f56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36</text:p>
          </table:table-cell>
          <table:table-cell office:value-type="float" office:value="50.001886" calcext:value-type="float">
            <text:p>50.001886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d9937c5-cf4c-4cd0-96a0-87a6eb6c7f3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39</text:p>
          </table:table-cell>
          <table:table-cell office:value-type="float" office:value="50.002282" calcext:value-type="float">
            <text:p>50.002282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66a5b53-4be0-4531-9e9f-f8c9d524f3c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42</text:p>
          </table:table-cell>
          <table:table-cell office:value-type="float" office:value="50.001826" calcext:value-type="float">
            <text:p>50.00182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18a6020-a1ff-41c5-8f24-e5edeadb758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52</text:p>
          </table:table-cell>
          <table:table-cell office:value-type="float" office:value="50.0008" calcext:value-type="float">
            <text:p>50.000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875b153-61fd-488a-9e42-8c2180662b4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55</text:p>
          </table:table-cell>
          <table:table-cell office:value-type="float" office:value="50.001486" calcext:value-type="float">
            <text:p>50.001486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4773410-6964-453d-b54c-74faa052582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58</text:p>
          </table:table-cell>
          <table:table-cell office:value-type="float" office:value="50.001858" calcext:value-type="float">
            <text:p>50.001858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8d476ba-0985-4e3e-bef8-f16c87c906d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63</text:p>
          </table:table-cell>
          <table:table-cell office:value-type="float" office:value="50.001779" calcext:value-type="float">
            <text:p>50.001779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6c32522-2e52-4222-9eb9-730d35b8460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68</text:p>
          </table:table-cell>
          <table:table-cell office:value-type="float" office:value="50.001627" calcext:value-type="float">
            <text:p>50.00162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c61e889-a381-4c19-bd4a-73d351bf378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71</text:p>
          </table:table-cell>
          <table:table-cell office:value-type="float" office:value="50.001909" calcext:value-type="float">
            <text:p>50.00190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85249a7-b94f-4216-b935-f42fc72f561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79</text:p>
          </table:table-cell>
          <table:table-cell office:value-type="float" office:value="50.00106" calcext:value-type="float">
            <text:p>50.00106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943028e-abd3-498f-b14c-c16230ff8e5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77</text:p>
          </table:table-cell>
          <table:table-cell office:value-type="float" office:value="50.002399" calcext:value-type="float">
            <text:p>50.00239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1756258-79a6-4544-9638-a51aef23bbd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480</text:p>
          </table:table-cell>
          <table:table-cell office:value-type="float" office:value="51.000138" calcext:value-type="float">
            <text:p>51.000138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335fcd4-2dd4-4c27-9317-4264208ba96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80</text:p>
          </table:table-cell>
          <table:table-cell office:value-type="float" office:value="50.002732" calcext:value-type="float">
            <text:p>50.002732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65cdb5a-3471-45e2-8515-02281a979b3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83</text:p>
          </table:table-cell>
          <table:table-cell office:value-type="float" office:value="50.00406" calcext:value-type="float">
            <text:p>50.0040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8d5a335-5e9f-4506-b62c-67846fd0fd1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85</text:p>
          </table:table-cell>
          <table:table-cell office:value-type="float" office:value="50.002138" calcext:value-type="float">
            <text:p>50.002138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abe4b1b-c7f4-4dad-b897-a0cd583c85b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93</text:p>
          </table:table-cell>
          <table:table-cell office:value-type="float" office:value="50.000911" calcext:value-type="float">
            <text:p>50.00091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adbc087-1f90-4653-8a0a-76b6844f272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91</text:p>
          </table:table-cell>
          <table:table-cell office:value-type="float" office:value="50.002342" calcext:value-type="float">
            <text:p>50.002342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6f87430-f666-4179-8732-f555a947c8e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95</text:p>
          </table:table-cell>
          <table:table-cell office:value-type="float" office:value="50.00176" calcext:value-type="float">
            <text:p>50.0017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3960163-da08-4139-a5b9-b5e263200ee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98</text:p>
          </table:table-cell>
          <table:table-cell office:value-type="float" office:value="50.001376" calcext:value-type="float">
            <text:p>50.00137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68e9e35-f6fa-4832-98fc-93f99d1112f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502</text:p>
          </table:table-cell>
          <table:table-cell office:value-type="float" office:value="50.001707" calcext:value-type="float">
            <text:p>50.00170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927859a-72df-44d3-a964-55561e694d1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503</text:p>
          </table:table-cell>
          <table:table-cell office:value-type="float" office:value="50.003065" calcext:value-type="float">
            <text:p>50.00306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8d6f658-a3a4-46a3-823e-43af5eb4cc4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503</text:p>
          </table:table-cell>
          <table:table-cell office:value-type="float" office:value="50.002696" calcext:value-type="float">
            <text:p>50.00269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4b630f0-11e2-479a-ab34-f862c6bedb3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506</text:p>
          </table:table-cell>
          <table:table-cell office:value-type="float" office:value="50.002056" calcext:value-type="float">
            <text:p>50.00205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35a2ee5-a935-4725-aab2-08510f16677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517</text:p>
          </table:table-cell>
          <table:table-cell office:value-type="float" office:value="50.002163" calcext:value-type="float">
            <text:p>50.00216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d3c70dc-58f4-4d1f-ba2f-c7edcd6509e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529</text:p>
          </table:table-cell>
          <table:table-cell office:value-type="float" office:value="50.002679" calcext:value-type="float">
            <text:p>50.002679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399e8ac-a3ed-444e-b82c-dc77f7d00e9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535</text:p>
          </table:table-cell>
          <table:table-cell office:value-type="float" office:value="50.002083" calcext:value-type="float">
            <text:p>50.002083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851f7c1-9e51-4716-a313-abb7d8fa151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538</text:p>
          </table:table-cell>
          <table:table-cell office:value-type="float" office:value="50.002336" calcext:value-type="float">
            <text:p>50.002336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9ee276-e64f-492e-875b-3ed2c97b409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547</text:p>
          </table:table-cell>
          <table:table-cell office:value-type="float" office:value="50.001871" calcext:value-type="float">
            <text:p>50.00187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0eb9e5b-c09b-43e1-b816-79942038c98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547</text:p>
          </table:table-cell>
          <table:table-cell office:value-type="float" office:value="50.001796" calcext:value-type="float">
            <text:p>50.001796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36be764-93c3-44d9-9e13-cce21934f21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556</text:p>
          </table:table-cell>
          <table:table-cell office:value-type="float" office:value="50.002095" calcext:value-type="float">
            <text:p>50.00209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eeab42c-1e59-4050-8a93-ac8afb1409b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559</text:p>
          </table:table-cell>
          <table:table-cell office:value-type="float" office:value="50.002104" calcext:value-type="float">
            <text:p>50.002104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6c8ecbb-c949-4052-b4a0-38b33fb098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559</text:p>
          </table:table-cell>
          <table:table-cell office:value-type="float" office:value="50.002029" calcext:value-type="float">
            <text:p>50.002029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71ebc0e-976d-4f1f-97b3-50975ae89cf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562</text:p>
          </table:table-cell>
          <table:table-cell office:value-type="float" office:value="50.002173" calcext:value-type="float">
            <text:p>50.002173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ec2773f-25b5-4de6-a504-ef150baf9eb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567</text:p>
          </table:table-cell>
          <table:table-cell office:value-type="float" office:value="50.00225" calcext:value-type="float">
            <text:p>50.0022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9bbb3ac-a047-4bcb-9a31-2e61f254717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579</text:p>
          </table:table-cell>
          <table:table-cell office:value-type="float" office:value="50.002165" calcext:value-type="float">
            <text:p>50.00216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c1b35c8-4e0d-4616-8061-6dbbf3311af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590</text:p>
          </table:table-cell>
          <table:table-cell office:value-type="float" office:value="50.00226" calcext:value-type="float">
            <text:p>50.00226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77aeed7-d770-4b55-b576-a66308fd6a4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06</text:p>
          </table:table-cell>
          <table:table-cell office:value-type="float" office:value="50.001771" calcext:value-type="float">
            <text:p>50.00177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cfac303-6376-4a93-aec0-3df77c3a9d2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08</text:p>
          </table:table-cell>
          <table:table-cell office:value-type="float" office:value="50.000078" calcext:value-type="float">
            <text:p>50.000078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494baa2-e8c6-4bd0-a80a-4e16ad3b968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22</text:p>
          </table:table-cell>
          <table:table-cell office:value-type="float" office:value="50.001909" calcext:value-type="float">
            <text:p>50.001909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bab7b78-f6dc-4283-9d39-f88bffe7a8b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21</text:p>
          </table:table-cell>
          <table:table-cell office:value-type="float" office:value="50.002299" calcext:value-type="float">
            <text:p>50.00229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55baa1c-29eb-4f94-a44f-f2433d20091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26</text:p>
          </table:table-cell>
          <table:table-cell office:value-type="float" office:value="50.0013" calcext:value-type="float">
            <text:p>50.0013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26fcee7-2351-403e-a4e1-27c348d2811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27</text:p>
          </table:table-cell>
          <table:table-cell office:value-type="float" office:value="50.002203" calcext:value-type="float">
            <text:p>50.002203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ba33c8a-8809-4724-8187-fda7df71948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27.297</text:p>
          </table:table-cell>
          <table:table-cell office:value-type="float" office:value="14.334032" calcext:value-type="float">
            <text:p>14.334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192cb4-86cd-474f-be20-0de31bf19de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29</text:p>
          </table:table-cell>
          <table:table-cell office:value-type="float" office:value="50.003467" calcext:value-type="float">
            <text:p>50.00346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7cf8891-834a-4dd5-91e3-a7aa34e2212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30</text:p>
          </table:table-cell>
          <table:table-cell office:value-type="float" office:value="50.002518" calcext:value-type="float">
            <text:p>50.00251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6b3197c-c358-4ed3-b337-38104fed57e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35</text:p>
          </table:table-cell>
          <table:table-cell office:value-type="float" office:value="50.0033" calcext:value-type="float">
            <text:p>50.0033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bd1e4e8-6b20-44d6-8775-ff6490cd6a8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49</text:p>
          </table:table-cell>
          <table:table-cell office:value-type="float" office:value="50.003151" calcext:value-type="float">
            <text:p>50.003151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6b77d3f-314c-45c2-80dc-ec43f8964de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64</text:p>
          </table:table-cell>
          <table:table-cell office:value-type="float" office:value="50.001842" calcext:value-type="float">
            <text:p>50.001842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f647eb8-022d-49ae-82f8-fcd644bc69b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76</text:p>
          </table:table-cell>
          <table:table-cell office:value-type="float" office:value="50.003232" calcext:value-type="float">
            <text:p>50.003232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5f892a6-4e5a-4567-b73b-64a3f95d305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76</text:p>
          </table:table-cell>
          <table:table-cell office:value-type="float" office:value="50.002542" calcext:value-type="float">
            <text:p>50.002542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9c0e82e-0ebb-4f11-923e-3f1aa3e0042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77</text:p>
          </table:table-cell>
          <table:table-cell office:value-type="float" office:value="50.001548" calcext:value-type="float">
            <text:p>50.001548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6e023cf-5a03-461e-b360-29b20db0d3b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81</text:p>
          </table:table-cell>
          <table:table-cell office:value-type="float" office:value="50.001483" calcext:value-type="float">
            <text:p>50.001483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d0499a8-ab5c-4bd7-8243-dc2b1045723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82</text:p>
          </table:table-cell>
          <table:table-cell office:value-type="float" office:value="50.002923" calcext:value-type="float">
            <text:p>50.00292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a7db9db-0252-4d81-823c-94b92d0f9b2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84</text:p>
          </table:table-cell>
          <table:table-cell office:value-type="float" office:value="50.001118" calcext:value-type="float">
            <text:p>50.001118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502c0fb-4110-422e-80f7-e8850798560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85</text:p>
          </table:table-cell>
          <table:table-cell office:value-type="float" office:value="50.001721" calcext:value-type="float">
            <text:p>50.00172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f425719-dd75-4525-a0ca-e4667f5639c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94</text:p>
          </table:table-cell>
          <table:table-cell office:value-type="float" office:value="50.002334" calcext:value-type="float">
            <text:p>50.002334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ea1642f-a261-4459-85dd-66e83b636b7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95</text:p>
          </table:table-cell>
          <table:table-cell office:value-type="float" office:value="50.024389" calcext:value-type="float">
            <text:p>50.02438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f3eeae7-2cc5-4bb9-9817-65ecd54ae32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18</text:p>
          </table:table-cell>
          <table:table-cell office:value-type="float" office:value="50.003773" calcext:value-type="float">
            <text:p>50.003773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04f6538-1772-4786-8d0f-09f9d5bebec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04</text:p>
          </table:table-cell>
          <table:table-cell office:value-type="float" office:value="50.017594" calcext:value-type="float">
            <text:p>50.017594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1717016-e196-40ec-9964-9e400187aba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720</text:p>
          </table:table-cell>
          <table:table-cell office:value-type="float" office:value="51.001972" calcext:value-type="float">
            <text:p>51.001972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47b7eba-9b4b-4bc6-81d7-801bf1bc0ab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09</text:p>
          </table:table-cell>
          <table:table-cell office:value-type="float" office:value="50.01276" calcext:value-type="float">
            <text:p>50.0127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cc4b529-28ce-434b-a9c3-32c2d6e5244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16</text:p>
          </table:table-cell>
          <table:table-cell office:value-type="float" office:value="50.005307" calcext:value-type="float">
            <text:p>50.005307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c7bcff8-25cf-4bb8-9f01-08f554a4991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21</text:p>
          </table:table-cell>
          <table:table-cell office:value-type="float" office:value="50.000647" calcext:value-type="float">
            <text:p>50.000647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c27787d-bc27-4693-bc50-12fe66ed67d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02</text:p>
          </table:table-cell>
          <table:table-cell office:value-type="float" office:value="50.020206" calcext:value-type="float">
            <text:p>50.02020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5e1cc7e-a706-4867-a3c3-ee5f65a5290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20</text:p>
          </table:table-cell>
          <table:table-cell office:value-type="float" office:value="50.001921" calcext:value-type="float">
            <text:p>50.00192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2854d15-c394-4655-8239-71acc9610ea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24</text:p>
          </table:table-cell>
          <table:table-cell office:value-type="float" office:value="50.001586" calcext:value-type="float">
            <text:p>50.00158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a22f52d-a5f3-4a24-9edf-a78976102e9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33</text:p>
          </table:table-cell>
          <table:table-cell office:value-type="float" office:value="50.002405" calcext:value-type="float">
            <text:p>50.00240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77b4f03-d87a-4eb7-a954-8108c41019f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41</text:p>
          </table:table-cell>
          <table:table-cell office:value-type="float" office:value="50.001936" calcext:value-type="float">
            <text:p>50.001936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ff3a846-a731-451e-af74-f6af712cb8d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48</text:p>
          </table:table-cell>
          <table:table-cell office:value-type="float" office:value="50.001961" calcext:value-type="float">
            <text:p>50.00196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852ec8a-a47b-4330-9d0a-17d214b70ef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47</text:p>
          </table:table-cell>
          <table:table-cell office:value-type="float" office:value="50.003105" calcext:value-type="float">
            <text:p>50.0031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76dde14-7889-434a-a837-fea84ebf4f9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52</text:p>
          </table:table-cell>
          <table:table-cell office:value-type="float" office:value="50.002653" calcext:value-type="float">
            <text:p>50.00265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7eb2ee2-1eaf-4472-99a9-b60368d963a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61</text:p>
          </table:table-cell>
          <table:table-cell office:value-type="float" office:value="50.002752" calcext:value-type="float">
            <text:p>50.002752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6bfc779-df00-4a3f-a081-15f01199d41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73</text:p>
          </table:table-cell>
          <table:table-cell office:value-type="float" office:value="50.003099" calcext:value-type="float">
            <text:p>50.003099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9be1ad7-4188-41ac-b583-1cdae602bbe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75</text:p>
          </table:table-cell>
          <table:table-cell office:value-type="float" office:value="50.000823" calcext:value-type="float">
            <text:p>50.000823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95ffcee-4f4b-4c26-a08b-91c3d9139d0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78</text:p>
          </table:table-cell>
          <table:table-cell office:value-type="float" office:value="50.003078" calcext:value-type="float">
            <text:p>50.003078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4a4c4d-b687-4e54-9069-18836293098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79</text:p>
          </table:table-cell>
          <table:table-cell office:value-type="float" office:value="50.001619" calcext:value-type="float">
            <text:p>50.001619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4e60fa1-9aed-446e-99a3-5ff2c06199c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82</text:p>
          </table:table-cell>
          <table:table-cell office:value-type="float" office:value="50.000789" calcext:value-type="float">
            <text:p>50.000789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4ba22d6-2b79-4160-99eb-73b864f9dcd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81</text:p>
          </table:table-cell>
          <table:table-cell office:value-type="float" office:value="50.002195" calcext:value-type="float">
            <text:p>50.00219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ec19cf6-351d-449d-94b7-059be6bcbe6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91</text:p>
          </table:table-cell>
          <table:table-cell office:value-type="float" office:value="50.002048" calcext:value-type="float">
            <text:p>50.002048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c38f18d-0b08-40de-b397-279f32e6ad4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93</text:p>
          </table:table-cell>
          <table:table-cell office:value-type="float" office:value="50.002558" calcext:value-type="float">
            <text:p>50.00255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74c6d1d-3158-4496-bea5-e5645e87196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04</text:p>
          </table:table-cell>
          <table:table-cell office:value-type="float" office:value="50.001751" calcext:value-type="float">
            <text:p>50.001751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f1a1acd-a946-4388-bcf3-ed89309bf66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18</text:p>
          </table:table-cell>
          <table:table-cell office:value-type="float" office:value="50.000762" calcext:value-type="float">
            <text:p>50.000762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e781830-97da-43d8-9c09-7c569d91b65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16</text:p>
          </table:table-cell>
          <table:table-cell office:value-type="float" office:value="50.002285" calcext:value-type="float">
            <text:p>50.00228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c10f452-857f-4686-b8c7-f4695013251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16</text:p>
          </table:table-cell>
          <table:table-cell office:value-type="float" office:value="50.002406" calcext:value-type="float">
            <text:p>50.00240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7020310-7364-4eb2-83d4-d780a5f8fb4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20</text:p>
          </table:table-cell>
          <table:table-cell office:value-type="float" office:value="50.001925" calcext:value-type="float">
            <text:p>50.0019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f5b4588-c7e2-48a8-8cd4-3dec1965bd8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24</text:p>
          </table:table-cell>
          <table:table-cell office:value-type="float" office:value="50.00138" calcext:value-type="float">
            <text:p>50.00138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f66eaaa-5cab-47dd-90be-d6e3205c0b4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38</text:p>
          </table:table-cell>
          <table:table-cell office:value-type="float" office:value="50.002575" calcext:value-type="float">
            <text:p>50.00257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489f391-7ef8-42c5-ab48-6f7e6034b84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38</text:p>
          </table:table-cell>
          <table:table-cell office:value-type="float" office:value="50.002989" calcext:value-type="float">
            <text:p>50.002989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60603e4-5802-4832-b426-2daf5a36a41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50</text:p>
          </table:table-cell>
          <table:table-cell office:value-type="float" office:value="50.002603" calcext:value-type="float">
            <text:p>50.002603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ffae7b-77a0-4daf-8a74-5c0fab03ac5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51</text:p>
          </table:table-cell>
          <table:table-cell office:value-type="float" office:value="50.001538" calcext:value-type="float">
            <text:p>50.00153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0da6da4-c841-43d9-813e-0a71c6127ff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58</text:p>
          </table:table-cell>
          <table:table-cell office:value-type="float" office:value="50.001728" calcext:value-type="float">
            <text:p>50.001728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3eac316-2e0e-41ca-8875-298ee9bfb0d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63</text:p>
          </table:table-cell>
          <table:table-cell office:value-type="float" office:value="50.004137" calcext:value-type="float">
            <text:p>50.00413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480b3e0-ab57-48f9-9bea-64ee2e62399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66</text:p>
          </table:table-cell>
          <table:table-cell office:value-type="float" office:value="50.001899" calcext:value-type="float">
            <text:p>50.00189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82609a6-8445-4596-ba48-3094fa6cffc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70</text:p>
          </table:table-cell>
          <table:table-cell office:value-type="float" office:value="50.001682" calcext:value-type="float">
            <text:p>50.001682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7d50fa3-f946-48ca-8f47-0f0a6d5643a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79</text:p>
          </table:table-cell>
          <table:table-cell office:value-type="float" office:value="50.002278" calcext:value-type="float">
            <text:p>50.00227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16835e6-be25-4a54-bfb2-03bca1bd1c9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81</text:p>
          </table:table-cell>
          <table:table-cell office:value-type="float" office:value="50.002506" calcext:value-type="float">
            <text:p>50.002506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c1e40f0-2c40-425c-ad84-8ca70bad178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90</text:p>
          </table:table-cell>
          <table:table-cell office:value-type="float" office:value="50.001862" calcext:value-type="float">
            <text:p>50.001862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89ea37b-668a-4735-9eae-008e7908f07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92</text:p>
          </table:table-cell>
          <table:table-cell office:value-type="float" office:value="50.002044" calcext:value-type="float">
            <text:p>50.00204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b283f6a-b12f-4286-a02f-d6c9f93356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95</text:p>
          </table:table-cell>
          <table:table-cell office:value-type="float" office:value="50.002409" calcext:value-type="float">
            <text:p>50.002409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7fa6422-c5ea-44bb-899e-729f90d2eab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95</text:p>
          </table:table-cell>
          <table:table-cell office:value-type="float" office:value="50.002608" calcext:value-type="float">
            <text:p>50.002608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b174e1a-ed16-4610-8044-df5a807f066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04</text:p>
          </table:table-cell>
          <table:table-cell office:value-type="float" office:value="50.001962" calcext:value-type="float">
            <text:p>50.00196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4713a42-6510-498f-abbd-460078199bd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09</text:p>
          </table:table-cell>
          <table:table-cell office:value-type="float" office:value="50.002702" calcext:value-type="float">
            <text:p>50.00270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be6c8d0-2188-41e7-a750-708eaa25b8a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23</text:p>
          </table:table-cell>
          <table:table-cell office:value-type="float" office:value="50.004152" calcext:value-type="float">
            <text:p>50.004152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d1894df-03df-4102-895a-6c95ac25651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26</text:p>
          </table:table-cell>
          <table:table-cell office:value-type="float" office:value="50.00165" calcext:value-type="float">
            <text:p>50.0016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6c480a6-373a-4814-a4d1-82595392b61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32</text:p>
          </table:table-cell>
          <table:table-cell office:value-type="float" office:value="50.002071" calcext:value-type="float">
            <text:p>50.002071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4590cfc-236b-47fd-afa5-2653c8bf7c6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35</text:p>
          </table:table-cell>
          <table:table-cell office:value-type="float" office:value="50.002358" calcext:value-type="float">
            <text:p>50.00235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ed78cd8-198e-430b-b2b9-7b3c2679ad4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35</text:p>
          </table:table-cell>
          <table:table-cell office:value-type="float" office:value="50.002146" calcext:value-type="float">
            <text:p>50.00214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e9db79c-d6d2-4696-9854-f1ba897a27a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37</text:p>
          </table:table-cell>
          <table:table-cell office:value-type="float" office:value="50.002352" calcext:value-type="float">
            <text:p>50.002352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8aecb48-daba-4b14-81b8-64618fbf31c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47</text:p>
          </table:table-cell>
          <table:table-cell office:value-type="float" office:value="50.00072" calcext:value-type="float">
            <text:p>50.00072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30fc49a-808e-4f86-9846-dc01435765d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47</text:p>
          </table:table-cell>
          <table:table-cell office:value-type="float" office:value="50.000682" calcext:value-type="float">
            <text:p>50.000682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12d7c94-466b-4278-a7b5-71714589cae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49</text:p>
          </table:table-cell>
          <table:table-cell office:value-type="float" office:value="50.001975" calcext:value-type="float">
            <text:p>50.00197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8978894-03b1-4d7f-a9ed-ba56d4d6a6f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49</text:p>
          </table:table-cell>
          <table:table-cell office:value-type="float" office:value="50.001471" calcext:value-type="float">
            <text:p>50.001471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ae3b661-3526-44a7-a23e-de24c9fe8be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65</text:p>
          </table:table-cell>
          <table:table-cell office:value-type="float" office:value="50.001616" calcext:value-type="float">
            <text:p>50.00161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96f6b2f-6922-489e-bc45-47720ff6ec6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0.979</text:p>
          </table:table-cell>
          <table:table-cell office:value-type="float" office:value="51.002994" calcext:value-type="float">
            <text:p>51.002994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6c68bb1-df5a-4b9e-b43f-89b7accf9e3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81</text:p>
          </table:table-cell>
          <table:table-cell office:value-type="float" office:value="50.000594" calcext:value-type="float">
            <text:p>50.00059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596d253-d1f2-4c39-b72e-bf2ccc55604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82</text:p>
          </table:table-cell>
          <table:table-cell office:value-type="float" office:value="50.002075" calcext:value-type="float">
            <text:p>50.00207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48b68a4-aced-4447-8d33-108fdf9b344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86</text:p>
          </table:table-cell>
          <table:table-cell office:value-type="float" office:value="50.002167" calcext:value-type="float">
            <text:p>50.002167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2a8020e-97fb-4cf8-b32b-77820a31cc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89</text:p>
          </table:table-cell>
          <table:table-cell office:value-type="float" office:value="50.000964" calcext:value-type="float">
            <text:p>50.00096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eca14f4-02ee-4ab6-affa-395657566fa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95</text:p>
          </table:table-cell>
          <table:table-cell office:value-type="float" office:value="50.002169" calcext:value-type="float">
            <text:p>50.00216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7076652-756b-4377-85c3-4301be71a66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08</text:p>
          </table:table-cell>
          <table:table-cell office:value-type="float" office:value="50.001578" calcext:value-type="float">
            <text:p>50.00157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da43bfc-974a-448a-9065-ec9cf1b7856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13</text:p>
          </table:table-cell>
          <table:table-cell office:value-type="float" office:value="50.002007" calcext:value-type="float">
            <text:p>50.002007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df05525-f5a8-4c5d-8c77-09c2e745262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19</text:p>
          </table:table-cell>
          <table:table-cell office:value-type="float" office:value="50.001095" calcext:value-type="float">
            <text:p>50.00109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f539701-e318-42aa-a02e-30f9f69d981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18</text:p>
          </table:table-cell>
          <table:table-cell office:value-type="float" office:value="50.001772" calcext:value-type="float">
            <text:p>50.001772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7d8860f-d3e3-4105-a994-0458941d8d5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29</text:p>
          </table:table-cell>
          <table:table-cell office:value-type="float" office:value="50.001702" calcext:value-type="float">
            <text:p>50.001702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921da0e-08f1-4f9c-8f76-8486004ab2f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031</text:p>
          </table:table-cell>
          <table:table-cell office:value-type="float" office:value="51.000549" calcext:value-type="float">
            <text:p>51.000549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ecb781e-369c-42f7-907d-cc07ae93adc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40</text:p>
          </table:table-cell>
          <table:table-cell office:value-type="float" office:value="50.002342" calcext:value-type="float">
            <text:p>50.002342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78900e6-6b1f-4fc9-b00c-1b953e8fd75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44</text:p>
          </table:table-cell>
          <table:table-cell office:value-type="float" office:value="50.002163" calcext:value-type="float">
            <text:p>50.002163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b45f507-0581-41da-9852-873e6517ea3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46</text:p>
          </table:table-cell>
          <table:table-cell office:value-type="float" office:value="50.000363" calcext:value-type="float">
            <text:p>50.000363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03e87f6-1b4a-485d-8f2c-eda6841691f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47</text:p>
          </table:table-cell>
          <table:table-cell office:value-type="float" office:value="50.002599" calcext:value-type="float">
            <text:p>50.002599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679c35d-eec7-42f1-af19-4032b841e57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55</text:p>
          </table:table-cell>
          <table:table-cell office:value-type="float" office:value="50.001818" calcext:value-type="float">
            <text:p>50.00181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ccd2ba-ea9a-4ea8-be63-cd7fa1cabef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2.062</text:p>
          </table:table-cell>
          <table:table-cell office:value-type="float" office:value="0.045515" calcext:value-type="float">
            <text:p>0.045515</text:p>
          </table:table-cell>
          <table:table-cell office:value-type="float" office:value="55.001586" calcext:value-type="float">
            <text:p>55.00158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1f2d26-caba-4655-a5a6-4921d48bc20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73</text:p>
          </table:table-cell>
          <table:table-cell office:value-type="float" office:value="50.002144" calcext:value-type="float">
            <text:p>50.002144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74fcefa-9af3-401a-9721-1f4fc4913ea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73</text:p>
          </table:table-cell>
          <table:table-cell office:value-type="float" office:value="50.001323" calcext:value-type="float">
            <text:p>50.001323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2dd9261-cfee-4178-84b8-02274ec9d40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91</text:p>
          </table:table-cell>
          <table:table-cell office:value-type="float" office:value="50.00231" calcext:value-type="float">
            <text:p>50.00231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5829c38-313c-4a56-973f-d0b27f76974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94</text:p>
          </table:table-cell>
          <table:table-cell office:value-type="float" office:value="50.002314" calcext:value-type="float">
            <text:p>50.002314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5a9fa3f-b32a-4888-bb6b-2ecbaaf2094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95</text:p>
          </table:table-cell>
          <table:table-cell office:value-type="float" office:value="50.002025" calcext:value-type="float">
            <text:p>50.00202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8a1fefa-868e-485c-bc38-55e16660bc4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98</text:p>
          </table:table-cell>
          <table:table-cell office:value-type="float" office:value="50.001221" calcext:value-type="float">
            <text:p>50.00122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696b963-d1c6-4e7d-a2b6-e8ca3ac370d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99</text:p>
          </table:table-cell>
          <table:table-cell office:value-type="float" office:value="50.002284" calcext:value-type="float">
            <text:p>50.002284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2ac5077-0503-49f4-a7ff-c570cb29509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106</text:p>
          </table:table-cell>
          <table:table-cell office:value-type="float" office:value="50.001723" calcext:value-type="float">
            <text:p>50.001723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d4dffc2-a8ea-40ce-9ce3-3bf96c33b2e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109</text:p>
          </table:table-cell>
          <table:table-cell office:value-type="float" office:value="50.001518" calcext:value-type="float">
            <text:p>50.001518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db78155-9f63-4f88-bf74-e7b01a7b968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117</text:p>
          </table:table-cell>
          <table:table-cell office:value-type="float" office:value="50.000942" calcext:value-type="float">
            <text:p>50.00094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867ce32-ed46-4803-be3b-63ec75572ad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122</text:p>
          </table:table-cell>
          <table:table-cell office:value-type="float" office:value="50.003104" calcext:value-type="float">
            <text:p>50.003104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6b366c2-720b-4e2c-a358-c51e2bd6286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134</text:p>
          </table:table-cell>
          <table:table-cell office:value-type="float" office:value="50.000596" calcext:value-type="float">
            <text:p>50.000596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abe86bc-7548-4432-995c-a7c0bba4be5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133</text:p>
          </table:table-cell>
          <table:table-cell office:value-type="float" office:value="50.001424" calcext:value-type="float">
            <text:p>50.001424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cf622db-4c3b-447f-90dc-e4b77d37331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137</text:p>
          </table:table-cell>
          <table:table-cell office:value-type="float" office:value="50.001932" calcext:value-type="float">
            <text:p>50.001932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1502af9-d5a2-4708-bed8-f082ea0ae58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144</text:p>
          </table:table-cell>
          <table:table-cell office:value-type="float" office:value="50.000806" calcext:value-type="float">
            <text:p>50.000806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688eb9f-d792-4eb4-b125-990a4608558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143</text:p>
          </table:table-cell>
          <table:table-cell office:value-type="float" office:value="50.002248" calcext:value-type="float">
            <text:p>50.002248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724991f-d156-4a0d-8832-6b13c442c94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155</text:p>
          </table:table-cell>
          <table:table-cell office:value-type="float" office:value="50.001904" calcext:value-type="float">
            <text:p>50.00190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d9d167e-1297-4ccf-b9fa-b5cc8f8d0af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168</text:p>
          </table:table-cell>
          <table:table-cell office:value-type="float" office:value="50.001576" calcext:value-type="float">
            <text:p>50.00157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6e9bfac-0d2d-4f3f-992d-d61b2454492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175</text:p>
          </table:table-cell>
          <table:table-cell office:value-type="float" office:value="50.002394" calcext:value-type="float">
            <text:p>50.002394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7ccb0ab-30bc-4d9e-b950-43a496e717f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192</text:p>
          </table:table-cell>
          <table:table-cell office:value-type="float" office:value="50.002643" calcext:value-type="float">
            <text:p>50.002643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b6f1cee-c458-40c2-8e25-5106f76cd2b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03</text:p>
          </table:table-cell>
          <table:table-cell office:value-type="float" office:value="50.001133" calcext:value-type="float">
            <text:p>50.001133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3c0b2a4-48ba-4aab-9612-61508b9a47a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03</text:p>
          </table:table-cell>
          <table:table-cell office:value-type="float" office:value="50.000732" calcext:value-type="float">
            <text:p>50.000732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36c7b48-99e8-4f93-82e6-3caf8bc7108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03</text:p>
          </table:table-cell>
          <table:table-cell office:value-type="float" office:value="51.000694" calcext:value-type="float">
            <text:p>51.000694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a9c569c-5ba8-487e-a29f-7c7a60552e0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03</text:p>
          </table:table-cell>
          <table:table-cell office:value-type="float" office:value="50.000531" calcext:value-type="float">
            <text:p>50.00053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af8cbf3-d5a0-4c6a-9080-b85c51ff62a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11</text:p>
          </table:table-cell>
          <table:table-cell office:value-type="float" office:value="50.00197" calcext:value-type="float">
            <text:p>50.0019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dc7c33c-f8d9-41bb-b5c9-e32c7b70adc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17</text:p>
          </table:table-cell>
          <table:table-cell office:value-type="float" office:value="50.001242" calcext:value-type="float">
            <text:p>50.001242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3169b71-069d-469b-bf0b-8d1be3a9126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18</text:p>
          </table:table-cell>
          <table:table-cell office:value-type="float" office:value="50.002203" calcext:value-type="float">
            <text:p>50.00220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41a2eec-61fa-48a2-9d43-aec86fc24da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28</text:p>
          </table:table-cell>
          <table:table-cell office:value-type="float" office:value="50.002609" calcext:value-type="float">
            <text:p>50.00260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ba48047-9c0c-48c3-8d55-3e9f46c53d2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38</text:p>
          </table:table-cell>
          <table:table-cell office:value-type="float" office:value="50.00164" calcext:value-type="float">
            <text:p>50.0016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82a497-22ce-435a-8cb7-5b7340607e4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49</text:p>
          </table:table-cell>
          <table:table-cell office:value-type="float" office:value="50.001386" calcext:value-type="float">
            <text:p>50.00138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3537293-a09b-4e00-89ca-51d9cb963fc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50</text:p>
          </table:table-cell>
          <table:table-cell office:value-type="float" office:value="50.0024" calcext:value-type="float">
            <text:p>50.002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fa8f3c5-6634-4abe-8536-c4cbacd72f8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52</text:p>
          </table:table-cell>
          <table:table-cell office:value-type="float" office:value="50.000771" calcext:value-type="float">
            <text:p>50.00077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98e1f3-0bfc-45ef-8164-dcf72aa733d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49.252</text:p>
          </table:table-cell>
          <table:table-cell office:value-type="float" office:value="53.003284" calcext:value-type="float">
            <text:p>53.003284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8092d71-dfb9-4f12-a9dc-841fe6ad9f3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64</text:p>
          </table:table-cell>
          <table:table-cell office:value-type="float" office:value="50.001613" calcext:value-type="float">
            <text:p>50.001613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0c9dec4-61a2-4485-b4c3-40492fc4ebd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69</text:p>
          </table:table-cell>
          <table:table-cell office:value-type="float" office:value="50.002156" calcext:value-type="float">
            <text:p>50.002156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f45a077-3654-423f-8a38-e8e5a470cce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72</text:p>
          </table:table-cell>
          <table:table-cell office:value-type="float" office:value="50.002069" calcext:value-type="float">
            <text:p>50.002069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f0f4dc0-b2b4-4c5d-aaa6-97513177563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77</text:p>
          </table:table-cell>
          <table:table-cell office:value-type="float" office:value="50.000901" calcext:value-type="float">
            <text:p>50.000901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a830a70-ed19-4609-8869-fe62c688e92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80</text:p>
          </table:table-cell>
          <table:table-cell office:value-type="float" office:value="50.001797" calcext:value-type="float">
            <text:p>50.00179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cea3456-9d76-461b-87d6-ba71fa494a5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90</text:p>
          </table:table-cell>
          <table:table-cell office:value-type="float" office:value="50.001826" calcext:value-type="float">
            <text:p>50.001826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6f8bdf8-db77-40a4-ad95-461faf60652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96</text:p>
          </table:table-cell>
          <table:table-cell office:value-type="float" office:value="50.000354" calcext:value-type="float">
            <text:p>50.000354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3008dd3-5819-4573-b7f4-7fa8748d912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97</text:p>
          </table:table-cell>
          <table:table-cell office:value-type="float" office:value="50.001326" calcext:value-type="float">
            <text:p>50.00132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f566895-2f19-45bf-9ff4-31ae8ef0df1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300</text:p>
          </table:table-cell>
          <table:table-cell office:value-type="float" office:value="50.002" calcext:value-type="float">
            <text:p>50.002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9ca726-f868-44f1-9da7-bc010282b0a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301</text:p>
          </table:table-cell>
          <table:table-cell office:value-type="float" office:value="50.001103" calcext:value-type="float">
            <text:p>50.001103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4161028-8f60-4d49-8bc8-cf3ca8a2a93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305</text:p>
          </table:table-cell>
          <table:table-cell office:value-type="float" office:value="50.000369" calcext:value-type="float">
            <text:p>50.000369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e55559d-6cbb-4f29-b3b1-babffb27d41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306</text:p>
          </table:table-cell>
          <table:table-cell office:value-type="float" office:value="50.002879" calcext:value-type="float">
            <text:p>50.00287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437fab0-ab58-4528-8daa-e811614d07b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308</text:p>
          </table:table-cell>
          <table:table-cell office:value-type="float" office:value="50.000515" calcext:value-type="float">
            <text:p>50.00051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d612daa-b20f-4f51-bba2-dafc5bc226d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321</text:p>
          </table:table-cell>
          <table:table-cell office:value-type="float" office:value="50.001304" calcext:value-type="float">
            <text:p>50.00130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75a3c07-7619-4964-a453-4a943b5c743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354</text:p>
          </table:table-cell>
          <table:table-cell office:value-type="float" office:value="50.999765" calcext:value-type="float">
            <text:p>50.99976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4f7fd41-7c7f-42a4-907f-16c5eb0dc7a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354</text:p>
          </table:table-cell>
          <table:table-cell office:value-type="float" office:value="50.000016" calcext:value-type="float">
            <text:p>50.00001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66ac506-e300-43dd-8f9a-df8cb4a613d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354</text:p>
          </table:table-cell>
          <table:table-cell office:value-type="float" office:value="50.002091" calcext:value-type="float">
            <text:p>50.00209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0ea1ac7-d5d3-4c2b-8068-083957228eb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358</text:p>
          </table:table-cell>
          <table:table-cell office:value-type="float" office:value="50.001694" calcext:value-type="float">
            <text:p>50.001694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4bb63ae-0237-4da0-9fe2-ae88997f62a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358</text:p>
          </table:table-cell>
          <table:table-cell office:value-type="float" office:value="50.001287" calcext:value-type="float">
            <text:p>50.00128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4122a5a-611b-4bda-b81a-dc0f8498bf1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359</text:p>
          </table:table-cell>
          <table:table-cell office:value-type="float" office:value="50.00271" calcext:value-type="float">
            <text:p>50.0027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721c9c6-62b6-4c89-a5b7-f1e526ad261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377</text:p>
          </table:table-cell>
          <table:table-cell office:value-type="float" office:value="50.001934" calcext:value-type="float">
            <text:p>50.001934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9e1d5fd-dd3b-422c-aeee-3d351eb049c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384</text:p>
          </table:table-cell>
          <table:table-cell office:value-type="float" office:value="50.001609" calcext:value-type="float">
            <text:p>50.001609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494c53d-44bd-4f3b-a5cd-98c41472207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390</text:p>
          </table:table-cell>
          <table:table-cell office:value-type="float" office:value="50.000145" calcext:value-type="float">
            <text:p>50.00014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3af96aa-65ca-4c7c-996d-e78d2b3135c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392</text:p>
          </table:table-cell>
          <table:table-cell office:value-type="float" office:value="50.001607" calcext:value-type="float">
            <text:p>50.00160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e4018f1-b1ce-415b-8b20-93a7604fc32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00</text:p>
          </table:table-cell>
          <table:table-cell office:value-type="float" office:value="50.002262" calcext:value-type="float">
            <text:p>50.002262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9b7d64f-1dd8-4f3c-a7f6-f22ff79f337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06</text:p>
          </table:table-cell>
          <table:table-cell office:value-type="float" office:value="50.002224" calcext:value-type="float">
            <text:p>50.002224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87c4a38-8dc6-48ce-a037-cbb58432f73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07</text:p>
          </table:table-cell>
          <table:table-cell office:value-type="float" office:value="50.001068" calcext:value-type="float">
            <text:p>50.001068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475de32-e355-4900-be66-45a7d68b9d3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10</text:p>
          </table:table-cell>
          <table:table-cell office:value-type="float" office:value="50.000817" calcext:value-type="float">
            <text:p>50.000817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9027ffe-323e-4fbe-9de9-db16fd85a29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18</text:p>
          </table:table-cell>
          <table:table-cell office:value-type="float" office:value="50.001492" calcext:value-type="float">
            <text:p>50.001492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bf9d098-4d67-4069-9a88-f3a37f7849c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21</text:p>
          </table:table-cell>
          <table:table-cell office:value-type="float" office:value="50.001823" calcext:value-type="float">
            <text:p>50.001823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2c4ade1-df5b-41d0-a8e3-3d0db5e4083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32</text:p>
          </table:table-cell>
          <table:table-cell office:value-type="float" office:value="50.001451" calcext:value-type="float">
            <text:p>50.00145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7bf3d71-14b0-44e9-8d1b-dd16a1ffd74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36</text:p>
          </table:table-cell>
          <table:table-cell office:value-type="float" office:value="50.003333" calcext:value-type="float">
            <text:p>50.003333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f0d248-5365-4872-a533-1d865aecaf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39</text:p>
          </table:table-cell>
          <table:table-cell office:value-type="float" office:value="50.000518" calcext:value-type="float">
            <text:p>50.000518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db25248-4b5e-40f6-a66b-5a0ae66256c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42</text:p>
          </table:table-cell>
          <table:table-cell office:value-type="float" office:value="50.002144" calcext:value-type="float">
            <text:p>50.00214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6cd4e91-bd2e-4373-b88c-055938257a4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52</text:p>
          </table:table-cell>
          <table:table-cell office:value-type="float" office:value="50.000972" calcext:value-type="float">
            <text:p>50.00097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c68bfcc-4d70-4d1c-9d67-7154ccdcea7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454</text:p>
          </table:table-cell>
          <table:table-cell office:value-type="float" office:value="50.998839" calcext:value-type="float">
            <text:p>50.998839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a2d7e90-70db-4797-b023-7e7fd26f73a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54</text:p>
          </table:table-cell>
          <table:table-cell office:value-type="float" office:value="50.002373" calcext:value-type="float">
            <text:p>50.00237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1a5a8f7-40e3-43b8-9b8e-a072dd16459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55</text:p>
          </table:table-cell>
          <table:table-cell office:value-type="float" office:value="50.000897" calcext:value-type="float">
            <text:p>50.000897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80d6af8-91a4-4df8-a9fa-f7ddeab9b70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58</text:p>
          </table:table-cell>
          <table:table-cell office:value-type="float" office:value="50.002234" calcext:value-type="float">
            <text:p>50.00223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0c02f7d-1757-4ee2-b3ab-5ce13c616a4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63</text:p>
          </table:table-cell>
          <table:table-cell office:value-type="float" office:value="50.001191" calcext:value-type="float">
            <text:p>50.00119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abc1d50-d19c-4bb7-a342-48f2fa1ad83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68</text:p>
          </table:table-cell>
          <table:table-cell office:value-type="float" office:value="50.002151" calcext:value-type="float">
            <text:p>50.002151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50fe9ff-8497-4a56-b619-cb9f227ef8c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71</text:p>
          </table:table-cell>
          <table:table-cell office:value-type="float" office:value="50.000433" calcext:value-type="float">
            <text:p>50.000433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01be69d-de32-42fd-b6ed-ef2b2622adf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77</text:p>
          </table:table-cell>
          <table:table-cell office:value-type="float" office:value="50.002173" calcext:value-type="float">
            <text:p>50.00217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afb1683-1571-43cd-96bb-1f099b60eeb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79</text:p>
          </table:table-cell>
          <table:table-cell office:value-type="float" office:value="50.000832" calcext:value-type="float">
            <text:p>50.00083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a2b5b93-7051-48b6-a4ad-8a195a80b26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80</text:p>
          </table:table-cell>
          <table:table-cell office:value-type="float" office:value="50.002252" calcext:value-type="float">
            <text:p>50.002252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b1822a3-5a26-468a-abaa-ce62cdd6233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83</text:p>
          </table:table-cell>
          <table:table-cell office:value-type="float" office:value="50.003448" calcext:value-type="float">
            <text:p>50.003448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773d405-13bf-4bd5-a3da-3c13d085eba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85</text:p>
          </table:table-cell>
          <table:table-cell office:value-type="float" office:value="50.001566" calcext:value-type="float">
            <text:p>50.00156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180b346-7bc9-4a1d-bb6c-84728ac99bf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2.492</text:p>
          </table:table-cell>
          <table:table-cell office:value-type="float" office:value="5.901357" calcext:value-type="float">
            <text:p>5.901357</text:p>
          </table:table-cell>
          <table:table-cell office:value-type="float" office:value="50.02408" calcext:value-type="float">
            <text:p>50.0240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a13ab6-45f3-403a-9076-fa0c1c7832fd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91</text:p>
          </table:table-cell>
          <table:table-cell office:value-type="float" office:value="50.001075" calcext:value-type="float">
            <text:p>50.00107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8bf7998-617a-47d3-985b-645da856d2b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93</text:p>
          </table:table-cell>
          <table:table-cell office:value-type="float" office:value="50.001878" calcext:value-type="float">
            <text:p>50.001878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6b7b044-beac-4f4c-8c37-4575a8d976e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95</text:p>
          </table:table-cell>
          <table:table-cell office:value-type="float" office:value="50.003965" calcext:value-type="float">
            <text:p>50.00396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327b663-a04f-4410-a880-9835a521028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498</text:p>
          </table:table-cell>
          <table:table-cell office:value-type="float" office:value="50.00129" calcext:value-type="float">
            <text:p>50.0012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629886a-02c1-45e6-9f2e-520243d5b84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502</text:p>
          </table:table-cell>
          <table:table-cell office:value-type="float" office:value="50.001704" calcext:value-type="float">
            <text:p>50.001704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ced38c0-4b47-4f17-8e72-104aab88039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503</text:p>
          </table:table-cell>
          <table:table-cell office:value-type="float" office:value="50.002623" calcext:value-type="float">
            <text:p>50.002623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a363f6a-5d4a-4eb5-af84-5f0d74f7290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503</text:p>
          </table:table-cell>
          <table:table-cell office:value-type="float" office:value="50.003053" calcext:value-type="float">
            <text:p>50.003053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6ae9ad2-e79c-4f78-9c9f-68aacdb95a0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506</text:p>
          </table:table-cell>
          <table:table-cell office:value-type="float" office:value="50.002236" calcext:value-type="float">
            <text:p>50.002236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137d9c9-335e-48d8-9f81-c6f24b3abdd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517</text:p>
          </table:table-cell>
          <table:table-cell office:value-type="float" office:value="50.00258" calcext:value-type="float">
            <text:p>50.00258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949afb4-3724-4cff-a0b1-a9969ab5fd1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529</text:p>
          </table:table-cell>
          <table:table-cell office:value-type="float" office:value="50.002208" calcext:value-type="float">
            <text:p>50.002208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06198fa-4e1c-495f-beae-a41365c47e1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535</text:p>
          </table:table-cell>
          <table:table-cell office:value-type="float" office:value="50.00261" calcext:value-type="float">
            <text:p>50.00261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f61783e-9362-456c-ac90-88fbe1f1cbd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538</text:p>
          </table:table-cell>
          <table:table-cell office:value-type="float" office:value="50.001798" calcext:value-type="float">
            <text:p>50.001798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98d3458-8075-41c1-a807-6e59ea95899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547</text:p>
          </table:table-cell>
          <table:table-cell office:value-type="float" office:value="50.002478" calcext:value-type="float">
            <text:p>50.00247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932fc52-c08d-4fd6-8e3e-8116c2b8e2e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556</text:p>
          </table:table-cell>
          <table:table-cell office:value-type="float" office:value="50.001773" calcext:value-type="float">
            <text:p>50.00177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ea6412f-66e8-4b1d-8395-ac407286bd9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559</text:p>
          </table:table-cell>
          <table:table-cell office:value-type="float" office:value="50.00178" calcext:value-type="float">
            <text:p>50.00178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2085793-1a35-4009-b60b-44d54b9986e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559</text:p>
          </table:table-cell>
          <table:table-cell office:value-type="float" office:value="50.001849" calcext:value-type="float">
            <text:p>50.00184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e3084d3-3b80-4740-bb33-fcf74d4b95c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562</text:p>
          </table:table-cell>
          <table:table-cell office:value-type="float" office:value="50.002679" calcext:value-type="float">
            <text:p>50.00267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6a99257-1550-4ede-b42a-4c6e4efa926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567</text:p>
          </table:table-cell>
          <table:table-cell office:value-type="float" office:value="50.001722" calcext:value-type="float">
            <text:p>50.001722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ea7c596-1eb0-4e40-b63d-76ce5b482cd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579</text:p>
          </table:table-cell>
          <table:table-cell office:value-type="float" office:value="50.001878" calcext:value-type="float">
            <text:p>50.001878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8df3a56-a21e-4c76-8540-42e232e2123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590</text:p>
          </table:table-cell>
          <table:table-cell office:value-type="float" office:value="50.001992" calcext:value-type="float">
            <text:p>50.00199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a246075-fc50-48e5-b2a1-c827134a792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04</text:p>
          </table:table-cell>
          <table:table-cell office:value-type="float" office:value="50.000797" calcext:value-type="float">
            <text:p>50.000797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3a586df-4d91-4b41-b1df-bd69d13753d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604</text:p>
          </table:table-cell>
          <table:table-cell office:value-type="float" office:value="51.000841" calcext:value-type="float">
            <text:p>51.00084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7efaa00-a8e4-4c91-a216-b967c1f28bc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06</text:p>
          </table:table-cell>
          <table:table-cell office:value-type="float" office:value="50.002041" calcext:value-type="float">
            <text:p>50.00204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808c11d-b862-46a1-9e1d-768c78ea1af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08</text:p>
          </table:table-cell>
          <table:table-cell office:value-type="float" office:value="50.002832" calcext:value-type="float">
            <text:p>50.00283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a1709e8-e911-4243-8454-475bd57c41b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21</text:p>
          </table:table-cell>
          <table:table-cell office:value-type="float" office:value="50.002093" calcext:value-type="float">
            <text:p>50.002093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8093afb-d9f1-4143-bd3b-47258fee971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22</text:p>
          </table:table-cell>
          <table:table-cell office:value-type="float" office:value="50.004006" calcext:value-type="float">
            <text:p>50.00400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b8ffca2-ac1b-4f59-add6-b8064e926a5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27</text:p>
          </table:table-cell>
          <table:table-cell office:value-type="float" office:value="50.00087" calcext:value-type="float">
            <text:p>50.0008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6d522f7-7073-44fb-9e48-693ca03ea43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26</text:p>
          </table:table-cell>
          <table:table-cell office:value-type="float" office:value="50.002545" calcext:value-type="float">
            <text:p>50.00254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451d843-2ab4-498a-bc8d-7daa840b93e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29</text:p>
          </table:table-cell>
          <table:table-cell office:value-type="float" office:value="50.003232" calcext:value-type="float">
            <text:p>50.003232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46063a3-263c-4733-abb6-9937dbc363a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30</text:p>
          </table:table-cell>
          <table:table-cell office:value-type="float" office:value="50.002398" calcext:value-type="float">
            <text:p>50.002398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48fada5-1515-4edf-abb9-dd47c713e6f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35</text:p>
          </table:table-cell>
          <table:table-cell office:value-type="float" office:value="50.001962" calcext:value-type="float">
            <text:p>50.001962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564d947-7be0-46b4-bfc8-5836c0ab03d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49</text:p>
          </table:table-cell>
          <table:table-cell office:value-type="float" office:value="50.002722" calcext:value-type="float">
            <text:p>50.002722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f65cb8b-84bf-4926-8f9b-407068104e5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64</text:p>
          </table:table-cell>
          <table:table-cell office:value-type="float" office:value="50.001463" calcext:value-type="float">
            <text:p>50.001463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48a25dc-5abf-4520-86ad-7c00bb9f0c3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76</text:p>
          </table:table-cell>
          <table:table-cell office:value-type="float" office:value="50.002975" calcext:value-type="float">
            <text:p>50.00297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5b07c8d-9b1c-40c1-a0f7-256beb18e98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76</text:p>
          </table:table-cell>
          <table:table-cell office:value-type="float" office:value="50.0022" calcext:value-type="float">
            <text:p>50.002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2e11853-eb7a-41e7-8160-396d9082d75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77</text:p>
          </table:table-cell>
          <table:table-cell office:value-type="float" office:value="50.001599" calcext:value-type="float">
            <text:p>50.001599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6606789-596c-4014-844d-be742751a69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81</text:p>
          </table:table-cell>
          <table:table-cell office:value-type="float" office:value="50.001511" calcext:value-type="float">
            <text:p>50.001511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02bee01-453c-4e6d-b37c-3057467f4c6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82</text:p>
          </table:table-cell>
          <table:table-cell office:value-type="float" office:value="50.002841" calcext:value-type="float">
            <text:p>50.002841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cf624ff-a5ec-4a56-8d68-cfb6e07ce69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84</text:p>
          </table:table-cell>
          <table:table-cell office:value-type="float" office:value="50.000954" calcext:value-type="float">
            <text:p>50.00095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4d0a785-3c72-40c0-8217-5142203c211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85</text:p>
          </table:table-cell>
          <table:table-cell office:value-type="float" office:value="50.001568" calcext:value-type="float">
            <text:p>50.00156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2a5c47e-d94a-4bce-9614-3da60cfd72f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94</text:p>
          </table:table-cell>
          <table:table-cell office:value-type="float" office:value="50.003269" calcext:value-type="float">
            <text:p>50.003269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3e8df10-767b-4e97-950c-9afc49ae1fd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695</text:p>
          </table:table-cell>
          <table:table-cell office:value-type="float" office:value="50.002998" calcext:value-type="float">
            <text:p>50.002998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109fa18-1b6f-4dec-81b6-76befcbab3c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02</text:p>
          </table:table-cell>
          <table:table-cell office:value-type="float" office:value="50.001781" calcext:value-type="float">
            <text:p>50.001781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8951528-cbda-44ea-9767-a518be46f70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04</text:p>
          </table:table-cell>
          <table:table-cell office:value-type="float" office:value="50.002567" calcext:value-type="float">
            <text:p>50.00256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948e87d-d7fe-4081-a3c3-6740a578a7b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09</text:p>
          </table:table-cell>
          <table:table-cell office:value-type="float" office:value="50.001114" calcext:value-type="float">
            <text:p>50.001114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a202662-4a40-483c-8141-f3b15002e97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16</text:p>
          </table:table-cell>
          <table:table-cell office:value-type="float" office:value="50.002148" calcext:value-type="float">
            <text:p>50.002148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da7f6aa-32a5-4696-8632-eb1575e50d1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21</text:p>
          </table:table-cell>
          <table:table-cell office:value-type="float" office:value="50.997686" calcext:value-type="float">
            <text:p>50.997686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facf730-a780-4486-9294-3f3451aba3c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18</text:p>
          </table:table-cell>
          <table:table-cell office:value-type="float" office:value="50.001007" calcext:value-type="float">
            <text:p>50.001007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ee2c42a-70a3-4c82-830e-0136f0ae59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21</text:p>
          </table:table-cell>
          <table:table-cell office:value-type="float" office:value="50.00033" calcext:value-type="float">
            <text:p>50.00033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9357d07-d111-4c8c-8c61-88a5aee71a2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20</text:p>
          </table:table-cell>
          <table:table-cell office:value-type="float" office:value="50.00161" calcext:value-type="float">
            <text:p>50.00161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6d3dc38-d89e-413f-a4b9-0870f6a77fa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21</text:p>
          </table:table-cell>
          <table:table-cell office:value-type="float" office:value="50.002564" calcext:value-type="float">
            <text:p>50.002564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183aa1f-26dc-4a71-a13a-60581a0f4a8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24</text:p>
          </table:table-cell>
          <table:table-cell office:value-type="float" office:value="50.002021" calcext:value-type="float">
            <text:p>50.00202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2536ab1-df2f-476e-a77a-3429f16aa94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33</text:p>
          </table:table-cell>
          <table:table-cell office:value-type="float" office:value="50.002008" calcext:value-type="float">
            <text:p>50.002008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35203c7-3ca4-4a25-aacf-e3f7a7926d3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41</text:p>
          </table:table-cell>
          <table:table-cell office:value-type="float" office:value="50.001503" calcext:value-type="float">
            <text:p>50.001503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7df0cc7-dd77-47fb-8d16-94f3f0d92bf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47</text:p>
          </table:table-cell>
          <table:table-cell office:value-type="float" office:value="50.002776" calcext:value-type="float">
            <text:p>50.002776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b8ef416-b824-4782-b68c-39f178ec9e9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48</text:p>
          </table:table-cell>
          <table:table-cell office:value-type="float" office:value="50.001617" calcext:value-type="float">
            <text:p>50.00161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76a84cd-55f3-4d07-b92e-995b7f0d1a6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52</text:p>
          </table:table-cell>
          <table:table-cell office:value-type="float" office:value="50.001361" calcext:value-type="float">
            <text:p>50.00136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1fc8545-54c8-465f-94be-71f3cb6f0dc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61</text:p>
          </table:table-cell>
          <table:table-cell office:value-type="float" office:value="50.001507" calcext:value-type="float">
            <text:p>50.001507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d9b4c04-1410-446e-af5e-2e1cdde288e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73</text:p>
          </table:table-cell>
          <table:table-cell office:value-type="float" office:value="50.00391" calcext:value-type="float">
            <text:p>50.0039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c6d38bc-0b2e-44c5-a029-9367f3bc319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75</text:p>
          </table:table-cell>
          <table:table-cell office:value-type="float" office:value="50.001604" calcext:value-type="float">
            <text:p>50.001604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558d1c5-2696-4616-9f77-f575309b724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78</text:p>
          </table:table-cell>
          <table:table-cell office:value-type="float" office:value="50.001796" calcext:value-type="float">
            <text:p>50.00179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9758452-5a3c-42d7-a197-b1d4c5b8ba9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79</text:p>
          </table:table-cell>
          <table:table-cell office:value-type="float" office:value="50.002701" calcext:value-type="float">
            <text:p>50.002701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9faef09-bb80-4237-a6b8-eeb9fb06846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82</text:p>
          </table:table-cell>
          <table:table-cell office:value-type="float" office:value="50.002029" calcext:value-type="float">
            <text:p>50.002029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338a4c1-3e94-4c75-b2ab-03aa442eafd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91</text:p>
          </table:table-cell>
          <table:table-cell office:value-type="float" office:value="50.002271" calcext:value-type="float">
            <text:p>50.00227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cec2dd5-c770-41c7-b2a6-4260bc289fb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93</text:p>
          </table:table-cell>
          <table:table-cell office:value-type="float" office:value="50.000731" calcext:value-type="float">
            <text:p>50.000731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0860821-d06e-4db1-9097-37db4bde0d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799</text:p>
          </table:table-cell>
          <table:table-cell office:value-type="float" office:value="51.001627" calcext:value-type="float">
            <text:p>51.00162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3c38545-7251-4175-90b8-103a1d9545c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99</text:p>
          </table:table-cell>
          <table:table-cell office:value-type="float" office:value="50.001711" calcext:value-type="float">
            <text:p>50.00171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845cd0b-ad7e-48f9-8ead-e8713932041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04</text:p>
          </table:table-cell>
          <table:table-cell office:value-type="float" office:value="50.001569" calcext:value-type="float">
            <text:p>50.001569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c61456d-c10e-422f-9613-891b271a1ab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2.813</text:p>
          </table:table-cell>
          <table:table-cell office:value-type="float" office:value="0.033758" calcext:value-type="float">
            <text:p>0.033758</text:p>
          </table:table-cell>
          <table:table-cell office:value-type="float" office:value="56.046032" calcext:value-type="float">
            <text:p>56.0460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536742-a105-48b1-a876-e04b5cd569f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18</text:p>
          </table:table-cell>
          <table:table-cell office:value-type="float" office:value="50.998606" calcext:value-type="float">
            <text:p>50.998606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efcddf4-9f92-44fe-bd69-bb4b89eb095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16</text:p>
          </table:table-cell>
          <table:table-cell office:value-type="float" office:value="50.000613" calcext:value-type="float">
            <text:p>50.000613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f7b9afa-9cd5-4642-bf43-dd63edb799b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16</text:p>
          </table:table-cell>
          <table:table-cell office:value-type="float" office:value="50.000513" calcext:value-type="float">
            <text:p>50.000513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7011cb1-ccb9-456a-868d-54dd81af17d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18</text:p>
          </table:table-cell>
          <table:table-cell office:value-type="float" office:value="50.001376" calcext:value-type="float">
            <text:p>50.00137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dea07f9-452d-4744-b1e5-73bcae13c47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18</text:p>
          </table:table-cell>
          <table:table-cell office:value-type="float" office:value="50.001507" calcext:value-type="float">
            <text:p>50.001507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407e002-63c3-407f-9dc5-3894ae3c82a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20</text:p>
          </table:table-cell>
          <table:table-cell office:value-type="float" office:value="50.003648" calcext:value-type="float">
            <text:p>50.003648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eb0b8f1-4226-4762-a60f-c360d2b46cc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24</text:p>
          </table:table-cell>
          <table:table-cell office:value-type="float" office:value="50.000053" calcext:value-type="float">
            <text:p>50.000053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ad45a24-fc1f-4eb4-85bf-57a568fde2a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2.832</text:p>
          </table:table-cell>
          <table:table-cell office:value-type="float" office:value="0.160756" calcext:value-type="float">
            <text:p>0.160756</text:p>
          </table:table-cell>
          <table:table-cell office:value-type="float" office:value="55.623916" calcext:value-type="float">
            <text:p>55.6239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319376-750d-410f-9e42-e2cbc1c6e6a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38</text:p>
          </table:table-cell>
          <table:table-cell office:value-type="float" office:value="50.000885" calcext:value-type="float">
            <text:p>50.00088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247cf57-a679-4014-b179-f2df3d7af66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38</text:p>
          </table:table-cell>
          <table:table-cell office:value-type="float" office:value="50.001316" calcext:value-type="float">
            <text:p>50.00131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eeb9855-d0d9-4d15-9abc-2bac71aa075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50</text:p>
          </table:table-cell>
          <table:table-cell office:value-type="float" office:value="50.002975" calcext:value-type="float">
            <text:p>50.00297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367470d-a1b2-4084-98f7-4abed6d9227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51</text:p>
          </table:table-cell>
          <table:table-cell office:value-type="float" office:value="50.002035" calcext:value-type="float">
            <text:p>50.00203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4e55704-5ae3-4448-9537-edc5207f02e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58</text:p>
          </table:table-cell>
          <table:table-cell office:value-type="float" office:value="50.001203" calcext:value-type="float">
            <text:p>50.001203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758fb31-4f95-4f44-86a8-4651165342d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63</text:p>
          </table:table-cell>
          <table:table-cell office:value-type="float" office:value="50.002272" calcext:value-type="float">
            <text:p>50.00227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2cb4584-9bab-44c8-a405-9e68fd3a3a2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66</text:p>
          </table:table-cell>
          <table:table-cell office:value-type="float" office:value="50.002412" calcext:value-type="float">
            <text:p>50.00241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0fe8ba2-447a-44ee-86f1-92e9e4109e6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70</text:p>
          </table:table-cell>
          <table:table-cell office:value-type="float" office:value="50.001949" calcext:value-type="float">
            <text:p>50.00194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b237dbb-0bc2-42fe-aa74-d2c9502f25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81</text:p>
          </table:table-cell>
          <table:table-cell office:value-type="float" office:value="50.002518" calcext:value-type="float">
            <text:p>50.002518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aee6191-98bc-4d98-9516-68b0bdb182b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90</text:p>
          </table:table-cell>
          <table:table-cell office:value-type="float" office:value="50.001979" calcext:value-type="float">
            <text:p>50.001979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314fc8-c2c9-466a-aedd-08db2cedc27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894</text:p>
          </table:table-cell>
          <table:table-cell office:value-type="float" office:value="50.998232" calcext:value-type="float">
            <text:p>50.99823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826566d-9e4a-4c75-9d4d-07d5abad334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94</text:p>
          </table:table-cell>
          <table:table-cell office:value-type="float" office:value="50.000785" calcext:value-type="float">
            <text:p>50.00078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3f40d2a-1b0d-402a-bf62-f77203419a0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92</text:p>
          </table:table-cell>
          <table:table-cell office:value-type="float" office:value="50.002561" calcext:value-type="float">
            <text:p>50.002561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518de4b-15c8-4601-8f26-9cc9264e3a0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95</text:p>
          </table:table-cell>
          <table:table-cell office:value-type="float" office:value="50.001999" calcext:value-type="float">
            <text:p>50.001999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e50c100-35c6-48f0-895c-d19a042f8bd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95</text:p>
          </table:table-cell>
          <table:table-cell office:value-type="float" office:value="50.002045" calcext:value-type="float">
            <text:p>50.00204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66aacbc-a39a-4a54-8f0d-6529494616f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04</text:p>
          </table:table-cell>
          <table:table-cell office:value-type="float" office:value="50.002184" calcext:value-type="float">
            <text:p>50.002184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ce0762b-4111-4b64-b52a-b8b1ff89d17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09</text:p>
          </table:table-cell>
          <table:table-cell office:value-type="float" office:value="50.002266" calcext:value-type="float">
            <text:p>50.00226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7906f33-725e-4f0b-9c35-0a6b870e2ca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23</text:p>
          </table:table-cell>
          <table:table-cell office:value-type="float" office:value="50.000812" calcext:value-type="float">
            <text:p>50.000812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946a967-e27f-49f5-8000-2217aa530d3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26</text:p>
          </table:table-cell>
          <table:table-cell office:value-type="float" office:value="50.001881" calcext:value-type="float">
            <text:p>50.00188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8573279-7a65-4c48-b673-4de44f54ce4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32</text:p>
          </table:table-cell>
          <table:table-cell office:value-type="float" office:value="50.001755" calcext:value-type="float">
            <text:p>50.00175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7fd56fb-1d38-44f5-96f5-0eb5a6306dc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35</text:p>
          </table:table-cell>
          <table:table-cell office:value-type="float" office:value="50.002287" calcext:value-type="float">
            <text:p>50.002287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d230775-cbb6-4f25-a98b-c319e49c081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35</text:p>
          </table:table-cell>
          <table:table-cell office:value-type="float" office:value="50.002593" calcext:value-type="float">
            <text:p>50.002593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3a0f121-0631-48ec-a145-f4d27e541f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37</text:p>
          </table:table-cell>
          <table:table-cell office:value-type="float" office:value="50.000483" calcext:value-type="float">
            <text:p>50.00048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68a4c91-9856-49fc-acf9-137f1f08a4c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47</text:p>
          </table:table-cell>
          <table:table-cell office:value-type="float" office:value="50.001739" calcext:value-type="float">
            <text:p>50.00173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d6f96b7-cf3d-4d96-92c0-05200bf44c6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49</text:p>
          </table:table-cell>
          <table:table-cell office:value-type="float" office:value="50.00044" calcext:value-type="float">
            <text:p>50.00044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395699-4af6-402f-a2c4-0f4d9024e89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47</text:p>
          </table:table-cell>
          <table:table-cell office:value-type="float" office:value="50.00178" calcext:value-type="float">
            <text:p>50.00178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00c7aad-09d1-4fc7-af0b-5dda111c599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49</text:p>
          </table:table-cell>
          <table:table-cell office:value-type="float" office:value="50.002393" calcext:value-type="float">
            <text:p>50.002393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14445f3-1bd2-4cc5-9a5b-a3cc56ded98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65</text:p>
          </table:table-cell>
          <table:table-cell office:value-type="float" office:value="50.001534" calcext:value-type="float">
            <text:p>50.001534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8ce4d49-3bad-4bf4-9b95-f941dc21ed8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79</text:p>
          </table:table-cell>
          <table:table-cell office:value-type="float" office:value="50.003019" calcext:value-type="float">
            <text:p>50.003019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e143526-a61f-4593-8a64-2cf8a379f24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979</text:p>
          </table:table-cell>
          <table:table-cell office:value-type="float" office:value="51.003054" calcext:value-type="float">
            <text:p>51.003054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4865234-4b3f-40ac-bfe2-6de0cffe412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81</text:p>
          </table:table-cell>
          <table:table-cell office:value-type="float" office:value="50.000642" calcext:value-type="float">
            <text:p>50.00064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4938083-a388-4446-8975-22ab1506778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82</text:p>
          </table:table-cell>
          <table:table-cell office:value-type="float" office:value="50.002175" calcext:value-type="float">
            <text:p>50.00217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c791a4c-db28-448d-a5ec-5e65b01239a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85</text:p>
          </table:table-cell>
          <table:table-cell office:value-type="float" office:value="50.001222" calcext:value-type="float">
            <text:p>50.001222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df1a250-7c4c-4071-97ea-4bd7116c84d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89</text:p>
          </table:table-cell>
          <table:table-cell office:value-type="float" office:value="50.001966" calcext:value-type="float">
            <text:p>50.00196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68edf06-a9c6-4870-8501-8783cb427ad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995</text:p>
          </table:table-cell>
          <table:table-cell office:value-type="float" office:value="50.002129" calcext:value-type="float">
            <text:p>50.00212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527ca9-8c2b-4cee-abb4-774e080d74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08</text:p>
          </table:table-cell>
          <table:table-cell office:value-type="float" office:value="50.000539" calcext:value-type="float">
            <text:p>50.000539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f7154a6-585a-418d-9de1-009199999a2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15</text:p>
          </table:table-cell>
          <table:table-cell office:value-type="float" office:value="51.000507" calcext:value-type="float">
            <text:p>51.000507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7f2136b-7787-4052-9d35-9d9a10a37a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13</text:p>
          </table:table-cell>
          <table:table-cell office:value-type="float" office:value="50.002007" calcext:value-type="float">
            <text:p>50.002007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5b953be-71e5-473a-8e7d-d3639322fc7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18</text:p>
          </table:table-cell>
          <table:table-cell office:value-type="float" office:value="50.00182" calcext:value-type="float">
            <text:p>50.00182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9778049-c04c-4b87-bf94-6abb0c003ed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19</text:p>
          </table:table-cell>
          <table:table-cell office:value-type="float" office:value="50.001101" calcext:value-type="float">
            <text:p>50.001101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f5071b6-1c91-41a9-97bb-ab4eaa3cc0d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29</text:p>
          </table:table-cell>
          <table:table-cell office:value-type="float" office:value="50.001774" calcext:value-type="float">
            <text:p>50.001774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8369592-7612-4698-8a2c-1f8820a9f80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31</text:p>
          </table:table-cell>
          <table:table-cell office:value-type="float" office:value="50.002064" calcext:value-type="float">
            <text:p>50.002064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0389ddf-5da5-44c4-9981-4d1102b100b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031</text:p>
          </table:table-cell>
          <table:table-cell office:value-type="float" office:value="51.002104" calcext:value-type="float">
            <text:p>51.002104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202e26a-e361-46f9-b916-b11d45d9a3f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40</text:p>
          </table:table-cell>
          <table:table-cell office:value-type="float" office:value="50.001325" calcext:value-type="float">
            <text:p>50.00132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f74f298-6f4e-4a89-810f-54b6c59d51e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44</text:p>
          </table:table-cell>
          <table:table-cell office:value-type="float" office:value="50.001992" calcext:value-type="float">
            <text:p>50.00199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4ac7bac-971b-4c40-b7b5-74a1dee169a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46</text:p>
          </table:table-cell>
          <table:table-cell office:value-type="float" office:value="50.000272" calcext:value-type="float">
            <text:p>50.000272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60b7a8c-1a24-47d4-957e-808d138cc50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47</text:p>
          </table:table-cell>
          <table:table-cell office:value-type="float" office:value="50.00262" calcext:value-type="float">
            <text:p>50.00262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17656c3-698c-476e-a047-f428292d880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55</text:p>
          </table:table-cell>
          <table:table-cell office:value-type="float" office:value="50.001749" calcext:value-type="float">
            <text:p>50.001749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723040d-cb5a-4f84-a5f8-7fa6e0138bd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72</text:p>
          </table:table-cell>
          <table:table-cell office:value-type="float" office:value="50.001397" calcext:value-type="float">
            <text:p>50.001397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300ea20-d7b9-422d-9d31-deb9162ebaa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3.074</text:p>
          </table:table-cell>
          <table:table-cell office:value-type="float" office:value="0.568228" calcext:value-type="float">
            <text:p>0.568228</text:p>
          </table:table-cell>
          <table:table-cell office:value-type="float" office:value="55.897553" calcext:value-type="float">
            <text:p>55.89755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695338-1e87-4676-b37d-b248f4a1bef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73</text:p>
          </table:table-cell>
          <table:table-cell office:value-type="float" office:value="50.000619" calcext:value-type="float">
            <text:p>50.000619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1d5a4a6-581b-4faa-b7d2-fe6bd81bde6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95</text:p>
          </table:table-cell>
          <table:table-cell office:value-type="float" office:value="50.00198" calcext:value-type="float">
            <text:p>50.00198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02fc185-9f02-4b92-8b7b-bdd6304e8f1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94</text:p>
          </table:table-cell>
          <table:table-cell office:value-type="float" office:value="50.002403" calcext:value-type="float">
            <text:p>50.00240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dca5ae-31ec-4cea-881a-d142a7c19b1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98</text:p>
          </table:table-cell>
          <table:table-cell office:value-type="float" office:value="50.001287" calcext:value-type="float">
            <text:p>50.00128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9d3c122-88d4-43aa-ba00-5524e805310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99</text:p>
          </table:table-cell>
          <table:table-cell office:value-type="float" office:value="50.002483" calcext:value-type="float">
            <text:p>50.002483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56fc9ef-1c70-4506-8ed6-ecd72f0ad66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106</text:p>
          </table:table-cell>
          <table:table-cell office:value-type="float" office:value="50.001994" calcext:value-type="float">
            <text:p>50.001994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ef96d57-310e-4c58-9a3b-3e26d67fd96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108</text:p>
          </table:table-cell>
          <table:table-cell office:value-type="float" office:value="50.002764" calcext:value-type="float">
            <text:p>50.002764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d03b5a5-3c81-4231-9c7a-64eadd8c5cb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117</text:p>
          </table:table-cell>
          <table:table-cell office:value-type="float" office:value="50.001912" calcext:value-type="float">
            <text:p>50.001912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785b667-1d3e-4f36-8102-e8781bf019d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122</text:p>
          </table:table-cell>
          <table:table-cell office:value-type="float" office:value="50.001189" calcext:value-type="float">
            <text:p>50.001189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289c918-83b2-4ad7-9199-640a3156bd0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133</text:p>
          </table:table-cell>
          <table:table-cell office:value-type="float" office:value="50.000547" calcext:value-type="float">
            <text:p>50.000547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969d323-444b-4164-a7ec-dd9393191bc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134</text:p>
          </table:table-cell>
          <table:table-cell office:value-type="float" office:value="50.002136" calcext:value-type="float">
            <text:p>50.002136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a156651-a55a-4c52-9275-2f13d76e9f0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137</text:p>
          </table:table-cell>
          <table:table-cell office:value-type="float" office:value="50.001328" calcext:value-type="float">
            <text:p>50.00132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3be96c4-269d-4be8-844b-ccca96a9596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143</text:p>
          </table:table-cell>
          <table:table-cell office:value-type="float" office:value="50.002305" calcext:value-type="float">
            <text:p>50.0023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b0a47e0-cfd6-4cb2-ac24-5c6884d7c46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144</text:p>
          </table:table-cell>
          <table:table-cell office:value-type="float" office:value="50.00328" calcext:value-type="float">
            <text:p>50.00328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0adc83-6bc0-4c72-a771-4fb3e546a42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155</text:p>
          </table:table-cell>
          <table:table-cell office:value-type="float" office:value="50.00133" calcext:value-type="float">
            <text:p>50.00133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738fadc-8eed-4420-846b-3cf925bfa95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168</text:p>
          </table:table-cell>
          <table:table-cell office:value-type="float" office:value="50.003275" calcext:value-type="float">
            <text:p>50.00327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da4ef37-1d61-4f03-b5fa-1d389881919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175</text:p>
          </table:table-cell>
          <table:table-cell office:value-type="float" office:value="50.002754" calcext:value-type="float">
            <text:p>50.00275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d42dd8e-d78d-4e38-a4cd-7831dfe1496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192</text:p>
          </table:table-cell>
          <table:table-cell office:value-type="float" office:value="50.002055" calcext:value-type="float">
            <text:p>50.00205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126bf7e-eef3-4bbc-b0e4-1b9897020a2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03</text:p>
          </table:table-cell>
          <table:table-cell office:value-type="float" office:value="50.002618" calcext:value-type="float">
            <text:p>50.002618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6f91e9a-c32f-4f14-a44f-e3571472ce7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03</text:p>
          </table:table-cell>
          <table:table-cell office:value-type="float" office:value="50.002165" calcext:value-type="float">
            <text:p>50.00216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8474bf6-d089-4a28-8f09-4f19c719d5b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03</text:p>
          </table:table-cell>
          <table:table-cell office:value-type="float" office:value="50.002249" calcext:value-type="float">
            <text:p>50.002249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aecbb28-91f5-4f38-a2f1-9408776a947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11</text:p>
          </table:table-cell>
          <table:table-cell office:value-type="float" office:value="50.002371" calcext:value-type="float">
            <text:p>50.00237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d8ceda0-e9d6-418c-8ad0-37e3130c082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21</text:p>
          </table:table-cell>
          <table:table-cell office:value-type="float" office:value="50.998553" calcext:value-type="float">
            <text:p>50.998553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f1fcda6-bd02-4260-9a49-5872e9429bf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18</text:p>
          </table:table-cell>
          <table:table-cell office:value-type="float" office:value="50.001227" calcext:value-type="float">
            <text:p>50.001227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d34f893-ed2e-402a-9bea-7ce14cd70f0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17</text:p>
          </table:table-cell>
          <table:table-cell office:value-type="float" office:value="50.002696" calcext:value-type="float">
            <text:p>50.002696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f50efa2-c00e-4415-8b0f-45e37766be5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21</text:p>
          </table:table-cell>
          <table:table-cell office:value-type="float" office:value="50.003024" calcext:value-type="float">
            <text:p>50.003024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d128266-b8a6-46e2-9b6d-2b5175f94a5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3.231</text:p>
          </table:table-cell>
          <table:table-cell office:value-type="float" office:value="0.024991" calcext:value-type="float">
            <text:p>0.024991</text:p>
          </table:table-cell>
          <table:table-cell office:value-type="float" office:value="56.583888" calcext:value-type="float">
            <text:p>56.58388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bd0c887-d3e4-4ac9-8c0f-aa7f473bfeb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28</text:p>
          </table:table-cell>
          <table:table-cell office:value-type="float" office:value="50.002265" calcext:value-type="float">
            <text:p>50.00226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564ce2d-f80a-4a67-8588-6036876f63e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3.236</text:p>
          </table:table-cell>
          <table:table-cell office:value-type="float" office:value="0.133257" calcext:value-type="float">
            <text:p>0.133257</text:p>
          </table:table-cell>
          <table:table-cell office:value-type="float" office:value="55.494693" calcext:value-type="float">
            <text:p>55.49469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aaa1a7-47d7-4037-9007-2308f990923c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38</text:p>
          </table:table-cell>
          <table:table-cell office:value-type="float" office:value="50.000599" calcext:value-type="float">
            <text:p>50.000599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9744b52-2859-4ae5-ae1c-ad90898ee39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49</text:p>
          </table:table-cell>
          <table:table-cell office:value-type="float" office:value="50.001421" calcext:value-type="float">
            <text:p>50.00142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7d3ae5c-48e5-4af3-a111-2d39888d81e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50</text:p>
          </table:table-cell>
          <table:table-cell office:value-type="float" office:value="50.002484" calcext:value-type="float">
            <text:p>50.002484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832db33-9545-42c0-82a9-ec29f5d0a1c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52</text:p>
          </table:table-cell>
          <table:table-cell office:value-type="float" office:value="50.000836" calcext:value-type="float">
            <text:p>50.000836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87b2ac8-da2a-4014-a3bd-517217a8d1c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64</text:p>
          </table:table-cell>
          <table:table-cell office:value-type="float" office:value="50.001297" calcext:value-type="float">
            <text:p>50.001297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8138463-af3a-4a8f-bfe5-528a7baf4fa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69</text:p>
          </table:table-cell>
          <table:table-cell office:value-type="float" office:value="50.999184" calcext:value-type="float">
            <text:p>50.999184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490105-7497-4869-86ca-1d3949512b2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69</text:p>
          </table:table-cell>
          <table:table-cell office:value-type="float" office:value="50.002321" calcext:value-type="float">
            <text:p>50.002321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8586db1-fbb8-4132-8e16-c6581fe44d8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69</text:p>
          </table:table-cell>
          <table:table-cell office:value-type="float" office:value="50.00151" calcext:value-type="float">
            <text:p>50.0015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81b9d43-1ed4-48c3-a978-eb217bc4009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72</text:p>
          </table:table-cell>
          <table:table-cell office:value-type="float" office:value="50.00212" calcext:value-type="float">
            <text:p>50.00212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9f5f850-4c1e-47e3-8743-7949bbacd84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77</text:p>
          </table:table-cell>
          <table:table-cell office:value-type="float" office:value="50.001901" calcext:value-type="float">
            <text:p>50.00190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de1cbd8-6fbc-4e98-b1dc-ef7150d4ba2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80</text:p>
          </table:table-cell>
          <table:table-cell office:value-type="float" office:value="50.001856" calcext:value-type="float">
            <text:p>50.001856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37a7d7f-5797-4e48-a849-2abdeee7345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286</text:p>
          </table:table-cell>
          <table:table-cell office:value-type="float" office:value="50.998195" calcext:value-type="float">
            <text:p>50.99819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0936430-08a2-473f-a9ec-d24d55545b3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90</text:p>
          </table:table-cell>
          <table:table-cell office:value-type="float" office:value="50.001779" calcext:value-type="float">
            <text:p>50.001779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4ba2914-9a28-4808-b1ec-994b21c210f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96</text:p>
          </table:table-cell>
          <table:table-cell office:value-type="float" office:value="50.000291" calcext:value-type="float">
            <text:p>50.00029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51d3b5e-f515-4574-a792-619f81522a2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97</text:p>
          </table:table-cell>
          <table:table-cell office:value-type="float" office:value="50.001295" calcext:value-type="float">
            <text:p>50.00129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eaeaec7-3b93-4d39-9c70-8872c9976ba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300</text:p>
          </table:table-cell>
          <table:table-cell office:value-type="float" office:value="50.002102" calcext:value-type="float">
            <text:p>50.002102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4a4f53a-377c-4588-afbc-6006a3e212b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301</text:p>
          </table:table-cell>
          <table:table-cell office:value-type="float" office:value="50.001182" calcext:value-type="float">
            <text:p>50.00118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25f76e7-03c3-49ba-9c09-cad62c81806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300</text:p>
          </table:table-cell>
          <table:table-cell office:value-type="float" office:value="50.002022" calcext:value-type="float">
            <text:p>50.002022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b5cfa58-801a-4f3e-9f49-0b3dbaa0ba7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306</text:p>
          </table:table-cell>
          <table:table-cell office:value-type="float" office:value="50.000649" calcext:value-type="float">
            <text:p>50.000649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b508ded-afc0-4130-a466-f652930c59f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305</text:p>
          </table:table-cell>
          <table:table-cell office:value-type="float" office:value="50.001585" calcext:value-type="float">
            <text:p>50.00158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9a72bc7-3ca0-498e-b9df-7cb6d6e482e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308</text:p>
          </table:table-cell>
          <table:table-cell office:value-type="float" office:value="50.00091" calcext:value-type="float">
            <text:p>50.00091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30e9d85-7f8e-434d-abd4-6678b3fa5bc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321</text:p>
          </table:table-cell>
          <table:table-cell office:value-type="float" office:value="50.001623" calcext:value-type="float">
            <text:p>50.00162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382efc5-58cc-437d-bfbb-db08a28cacf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354</text:p>
          </table:table-cell>
          <table:table-cell office:value-type="float" office:value="50.998204" calcext:value-type="float">
            <text:p>50.99820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cbb74d9-6f56-4e55-b133-7f70c6d12eb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354</text:p>
          </table:table-cell>
          <table:table-cell office:value-type="float" office:value="50.001504" calcext:value-type="float">
            <text:p>50.001504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d093b99-ba97-4557-bf8e-bd186f8b984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354</text:p>
          </table:table-cell>
          <table:table-cell office:value-type="float" office:value="50.001695" calcext:value-type="float">
            <text:p>50.00169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85f07c3-2dbb-4046-bbc4-4cb14941490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354</text:p>
          </table:table-cell>
          <table:table-cell office:value-type="float" office:value="50.001995" calcext:value-type="float">
            <text:p>50.00199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a6a075e-920c-49c3-873c-f4bdfef642a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358</text:p>
          </table:table-cell>
          <table:table-cell office:value-type="float" office:value="50.001704" calcext:value-type="float">
            <text:p>50.001704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0a1a85-58a6-4389-83a8-535024cf307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358</text:p>
          </table:table-cell>
          <table:table-cell office:value-type="float" office:value="50.001186" calcext:value-type="float">
            <text:p>50.00118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860d223-0003-4bbf-a5bb-39512f7f2ed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359</text:p>
          </table:table-cell>
          <table:table-cell office:value-type="float" office:value="50.00276" calcext:value-type="float">
            <text:p>50.0027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761c2b4-a983-46a1-a999-ed60783d1a6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377</text:p>
          </table:table-cell>
          <table:table-cell office:value-type="float" office:value="50.002177" calcext:value-type="float">
            <text:p>50.002177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bbfeffb-2353-4051-82e2-bffb8555b85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384</text:p>
          </table:table-cell>
          <table:table-cell office:value-type="float" office:value="50.001935" calcext:value-type="float">
            <text:p>50.00193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e314c16-7036-4f22-a6eb-fde11d3e11f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390</text:p>
          </table:table-cell>
          <table:table-cell office:value-type="float" office:value="50.001589" calcext:value-type="float">
            <text:p>50.001589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360cfca-abb3-4336-9a2a-3530bf4662a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392</text:p>
          </table:table-cell>
          <table:table-cell office:value-type="float" office:value="50.003143" calcext:value-type="float">
            <text:p>50.00314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108c202-6f40-4212-b3cd-81fe380b666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399</text:p>
          </table:table-cell>
          <table:table-cell office:value-type="float" office:value="50.001994" calcext:value-type="float">
            <text:p>50.001994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6cdf898-23ef-4633-93df-85fefe586c3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3.402</text:p>
          </table:table-cell>
          <table:table-cell office:value-type="float" office:value="0.108293" calcext:value-type="float">
            <text:p>0.108293</text:p>
          </table:table-cell>
          <table:table-cell office:value-type="float" office:value="56.279811" calcext:value-type="float">
            <text:p>56.2798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9fc22d-3dcd-4892-9d9c-cc8a2082cd8f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06</text:p>
          </table:table-cell>
          <table:table-cell office:value-type="float" office:value="50.00307" calcext:value-type="float">
            <text:p>50.0030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5389406-80fb-4e4a-8bc1-94f007c4d62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07</text:p>
          </table:table-cell>
          <table:table-cell office:value-type="float" office:value="50.001915" calcext:value-type="float">
            <text:p>50.00191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8673d1c-afef-4f24-94db-04608573c43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10</text:p>
          </table:table-cell>
          <table:table-cell office:value-type="float" office:value="50.002485" calcext:value-type="float">
            <text:p>50.00248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a08a471-bb39-427e-b742-2f76c11d34f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18</text:p>
          </table:table-cell>
          <table:table-cell office:value-type="float" office:value="50.000373" calcext:value-type="float">
            <text:p>50.000373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80f6f1f-cdf1-44d9-a511-24f3253c34f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21</text:p>
          </table:table-cell>
          <table:table-cell office:value-type="float" office:value="50.001708" calcext:value-type="float">
            <text:p>50.00170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2f60088-eeae-40ee-b203-308468b006a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32</text:p>
          </table:table-cell>
          <table:table-cell office:value-type="float" office:value="50.001228" calcext:value-type="float">
            <text:p>50.001228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a82ba54-c69a-475b-8945-8e2d689f7c4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36</text:p>
          </table:table-cell>
          <table:table-cell office:value-type="float" office:value="50.002193" calcext:value-type="float">
            <text:p>50.00219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607bb72-9ab2-4ae9-8305-9b1093c34a2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39</text:p>
          </table:table-cell>
          <table:table-cell office:value-type="float" office:value="50.002149" calcext:value-type="float">
            <text:p>50.002149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69dd70d-7b4c-4a5d-84c1-081bb2df3f1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42</text:p>
          </table:table-cell>
          <table:table-cell office:value-type="float" office:value="50.002646" calcext:value-type="float">
            <text:p>50.002646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3c48065-5fd5-4532-a74b-66bb96609b3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52</text:p>
          </table:table-cell>
          <table:table-cell office:value-type="float" office:value="50.001543" calcext:value-type="float">
            <text:p>50.001543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4acb06c-0f26-42a4-9aa4-ae7bcd8e9b1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54</text:p>
          </table:table-cell>
          <table:table-cell office:value-type="float" office:value="50.002756" calcext:value-type="float">
            <text:p>50.002756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24dcd1d-e20c-434b-a2de-31c8c5cb1d7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55</text:p>
          </table:table-cell>
          <table:table-cell office:value-type="float" office:value="50.001398" calcext:value-type="float">
            <text:p>50.00139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828e5d7-b7af-4c4a-8860-72208b0b112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57</text:p>
          </table:table-cell>
          <table:table-cell office:value-type="float" office:value="50.001647" calcext:value-type="float">
            <text:p>50.001647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b86159-251a-4820-ac6d-87dd1a67c9a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63</text:p>
          </table:table-cell>
          <table:table-cell office:value-type="float" office:value="50.001711" calcext:value-type="float">
            <text:p>50.00171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0200571-46fb-4438-b54d-c537a1d38a8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68</text:p>
          </table:table-cell>
          <table:table-cell office:value-type="float" office:value="50.002358" calcext:value-type="float">
            <text:p>50.002358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005d125-348e-46ba-a967-11820c4f625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71</text:p>
          </table:table-cell>
          <table:table-cell office:value-type="float" office:value="50.00047" calcext:value-type="float">
            <text:p>50.0004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42798bc-61c6-414c-9b90-87f8d2d2d59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77</text:p>
          </table:table-cell>
          <table:table-cell office:value-type="float" office:value="50.002199" calcext:value-type="float">
            <text:p>50.002199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f2c8ca9-9cd5-4d16-941c-a3073affca4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79</text:p>
          </table:table-cell>
          <table:table-cell office:value-type="float" office:value="50.000734" calcext:value-type="float">
            <text:p>50.00073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8ef56d8-deed-472a-8cea-c0d31e547d0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80</text:p>
          </table:table-cell>
          <table:table-cell office:value-type="float" office:value="50.002465" calcext:value-type="float">
            <text:p>50.00246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87178c7-04c2-4bbf-add7-7d69e60a595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83</text:p>
          </table:table-cell>
          <table:table-cell office:value-type="float" office:value="50.001871" calcext:value-type="float">
            <text:p>50.001871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abc93f2-65e7-43a6-a33c-b69f6430e8c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85</text:p>
          </table:table-cell>
          <table:table-cell office:value-type="float" office:value="49.999982" calcext:value-type="float">
            <text:p>49.999982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b6330c5-9187-424c-a61a-29b334b624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91</text:p>
          </table:table-cell>
          <table:table-cell office:value-type="float" office:value="50.00225" calcext:value-type="float">
            <text:p>50.0022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738f61b-8f99-413d-9491-bdc97d332fc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93</text:p>
          </table:table-cell>
          <table:table-cell office:value-type="float" office:value="50.000758" calcext:value-type="float">
            <text:p>50.000758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bcfd836-401f-465c-ad1c-92bf55f8acb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95</text:p>
          </table:table-cell>
          <table:table-cell office:value-type="float" office:value="50.001862" calcext:value-type="float">
            <text:p>50.001862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2c9a6c1-2ace-4e86-be08-89c310da846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498</text:p>
          </table:table-cell>
          <table:table-cell office:value-type="float" office:value="50.001588" calcext:value-type="float">
            <text:p>50.00158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323a088-fa33-46dc-8bfb-43b1ea26024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502</text:p>
          </table:table-cell>
          <table:table-cell office:value-type="float" office:value="50.001945" calcext:value-type="float">
            <text:p>50.00194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c959c1d-c69b-4d6c-9c83-1a7ae73a385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503</text:p>
          </table:table-cell>
          <table:table-cell office:value-type="float" office:value="50.001253" calcext:value-type="float">
            <text:p>50.001253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3562643-94b5-4d71-bd22-44b12976ae3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503</text:p>
          </table:table-cell>
          <table:table-cell office:value-type="float" office:value="50.000839" calcext:value-type="float">
            <text:p>50.000839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36270d0-17eb-45bd-9d35-3ca299f1192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506</text:p>
          </table:table-cell>
          <table:table-cell office:value-type="float" office:value="50.000305" calcext:value-type="float">
            <text:p>50.0003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8f0231e-369c-40f6-b2a1-4997be0d6aa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517</text:p>
          </table:table-cell>
          <table:table-cell office:value-type="float" office:value="50.002786" calcext:value-type="float">
            <text:p>50.00278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c5aeb5c-787c-4db5-8cd4-4b35c0a8893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529</text:p>
          </table:table-cell>
          <table:table-cell office:value-type="float" office:value="50.002393" calcext:value-type="float">
            <text:p>50.00239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b9595ac-0b35-42d9-b86f-26c545d266b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535</text:p>
          </table:table-cell>
          <table:table-cell office:value-type="float" office:value="50.002825" calcext:value-type="float">
            <text:p>50.00282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95bfd7-e52c-486b-ad8c-d341827c3fd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538</text:p>
          </table:table-cell>
          <table:table-cell office:value-type="float" office:value="50.002071" calcext:value-type="float">
            <text:p>50.002071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75def5c-30e7-4b87-80b4-3eef7762941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547</text:p>
          </table:table-cell>
          <table:table-cell office:value-type="float" office:value="50.001628" calcext:value-type="float">
            <text:p>50.001628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3db1784-2051-433a-b0fd-0f512a518d4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547</text:p>
          </table:table-cell>
          <table:table-cell office:value-type="float" office:value="50.001758" calcext:value-type="float">
            <text:p>50.001758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588ece0-650f-4b06-aab4-ef12946fcba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547</text:p>
          </table:table-cell>
          <table:table-cell office:value-type="float" office:value="51.001624" calcext:value-type="float">
            <text:p>51.00162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81b746c-06a3-406e-b959-ee8a871667b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556</text:p>
          </table:table-cell>
          <table:table-cell office:value-type="float" office:value="50.002397" calcext:value-type="float">
            <text:p>50.002397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0bb74df-5040-4896-8056-c529e82ab1d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559</text:p>
          </table:table-cell>
          <table:table-cell office:value-type="float" office:value="50.000272" calcext:value-type="float">
            <text:p>50.000272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7aca803-f5dd-4469-b1e5-0c36bed00a9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559</text:p>
          </table:table-cell>
          <table:table-cell office:value-type="float" office:value="50.00029" calcext:value-type="float">
            <text:p>50.0002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8640f31-2344-48aa-9943-59a6af07bc9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567</text:p>
          </table:table-cell>
          <table:table-cell office:value-type="float" office:value="50.002107" calcext:value-type="float">
            <text:p>50.002107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62c50ef-b0a4-45e8-84c1-fe6f93d76d8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579</text:p>
          </table:table-cell>
          <table:table-cell office:value-type="float" office:value="50.001037" calcext:value-type="float">
            <text:p>50.001037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23942a2-7104-4647-aefb-81054aa6a1d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590</text:p>
          </table:table-cell>
          <table:table-cell office:value-type="float" office:value="50.00101" calcext:value-type="float">
            <text:p>50.0010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261c6d8-cf7d-442b-aa0f-0f02a64f73f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04</text:p>
          </table:table-cell>
          <table:table-cell office:value-type="float" office:value="50.001651" calcext:value-type="float">
            <text:p>50.001651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77e40d5-78b3-48e3-a979-cd74ebd9f23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06</text:p>
          </table:table-cell>
          <table:table-cell office:value-type="float" office:value="50.001861" calcext:value-type="float">
            <text:p>50.001861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1a9ad18-32df-4204-9083-3a9cdbf3de5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08</text:p>
          </table:table-cell>
          <table:table-cell office:value-type="float" office:value="50.002471" calcext:value-type="float">
            <text:p>50.00247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d5a749e-d3c9-41ea-be47-428ec877cee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22</text:p>
          </table:table-cell>
          <table:table-cell office:value-type="float" office:value="50.001313" calcext:value-type="float">
            <text:p>50.001313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cfb2e72-ee82-4a0f-962b-173dd5d5d5c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21</text:p>
          </table:table-cell>
          <table:table-cell office:value-type="float" office:value="50.001921" calcext:value-type="float">
            <text:p>50.001921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c9253e8-da59-44f2-ae84-57eab0ba0f6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26</text:p>
          </table:table-cell>
          <table:table-cell office:value-type="float" office:value="50.002011" calcext:value-type="float">
            <text:p>50.002011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cd4555d-6641-47f6-b9f6-87e6005ff34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27</text:p>
          </table:table-cell>
          <table:table-cell office:value-type="float" office:value="50.000692" calcext:value-type="float">
            <text:p>50.000692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22d24cc-8bb3-469b-b140-c5efc5f7f24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30</text:p>
          </table:table-cell>
          <table:table-cell office:value-type="float" office:value="50.001107" calcext:value-type="float">
            <text:p>50.001107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80e6cfc-f380-4839-b585-c9dd4078d98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29</text:p>
          </table:table-cell>
          <table:table-cell office:value-type="float" office:value="50.001959" calcext:value-type="float">
            <text:p>50.001959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c5ce7f2-4e3b-401d-9100-446b4ddf81e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35</text:p>
          </table:table-cell>
          <table:table-cell office:value-type="float" office:value="50.001915" calcext:value-type="float">
            <text:p>50.00191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7f65ba7-678d-40b8-a9a5-35a1d2e2b4a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49</text:p>
          </table:table-cell>
          <table:table-cell office:value-type="float" office:value="50.001722" calcext:value-type="float">
            <text:p>50.001722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66af76f-ac37-4b12-992f-ef11f8ecc63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64</text:p>
          </table:table-cell>
          <table:table-cell office:value-type="float" office:value="50.001824" calcext:value-type="float">
            <text:p>50.001824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4986ba-0d0f-4c8f-a67d-d3e9ee9a779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76</text:p>
          </table:table-cell>
          <table:table-cell office:value-type="float" office:value="50.002618" calcext:value-type="float">
            <text:p>50.00261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fcad451-4ea4-4ac4-8936-ad6c529fbb5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77</text:p>
          </table:table-cell>
          <table:table-cell office:value-type="float" office:value="50.001614" calcext:value-type="float">
            <text:p>50.001614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69d69ea-bbf7-42b8-a03d-9a8d1708de9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76</text:p>
          </table:table-cell>
          <table:table-cell office:value-type="float" office:value="50.003367" calcext:value-type="float">
            <text:p>50.003367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c0879fc-f45a-4ab1-8a3c-91e8505bc33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81</text:p>
          </table:table-cell>
          <table:table-cell office:value-type="float" office:value="50.001471" calcext:value-type="float">
            <text:p>50.00147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235fa65-f8f6-4b1b-8a39-28802af253a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84</text:p>
          </table:table-cell>
          <table:table-cell office:value-type="float" office:value="50.001998" calcext:value-type="float">
            <text:p>50.001998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0774af6-159e-47a4-81e5-5f5ae092de6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86</text:p>
          </table:table-cell>
          <table:table-cell office:value-type="float" office:value="50.000426" calcext:value-type="float">
            <text:p>50.00042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0b2c25e-8394-4ab7-b7d6-1666f9424dd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95</text:p>
          </table:table-cell>
          <table:table-cell office:value-type="float" office:value="50.001613" calcext:value-type="float">
            <text:p>50.00161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dd2bba7-29b7-46b1-aada-2bc50b59e89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94</text:p>
          </table:table-cell>
          <table:table-cell office:value-type="float" office:value="50.004561" calcext:value-type="float">
            <text:p>50.004561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2516b92-7929-4b7b-bf0a-967230da621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02</text:p>
          </table:table-cell>
          <table:table-cell office:value-type="float" office:value="50.001825" calcext:value-type="float">
            <text:p>50.00182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cb3c432-bf72-4a03-b3a7-a45d7eb6a99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04</text:p>
          </table:table-cell>
          <table:table-cell office:value-type="float" office:value="50.002664" calcext:value-type="float">
            <text:p>50.002664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07b2ad7-ce88-430d-83ec-5f82fa8aa97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09</text:p>
          </table:table-cell>
          <table:table-cell office:value-type="float" office:value="50.001219" calcext:value-type="float">
            <text:p>50.00121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8e62a45-a3c9-4d47-8b18-b870bf2e804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17</text:p>
          </table:table-cell>
          <table:table-cell office:value-type="float" office:value="50.001112" calcext:value-type="float">
            <text:p>50.001112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603a98e-d6c4-47ab-b261-bd51c275c23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20</text:p>
          </table:table-cell>
          <table:table-cell office:value-type="float" office:value="50.000087" calcext:value-type="float">
            <text:p>50.000087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fafd0b5-7e32-41cb-a97b-2bd454211a9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18</text:p>
          </table:table-cell>
          <table:table-cell office:value-type="float" office:value="50.001879" calcext:value-type="float">
            <text:p>50.00187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a5fd4d3-bbdc-476c-876a-cf154780f72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21</text:p>
          </table:table-cell>
          <table:table-cell office:value-type="float" office:value="50.001093" calcext:value-type="float">
            <text:p>50.001093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f4f1fa1-2414-462a-8476-a55468295c2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21</text:p>
          </table:table-cell>
          <table:table-cell office:value-type="float" office:value="50.001169" calcext:value-type="float">
            <text:p>50.00116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0d0cafd-40fe-4fef-9a75-e7dd814e486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24</text:p>
          </table:table-cell>
          <table:table-cell office:value-type="float" office:value="50.001871" calcext:value-type="float">
            <text:p>50.00187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5eba8ac-9784-440d-af8b-44b9bc2a00a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33</text:p>
          </table:table-cell>
          <table:table-cell office:value-type="float" office:value="50.001682" calcext:value-type="float">
            <text:p>50.001682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f76b951-660d-4c59-bcbc-2ae492a5917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42</text:p>
          </table:table-cell>
          <table:table-cell office:value-type="float" office:value="50.001162" calcext:value-type="float">
            <text:p>50.001162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2d1f699-cc81-44dd-8c2f-c00f207d055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47</text:p>
          </table:table-cell>
          <table:table-cell office:value-type="float" office:value="50.002475" calcext:value-type="float">
            <text:p>50.00247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9f7bf2-ce38-44da-a5da-14c5a0cc049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48</text:p>
          </table:table-cell>
          <table:table-cell office:value-type="float" office:value="50.001379" calcext:value-type="float">
            <text:p>50.001379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d41bca4-0bec-4c68-a0bf-bfcbbbd487a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52</text:p>
          </table:table-cell>
          <table:table-cell office:value-type="float" office:value="50.002011" calcext:value-type="float">
            <text:p>50.002011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c05a676-dbbc-4950-a052-240c0b8050d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61</text:p>
          </table:table-cell>
          <table:table-cell office:value-type="float" office:value="50.004207" calcext:value-type="float">
            <text:p>50.00420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a99bf1d-98f3-432a-8f87-a015f111a23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3.766</text:p>
          </table:table-cell>
          <table:table-cell office:value-type="float" office:value="0.024601" calcext:value-type="float">
            <text:p>0.024601</text:p>
          </table:table-cell>
          <table:table-cell office:value-type="float" office:value="57.057081" calcext:value-type="float">
            <text:p>57.05708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b2ac537-e8c0-407d-8ed0-64427c3a449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3.770</text:p>
          </table:table-cell>
          <table:table-cell office:value-type="float" office:value="0.077655" calcext:value-type="float">
            <text:p>0.077655</text:p>
          </table:table-cell>
          <table:table-cell office:value-type="float" office:value="57.057168" calcext:value-type="float">
            <text:p>57.05716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5754e7-dc83-4173-b7a8-879fc3e42fdf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73</text:p>
          </table:table-cell>
          <table:table-cell office:value-type="float" office:value="50.002293" calcext:value-type="float">
            <text:p>50.00229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3e646ea-e4d1-4cde-859e-b6679088aa6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75</text:p>
          </table:table-cell>
          <table:table-cell office:value-type="float" office:value="50.002228" calcext:value-type="float">
            <text:p>50.002228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87a1cea-8444-48b8-80e5-f73f0fca822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78</text:p>
          </table:table-cell>
          <table:table-cell office:value-type="float" office:value="50.000377" calcext:value-type="float">
            <text:p>50.000377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67ae5fe-390c-48c8-ad36-7656d8f8630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781</text:p>
          </table:table-cell>
          <table:table-cell office:value-type="float" office:value="50.999468" calcext:value-type="float">
            <text:p>50.999468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823b73b-74a7-40e9-91d3-5b07dcb2018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79</text:p>
          </table:table-cell>
          <table:table-cell office:value-type="float" office:value="50.003583" calcext:value-type="float">
            <text:p>50.00358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95f7567-47ae-4833-9013-51305973bca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81</text:p>
          </table:table-cell>
          <table:table-cell office:value-type="float" office:value="50.00179" calcext:value-type="float">
            <text:p>50.0017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007438a-135a-4a19-8fa6-de0c18c72d9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82</text:p>
          </table:table-cell>
          <table:table-cell office:value-type="float" office:value="50.000683" calcext:value-type="float">
            <text:p>50.000683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abd0f17-794d-46dd-ba4f-521410ccfc8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91</text:p>
          </table:table-cell>
          <table:table-cell office:value-type="float" office:value="50.00088" calcext:value-type="float">
            <text:p>50.00088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7dd43c6-5e26-4a86-ba93-fa32292c9f9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93</text:p>
          </table:table-cell>
          <table:table-cell office:value-type="float" office:value="50.002424" calcext:value-type="float">
            <text:p>50.00242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1d1a29c-90e2-4824-88c8-1230778009b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799</text:p>
          </table:table-cell>
          <table:table-cell office:value-type="float" office:value="50.002301" calcext:value-type="float">
            <text:p>50.00230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c126177-7118-4710-bad2-c1a018c4255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04</text:p>
          </table:table-cell>
          <table:table-cell office:value-type="float" office:value="50.002006" calcext:value-type="float">
            <text:p>50.002006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8383d0a-b4bc-4c7d-9b0a-0625433dcd5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18</text:p>
          </table:table-cell>
          <table:table-cell office:value-type="float" office:value="50.00023" calcext:value-type="float">
            <text:p>50.00023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0f2c5f8-cbfd-43c3-80c6-ecf23ee896a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16</text:p>
          </table:table-cell>
          <table:table-cell office:value-type="float" office:value="50.001953" calcext:value-type="float">
            <text:p>50.001953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1725176-d077-4bc8-a9b3-4f0044f3f39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16</text:p>
          </table:table-cell>
          <table:table-cell office:value-type="float" office:value="50.001794" calcext:value-type="float">
            <text:p>50.001794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f7a4a8a-39d6-4fd6-aa3f-13a5543a90e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18</text:p>
          </table:table-cell>
          <table:table-cell office:value-type="float" office:value="50.002636" calcext:value-type="float">
            <text:p>50.002636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a51f59c-620f-41ed-94dd-e279a13a819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20</text:p>
          </table:table-cell>
          <table:table-cell office:value-type="float" office:value="50.000584" calcext:value-type="float">
            <text:p>50.00058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4f01bbc-336d-4ce6-9081-e031955fd2b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24</text:p>
          </table:table-cell>
          <table:table-cell office:value-type="float" office:value="50.000197" calcext:value-type="float">
            <text:p>50.000197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468e21e-f1aa-4502-b560-2bfab61aeae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38</text:p>
          </table:table-cell>
          <table:table-cell office:value-type="float" office:value="50.00072" calcext:value-type="float">
            <text:p>50.00072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16b6f96-59d2-4a62-ba0d-f51186d0b02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38</text:p>
          </table:table-cell>
          <table:table-cell office:value-type="float" office:value="50.0035" calcext:value-type="float">
            <text:p>50.003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c357bc7-fc64-4b27-9824-28d9fa9f45c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50</text:p>
          </table:table-cell>
          <table:table-cell office:value-type="float" office:value="50.000972" calcext:value-type="float">
            <text:p>50.00097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dc382c5-41d3-4b99-84c8-03351c73c8b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51</text:p>
          </table:table-cell>
          <table:table-cell office:value-type="float" office:value="50.000009" calcext:value-type="float">
            <text:p>50.000009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3bf79c9-4140-48c6-b5d9-66df700e129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58</text:p>
          </table:table-cell>
          <table:table-cell office:value-type="float" office:value="50.002263" calcext:value-type="float">
            <text:p>50.002263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38e54ea-2096-42e7-977a-6569a93bb36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63</text:p>
          </table:table-cell>
          <table:table-cell office:value-type="float" office:value="50.002646" calcext:value-type="float">
            <text:p>50.00264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a6971d8-6fc4-4783-b47a-e83473b17ab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65</text:p>
          </table:table-cell>
          <table:table-cell office:value-type="float" office:value="50.000391" calcext:value-type="float">
            <text:p>50.00039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b36a957-1a70-4cae-a62f-c6f40b7e69e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70</text:p>
          </table:table-cell>
          <table:table-cell office:value-type="float" office:value="50.001965" calcext:value-type="float">
            <text:p>50.00196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ac281ec-7066-4fa3-8df5-0e8dd38d0b3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879</text:p>
          </table:table-cell>
          <table:table-cell office:value-type="float" office:value="51.003778" calcext:value-type="float">
            <text:p>51.003778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c3a6d03-16d7-42b5-927e-c468ba516ef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79</text:p>
          </table:table-cell>
          <table:table-cell office:value-type="float" office:value="50.003798" calcext:value-type="float">
            <text:p>50.00379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5151f7d-f57b-4b94-9cfa-e38ac46edbc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81</text:p>
          </table:table-cell>
          <table:table-cell office:value-type="float" office:value="50.001587" calcext:value-type="float">
            <text:p>50.00158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8f8497d-343e-41bc-baf5-07b322c028c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90</text:p>
          </table:table-cell>
          <table:table-cell office:value-type="float" office:value="50.002205" calcext:value-type="float">
            <text:p>50.0022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a9b123d-9815-419b-949b-42d1a19d4b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92</text:p>
          </table:table-cell>
          <table:table-cell office:value-type="float" office:value="50.000576" calcext:value-type="float">
            <text:p>50.00057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cccdc78-2b91-4582-aabc-9c87549700f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95</text:p>
          </table:table-cell>
          <table:table-cell office:value-type="float" office:value="50.00198" calcext:value-type="float">
            <text:p>50.00198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e60ac1e-0238-4ea5-8202-549678ef99e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95</text:p>
          </table:table-cell>
          <table:table-cell office:value-type="float" office:value="50.002016" calcext:value-type="float">
            <text:p>50.00201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d9c90b0-72f0-4f88-8273-d368dfc6afb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894</text:p>
          </table:table-cell>
          <table:table-cell office:value-type="float" office:value="50.003224" calcext:value-type="float">
            <text:p>50.003224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caa1b91-6d6c-4399-b1ed-e31c61a6dde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04</text:p>
          </table:table-cell>
          <table:table-cell office:value-type="float" office:value="50.002446" calcext:value-type="float">
            <text:p>50.00244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437fad5-9d34-4657-b341-551dc26335f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09</text:p>
          </table:table-cell>
          <table:table-cell office:value-type="float" office:value="50.002316" calcext:value-type="float">
            <text:p>50.00231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a966ca8-cef9-4112-886d-fec03d8832e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23</text:p>
          </table:table-cell>
          <table:table-cell office:value-type="float" office:value="50.001928" calcext:value-type="float">
            <text:p>50.001928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e30bc01-b1e4-41df-8b7f-e36e16ce04a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26</text:p>
          </table:table-cell>
          <table:table-cell office:value-type="float" office:value="50.001986" calcext:value-type="float">
            <text:p>50.00198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2002c29-6b7d-418d-adbf-21170d964da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32</text:p>
          </table:table-cell>
          <table:table-cell office:value-type="float" office:value="50.00163" calcext:value-type="float">
            <text:p>50.00163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bcb6358-a1af-4a51-bb62-249a88aaada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36</text:p>
          </table:table-cell>
          <table:table-cell office:value-type="float" office:value="50.002159" calcext:value-type="float">
            <text:p>50.002159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6ea97a9-b925-43b3-8012-b8af3fa67f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36</text:p>
          </table:table-cell>
          <table:table-cell office:value-type="float" office:value="50.002183" calcext:value-type="float">
            <text:p>50.00218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89198ca-7740-4753-873a-19d387a74be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37</text:p>
          </table:table-cell>
          <table:table-cell office:value-type="float" office:value="50.000558" calcext:value-type="float">
            <text:p>50.000558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1c536f8-46d5-43de-9d28-9a622c35c73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47</text:p>
          </table:table-cell>
          <table:table-cell office:value-type="float" office:value="50.001983" calcext:value-type="float">
            <text:p>50.001983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e5a604f-1636-40d9-8a37-e2fc6719d0c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49</text:p>
          </table:table-cell>
          <table:table-cell office:value-type="float" office:value="50.000643" calcext:value-type="float">
            <text:p>50.000643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aa96091-cca9-43e0-be93-9e1356b6c68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47</text:p>
          </table:table-cell>
          <table:table-cell office:value-type="float" office:value="50.002046" calcext:value-type="float">
            <text:p>50.00204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c28db41-ad45-491b-b029-7bd79d63ed1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49</text:p>
          </table:table-cell>
          <table:table-cell office:value-type="float" office:value="50.000576" calcext:value-type="float">
            <text:p>50.00057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8597258-ebdb-409d-a3e7-07ef6318cc1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65</text:p>
          </table:table-cell>
          <table:table-cell office:value-type="float" office:value="50.002746" calcext:value-type="float">
            <text:p>50.002746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32f61f7-0f24-4ca0-aca0-dd704bc55f8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79</text:p>
          </table:table-cell>
          <table:table-cell office:value-type="float" office:value="50.002265" calcext:value-type="float">
            <text:p>50.00226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b527eb3-722e-484d-94e9-30aae1e1266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82</text:p>
          </table:table-cell>
          <table:table-cell office:value-type="float" office:value="50.001246" calcext:value-type="float">
            <text:p>50.00124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0849704-7198-4b67-af11-803fd4df888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81</text:p>
          </table:table-cell>
          <table:table-cell office:value-type="float" office:value="50.002068" calcext:value-type="float">
            <text:p>50.002068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5fa1e2b-b5c1-4df4-bac3-ae394ed5000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85</text:p>
          </table:table-cell>
          <table:table-cell office:value-type="float" office:value="50.001339" calcext:value-type="float">
            <text:p>50.001339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fe9113b-a810-4173-8402-47cdfb19846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89</text:p>
          </table:table-cell>
          <table:table-cell office:value-type="float" office:value="50.004167" calcext:value-type="float">
            <text:p>50.004167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ca713b2-471f-42d6-886d-0b1905b9f5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995</text:p>
          </table:table-cell>
          <table:table-cell office:value-type="float" office:value="50.002171" calcext:value-type="float">
            <text:p>50.00217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60ede8f-3bd2-447d-9b5b-88a543f22b8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08</text:p>
          </table:table-cell>
          <table:table-cell office:value-type="float" office:value="50.001701" calcext:value-type="float">
            <text:p>50.001701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4d2f79b-1c0e-4223-86ef-93fc5cac228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13</text:p>
          </table:table-cell>
          <table:table-cell office:value-type="float" office:value="50.002044" calcext:value-type="float">
            <text:p>50.002044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1c9ec94-6b69-43e2-985f-3acfa0709c1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18</text:p>
          </table:table-cell>
          <table:table-cell office:value-type="float" office:value="49.999975" calcext:value-type="float">
            <text:p>49.99997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fdb9f56-705c-4d98-90ef-f85429cfaac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15</text:p>
          </table:table-cell>
          <table:table-cell office:value-type="float" office:value="50.003018" calcext:value-type="float">
            <text:p>50.003018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e71001b-6cf8-4267-8608-6e9adc965b4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15</text:p>
          </table:table-cell>
          <table:table-cell office:value-type="float" office:value="51.002919" calcext:value-type="float">
            <text:p>51.00291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b3dfbe8-7511-4491-b2bb-3260f29321d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19</text:p>
          </table:table-cell>
          <table:table-cell office:value-type="float" office:value="50.001653" calcext:value-type="float">
            <text:p>50.001653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6964c35-6893-4a75-8953-4c81ceb12a5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29</text:p>
          </table:table-cell>
          <table:table-cell office:value-type="float" office:value="50.003372" calcext:value-type="float">
            <text:p>50.003372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7aa3c03-c019-4e35-8502-e34fda71fea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31</text:p>
          </table:table-cell>
          <table:table-cell office:value-type="float" office:value="50.001392" calcext:value-type="float">
            <text:p>50.001392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c8a8695-81cc-4dc1-9ec5-c654e624302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40</text:p>
          </table:table-cell>
          <table:table-cell office:value-type="float" office:value="50.001269" calcext:value-type="float">
            <text:p>50.001269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f109c1-b4b5-4ef8-9b19-8d475884691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44</text:p>
          </table:table-cell>
          <table:table-cell office:value-type="float" office:value="50.001936" calcext:value-type="float">
            <text:p>50.00193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7cf56b4-cc16-44cc-aefc-95c57278128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46</text:p>
          </table:table-cell>
          <table:table-cell office:value-type="float" office:value="50.000266" calcext:value-type="float">
            <text:p>50.00026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41df676-65c4-4a55-b4e4-042fa3e8afc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47</text:p>
          </table:table-cell>
          <table:table-cell office:value-type="float" office:value="50.001495" calcext:value-type="float">
            <text:p>50.00149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2ada19b-0d94-48ab-9e6c-04d4b101264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55</text:p>
          </table:table-cell>
          <table:table-cell office:value-type="float" office:value="50.002755" calcext:value-type="float">
            <text:p>50.00275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7e8a28b-6181-4fa8-888b-a2a750d8538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73</text:p>
          </table:table-cell>
          <table:table-cell office:value-type="float" office:value="50.00163" calcext:value-type="float">
            <text:p>50.0016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5ebebac-4e54-468e-8a41-0aa6accc4ef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73</text:p>
          </table:table-cell>
          <table:table-cell office:value-type="float" office:value="50.000913" calcext:value-type="float">
            <text:p>50.000913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b01d05d-1743-4cc9-a607-c0bbcf09fdf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091</text:p>
          </table:table-cell>
          <table:table-cell office:value-type="float" office:value="51.002097" calcext:value-type="float">
            <text:p>51.00209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7a5f446-1c09-4ab1-90ab-affff4b8d59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91</text:p>
          </table:table-cell>
          <table:table-cell office:value-type="float" office:value="50.002045" calcext:value-type="float">
            <text:p>50.00204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eb66905-3b92-4c26-ae86-1130ba1f546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95</text:p>
          </table:table-cell>
          <table:table-cell office:value-type="float" office:value="50.000594" calcext:value-type="float">
            <text:p>50.000594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78379cf-d2da-426a-b9bd-3d11f76e531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94</text:p>
          </table:table-cell>
          <table:table-cell office:value-type="float" office:value="50.001" calcext:value-type="float">
            <text:p>50.00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830cd4c-79d6-42e6-b8c5-7062a126013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98</text:p>
          </table:table-cell>
          <table:table-cell office:value-type="float" office:value="50.001172" calcext:value-type="float">
            <text:p>50.00117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1c2f6f2-0d38-436f-afc1-469b8c0d7ba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099</text:p>
          </table:table-cell>
          <table:table-cell office:value-type="float" office:value="50.00242" calcext:value-type="float">
            <text:p>50.0024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aac13d8-28ba-4e63-831e-38c9dfae951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106</text:p>
          </table:table-cell>
          <table:table-cell office:value-type="float" office:value="50.002007" calcext:value-type="float">
            <text:p>50.00200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38be032-fa52-4cf9-8ff3-be11ffd3535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109</text:p>
          </table:table-cell>
          <table:table-cell office:value-type="float" office:value="50.001703" calcext:value-type="float">
            <text:p>50.00170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ab4e70b-238c-4ee0-ac45-c6d34e4aa71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117</text:p>
          </table:table-cell>
          <table:table-cell office:value-type="float" office:value="50.001978" calcext:value-type="float">
            <text:p>50.001978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053dabd-a505-4970-bef3-bda179945c0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122</text:p>
          </table:table-cell>
          <table:table-cell office:value-type="float" office:value="50.002437" calcext:value-type="float">
            <text:p>50.00243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2358675-8499-4789-af88-d075bb89e25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134</text:p>
          </table:table-cell>
          <table:table-cell office:value-type="float" office:value="50.001756" calcext:value-type="float">
            <text:p>50.001756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24a5d82-d5c4-4456-8ceb-4a30c96e60d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137</text:p>
          </table:table-cell>
          <table:table-cell office:value-type="float" office:value="50.001977" calcext:value-type="float">
            <text:p>50.00197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3d5538c-0a90-4430-916d-b465683bad9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133</text:p>
          </table:table-cell>
          <table:table-cell office:value-type="float" office:value="50.00603" calcext:value-type="float">
            <text:p>50.00603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31eaf43-963c-46bc-9e42-189b11a72d2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143</text:p>
          </table:table-cell>
          <table:table-cell office:value-type="float" office:value="50.003529" calcext:value-type="float">
            <text:p>50.003529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28e6dbe-c333-4f50-bb2d-545c1a20e3c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144</text:p>
          </table:table-cell>
          <table:table-cell office:value-type="float" office:value="50.002168" calcext:value-type="float">
            <text:p>50.002168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6b2097d-b219-4860-935c-a8b993a66e8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155</text:p>
          </table:table-cell>
          <table:table-cell office:value-type="float" office:value="50.002258" calcext:value-type="float">
            <text:p>50.002258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954d178-4a48-497e-99dd-58b1d1732ec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168</text:p>
          </table:table-cell>
          <table:table-cell office:value-type="float" office:value="50.001908" calcext:value-type="float">
            <text:p>50.001908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ec8e34b-3b4a-46f7-8827-dda454075e4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175</text:p>
          </table:table-cell>
          <table:table-cell office:value-type="float" office:value="50.002794" calcext:value-type="float">
            <text:p>50.002794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09f934b-11d8-42d4-9c50-a1ac53e3287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192</text:p>
          </table:table-cell>
          <table:table-cell office:value-type="float" office:value="50.002371" calcext:value-type="float">
            <text:p>50.002371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b6737f3-5d6e-4b90-a3c4-df818db6e5a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03</text:p>
          </table:table-cell>
          <table:table-cell office:value-type="float" office:value="50.001166" calcext:value-type="float">
            <text:p>50.00116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da041c1-6da8-41ec-8178-2ff8d39378d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03</text:p>
          </table:table-cell>
          <table:table-cell office:value-type="float" office:value="50.000621" calcext:value-type="float">
            <text:p>50.00062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5097730-4a3e-4645-a129-a0791e448fb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03</text:p>
          </table:table-cell>
          <table:table-cell office:value-type="float" office:value="50.000632" calcext:value-type="float">
            <text:p>50.000632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e44420f-8a28-4c00-bead-0c73d90e7c1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11</text:p>
          </table:table-cell>
          <table:table-cell office:value-type="float" office:value="50.001948" calcext:value-type="float">
            <text:p>50.001948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14d0442-3b3c-4486-9a24-a755de6ebfd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17</text:p>
          </table:table-cell>
          <table:table-cell office:value-type="float" office:value="50.001222" calcext:value-type="float">
            <text:p>50.001222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3e6432e-52a4-41c1-b6b8-77bc719db6f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18</text:p>
          </table:table-cell>
          <table:table-cell office:value-type="float" office:value="50.002176" calcext:value-type="float">
            <text:p>50.002176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2e4791-6f37-4098-a371-2b8a60edcb6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21</text:p>
          </table:table-cell>
          <table:table-cell office:value-type="float" office:value="50.001856" calcext:value-type="float">
            <text:p>50.00185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9b2b1b7-8d3b-451f-b180-8c6b2a5f903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28</text:p>
          </table:table-cell>
          <table:table-cell office:value-type="float" office:value="50.00202" calcext:value-type="float">
            <text:p>50.0020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09bcabd-f132-4c50-bc48-a01344b024f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38</text:p>
          </table:table-cell>
          <table:table-cell office:value-type="float" office:value="50.003097" calcext:value-type="float">
            <text:p>50.00309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9b65522-efc9-43b3-8551-dcc716eb173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49</text:p>
          </table:table-cell>
          <table:table-cell office:value-type="float" office:value="50.001603" calcext:value-type="float">
            <text:p>50.001603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71101fb-e7f9-4893-82dc-acbd268345f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52</text:p>
          </table:table-cell>
          <table:table-cell office:value-type="float" office:value="50.000954" calcext:value-type="float">
            <text:p>50.000954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718f30f-9bc0-4264-9be0-63da47433db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50</text:p>
          </table:table-cell>
          <table:table-cell office:value-type="float" office:value="50.002702" calcext:value-type="float">
            <text:p>50.002702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4fe99eb-f30d-4461-96d5-960be7f417d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1.250</text:p>
          </table:table-cell>
          <table:table-cell office:value-type="float" office:value="53.002724" calcext:value-type="float">
            <text:p>53.002724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54409db-c817-43b5-8b8e-db6c78770f0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64</text:p>
          </table:table-cell>
          <table:table-cell office:value-type="float" office:value="50.002516" calcext:value-type="float">
            <text:p>50.002516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920cd16-89d1-46ab-bef8-ca1034fb065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69</text:p>
          </table:table-cell>
          <table:table-cell office:value-type="float" office:value="50.002218" calcext:value-type="float">
            <text:p>50.00221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1b05f5d-e632-4ec6-8000-b038953cca5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69</text:p>
          </table:table-cell>
          <table:table-cell office:value-type="float" office:value="50.001666" calcext:value-type="float">
            <text:p>50.00166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d403cb9-cd99-45ba-9f77-f89fbf124a6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72</text:p>
          </table:table-cell>
          <table:table-cell office:value-type="float" office:value="50.002356" calcext:value-type="float">
            <text:p>50.002356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87992df-927b-4009-8861-703936e7190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77</text:p>
          </table:table-cell>
          <table:table-cell office:value-type="float" office:value="50.004021" calcext:value-type="float">
            <text:p>50.004021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99529e6-ab5a-425e-b9b6-084b13fccba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80</text:p>
          </table:table-cell>
          <table:table-cell office:value-type="float" office:value="50.000804" calcext:value-type="float">
            <text:p>50.000804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c454374-bcec-4ea6-b194-0f2246efca3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286</text:p>
          </table:table-cell>
          <table:table-cell office:value-type="float" office:value="50.999267" calcext:value-type="float">
            <text:p>50.99926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7963f7e-7031-4173-9f3e-6f3fdf76920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86</text:p>
          </table:table-cell>
          <table:table-cell office:value-type="float" office:value="50.003837" calcext:value-type="float">
            <text:p>50.003837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d49d6a-2a88-4ce4-8dec-8edf4312d0f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90</text:p>
          </table:table-cell>
          <table:table-cell office:value-type="float" office:value="50.000187" calcext:value-type="float">
            <text:p>50.00018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3903da1-c024-46f2-9b81-0c62c8d2f70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97</text:p>
          </table:table-cell>
          <table:table-cell office:value-type="float" office:value="50.001409" calcext:value-type="float">
            <text:p>50.001409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04950e5-86e3-4d54-ace1-23a057bcc59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296</text:p>
          </table:table-cell>
          <table:table-cell office:value-type="float" office:value="50.002765" calcext:value-type="float">
            <text:p>50.00276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640be7f-4179-4dbf-80ad-945548ce8a0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300</text:p>
          </table:table-cell>
          <table:table-cell office:value-type="float" office:value="50.00131" calcext:value-type="float">
            <text:p>50.00131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7bb8c9e-c4de-4d20-9974-8a1ad06308f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300</text:p>
          </table:table-cell>
          <table:table-cell office:value-type="float" office:value="50.003767" calcext:value-type="float">
            <text:p>50.003767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f13674f-a946-402c-ad83-2eab11ff246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301</text:p>
          </table:table-cell>
          <table:table-cell office:value-type="float" office:value="50.002788" calcext:value-type="float">
            <text:p>50.00278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c196e81-2350-4299-ac13-41dde98576a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305</text:p>
          </table:table-cell>
          <table:table-cell office:value-type="float" office:value="50.001231" calcext:value-type="float">
            <text:p>50.00123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267c821-2c09-4592-a444-cae3692d048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308</text:p>
          </table:table-cell>
          <table:table-cell office:value-type="float" office:value="50.002417" calcext:value-type="float">
            <text:p>50.002417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bf9b3df-5401-4a27-be89-43851f9ac55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321</text:p>
          </table:table-cell>
          <table:table-cell office:value-type="float" office:value="50.003046" calcext:value-type="float">
            <text:p>50.003046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ec2fe48-2e0f-4180-9f21-f04a25c116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354</text:p>
          </table:table-cell>
          <table:table-cell office:value-type="float" office:value="50.002235" calcext:value-type="float">
            <text:p>50.00223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e0fa779-38ab-4c42-ae49-c2def719d41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354</text:p>
          </table:table-cell>
          <table:table-cell office:value-type="float" office:value="50.002622" calcext:value-type="float">
            <text:p>50.002622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969b777-968a-40f3-8c9c-57804fe522d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354</text:p>
          </table:table-cell>
          <table:table-cell office:value-type="float" office:value="50.002331" calcext:value-type="float">
            <text:p>50.002331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1648efd-d33b-4cd6-b2dd-66bf45886f5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358</text:p>
          </table:table-cell>
          <table:table-cell office:value-type="float" office:value="50.001275" calcext:value-type="float">
            <text:p>50.00127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e1b7898-120c-4364-aaee-3722f30b47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358</text:p>
          </table:table-cell>
          <table:table-cell office:value-type="float" office:value="50.000847" calcext:value-type="float">
            <text:p>50.00084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e17ae0e-9e99-41bd-afb0-347675e8e6c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359</text:p>
          </table:table-cell>
          <table:table-cell office:value-type="float" office:value="50.002414" calcext:value-type="float">
            <text:p>50.002414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05180dd-ef47-40b8-89c3-45874cf637f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377</text:p>
          </table:table-cell>
          <table:table-cell office:value-type="float" office:value="50.001832" calcext:value-type="float">
            <text:p>50.001832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a2f693d-10c3-45d6-9a70-368952c50aa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384</text:p>
          </table:table-cell>
          <table:table-cell office:value-type="float" office:value="50.002433" calcext:value-type="float">
            <text:p>50.002433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102a19f-558f-427f-9bf4-73c7f664f1c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390</text:p>
          </table:table-cell>
          <table:table-cell office:value-type="float" office:value="50.002021" calcext:value-type="float">
            <text:p>50.002021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0936c26-fc24-43f1-9e2a-563494f267f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392</text:p>
          </table:table-cell>
          <table:table-cell office:value-type="float" office:value="50.002412" calcext:value-type="float">
            <text:p>50.002412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2364741-006a-41f4-98ee-a5613e20686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00</text:p>
          </table:table-cell>
          <table:table-cell office:value-type="float" office:value="50.001998" calcext:value-type="float">
            <text:p>50.001998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8dbc5da-0091-4b00-972c-1c24c2e722d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06</text:p>
          </table:table-cell>
          <table:table-cell office:value-type="float" office:value="50.002844" calcext:value-type="float">
            <text:p>50.002844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25b2872-d3f4-41ea-bf3a-1e522c171fe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07</text:p>
          </table:table-cell>
          <table:table-cell office:value-type="float" office:value="50.001789" calcext:value-type="float">
            <text:p>50.001789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1bf3c40-2e61-48a9-b994-e91b6f09e25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10</text:p>
          </table:table-cell>
          <table:table-cell office:value-type="float" office:value="50.001396" calcext:value-type="float">
            <text:p>50.001396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870c1a6-50b1-4860-b5d1-694c015174a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18</text:p>
          </table:table-cell>
          <table:table-cell office:value-type="float" office:value="50.001223" calcext:value-type="float">
            <text:p>50.00122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e756e2f-ab83-45d5-94e8-8852c862279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21</text:p>
          </table:table-cell>
          <table:table-cell office:value-type="float" office:value="50.002506" calcext:value-type="float">
            <text:p>50.00250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43ae3a0-8582-466d-be84-5bfc31eb48c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32</text:p>
          </table:table-cell>
          <table:table-cell office:value-type="float" office:value="50.001858" calcext:value-type="float">
            <text:p>50.001858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aa113f0-6160-4313-a890-61e3b5e632a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36</text:p>
          </table:table-cell>
          <table:table-cell office:value-type="float" office:value="50.001789" calcext:value-type="float">
            <text:p>50.001789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5b3575-0ef1-4a72-8c2b-2652ef9fe7c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39</text:p>
          </table:table-cell>
          <table:table-cell office:value-type="float" office:value="50.002004" calcext:value-type="float">
            <text:p>50.002004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733eaca-2f65-415a-9b12-ceba4ff8d14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42</text:p>
          </table:table-cell>
          <table:table-cell office:value-type="float" office:value="50.002659" calcext:value-type="float">
            <text:p>50.002659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5a99166-e285-4564-93fd-c3c0058a228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52</text:p>
          </table:table-cell>
          <table:table-cell office:value-type="float" office:value="50.00131" calcext:value-type="float">
            <text:p>50.0013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0fa8ca4-5df9-4d84-b270-5fdbce7795c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55</text:p>
          </table:table-cell>
          <table:table-cell office:value-type="float" office:value="50.001235" calcext:value-type="float">
            <text:p>50.00123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1d90f5d-2426-410c-91a4-1cdcd851a12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54</text:p>
          </table:table-cell>
          <table:table-cell office:value-type="float" office:value="50.00252" calcext:value-type="float">
            <text:p>50.00252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e43917e-0405-44e8-b6e2-802c2a4dc37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57</text:p>
          </table:table-cell>
          <table:table-cell office:value-type="float" office:value="50.001474" calcext:value-type="float">
            <text:p>50.001474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82ff57d-2c79-4aab-a786-d345710ea01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63</text:p>
          </table:table-cell>
          <table:table-cell office:value-type="float" office:value="50.00131" calcext:value-type="float">
            <text:p>50.0013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d6c92de-ef53-48e1-bea9-235d4282942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68</text:p>
          </table:table-cell>
          <table:table-cell office:value-type="float" office:value="50.00233" calcext:value-type="float">
            <text:p>50.0023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83c43fb-f8a3-4053-a5b1-00617c85e58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71</text:p>
          </table:table-cell>
          <table:table-cell office:value-type="float" office:value="50.000377" calcext:value-type="float">
            <text:p>50.00037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ae26166-8201-4f4d-9896-139c6a32894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77</text:p>
          </table:table-cell>
          <table:table-cell office:value-type="float" office:value="50.002266" calcext:value-type="float">
            <text:p>50.002266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44ee684-0c9e-4939-ad3a-72e10e70806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79</text:p>
          </table:table-cell>
          <table:table-cell office:value-type="float" office:value="50.001107" calcext:value-type="float">
            <text:p>50.001107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e1b18c9-9afe-42f2-9307-5eb7e5fa568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80</text:p>
          </table:table-cell>
          <table:table-cell office:value-type="float" office:value="50.002427" calcext:value-type="float">
            <text:p>50.002427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68da2dd-8f5d-481b-91aa-a7ebd326029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83</text:p>
          </table:table-cell>
          <table:table-cell office:value-type="float" office:value="50.001687" calcext:value-type="float">
            <text:p>50.00168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486de52-51ce-4285-b31a-00b3432d16f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85</text:p>
          </table:table-cell>
          <table:table-cell office:value-type="float" office:value="50.001887" calcext:value-type="float">
            <text:p>50.001887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736b6f3-79f6-445c-bb27-c46b5482cc4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91</text:p>
          </table:table-cell>
          <table:table-cell office:value-type="float" office:value="50.002014" calcext:value-type="float">
            <text:p>50.002014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8fc0353-e1bf-4ac5-a554-a77244004dc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93</text:p>
          </table:table-cell>
          <table:table-cell office:value-type="float" office:value="50.003001" calcext:value-type="float">
            <text:p>50.003001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a814629-21b4-44ce-9b14-7d831d7dce2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95</text:p>
          </table:table-cell>
          <table:table-cell office:value-type="float" office:value="50.000621" calcext:value-type="float">
            <text:p>50.000621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b87971d-c66b-4f5c-8310-8eef68b8e54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498</text:p>
          </table:table-cell>
          <table:table-cell office:value-type="float" office:value="50.000525" calcext:value-type="float">
            <text:p>50.00052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3cdfc40-e8fe-4b93-9278-4a9cc7d9fc9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503</text:p>
          </table:table-cell>
          <table:table-cell office:value-type="float" office:value="50.000758" calcext:value-type="float">
            <text:p>50.000758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9b4913c-8b38-4392-8c62-bd8d8fab51d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502</text:p>
          </table:table-cell>
          <table:table-cell office:value-type="float" office:value="50.002067" calcext:value-type="float">
            <text:p>50.002067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c6bda0d-f237-4f14-85c3-94acb0c92b0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503</text:p>
          </table:table-cell>
          <table:table-cell office:value-type="float" office:value="50.001373" calcext:value-type="float">
            <text:p>50.001373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da6be72-0fa8-4d22-8555-cd20849b752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506</text:p>
          </table:table-cell>
          <table:table-cell office:value-type="float" office:value="50.002434" calcext:value-type="float">
            <text:p>50.002434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818babd-0cec-48a0-bebb-e4875b9a206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517</text:p>
          </table:table-cell>
          <table:table-cell office:value-type="float" office:value="50.002253" calcext:value-type="float">
            <text:p>50.00225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0e073df-b3c6-4963-851a-e10d75cf86b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529</text:p>
          </table:table-cell>
          <table:table-cell office:value-type="float" office:value="50.001859" calcext:value-type="float">
            <text:p>50.001859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ef30c08-4991-47d9-80fc-5811c02537c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535</text:p>
          </table:table-cell>
          <table:table-cell office:value-type="float" office:value="50.002342" calcext:value-type="float">
            <text:p>50.00234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2e60f05-1782-4b6a-b951-0e598a297a3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538</text:p>
          </table:table-cell>
          <table:table-cell office:value-type="float" office:value="50.000763" calcext:value-type="float">
            <text:p>50.000763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f9b086-d9b9-4c68-a60c-07bb16b8c86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547</text:p>
          </table:table-cell>
          <table:table-cell office:value-type="float" office:value="50.002673" calcext:value-type="float">
            <text:p>50.00267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806798a-4200-4c79-a17f-cdb670d1934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547</text:p>
          </table:table-cell>
          <table:table-cell office:value-type="float" office:value="50.002722" calcext:value-type="float">
            <text:p>50.00272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f79efda-3fd2-4fc5-83cd-2379ed6b027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556</text:p>
          </table:table-cell>
          <table:table-cell office:value-type="float" office:value="50.002114" calcext:value-type="float">
            <text:p>50.002114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96e2e3f-1ee8-4d2b-88fd-0356cb5edb2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559</text:p>
          </table:table-cell>
          <table:table-cell office:value-type="float" office:value="50.002105" calcext:value-type="float">
            <text:p>50.0021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10c31ef-3777-4c6c-a8da-7fa014d2dd9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562</text:p>
          </table:table-cell>
          <table:table-cell office:value-type="float" office:value="50.998667" calcext:value-type="float">
            <text:p>50.99866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1d2ec3a-0207-406b-8daa-0133efdea51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559</text:p>
          </table:table-cell>
          <table:table-cell office:value-type="float" office:value="50.002265" calcext:value-type="float">
            <text:p>50.00226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2c4a71-23ae-4f8b-88b7-d6bbacc2050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562</text:p>
          </table:table-cell>
          <table:table-cell office:value-type="float" office:value="50.00134" calcext:value-type="float">
            <text:p>50.00134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22a09e0-bf9f-4ad8-9055-7fc2b9795d8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566</text:p>
          </table:table-cell>
          <table:table-cell office:value-type="float" office:value="50.001437" calcext:value-type="float">
            <text:p>50.001437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44b2ed2-faf8-4ea8-97a3-7a35053f01b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579</text:p>
          </table:table-cell>
          <table:table-cell office:value-type="float" office:value="50.001454" calcext:value-type="float">
            <text:p>50.00145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7b1d22-29d7-4da5-a18c-375b742b769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590</text:p>
          </table:table-cell>
          <table:table-cell office:value-type="float" office:value="50.002266" calcext:value-type="float">
            <text:p>50.002266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f3edad6-655c-4ba9-a240-03ca67caf88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04</text:p>
          </table:table-cell>
          <table:table-cell office:value-type="float" office:value="50.001955" calcext:value-type="float">
            <text:p>50.00195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8e535e1-b8ad-4620-87c2-18925fc8277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06</text:p>
          </table:table-cell>
          <table:table-cell office:value-type="float" office:value="50.001949" calcext:value-type="float">
            <text:p>50.001949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f3b98bf-a400-4ee4-be92-f45083f8eae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08</text:p>
          </table:table-cell>
          <table:table-cell office:value-type="float" office:value="50.002624" calcext:value-type="float">
            <text:p>50.002624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dd690c9-e342-4543-83e1-c7e2424438e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22</text:p>
          </table:table-cell>
          <table:table-cell office:value-type="float" office:value="50.001374" calcext:value-type="float">
            <text:p>50.001374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265108e-4390-4091-8ce6-82e36db21db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21</text:p>
          </table:table-cell>
          <table:table-cell office:value-type="float" office:value="50.001884" calcext:value-type="float">
            <text:p>50.001884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95da35f-93db-49c5-a78d-17f627fedf2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26</text:p>
          </table:table-cell>
          <table:table-cell office:value-type="float" office:value="50.001828" calcext:value-type="float">
            <text:p>50.001828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60eda02-7af9-4504-b8be-aada3db66a6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27</text:p>
          </table:table-cell>
          <table:table-cell office:value-type="float" office:value="50.000551" calcext:value-type="float">
            <text:p>50.00055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c06912a-f48c-4a84-910e-052240bb21f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29</text:p>
          </table:table-cell>
          <table:table-cell office:value-type="float" office:value="50.001935" calcext:value-type="float">
            <text:p>50.00193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ec984c6-faae-4f8d-bec1-feb19b5aea0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30</text:p>
          </table:table-cell>
          <table:table-cell office:value-type="float" office:value="50.003377" calcext:value-type="float">
            <text:p>50.003377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402fb1d-ccaa-4a9c-b6f7-8462e6831fd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35</text:p>
          </table:table-cell>
          <table:table-cell office:value-type="float" office:value="50.002967" calcext:value-type="float">
            <text:p>50.002967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d4178f8-2c4c-468f-9039-8501d37fd16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49</text:p>
          </table:table-cell>
          <table:table-cell office:value-type="float" office:value="50.001741" calcext:value-type="float">
            <text:p>50.001741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5cd073a-f002-48eb-90a7-030cab2f93c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64</text:p>
          </table:table-cell>
          <table:table-cell office:value-type="float" office:value="50.001526" calcext:value-type="float">
            <text:p>50.00152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45a518c-a4f7-4979-8d94-68235874e1d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76</text:p>
          </table:table-cell>
          <table:table-cell office:value-type="float" office:value="50.003068" calcext:value-type="float">
            <text:p>50.003068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517a072-458c-43b4-803d-77bf4fe1090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76</text:p>
          </table:table-cell>
          <table:table-cell office:value-type="float" office:value="50.002253" calcext:value-type="float">
            <text:p>50.00225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54683b0-4b84-48ce-b820-82a1ed109b8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77</text:p>
          </table:table-cell>
          <table:table-cell office:value-type="float" office:value="50.001625" calcext:value-type="float">
            <text:p>50.00162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c30d60a-aa53-4b84-8577-863bdde6326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81</text:p>
          </table:table-cell>
          <table:table-cell office:value-type="float" office:value="50.001492" calcext:value-type="float">
            <text:p>50.001492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0193814-07f4-4bf7-aed3-b28b46e2bbe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3.682</text:p>
          </table:table-cell>
          <table:table-cell office:value-type="float" office:value="51.000299" calcext:value-type="float">
            <text:p>51.000299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4b460fd-0044-4581-9801-d4ede1e8040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84</text:p>
          </table:table-cell>
          <table:table-cell office:value-type="float" office:value="50.002045" calcext:value-type="float">
            <text:p>50.00204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a35848d-d677-42c8-b098-9765b2dd13a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82</text:p>
          </table:table-cell>
          <table:table-cell office:value-type="float" office:value="50.003808" calcext:value-type="float">
            <text:p>50.003808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f4e248a-6364-497e-9180-9452de9f074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85</text:p>
          </table:table-cell>
          <table:table-cell office:value-type="float" office:value="50.002542" calcext:value-type="float">
            <text:p>50.002542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6318c75-7cf9-412b-abc0-f23ea53887f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94</text:p>
          </table:table-cell>
          <table:table-cell office:value-type="float" office:value="50.001333" calcext:value-type="float">
            <text:p>50.00133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117a275-f281-45b3-9e55-d37f5d04f1b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695</text:p>
          </table:table-cell>
          <table:table-cell office:value-type="float" office:value="50.00321" calcext:value-type="float">
            <text:p>50.00321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975e907-ee75-4a37-b020-b895ec5d46a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02</text:p>
          </table:table-cell>
          <table:table-cell office:value-type="float" office:value="50.002098" calcext:value-type="float">
            <text:p>50.002098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cfa7fc-fd67-4223-a01b-40b5f949c42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04</text:p>
          </table:table-cell>
          <table:table-cell office:value-type="float" office:value="50.001746" calcext:value-type="float">
            <text:p>50.001746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f390e1b-d43b-411e-8a07-5bb809092e0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09</text:p>
          </table:table-cell>
          <table:table-cell office:value-type="float" office:value="50.001283" calcext:value-type="float">
            <text:p>50.00128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d3ed824-eeca-4ad7-965c-c8f16f0abf9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16</text:p>
          </table:table-cell>
          <table:table-cell office:value-type="float" office:value="50.002166" calcext:value-type="float">
            <text:p>50.00216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94426e8-60e1-40e3-ab85-734c413b360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18</text:p>
          </table:table-cell>
          <table:table-cell office:value-type="float" office:value="50.000619" calcext:value-type="float">
            <text:p>50.00061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b36c952-c855-4ffa-86dc-0947acab4f2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20</text:p>
          </table:table-cell>
          <table:table-cell office:value-type="float" office:value="50.001236" calcext:value-type="float">
            <text:p>50.001236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a78ef76-33ee-4cfb-9ad7-2021c2f6fed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21</text:p>
          </table:table-cell>
          <table:table-cell office:value-type="float" office:value="50.002388" calcext:value-type="float">
            <text:p>50.002388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e55165d-15e9-42e0-ab4b-416b65e7dd4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21</text:p>
          </table:table-cell>
          <table:table-cell office:value-type="float" office:value="50.002266" calcext:value-type="float">
            <text:p>50.002266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ad48afd-1065-49d5-949b-226ec3f33f4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24</text:p>
          </table:table-cell>
          <table:table-cell office:value-type="float" office:value="50.001792" calcext:value-type="float">
            <text:p>50.001792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445bfe7-12d7-4ba8-a98d-0eeb2aeb760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33</text:p>
          </table:table-cell>
          <table:table-cell office:value-type="float" office:value="50.001775" calcext:value-type="float">
            <text:p>50.00177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dcf14e7-f815-414e-b843-72cea708adf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41</text:p>
          </table:table-cell>
          <table:table-cell office:value-type="float" office:value="50.003367" calcext:value-type="float">
            <text:p>50.00336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070c6f1-4bb5-4e66-8801-410b0e74cad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47</text:p>
          </table:table-cell>
          <table:table-cell office:value-type="float" office:value="50.001392" calcext:value-type="float">
            <text:p>50.001392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a63f563-a9d8-46f3-a70d-b6fa7977fc2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48</text:p>
          </table:table-cell>
          <table:table-cell office:value-type="float" office:value="50.00359" calcext:value-type="float">
            <text:p>50.0035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3515474-654f-4b22-9beb-38b9d845c42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52</text:p>
          </table:table-cell>
          <table:table-cell office:value-type="float" office:value="50.006285" calcext:value-type="float">
            <text:p>50.00628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dd5585c-0c9d-417a-b3c9-7b9bf71bbce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61</text:p>
          </table:table-cell>
          <table:table-cell office:value-type="float" office:value="50.000343" calcext:value-type="float">
            <text:p>50.000343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a5f4b79-fb72-423f-ab1b-ae024fb8ca1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73</text:p>
          </table:table-cell>
          <table:table-cell office:value-type="float" office:value="50.001924" calcext:value-type="float">
            <text:p>50.001924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bd6758-3d3e-4d9a-89d2-1d5c4ddb42e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75</text:p>
          </table:table-cell>
          <table:table-cell office:value-type="float" office:value="50.002061" calcext:value-type="float">
            <text:p>50.00206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b8412b9-eeb3-4ae2-9b35-e735e6f2138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78</text:p>
          </table:table-cell>
          <table:table-cell office:value-type="float" office:value="50.002244" calcext:value-type="float">
            <text:p>50.002244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e20a9e6-6eef-41d8-ae52-4888a708535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79</text:p>
          </table:table-cell>
          <table:table-cell office:value-type="float" office:value="50.001021" calcext:value-type="float">
            <text:p>50.001021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6a9b50c-e17d-48f0-9d4e-5700a6aadcb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81</text:p>
          </table:table-cell>
          <table:table-cell office:value-type="float" office:value="50.001609" calcext:value-type="float">
            <text:p>50.001609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c1b044a-8a7c-404c-958c-4c26fa3e6db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82</text:p>
          </table:table-cell>
          <table:table-cell office:value-type="float" office:value="50.0027" calcext:value-type="float">
            <text:p>50.0027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6479c4e-6afe-4af2-842e-c75ed00d36c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91</text:p>
          </table:table-cell>
          <table:table-cell office:value-type="float" office:value="50.001958" calcext:value-type="float">
            <text:p>50.001958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eaad0c0-32f8-40a1-b3aa-5c88b722065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93</text:p>
          </table:table-cell>
          <table:table-cell office:value-type="float" office:value="50.002657" calcext:value-type="float">
            <text:p>50.002657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bf7f8fa-6cb9-4573-920d-14ead6b1e3d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799</text:p>
          </table:table-cell>
          <table:table-cell office:value-type="float" office:value="50.002443" calcext:value-type="float">
            <text:p>50.002443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3375c8a-8704-4e27-9d11-0d4d68c6fea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04</text:p>
          </table:table-cell>
          <table:table-cell office:value-type="float" office:value="50.002099" calcext:value-type="float">
            <text:p>50.00209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8b806d5-20da-4371-ba36-f67faecbcee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16</text:p>
          </table:table-cell>
          <table:table-cell office:value-type="float" office:value="50.002719" calcext:value-type="float">
            <text:p>50.002719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5dc806a-993c-43d4-b546-33f2a909511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18</text:p>
          </table:table-cell>
          <table:table-cell office:value-type="float" office:value="50.001021" calcext:value-type="float">
            <text:p>50.00102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1bfff1a-2fe3-4e34-917c-71beaddb8b6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18</text:p>
          </table:table-cell>
          <table:table-cell office:value-type="float" office:value="50.001155" calcext:value-type="float">
            <text:p>50.00115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0cd8bf5-323a-4ed5-ac0b-542e6f2d63c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16</text:p>
          </table:table-cell>
          <table:table-cell office:value-type="float" office:value="50.00279" calcext:value-type="float">
            <text:p>50.00279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51e61c9-c27d-4ddf-a827-9a2bf0f4082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20</text:p>
          </table:table-cell>
          <table:table-cell office:value-type="float" office:value="50.002485" calcext:value-type="float">
            <text:p>50.00248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8a7b48c-4a47-4c3f-82ed-6b460606884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24</text:p>
          </table:table-cell>
          <table:table-cell office:value-type="float" office:value="50.000904" calcext:value-type="float">
            <text:p>50.000904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fd9de0b-4920-446e-b132-5464b804a92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38</text:p>
          </table:table-cell>
          <table:table-cell office:value-type="float" office:value="50.002248" calcext:value-type="float">
            <text:p>50.002248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3d08d2c-554d-4416-9cc2-97c219cad5b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38</text:p>
          </table:table-cell>
          <table:table-cell office:value-type="float" office:value="50.001911" calcext:value-type="float">
            <text:p>50.00191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a67f85c-836f-4400-97ef-9b88dc878de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50</text:p>
          </table:table-cell>
          <table:table-cell office:value-type="float" office:value="50.002962" calcext:value-type="float">
            <text:p>50.00296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dba4e64-9173-4fb9-b8cb-eb5d5e0dd20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51</text:p>
          </table:table-cell>
          <table:table-cell office:value-type="float" office:value="50.002093" calcext:value-type="float">
            <text:p>50.002093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17645f5-d42d-43fd-9df3-8e64b23518f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58</text:p>
          </table:table-cell>
          <table:table-cell office:value-type="float" office:value="50.001371" calcext:value-type="float">
            <text:p>50.00137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38540a4-20a2-4f46-ae64-28faf460843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63</text:p>
          </table:table-cell>
          <table:table-cell office:value-type="float" office:value="50.002223" calcext:value-type="float">
            <text:p>50.00222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28cc798-b1de-402b-82b1-2a21407635e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66</text:p>
          </table:table-cell>
          <table:table-cell office:value-type="float" office:value="50.00027" calcext:value-type="float">
            <text:p>50.00027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bc33c07-71cf-4326-8a3e-b78d0e086bb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70</text:p>
          </table:table-cell>
          <table:table-cell office:value-type="float" office:value="50.001932" calcext:value-type="float">
            <text:p>50.00193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913ed4e-79b2-4bd4-bceb-82cd67d5388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79</text:p>
          </table:table-cell>
          <table:table-cell office:value-type="float" office:value="50.002516" calcext:value-type="float">
            <text:p>50.00251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d9e3979-90c2-4804-8820-c83fd6e8d33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81</text:p>
          </table:table-cell>
          <table:table-cell office:value-type="float" office:value="50.000491" calcext:value-type="float">
            <text:p>50.00049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3e8d5f8-119d-4480-921a-90ec69e4aed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90</text:p>
          </table:table-cell>
          <table:table-cell office:value-type="float" office:value="50.001982" calcext:value-type="float">
            <text:p>50.001982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ad7fb33-ce6f-4b29-b0a0-e45c520d173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92</text:p>
          </table:table-cell>
          <table:table-cell office:value-type="float" office:value="50.000497" calcext:value-type="float">
            <text:p>50.000497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e98cca5-1481-4d5e-900e-6da4ff8ee59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95</text:p>
          </table:table-cell>
          <table:table-cell office:value-type="float" office:value="50.000798" calcext:value-type="float">
            <text:p>50.00079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c5624e2-e8e6-4080-8dd4-7b0207e5ce4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94</text:p>
          </table:table-cell>
          <table:table-cell office:value-type="float" office:value="50.001985" calcext:value-type="float">
            <text:p>50.00198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33082fd-986b-4373-b2f7-3ce30a2e0d4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895</text:p>
          </table:table-cell>
          <table:table-cell office:value-type="float" office:value="50.000836" calcext:value-type="float">
            <text:p>50.00083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ae36f2d-7af9-442d-9026-ba354de4461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04</text:p>
          </table:table-cell>
          <table:table-cell office:value-type="float" office:value="50.002314" calcext:value-type="float">
            <text:p>50.002314</text:p>
          </table:table-cell>
          <table:table-cell office:value-type="float" office:value="0.00008" calcext:value-type="float">
            <text:p>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14cc501-6f71-4c85-8bb4-be7a9c92615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09</text:p>
          </table:table-cell>
          <table:table-cell office:value-type="float" office:value="50.000423" calcext:value-type="float">
            <text:p>50.00042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dd1976d-ebaa-4d4c-928a-8a3377002f2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23</text:p>
          </table:table-cell>
          <table:table-cell office:value-type="float" office:value="50.00197" calcext:value-type="float">
            <text:p>50.0019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0ba836b-964f-431c-80dd-d051990e004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26</text:p>
          </table:table-cell>
          <table:table-cell office:value-type="float" office:value="50.002178" calcext:value-type="float">
            <text:p>50.002178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5026908-829d-4cd4-9879-39bd2e665eb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32</text:p>
          </table:table-cell>
          <table:table-cell office:value-type="float" office:value="50.001882" calcext:value-type="float">
            <text:p>50.00188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3e4a7b5-8a3f-4ef8-85a4-6520a5c61ae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35</text:p>
          </table:table-cell>
          <table:table-cell office:value-type="float" office:value="50.001669" calcext:value-type="float">
            <text:p>50.001669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83d6983-4955-487e-be0d-27f645e1eba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35</text:p>
          </table:table-cell>
          <table:table-cell office:value-type="float" office:value="50.001879" calcext:value-type="float">
            <text:p>50.001879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499a065-ae24-40cd-aa27-d702ade0166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37</text:p>
          </table:table-cell>
          <table:table-cell office:value-type="float" office:value="50.001691" calcext:value-type="float">
            <text:p>50.00169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dd74e08-baae-4aab-94cb-5131b5ce246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47</text:p>
          </table:table-cell>
          <table:table-cell office:value-type="float" office:value="50.001959" calcext:value-type="float">
            <text:p>50.001959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c45f85d-7c41-4bae-bbd1-6c8f6a65a71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49</text:p>
          </table:table-cell>
          <table:table-cell office:value-type="float" office:value="50.000665" calcext:value-type="float">
            <text:p>50.00066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14cf588-afef-41b6-afd1-a4a8e9fc969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47</text:p>
          </table:table-cell>
          <table:table-cell office:value-type="float" office:value="50.001925" calcext:value-type="float">
            <text:p>50.00192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29e1ff0-5687-4666-b095-0f8392c4b8c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49</text:p>
          </table:table-cell>
          <table:table-cell office:value-type="float" office:value="50.000523" calcext:value-type="float">
            <text:p>50.000523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76194b7-8e2a-4119-bdab-1f78f221744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65</text:p>
          </table:table-cell>
          <table:table-cell office:value-type="float" office:value="50.001724" calcext:value-type="float">
            <text:p>50.00172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81a7e0b-dbac-4dfe-abaf-5cc925fe816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79</text:p>
          </table:table-cell>
          <table:table-cell office:value-type="float" office:value="50.002186" calcext:value-type="float">
            <text:p>50.00218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449fe27-7c06-4f71-993c-3bf0297828c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81</text:p>
          </table:table-cell>
          <table:table-cell office:value-type="float" office:value="50.001799" calcext:value-type="float">
            <text:p>50.001799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d10b02c-c272-4f73-890b-a363e17b4bc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82</text:p>
          </table:table-cell>
          <table:table-cell office:value-type="float" office:value="50.000946" calcext:value-type="float">
            <text:p>50.000946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a50019-6d24-4db7-b5aa-4bb35b4edbd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85</text:p>
          </table:table-cell>
          <table:table-cell office:value-type="float" office:value="50.002248" calcext:value-type="float">
            <text:p>50.002248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18e6b98-887f-4adf-8543-c13537e3cc4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89</text:p>
          </table:table-cell>
          <table:table-cell office:value-type="float" office:value="50.000993" calcext:value-type="float">
            <text:p>50.00099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e9cefb7-bc55-4fbf-b27d-014d87bc2f8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995</text:p>
          </table:table-cell>
          <table:table-cell office:value-type="float" office:value="50.001201" calcext:value-type="float">
            <text:p>50.00120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bf8f3a0-3fec-41f3-a2ea-4b48a6ddf97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08</text:p>
          </table:table-cell>
          <table:table-cell office:value-type="float" office:value="50.00178" calcext:value-type="float">
            <text:p>50.00178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56006a8-b4bb-40f5-a4d3-136bb47f7a9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13</text:p>
          </table:table-cell>
          <table:table-cell office:value-type="float" office:value="50.001081" calcext:value-type="float">
            <text:p>50.001081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ff2eaa0-0ed9-40fc-aa1e-7d445afacef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15</text:p>
          </table:table-cell>
          <table:table-cell office:value-type="float" office:value="50.00293" calcext:value-type="float">
            <text:p>50.00293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8c06800-78a3-4747-96af-5f7d2e2b742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19</text:p>
          </table:table-cell>
          <table:table-cell office:value-type="float" office:value="50.001462" calcext:value-type="float">
            <text:p>50.00146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45d9ef4-d920-4ec6-bc56-1804d90f5f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18</text:p>
          </table:table-cell>
          <table:table-cell office:value-type="float" office:value="50.002181" calcext:value-type="float">
            <text:p>50.00218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b7ae587-83ea-403d-a21f-e76b2fc603f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28</text:p>
          </table:table-cell>
          <table:table-cell office:value-type="float" office:value="50.002254" calcext:value-type="float">
            <text:p>50.002254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87ef2db-0593-4aa7-82b7-86fd91c74a1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31</text:p>
          </table:table-cell>
          <table:table-cell office:value-type="float" office:value="50.002647" calcext:value-type="float">
            <text:p>50.002647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409e556-6261-4538-8b17-8f6bf87a89b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40</text:p>
          </table:table-cell>
          <table:table-cell office:value-type="float" office:value="50.002517" calcext:value-type="float">
            <text:p>50.00251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6c2764-ef3e-4753-95f3-f0a7a847e55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44</text:p>
          </table:table-cell>
          <table:table-cell office:value-type="float" office:value="50.001122" calcext:value-type="float">
            <text:p>50.001122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1acbd53-35da-4f1f-b664-9d83a110ae6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46</text:p>
          </table:table-cell>
          <table:table-cell office:value-type="float" office:value="50.00161" calcext:value-type="float">
            <text:p>50.00161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c67a09b-8b6a-426c-995a-8d4a9d0bb36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47</text:p>
          </table:table-cell>
          <table:table-cell office:value-type="float" office:value="50.000562" calcext:value-type="float">
            <text:p>50.000562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a6e54c3-975e-434f-b6b7-e072680c1b8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55</text:p>
          </table:table-cell>
          <table:table-cell office:value-type="float" office:value="50.001496" calcext:value-type="float">
            <text:p>50.00149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316ce59-4db3-4bb2-96e8-505f097c987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73</text:p>
          </table:table-cell>
          <table:table-cell office:value-type="float" office:value="50.001695" calcext:value-type="float">
            <text:p>50.00169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ae18ff8-e99b-48f8-b2be-f28c3f8c14f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73</text:p>
          </table:table-cell>
          <table:table-cell office:value-type="float" office:value="50.002521" calcext:value-type="float">
            <text:p>50.002521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9987e39-93b6-4f6f-a891-ecb66177dee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91</text:p>
          </table:table-cell>
          <table:table-cell office:value-type="float" office:value="50.00183" calcext:value-type="float">
            <text:p>50.0018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5a2f868-e47e-483c-88f8-c7709105478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94</text:p>
          </table:table-cell>
          <table:table-cell office:value-type="float" office:value="50.000728" calcext:value-type="float">
            <text:p>50.000728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761cca1-ba35-4697-8e77-626b8634ae9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95</text:p>
          </table:table-cell>
          <table:table-cell office:value-type="float" office:value="50.002767" calcext:value-type="float">
            <text:p>50.00276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7a4476a-efeb-434f-a55b-7bbedfb15e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99</text:p>
          </table:table-cell>
          <table:table-cell office:value-type="float" office:value="50.000849" calcext:value-type="float">
            <text:p>50.000849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6b9140f-e6c3-49a5-88aa-7bd8e40f1f6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098</text:p>
          </table:table-cell>
          <table:table-cell office:value-type="float" office:value="50.002159" calcext:value-type="float">
            <text:p>50.002159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20a5bff-31bd-48b8-8fc9-ff47800a1c2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106</text:p>
          </table:table-cell>
          <table:table-cell office:value-type="float" office:value="50.001563" calcext:value-type="float">
            <text:p>50.001563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dd4aad4-0c23-49fa-b1f0-f96082cc4c0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109</text:p>
          </table:table-cell>
          <table:table-cell office:value-type="float" office:value="50.001332" calcext:value-type="float">
            <text:p>50.001332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648bd3f-a7f0-4877-913e-aa3409d0866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117</text:p>
          </table:table-cell>
          <table:table-cell office:value-type="float" office:value="50.00163" calcext:value-type="float">
            <text:p>50.0016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f383f50-662d-4a7e-adb2-f7bdb1b0c0f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122</text:p>
          </table:table-cell>
          <table:table-cell office:value-type="float" office:value="50.002194" calcext:value-type="float">
            <text:p>50.00219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af06d99-ee59-4ee4-907c-9b6573b05c4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134</text:p>
          </table:table-cell>
          <table:table-cell office:value-type="float" office:value="50.000656" calcext:value-type="float">
            <text:p>50.000656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1416c19-b568-4774-b77b-a8c411462e9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133</text:p>
          </table:table-cell>
          <table:table-cell office:value-type="float" office:value="50.001506" calcext:value-type="float">
            <text:p>50.001506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dec6a89-0669-443d-ba53-3c314606242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137</text:p>
          </table:table-cell>
          <table:table-cell office:value-type="float" office:value="50.000937" calcext:value-type="float">
            <text:p>50.000937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0963983-ea9b-4824-a31a-58ee6ed7070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143</text:p>
          </table:table-cell>
          <table:table-cell office:value-type="float" office:value="50.001204" calcext:value-type="float">
            <text:p>50.001204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754071f-2a86-4ba3-bcd0-ecc07896c56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144</text:p>
          </table:table-cell>
          <table:table-cell office:value-type="float" office:value="50.002126" calcext:value-type="float">
            <text:p>50.002126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80a00ac-a5b0-47ef-a014-0dfed1940d5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155</text:p>
          </table:table-cell>
          <table:table-cell office:value-type="float" office:value="50.002201" calcext:value-type="float">
            <text:p>50.00220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037dfa5-7417-4960-a3ad-bf9db4c781d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168</text:p>
          </table:table-cell>
          <table:table-cell office:value-type="float" office:value="50.002005" calcext:value-type="float">
            <text:p>50.0020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331bd8a-6ecf-48d5-9657-63c0945c393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175</text:p>
          </table:table-cell>
          <table:table-cell office:value-type="float" office:value="50.002793" calcext:value-type="float">
            <text:p>50.002793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b9249db-0704-4ee7-bad3-4638785d889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192</text:p>
          </table:table-cell>
          <table:table-cell office:value-type="float" office:value="50.002234" calcext:value-type="float">
            <text:p>50.00223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93083c6-af29-4d8a-afa9-802e067f81b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03</text:p>
          </table:table-cell>
          <table:table-cell office:value-type="float" office:value="50.002473" calcext:value-type="float">
            <text:p>50.002473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57fd67d-5b9f-4ec3-98c8-2322d06d9a0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03</text:p>
          </table:table-cell>
          <table:table-cell office:value-type="float" office:value="50.002103" calcext:value-type="float">
            <text:p>50.00210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45af231-3c21-486a-aa0a-be2569bb883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03</text:p>
          </table:table-cell>
          <table:table-cell office:value-type="float" office:value="50.002132" calcext:value-type="float">
            <text:p>50.002132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340bfd0-eaaf-468e-ab74-4201b2871e2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11</text:p>
          </table:table-cell>
          <table:table-cell office:value-type="float" office:value="50.001501" calcext:value-type="float">
            <text:p>50.00150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829db04-5025-49c2-933d-fa7bf9119ae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18</text:p>
          </table:table-cell>
          <table:table-cell office:value-type="float" office:value="50.001428" calcext:value-type="float">
            <text:p>50.001428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e875823-2255-48ca-a4b3-8ba643db179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17</text:p>
          </table:table-cell>
          <table:table-cell office:value-type="float" office:value="50.002927" calcext:value-type="float">
            <text:p>50.00292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5086b1a-ee56-406d-9c6f-e197a591518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21</text:p>
          </table:table-cell>
          <table:table-cell office:value-type="float" office:value="50.002158" calcext:value-type="float">
            <text:p>50.002158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c5131ff-b513-4c15-9cce-0dfc6a82d3f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28</text:p>
          </table:table-cell>
          <table:table-cell office:value-type="float" office:value="50.002331" calcext:value-type="float">
            <text:p>50.00233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3cd8b5f-ef33-447a-b635-aa1b2e93ed6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38</text:p>
          </table:table-cell>
          <table:table-cell office:value-type="float" office:value="50.001303" calcext:value-type="float">
            <text:p>50.001303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4341c1b-1843-40c9-9ba0-5fa8d70957d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49</text:p>
          </table:table-cell>
          <table:table-cell office:value-type="float" office:value="50.001825" calcext:value-type="float">
            <text:p>50.00182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4aa735f-98b2-442d-b68f-824cadcd1ba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50</text:p>
          </table:table-cell>
          <table:table-cell office:value-type="float" office:value="50.000442" calcext:value-type="float">
            <text:p>50.000442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1499087-c192-44e0-81b9-ba35b9c4294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52</text:p>
          </table:table-cell>
          <table:table-cell office:value-type="float" office:value="50.002178" calcext:value-type="float">
            <text:p>50.002178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f32aee0-6256-4c0a-b83d-a5ca754c9de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64</text:p>
          </table:table-cell>
          <table:table-cell office:value-type="float" office:value="50.001615" calcext:value-type="float">
            <text:p>50.00161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ec35dcf-dbe8-4c2b-b302-6b762bb7ccf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69</text:p>
          </table:table-cell>
          <table:table-cell office:value-type="float" office:value="50.001545" calcext:value-type="float">
            <text:p>50.00154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2d2f670-9d66-4dbe-8d79-57db4f9211e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69</text:p>
          </table:table-cell>
          <table:table-cell office:value-type="float" office:value="50.002341" calcext:value-type="float">
            <text:p>50.002341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b3cc1e6-b255-48a9-993d-08ca0ba1f1f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72</text:p>
          </table:table-cell>
          <table:table-cell office:value-type="float" office:value="50.001242" calcext:value-type="float">
            <text:p>50.001242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3c49ce6-bf9f-4dc1-8996-12f14a10c74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77</text:p>
          </table:table-cell>
          <table:table-cell office:value-type="float" office:value="50.002027" calcext:value-type="float">
            <text:p>50.00202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707e4d1-bcb6-4b50-ae7e-720c2ff42f4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80</text:p>
          </table:table-cell>
          <table:table-cell office:value-type="float" office:value="50.00196" calcext:value-type="float">
            <text:p>50.00196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eb019b6-cdc7-4e07-a7b2-f9cce0f5f66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86</text:p>
          </table:table-cell>
          <table:table-cell office:value-type="float" office:value="50.001331" calcext:value-type="float">
            <text:p>50.001331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1e88e4b-57dd-4f00-bece-eb9b9607738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90</text:p>
          </table:table-cell>
          <table:table-cell office:value-type="float" office:value="50.000163" calcext:value-type="float">
            <text:p>50.000163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054e282-baa9-4cd2-93fa-36f02136746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96</text:p>
          </table:table-cell>
          <table:table-cell office:value-type="float" office:value="50.001731" calcext:value-type="float">
            <text:p>50.001731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2bd11fa-756f-4f0a-b22f-4bf18408758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297</text:p>
          </table:table-cell>
          <table:table-cell office:value-type="float" office:value="50.00274" calcext:value-type="float">
            <text:p>50.00274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d45bca5-8bb8-45e8-ab77-52badf54b16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300</text:p>
          </table:table-cell>
          <table:table-cell office:value-type="float" office:value="50.00012" calcext:value-type="float">
            <text:p>50.00012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6a962db-2d87-4cc5-b8ef-2758318354c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300</text:p>
          </table:table-cell>
          <table:table-cell office:value-type="float" office:value="50.000161" calcext:value-type="float">
            <text:p>50.00016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8443222-9170-44e5-9298-4b7d650c4b8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301</text:p>
          </table:table-cell>
          <table:table-cell office:value-type="float" office:value="50.001674" calcext:value-type="float">
            <text:p>50.001674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620a6c4-d6b4-4add-bc57-1a622bcb54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4.306</text:p>
          </table:table-cell>
          <table:table-cell office:value-type="float" office:value="50.998923" calcext:value-type="float">
            <text:p>50.998923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222dcb2-5a88-416e-a373-e29d49fba36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305</text:p>
          </table:table-cell>
          <table:table-cell office:value-type="float" office:value="50.000103" calcext:value-type="float">
            <text:p>50.000103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955c79e-274e-4162-835c-4860654e585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2.300</text:p>
          </table:table-cell>
          <table:table-cell office:value-type="float" office:value="53.004939" calcext:value-type="float">
            <text:p>53.004939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68bcdeb-ac9d-480e-9d62-b4608220c5e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306</text:p>
          </table:table-cell>
          <table:table-cell office:value-type="float" office:value="50.001559" calcext:value-type="float">
            <text:p>50.00155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e35da75-a348-47d1-b0ff-e717c9923b0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308</text:p>
          </table:table-cell>
          <table:table-cell office:value-type="float" office:value="50.001688" calcext:value-type="float">
            <text:p>50.001688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4323b92-add3-4579-b039-152c38655a1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321</text:p>
          </table:table-cell>
          <table:table-cell office:value-type="float" office:value="50.001453" calcext:value-type="float">
            <text:p>50.001453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af41395-de1f-4bb7-a685-237f4c513f9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354</text:p>
          </table:table-cell>
          <table:table-cell office:value-type="float" office:value="50.002823" calcext:value-type="float">
            <text:p>50.002823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1aefcb2-235b-42af-ad63-6fdc851116c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354</text:p>
          </table:table-cell>
          <table:table-cell office:value-type="float" office:value="50.002621" calcext:value-type="float">
            <text:p>50.002621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e2a55e6-ab72-4e90-aedc-60e170d41eb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354</text:p>
          </table:table-cell>
          <table:table-cell office:value-type="float" office:value="50.002558" calcext:value-type="float">
            <text:p>50.002558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cbede9a-c179-4eb2-b9df-00718e02f44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358</text:p>
          </table:table-cell>
          <table:table-cell office:value-type="float" office:value="50.001096" calcext:value-type="float">
            <text:p>50.00109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87b2f96-354d-4da9-bdfc-fc4fdf4b55b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359</text:p>
          </table:table-cell>
          <table:table-cell office:value-type="float" office:value="50.00062" calcext:value-type="float">
            <text:p>50.00062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846c49a-8f2f-4638-961e-6e1a9cff8c9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358</text:p>
          </table:table-cell>
          <table:table-cell office:value-type="float" office:value="50.001933" calcext:value-type="float">
            <text:p>50.001933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393e77e-478b-426f-9e71-7b6ea1ee8de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377</text:p>
          </table:table-cell>
          <table:table-cell office:value-type="float" office:value="50.00176" calcext:value-type="float">
            <text:p>50.0017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fd17a17-3c8d-40f4-8685-5b6344eef6b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384</text:p>
          </table:table-cell>
          <table:table-cell office:value-type="float" office:value="50.001508" calcext:value-type="float">
            <text:p>50.001508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c7d1f08-75d0-466b-85ba-a2e133fb7cc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390</text:p>
          </table:table-cell>
          <table:table-cell office:value-type="float" office:value="50.001098" calcext:value-type="float">
            <text:p>50.00109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5520ac4-5810-44ad-a03f-7c18a8e12d8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392</text:p>
          </table:table-cell>
          <table:table-cell office:value-type="float" office:value="50.001458" calcext:value-type="float">
            <text:p>50.00145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34590ff-25a1-41c0-aaa4-2668e3b9a07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399</text:p>
          </table:table-cell>
          <table:table-cell office:value-type="float" office:value="50.002331" calcext:value-type="float">
            <text:p>50.00233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285523f-08f1-4da2-8f01-ff7249e9bcf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06</text:p>
          </table:table-cell>
          <table:table-cell office:value-type="float" office:value="50.001064" calcext:value-type="float">
            <text:p>50.001064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4c67ac-361a-41a1-b09c-eba9d5124e2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07</text:p>
          </table:table-cell>
          <table:table-cell office:value-type="float" office:value="50.002483" calcext:value-type="float">
            <text:p>50.002483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e3730b7-8b39-448c-9338-2dc46f3bbfd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10</text:p>
          </table:table-cell>
          <table:table-cell office:value-type="float" office:value="50.001937" calcext:value-type="float">
            <text:p>50.00193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5ea2ca3-dcbd-4632-9032-54fa015a7c3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18</text:p>
          </table:table-cell>
          <table:table-cell office:value-type="float" office:value="50.002244" calcext:value-type="float">
            <text:p>50.002244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9167658-0f7f-4e25-9109-a629b259f0d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21</text:p>
          </table:table-cell>
          <table:table-cell office:value-type="float" office:value="50.001652" calcext:value-type="float">
            <text:p>50.001652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90ef4a5-8d57-491e-a839-bb9bc14b41b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32</text:p>
          </table:table-cell>
          <table:table-cell office:value-type="float" office:value="50.0012" calcext:value-type="float">
            <text:p>50.0012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ce022b6-b68c-44a3-b0d7-07adf1c83c0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36</text:p>
          </table:table-cell>
          <table:table-cell office:value-type="float" office:value="50.002378" calcext:value-type="float">
            <text:p>50.002378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15c22ee-c050-4e51-b21e-568ddd45e5d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39</text:p>
          </table:table-cell>
          <table:table-cell office:value-type="float" office:value="50.001884" calcext:value-type="float">
            <text:p>50.001884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e94c23e-d540-48a3-ab41-bb9be2b60f2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42</text:p>
          </table:table-cell>
          <table:table-cell office:value-type="float" office:value="50.002448" calcext:value-type="float">
            <text:p>50.002448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b0f6197-dcfe-4ec6-8c45-73527d075d8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52</text:p>
          </table:table-cell>
          <table:table-cell office:value-type="float" office:value="50.001129" calcext:value-type="float">
            <text:p>50.001129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82e5711-938b-447d-8db5-f9fbfb99386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55</text:p>
          </table:table-cell>
          <table:table-cell office:value-type="float" office:value="50.000969" calcext:value-type="float">
            <text:p>50.000969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c52ebfc-3aae-4781-9cb1-fc28fa3b083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54</text:p>
          </table:table-cell>
          <table:table-cell office:value-type="float" office:value="50.002396" calcext:value-type="float">
            <text:p>50.00239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4432223-d82b-4159-bbea-046938da5d1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58</text:p>
          </table:table-cell>
          <table:table-cell office:value-type="float" office:value="50.001411" calcext:value-type="float">
            <text:p>50.00141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40cc0b7-aa0f-433f-8af5-5c74e78d61c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63</text:p>
          </table:table-cell>
          <table:table-cell office:value-type="float" office:value="50.001382" calcext:value-type="float">
            <text:p>50.001382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805256a-e000-4dcb-ba9e-e7c9e4b2b7c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68</text:p>
          </table:table-cell>
          <table:table-cell office:value-type="float" office:value="50.002298" calcext:value-type="float">
            <text:p>50.002298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8a0a961-00e7-46d6-a0ba-29347781b58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71</text:p>
          </table:table-cell>
          <table:table-cell office:value-type="float" office:value="50.000557" calcext:value-type="float">
            <text:p>50.000557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7684f25-59cb-444d-95e2-696ccf3ee3c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79</text:p>
          </table:table-cell>
          <table:table-cell office:value-type="float" office:value="50.000734" calcext:value-type="float">
            <text:p>50.000734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e65a313-853d-425d-93fd-9483d84019c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78</text:p>
          </table:table-cell>
          <table:table-cell office:value-type="float" office:value="50.002166" calcext:value-type="float">
            <text:p>50.00216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eb40af1-aa50-4977-9197-fcc7fdaffc4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80</text:p>
          </table:table-cell>
          <table:table-cell office:value-type="float" office:value="50.000161" calcext:value-type="float">
            <text:p>50.000161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b045100-b196-4e69-b74d-6e84321d0f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83</text:p>
          </table:table-cell>
          <table:table-cell office:value-type="float" office:value="50.001817" calcext:value-type="float">
            <text:p>50.001817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5cb6e38-d76f-4b5a-bb39-751faf6aff0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85</text:p>
          </table:table-cell>
          <table:table-cell office:value-type="float" office:value="50.0021" calcext:value-type="float">
            <text:p>50.002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113641b-9d04-49fa-a0d1-3269307d061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91</text:p>
          </table:table-cell>
          <table:table-cell office:value-type="float" office:value="50.002281" calcext:value-type="float">
            <text:p>50.00228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3f03100-7a69-483b-bbb7-860933a4d99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93</text:p>
          </table:table-cell>
          <table:table-cell office:value-type="float" office:value="50.000739" calcext:value-type="float">
            <text:p>50.000739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03db929-6d8a-42a1-9307-e9794276261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95</text:p>
          </table:table-cell>
          <table:table-cell office:value-type="float" office:value="50.00073" calcext:value-type="float">
            <text:p>50.0007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0943ac2-3d74-4851-81cc-a030711cd91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498</text:p>
          </table:table-cell>
          <table:table-cell office:value-type="float" office:value="50.001453" calcext:value-type="float">
            <text:p>50.001453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047a86e-69ed-4d4c-8b8f-e9530e5838f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502</text:p>
          </table:table-cell>
          <table:table-cell office:value-type="float" office:value="50.001954" calcext:value-type="float">
            <text:p>50.001954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1f88294-0dd3-4bf7-9e3a-74d3118c37e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503</text:p>
          </table:table-cell>
          <table:table-cell office:value-type="float" office:value="50.000508" calcext:value-type="float">
            <text:p>50.000508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3d65e2f-a711-4115-a96d-57b74190f18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503</text:p>
          </table:table-cell>
          <table:table-cell office:value-type="float" office:value="50.000942" calcext:value-type="float">
            <text:p>50.000942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1562112-8c6e-4306-909c-dec19183800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506</text:p>
          </table:table-cell>
          <table:table-cell office:value-type="float" office:value="50.002086" calcext:value-type="float">
            <text:p>50.002086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5e758c9-b2ec-4be8-89a7-3c0319d7b8d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517</text:p>
          </table:table-cell>
          <table:table-cell office:value-type="float" office:value="50.00218" calcext:value-type="float">
            <text:p>50.00218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0903ecc-d80a-4efd-acea-1a9f1749061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529</text:p>
          </table:table-cell>
          <table:table-cell office:value-type="float" office:value="50.002792" calcext:value-type="float">
            <text:p>50.002792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8f59da5-0448-4b4e-b00c-d10b837accb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535</text:p>
          </table:table-cell>
          <table:table-cell office:value-type="float" office:value="50.002159" calcext:value-type="float">
            <text:p>50.00215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9f2e320-3d22-4434-a0cb-940330a8485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538</text:p>
          </table:table-cell>
          <table:table-cell office:value-type="float" office:value="50.002262" calcext:value-type="float">
            <text:p>50.002262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cf70be0-6a79-480d-92a2-c6ee2d77749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547</text:p>
          </table:table-cell>
          <table:table-cell office:value-type="float" office:value="50.001803" calcext:value-type="float">
            <text:p>50.001803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bf393a5-446a-4d17-a711-3a59a2401a8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547</text:p>
          </table:table-cell>
          <table:table-cell office:value-type="float" office:value="50.001946" calcext:value-type="float">
            <text:p>50.001946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1083375-0b94-4e4b-b6cb-a78925b279e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556</text:p>
          </table:table-cell>
          <table:table-cell office:value-type="float" office:value="50.002171" calcext:value-type="float">
            <text:p>50.00217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83ae144-6ebe-4ad1-b940-3da1aea7b28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559</text:p>
          </table:table-cell>
          <table:table-cell office:value-type="float" office:value="50.002135" calcext:value-type="float">
            <text:p>50.00213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c260cd8-32f5-468e-9585-0d52c67d33b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559</text:p>
          </table:table-cell>
          <table:table-cell office:value-type="float" office:value="50.002216" calcext:value-type="float">
            <text:p>50.002216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9f48297-9460-4a88-99f5-6938b855a2c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562</text:p>
          </table:table-cell>
          <table:table-cell office:value-type="float" office:value="50.002097" calcext:value-type="float">
            <text:p>50.002097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d47ab14-bfda-4e6a-82fe-e22d3bd5a49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567</text:p>
          </table:table-cell>
          <table:table-cell office:value-type="float" office:value="50.002038" calcext:value-type="float">
            <text:p>50.00203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13df786-34ef-4975-b40f-d7a01884efc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579</text:p>
          </table:table-cell>
          <table:table-cell office:value-type="float" office:value="50.001213" calcext:value-type="float">
            <text:p>50.00121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9591b59-8daa-4a40-9752-898be20b313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590</text:p>
          </table:table-cell>
          <table:table-cell office:value-type="float" office:value="50.002223" calcext:value-type="float">
            <text:p>50.002223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3be59ff-1f82-48b8-bd61-832e9d135f3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04</text:p>
          </table:table-cell>
          <table:table-cell office:value-type="float" office:value="50.001956" calcext:value-type="float">
            <text:p>50.001956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67c243f-717f-4eb7-9c48-0c2a7e85d48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06</text:p>
          </table:table-cell>
          <table:table-cell office:value-type="float" office:value="50.002217" calcext:value-type="float">
            <text:p>50.002217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49632e3-5f9a-4b36-b3e5-39581c53bdd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08</text:p>
          </table:table-cell>
          <table:table-cell office:value-type="float" office:value="50.000568" calcext:value-type="float">
            <text:p>50.000568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4c7d7f2-afbe-4bb9-93a8-e779de93407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21</text:p>
          </table:table-cell>
          <table:table-cell office:value-type="float" office:value="50.001833" calcext:value-type="float">
            <text:p>50.001833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7eaa2d1-d19e-4bf9-b368-122bb334819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22</text:p>
          </table:table-cell>
          <table:table-cell office:value-type="float" office:value="50.001347" calcext:value-type="float">
            <text:p>50.001347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caadc11-2eba-4797-a2b8-b429902dc7d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5.628</text:p>
          </table:table-cell>
          <table:table-cell office:value-type="float" office:value="8.16886" calcext:value-type="float">
            <text:p>8.16886</text:p>
          </table:table-cell>
          <table:table-cell office:value-type="float" office:value="50.001302" calcext:value-type="float">
            <text:p>50.00130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595d5a-7bcb-42d3-a898-25fb873c559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26</text:p>
          </table:table-cell>
          <table:table-cell office:value-type="float" office:value="50.002049" calcext:value-type="float">
            <text:p>50.002049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e8b18ad-4a81-4092-baf0-b2df1921035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27</text:p>
          </table:table-cell>
          <table:table-cell office:value-type="float" office:value="50.000645" calcext:value-type="float">
            <text:p>50.00064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736474-3134-4835-8073-121fb0092cb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29</text:p>
          </table:table-cell>
          <table:table-cell office:value-type="float" office:value="50.00181" calcext:value-type="float">
            <text:p>50.00181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d2a35ba-49d4-4737-8016-41da4a5ba5d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30</text:p>
          </table:table-cell>
          <table:table-cell office:value-type="float" office:value="50.000907" calcext:value-type="float">
            <text:p>50.00090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b9220e6-fa64-49b6-b46a-abf59c5a1cf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35</text:p>
          </table:table-cell>
          <table:table-cell office:value-type="float" office:value="50.001769" calcext:value-type="float">
            <text:p>50.001769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fb00658-5d39-4492-9f36-23c1bbd8c74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49</text:p>
          </table:table-cell>
          <table:table-cell office:value-type="float" office:value="50.002445" calcext:value-type="float">
            <text:p>50.00244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2de30ba-98ee-4fcc-90c9-d3adc561332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64</text:p>
          </table:table-cell>
          <table:table-cell office:value-type="float" office:value="50.002157" calcext:value-type="float">
            <text:p>50.002157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b346bc5-1541-408f-bb9e-e79d32bc8b8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76</text:p>
          </table:table-cell>
          <table:table-cell office:value-type="float" office:value="50.000377" calcext:value-type="float">
            <text:p>50.000377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c8b4c94-bcfa-4acc-abc0-6df967c1d5c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77</text:p>
          </table:table-cell>
          <table:table-cell office:value-type="float" office:value="50.001139" calcext:value-type="float">
            <text:p>50.001139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a5cfd11-f8ae-47a1-8729-43cd3dbd55a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76</text:p>
          </table:table-cell>
          <table:table-cell office:value-type="float" office:value="50.002049" calcext:value-type="float">
            <text:p>50.002049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86ea93c-d52f-4f36-9a74-4060bebcda7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82</text:p>
          </table:table-cell>
          <table:table-cell office:value-type="float" office:value="50.001974" calcext:value-type="float">
            <text:p>50.001974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4e3ec55-f682-4ed0-b3df-a9e1098faa9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81</text:p>
          </table:table-cell>
          <table:table-cell office:value-type="float" office:value="50.003051" calcext:value-type="float">
            <text:p>50.003051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3ea7a21-ffa1-407e-b0cd-2e56ed78974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84</text:p>
          </table:table-cell>
          <table:table-cell office:value-type="float" office:value="50.00274" calcext:value-type="float">
            <text:p>50.0027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c3eb028-27b7-4721-ad2c-5144efa9272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86</text:p>
          </table:table-cell>
          <table:table-cell office:value-type="float" office:value="50.000846" calcext:value-type="float">
            <text:p>50.00084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c25a3f7-051d-4f3f-a56e-162ce5d5bca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95</text:p>
          </table:table-cell>
          <table:table-cell office:value-type="float" office:value="50.002138" calcext:value-type="float">
            <text:p>50.00213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8802c53-6d22-4119-a421-039896ecbed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694</text:p>
          </table:table-cell>
          <table:table-cell office:value-type="float" office:value="50.002654" calcext:value-type="float">
            <text:p>50.00265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de55c50-d690-401d-b46a-fda8a140c29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02</text:p>
          </table:table-cell>
          <table:table-cell office:value-type="float" office:value="50.001972" calcext:value-type="float">
            <text:p>50.00197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6507243-32cc-4db0-b7bf-7a51b6d16ac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04</text:p>
          </table:table-cell>
          <table:table-cell office:value-type="float" office:value="50.001705" calcext:value-type="float">
            <text:p>50.00170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04173f9-147a-4395-bdfb-d87b0f32dec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09</text:p>
          </table:table-cell>
          <table:table-cell office:value-type="float" office:value="50.004351" calcext:value-type="float">
            <text:p>50.00435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ed01fa1-b123-4cd5-8ba9-f33b84c2f07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5.717</text:p>
          </table:table-cell>
          <table:table-cell office:value-type="float" office:value="8.942527" calcext:value-type="float">
            <text:p>8.942527</text:p>
          </table:table-cell>
          <table:table-cell office:value-type="float" office:value="50.098066" calcext:value-type="float">
            <text:p>50.09806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3f6708-b808-443f-afea-0c4f7d7663e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18</text:p>
          </table:table-cell>
          <table:table-cell office:value-type="float" office:value="50.001343" calcext:value-type="float">
            <text:p>50.00134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9637c7b-be1b-46a4-bdb6-ad3ae376875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17</text:p>
          </table:table-cell>
          <table:table-cell office:value-type="float" office:value="50.002894" calcext:value-type="float">
            <text:p>50.002894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f2aeddb-6b5f-4707-9082-a393452ad16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21</text:p>
          </table:table-cell>
          <table:table-cell office:value-type="float" office:value="50.000708" calcext:value-type="float">
            <text:p>50.000708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8274072-1270-46c4-a718-f008514188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21</text:p>
          </table:table-cell>
          <table:table-cell office:value-type="float" office:value="50.000783" calcext:value-type="float">
            <text:p>50.000783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f7713da-e176-4ff2-a58e-b50f6d185ab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20</text:p>
          </table:table-cell>
          <table:table-cell office:value-type="float" office:value="50.002071" calcext:value-type="float">
            <text:p>50.002071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3c39be-4c43-4576-8360-a7b4ac5049b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24</text:p>
          </table:table-cell>
          <table:table-cell office:value-type="float" office:value="50.002368" calcext:value-type="float">
            <text:p>50.002368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1fca3b8-74cf-485e-a10a-0538d40970a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33</text:p>
          </table:table-cell>
          <table:table-cell office:value-type="float" office:value="50.002363" calcext:value-type="float">
            <text:p>50.002363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9f0ccd5-58d1-4718-89bf-5e2a513d78d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41</text:p>
          </table:table-cell>
          <table:table-cell office:value-type="float" office:value="50.001753" calcext:value-type="float">
            <text:p>50.001753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a03d1e8-e211-4094-a9ee-0853a4077cd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47</text:p>
          </table:table-cell>
          <table:table-cell office:value-type="float" office:value="50.002671" calcext:value-type="float">
            <text:p>50.00267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c50538e-1a87-4d69-914c-482d9812864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48</text:p>
          </table:table-cell>
          <table:table-cell office:value-type="float" office:value="50.00164" calcext:value-type="float">
            <text:p>50.00164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6b4f1a-0306-4c10-abe1-fd1c51ec007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52</text:p>
          </table:table-cell>
          <table:table-cell office:value-type="float" office:value="50.001244" calcext:value-type="float">
            <text:p>50.00124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58dbf7b-2a08-4865-8492-c19207f3255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61</text:p>
          </table:table-cell>
          <table:table-cell office:value-type="float" office:value="50.002494" calcext:value-type="float">
            <text:p>50.00249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9fd3523-6776-4108-9bb1-ce3fbe5d0cc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73</text:p>
          </table:table-cell>
          <table:table-cell office:value-type="float" office:value="50.001851" calcext:value-type="float">
            <text:p>50.00185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42aebee-48e4-48aa-81cb-bd1ba376c5f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75</text:p>
          </table:table-cell>
          <table:table-cell office:value-type="float" office:value="50.001997" calcext:value-type="float">
            <text:p>50.001997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984f400-ac78-43cf-8a70-16f0b60d614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79</text:p>
          </table:table-cell>
          <table:table-cell office:value-type="float" office:value="50.001828" calcext:value-type="float">
            <text:p>50.001828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fb127c8-05fc-428b-8408-eac84e4af88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78</text:p>
          </table:table-cell>
          <table:table-cell office:value-type="float" office:value="50.003312" calcext:value-type="float">
            <text:p>50.003312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4a22ef3-f1c9-4e73-ab9b-f20e33fd320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81</text:p>
          </table:table-cell>
          <table:table-cell office:value-type="float" office:value="50.002653" calcext:value-type="float">
            <text:p>50.002653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9dc77d9-b8a3-4df1-a312-4c1056e8f6f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82</text:p>
          </table:table-cell>
          <table:table-cell office:value-type="float" office:value="50.001273" calcext:value-type="float">
            <text:p>50.001273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b9ca40a-a82b-468f-87e2-c9ccd9749cb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91</text:p>
          </table:table-cell>
          <table:table-cell office:value-type="float" office:value="50.001535" calcext:value-type="float">
            <text:p>50.00153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7ae3603-2fe4-45de-962e-f508ab4d67e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93</text:p>
          </table:table-cell>
          <table:table-cell office:value-type="float" office:value="50.002186" calcext:value-type="float">
            <text:p>50.00218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f498070-a6f0-4212-bdd7-3b779625c94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799</text:p>
          </table:table-cell>
          <table:table-cell office:value-type="float" office:value="50.001999" calcext:value-type="float">
            <text:p>50.00199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8f74695-d387-4929-ab3f-fd15a540697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04</text:p>
          </table:table-cell>
          <table:table-cell office:value-type="float" office:value="50.001821" calcext:value-type="float">
            <text:p>50.001821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070e232-582f-4ab8-8770-05ded0a28b1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16</text:p>
          </table:table-cell>
          <table:table-cell office:value-type="float" office:value="50.002691" calcext:value-type="float">
            <text:p>50.002691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b994eac-e009-408f-a10c-a947dd4bda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16</text:p>
          </table:table-cell>
          <table:table-cell office:value-type="float" office:value="50.002615" calcext:value-type="float">
            <text:p>50.00261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ba8a997-f02a-4121-a6f1-872714abefd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18</text:p>
          </table:table-cell>
          <table:table-cell office:value-type="float" office:value="50.00096" calcext:value-type="float">
            <text:p>50.00096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d020424-362c-4a5b-91ea-f1093ea99d7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18</text:p>
          </table:table-cell>
          <table:table-cell office:value-type="float" office:value="50.001151" calcext:value-type="float">
            <text:p>50.001151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691ec4e-a8e0-4568-83eb-7aabb1d07c4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20</text:p>
          </table:table-cell>
          <table:table-cell office:value-type="float" office:value="50.001415" calcext:value-type="float">
            <text:p>50.00141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dac3956-69d5-4216-991c-21dc4fa69a1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24</text:p>
          </table:table-cell>
          <table:table-cell office:value-type="float" office:value="49.999985" calcext:value-type="float">
            <text:p>49.99998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f83d271-de4d-40cc-be98-326526de263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38</text:p>
          </table:table-cell>
          <table:table-cell office:value-type="float" office:value="50.00249" calcext:value-type="float">
            <text:p>50.00249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796bac1-2109-46fb-8e53-3db5d3fb311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38</text:p>
          </table:table-cell>
          <table:table-cell office:value-type="float" office:value="50.002172" calcext:value-type="float">
            <text:p>50.002172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d1994d2-5091-4866-ab93-950587b325c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45.847</text:p>
          </table:table-cell>
          <table:table-cell office:value-type="float" office:value="0.092059" calcext:value-type="float">
            <text:p>0.092059</text:p>
          </table:table-cell>
          <table:table-cell office:value-type="float" office:value="58.465173" calcext:value-type="float">
            <text:p>58.46517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ca6d2f-2c41-4690-b543-49dde6a9612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50</text:p>
          </table:table-cell>
          <table:table-cell office:value-type="float" office:value="50.002274" calcext:value-type="float">
            <text:p>50.002274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1490d23-fdad-4283-9228-df376b20674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51</text:p>
          </table:table-cell>
          <table:table-cell office:value-type="float" office:value="50.001209" calcext:value-type="float">
            <text:p>50.00120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535cbaa-de77-4745-9df8-cb779f336fb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58</text:p>
          </table:table-cell>
          <table:table-cell office:value-type="float" office:value="50.002403" calcext:value-type="float">
            <text:p>50.00240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e977483-ade9-4986-8ee5-c16568edd86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63</text:p>
          </table:table-cell>
          <table:table-cell office:value-type="float" office:value="50.00176" calcext:value-type="float">
            <text:p>50.00176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7c822ca-8c45-40b6-92f7-62eeb5b14c7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66</text:p>
          </table:table-cell>
          <table:table-cell office:value-type="float" office:value="50.001895" calcext:value-type="float">
            <text:p>50.00189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c3d0453-f664-4ca5-a510-2b843acfad7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70</text:p>
          </table:table-cell>
          <table:table-cell office:value-type="float" office:value="50.001493" calcext:value-type="float">
            <text:p>50.00149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e7a3dcc-07af-4dde-ad85-c6fca42b670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79</text:p>
          </table:table-cell>
          <table:table-cell office:value-type="float" office:value="50.002068" calcext:value-type="float">
            <text:p>50.002068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63745d1-b361-4998-b5cf-5379b140598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81</text:p>
          </table:table-cell>
          <table:table-cell office:value-type="float" office:value="50.002211" calcext:value-type="float">
            <text:p>50.002211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ffdd422-5fd8-4beb-8140-7dba1613916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91</text:p>
          </table:table-cell>
          <table:table-cell office:value-type="float" office:value="50.001891" calcext:value-type="float">
            <text:p>50.00189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ab576c0-f7f1-46ad-8c00-c8c63d79d22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92</text:p>
          </table:table-cell>
          <table:table-cell office:value-type="float" office:value="50.002367" calcext:value-type="float">
            <text:p>50.00236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312f997-d294-4e06-8a47-21bc6c10f3c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94</text:p>
          </table:table-cell>
          <table:table-cell office:value-type="float" office:value="50.000759" calcext:value-type="float">
            <text:p>50.00075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4c1268b-f15e-43c9-98e9-1a92165d3b5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95</text:p>
          </table:table-cell>
          <table:table-cell office:value-type="float" office:value="50.001745" calcext:value-type="float">
            <text:p>50.00174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8d33b9c-bcb9-482b-81d0-52b384358fb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895</text:p>
          </table:table-cell>
          <table:table-cell office:value-type="float" office:value="50.001725" calcext:value-type="float">
            <text:p>50.00172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4f303d2-e8be-4e7d-8a7f-76e5663ee63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05</text:p>
          </table:table-cell>
          <table:table-cell office:value-type="float" office:value="50.002087" calcext:value-type="float">
            <text:p>50.00208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c521dda-fa01-4ca7-a3bd-34ec7507082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09</text:p>
          </table:table-cell>
          <table:table-cell office:value-type="float" office:value="50.002289" calcext:value-type="float">
            <text:p>50.002289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66413df-5918-4f23-b342-831ae442513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23</text:p>
          </table:table-cell>
          <table:table-cell office:value-type="float" office:value="50.00181" calcext:value-type="float">
            <text:p>50.0018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9f5726e-0bfa-4839-a5de-b8561713abe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26</text:p>
          </table:table-cell>
          <table:table-cell office:value-type="float" office:value="50.003011" calcext:value-type="float">
            <text:p>50.003011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949d32e-b0f5-4db4-8559-1205fca3b05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32</text:p>
          </table:table-cell>
          <table:table-cell office:value-type="float" office:value="50.001748" calcext:value-type="float">
            <text:p>50.001748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dfd3ba5-2828-4d01-ae01-c3e72037ed5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35</text:p>
          </table:table-cell>
          <table:table-cell office:value-type="float" office:value="50.00022" calcext:value-type="float">
            <text:p>50.00022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79ebe2c-1253-4bc8-a716-fc083b32a8c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35</text:p>
          </table:table-cell>
          <table:table-cell office:value-type="float" office:value="50.002307" calcext:value-type="float">
            <text:p>50.002307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4450f8d-33aa-4757-9458-9e3cceb035e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37</text:p>
          </table:table-cell>
          <table:table-cell office:value-type="float" office:value="50.002465" calcext:value-type="float">
            <text:p>50.00246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bcfc3a4-0ebf-480f-9dfb-3baaa81bd74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47</text:p>
          </table:table-cell>
          <table:table-cell office:value-type="float" office:value="50.001917" calcext:value-type="float">
            <text:p>50.00191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a806525-8cdc-4ce7-ac89-b6088994768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47</text:p>
          </table:table-cell>
          <table:table-cell office:value-type="float" office:value="50.001882" calcext:value-type="float">
            <text:p>50.001882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754840e-5ab2-4606-a314-6635d05d99b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49</text:p>
          </table:table-cell>
          <table:table-cell office:value-type="float" office:value="50.000609" calcext:value-type="float">
            <text:p>50.00060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4dd4116-b205-4f1d-b8eb-009603251bf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49</text:p>
          </table:table-cell>
          <table:table-cell office:value-type="float" office:value="50.002602" calcext:value-type="float">
            <text:p>50.00260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52a4d23-8493-48bf-8065-c9acb58b200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65</text:p>
          </table:table-cell>
          <table:table-cell office:value-type="float" office:value="50.001697" calcext:value-type="float">
            <text:p>50.001697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0ebb5b1-db9f-4181-83ed-534e32fbdaf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79</text:p>
          </table:table-cell>
          <table:table-cell office:value-type="float" office:value="50.002274" calcext:value-type="float">
            <text:p>50.002274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91cb093-d8f3-4a01-bc11-2fd40974143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2:04.269</text:p>
          </table:table-cell>
          <table:table-cell office:value-type="float" office:value="41.713741" calcext:value-type="float">
            <text:p>41.713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e3bc85-e6eb-40d7-a38a-02550edd87fd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82</text:p>
          </table:table-cell>
          <table:table-cell office:value-type="float" office:value="50.001209" calcext:value-type="float">
            <text:p>50.001209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6ec23b6-ccf2-48ad-b39c-98268b281a3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81</text:p>
          </table:table-cell>
          <table:table-cell office:value-type="float" office:value="50.002021" calcext:value-type="float">
            <text:p>50.002021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67305eb-715c-49a0-bc0d-9e5a55c2459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85</text:p>
          </table:table-cell>
          <table:table-cell office:value-type="float" office:value="50.00156" calcext:value-type="float">
            <text:p>50.0015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396470c-2312-47ee-9084-647a728a8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89</text:p>
          </table:table-cell>
          <table:table-cell office:value-type="float" office:value="50.00136" calcext:value-type="float">
            <text:p>50.0013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8f9e998-a535-4d35-b8c5-5a1c60e92a8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5.995</text:p>
          </table:table-cell>
          <table:table-cell office:value-type="float" office:value="50.002576" calcext:value-type="float">
            <text:p>50.00257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14ad7ef-c454-42e9-ae91-5119d767aed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08</text:p>
          </table:table-cell>
          <table:table-cell office:value-type="float" office:value="50.001942" calcext:value-type="float">
            <text:p>50.001942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a390915-fa33-4806-ae11-10f16ac450e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13</text:p>
          </table:table-cell>
          <table:table-cell office:value-type="float" office:value="50.002389" calcext:value-type="float">
            <text:p>50.00238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d728209-f657-405e-a575-26d6c5c0b51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15</text:p>
          </table:table-cell>
          <table:table-cell office:value-type="float" office:value="50.00075" calcext:value-type="float">
            <text:p>50.0007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c96acec-8d4f-4cd8-86e1-21b410eefd2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18</text:p>
          </table:table-cell>
          <table:table-cell office:value-type="float" office:value="50.000175" calcext:value-type="float">
            <text:p>50.00017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1e2a5b7-19a1-4b0e-bb1e-b5ade306dbe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19</text:p>
          </table:table-cell>
          <table:table-cell office:value-type="float" office:value="50.002592" calcext:value-type="float">
            <text:p>50.002592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aeabafd-2dc6-487e-a590-53ffd6236fc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28</text:p>
          </table:table-cell>
          <table:table-cell office:value-type="float" office:value="50.002044" calcext:value-type="float">
            <text:p>50.002044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7fa32ac-5426-4686-b4cb-60d5239bff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31</text:p>
          </table:table-cell>
          <table:table-cell office:value-type="float" office:value="50.002443" calcext:value-type="float">
            <text:p>50.002443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ca9348f-a7b7-43e4-a060-7bb0655132d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40</text:p>
          </table:table-cell>
          <table:table-cell office:value-type="float" office:value="50.001967" calcext:value-type="float">
            <text:p>50.00196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4eaf7de-7e7e-4120-bdd5-5cc38318f46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44</text:p>
          </table:table-cell>
          <table:table-cell office:value-type="float" office:value="50.001719" calcext:value-type="float">
            <text:p>50.001719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2f985a6-c3f4-489c-a236-047ad7a9830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47</text:p>
          </table:table-cell>
          <table:table-cell office:value-type="float" office:value="50.001205" calcext:value-type="float">
            <text:p>50.0012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a6cd66b-43c2-434d-b4fa-db376d2669c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46</text:p>
          </table:table-cell>
          <table:table-cell office:value-type="float" office:value="50.002287" calcext:value-type="float">
            <text:p>50.002287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9a77d91-6a0e-4255-8645-49d62dbe8d1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55</text:p>
          </table:table-cell>
          <table:table-cell office:value-type="float" office:value="50.001527" calcext:value-type="float">
            <text:p>50.001527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7dc0f5d-6397-4990-b2eb-f7eb37c7c9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73</text:p>
          </table:table-cell>
          <table:table-cell office:value-type="float" office:value="50.001625" calcext:value-type="float">
            <text:p>50.0016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457e014-4baf-483e-aff4-cfe48973736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73</text:p>
          </table:table-cell>
          <table:table-cell office:value-type="float" office:value="50.002389" calcext:value-type="float">
            <text:p>50.00238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f25ec9d-d206-428a-a442-86c4463367a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91</text:p>
          </table:table-cell>
          <table:table-cell office:value-type="float" office:value="50.001622" calcext:value-type="float">
            <text:p>50.001622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6b1bbe2-0ee3-481f-a754-5cfda25637c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94</text:p>
          </table:table-cell>
          <table:table-cell office:value-type="float" office:value="50.002504" calcext:value-type="float">
            <text:p>50.002504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6feadbd-7718-449d-af44-579f15539e2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95</text:p>
          </table:table-cell>
          <table:table-cell office:value-type="float" office:value="50.002233" calcext:value-type="float">
            <text:p>50.00223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f96fecf-ded3-4cc0-a6cc-e326bb36993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98</text:p>
          </table:table-cell>
          <table:table-cell office:value-type="float" office:value="50.001426" calcext:value-type="float">
            <text:p>50.00142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408fc37-c537-4a2d-a891-0f33ab71dcf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099</text:p>
          </table:table-cell>
          <table:table-cell office:value-type="float" office:value="50.002557" calcext:value-type="float">
            <text:p>50.00255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b21e6f7-84c2-4c8a-9a19-9d64b3ec6f5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106</text:p>
          </table:table-cell>
          <table:table-cell office:value-type="float" office:value="50.002045" calcext:value-type="float">
            <text:p>50.00204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83005c3-2a2f-4e9d-b668-7fc43769a9d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108</text:p>
          </table:table-cell>
          <table:table-cell office:value-type="float" office:value="50.001769" calcext:value-type="float">
            <text:p>50.001769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9269137-59d3-4340-bcd4-eef01874a8d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117</text:p>
          </table:table-cell>
          <table:table-cell office:value-type="float" office:value="50.002037" calcext:value-type="float">
            <text:p>50.002037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729035e-b0b0-41db-9aad-db5ef62c2e1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122</text:p>
          </table:table-cell>
          <table:table-cell office:value-type="float" office:value="50.001275" calcext:value-type="float">
            <text:p>50.00127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88b5e40-76bc-4aa0-af32-dcafe4e25a8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133</text:p>
          </table:table-cell>
          <table:table-cell office:value-type="float" office:value="50.001671" calcext:value-type="float">
            <text:p>50.001671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70967a7-027e-4faa-845e-c9482887438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134</text:p>
          </table:table-cell>
          <table:table-cell office:value-type="float" office:value="50.000847" calcext:value-type="float">
            <text:p>50.000847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ec7443f-c36c-4842-816c-e7d8080968d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137</text:p>
          </table:table-cell>
          <table:table-cell office:value-type="float" office:value="50.002198" calcext:value-type="float">
            <text:p>50.002198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c0d1c9f-8d74-4e26-9f47-62b10810808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143</text:p>
          </table:table-cell>
          <table:table-cell office:value-type="float" office:value="50.001531" calcext:value-type="float">
            <text:p>50.001531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4b90dcb-18e5-489f-882c-320df425e1a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144</text:p>
          </table:table-cell>
          <table:table-cell office:value-type="float" office:value="50.002429" calcext:value-type="float">
            <text:p>50.002429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0d14358-4009-4107-94aa-7eb911fa6a3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155</text:p>
          </table:table-cell>
          <table:table-cell office:value-type="float" office:value="50.001425" calcext:value-type="float">
            <text:p>50.00142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6f74a8b-d1a7-4ef2-9abf-8f569c69379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168</text:p>
          </table:table-cell>
          <table:table-cell office:value-type="float" office:value="50.002156" calcext:value-type="float">
            <text:p>50.002156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1ef11d9-df2b-4afc-b851-64619efcc87b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175</text:p>
          </table:table-cell>
          <table:table-cell office:value-type="float" office:value="50.0028" calcext:value-type="float">
            <text:p>50.0028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63fcdc7-bedf-47c8-804a-17fb968afd8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192</text:p>
          </table:table-cell>
          <table:table-cell office:value-type="float" office:value="50.002148" calcext:value-type="float">
            <text:p>50.002148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d838523-8019-4036-8003-24de2434587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203</text:p>
          </table:table-cell>
          <table:table-cell office:value-type="float" office:value="50.001394" calcext:value-type="float">
            <text:p>50.00139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ef632e5-0d97-417d-8087-de6cef5f193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203</text:p>
          </table:table-cell>
          <table:table-cell office:value-type="float" office:value="50.001433" calcext:value-type="float">
            <text:p>50.001433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1eff229-f339-4537-a629-cd884f6afecf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203</text:p>
          </table:table-cell>
          <table:table-cell office:value-type="float" office:value="50.001791" calcext:value-type="float">
            <text:p>50.001791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98cde8a-7dbf-4154-8811-ba1d1708122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211</text:p>
          </table:table-cell>
          <table:table-cell office:value-type="float" office:value="50.001769" calcext:value-type="float">
            <text:p>50.001769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8495eb0-d0b3-4474-a316-4694168af99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217</text:p>
          </table:table-cell>
          <table:table-cell office:value-type="float" office:value="50.002052" calcext:value-type="float">
            <text:p>50.00205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7fb9432-c780-4883-ad75-9c01632e07bc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218</text:p>
          </table:table-cell>
          <table:table-cell office:value-type="float" office:value="50.000492" calcext:value-type="float">
            <text:p>50.000492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e183d54-6d6b-4f21-90fc-b68cb3fdde0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221</text:p>
          </table:table-cell>
          <table:table-cell office:value-type="float" office:value="50.002286" calcext:value-type="float">
            <text:p>50.002286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8e84ce1-ac6c-41bc-b1ed-02c8687f156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228</text:p>
          </table:table-cell>
          <table:table-cell office:value-type="float" office:value="50.001697" calcext:value-type="float">
            <text:p>50.00169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c71cd4a-69e4-471c-9464-1bf0eda3a52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2017-09-25</text:p>
          </table:table-cell>
          <table:table-cell table:style-name="ce1" office:value-type="string" calcext:value-type="string">
            <text:p>11:31:56.238</text:p>
          </table:table-cell>
          <table:table-cell office:value-type="float" office:value="50.001658" calcext:value-type="float">
            <text:p>50.001658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6d51f23-e8d4-4d4e-b278-18d2bcd0a44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ET</text:p>
          </table:table-cell>
        </table:table-row>
        <table:table-row table:style-name="ro1" table:number-rows-repeated="104666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7556cbc6811c9d992f4064ab9287069087d7f62c</meta:generator>
    <dc:date>2017-09-25T11:44:07.055054063</dc:date>
    <meta:editing-duration>PT35S</meta:editing-duration>
    <meta:editing-cycles>1</meta:editing-cycles>
    <meta:document-statistic meta:table-count="2" meta:cell-count="1738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ime.B1:time.D26" chart:data-source-has-labels="both" svg:x="0.32cm" svg:y="0.18cm" svg:width="13.361cm" svg:height="8.64cm">
          <chartooo:coordinate-region svg:x="1.125cm" svg:y="0.18cm" svg:width="12.556cm" svg:height="7.038cm"/>
          <chart:axis chart:dimension="x" chart:name="primary-x" chart:style-name="ch4" chartooo:axis-type="auto">
            <chartooo:date-scale/>
            <chart:categories table:cell-range-address="time.B2:time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e.C2:time.C26" chart:label-cell-address="time.C1:time.C1" chart:class="chart:bar">
            <chart:data-point chart:repeated="25"/>
          </chart:series>
          <chart:series chart:style-name="ch8" chart:values-cell-range-address="time.D2:time.D26" chart:label-cell-address="time.D1:time.D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31:46</text:p>
                <draw:g>
                  <svg:desc>time.B2:time.B26</svg:desc>
                </draw:g>
              </table:table-cell>
              <table:table-cell office:value-type="float" office:value="31.064345">
                <text:p>31.064345</text:p>
                <draw:g>
                  <svg:desc>time.C2:time.C26</svg:desc>
                </draw:g>
              </table:table-cell>
              <table:table-cell office:value-type="float" office:value="9.089538">
                <text:p>9.089538</text:p>
                <draw:g>
                  <svg:desc>time.D2:time.D26</svg:desc>
                </draw:g>
              </table:table-cell>
            </table:table-row>
            <table:table-row>
              <table:table-cell office:value-type="string">
                <text:p>11:31:47</text:p>
              </table:table-cell>
              <table:table-cell office:value-type="float" office:value="39.899806">
                <text:p>39.899806</text:p>
              </table:table-cell>
              <table:table-cell office:value-type="float" office:value="3.655206">
                <text:p>3.655206</text:p>
              </table:table-cell>
            </table:table-row>
            <table:table-row>
              <table:table-cell office:value-type="string">
                <text:p>11:31:48</text:p>
              </table:table-cell>
              <table:table-cell office:value-type="float" office:value="50.316701">
                <text:p>50.316701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11:31:49</text:p>
              </table:table-cell>
              <table:table-cell office:value-type="float" office:value="50.300324">
                <text:p>50.300324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1:31:50</text:p>
              </table:table-cell>
              <table:table-cell office:value-type="float" office:value="50.27101">
                <text:p>50.27101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1:31:51</text:p>
              </table:table-cell>
              <table:table-cell office:value-type="float" office:value="50.318791">
                <text:p>50.318791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11:31:52</text:p>
              </table:table-cell>
              <table:table-cell office:value-type="float" office:value="50.313318">
                <text:p>50.313318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1:31:53</text:p>
              </table:table-cell>
              <table:table-cell office:value-type="float" office:value="50.278141">
                <text:p>50.278141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11:31:54</text:p>
              </table:table-cell>
              <table:table-cell office:value-type="float" office:value="50.258197">
                <text:p>50.258197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1:31:55</text:p>
              </table:table-cell>
              <table:table-cell office:value-type="float" office:value="50.253042">
                <text:p>50.253042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11:31:56</text:p>
              </table:table-cell>
              <table:table-cell office:value-type="float" office:value="51.251857">
                <text:p>51.251857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1:32:00</text:p>
              </table:table-cell>
              <table:table-cell office:value-type="float" office:value="40.485564">
                <text:p>40.485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2</text:p>
              </table:table-cell>
              <table:table-cell office:value-type="float" office:value="62.076443">
                <text:p>62.076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3</text:p>
              </table:table-cell>
              <table:table-cell office:value-type="float" office:value="57.360795">
                <text:p>57.360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4</text:p>
              </table:table-cell>
              <table:table-cell office:value-type="float" office:value="39.369165">
                <text:p>39.369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5</text:p>
              </table:table-cell>
              <table:table-cell office:value-type="float" office:value="56.385218">
                <text:p>56.38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7</text:p>
              </table:table-cell>
              <table:table-cell office:value-type="float" office:value="56.343969">
                <text:p>56.34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9</text:p>
              </table:table-cell>
              <table:table-cell office:value-type="float" office:value="37.231878">
                <text:p>37.23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0</text:p>
              </table:table-cell>
              <table:table-cell office:value-type="float" office:value="42.036271">
                <text:p>42.036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1</text:p>
              </table:table-cell>
              <table:table-cell office:value-type="float" office:value="44.001284">
                <text:p>44.00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2</text:p>
              </table:table-cell>
              <table:table-cell office:value-type="float" office:value="34.689185">
                <text:p>34.68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40</text:p>
              </table:table-cell>
              <table:table-cell office:value-type="float" office:value="2.062067">
                <text:p>2.062067</text:p>
              </table:table-cell>
              <table:table-cell office:value-type="float" office:value="65.321441">
                <text:p>65.321441</text:p>
              </table:table-cell>
            </table:table-row>
            <table:table-row>
              <table:table-cell office:value-type="string">
                <text:p>11:32:41</text:p>
              </table:table-cell>
              <table:table-cell office:value-type="float" office:value="0.140921">
                <text:p>0.140921</text:p>
              </table:table-cell>
              <table:table-cell office:value-type="float" office:value="80.730594">
                <text:p>80.730594</text:p>
              </table:table-cell>
            </table:table-row>
            <table:table-row>
              <table:table-cell office:value-type="string">
                <text:p>11:32:42</text:p>
              </table:table-cell>
              <table:table-cell office:value-type="float" office:value="2.047129">
                <text:p>2.047129</text:p>
              </table:table-cell>
              <table:table-cell office:value-type="float" office:value="72.231871">
                <text:p>72.231871</text:p>
              </table:table-cell>
            </table:table-row>
            <table:table-row>
              <table:table-cell office:value-type="string">
                <text:p>11:32:43</text:p>
              </table:table-cell>
              <table:table-cell office:value-type="float" office:value="0.187405">
                <text:p>0.187405</text:p>
              </table:table-cell>
              <table:table-cell office:value-type="float" office:value="67.674039">
                <text:p>67.674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ime.B2:time.B26 time.F1:time.F26" chart:data-source-has-labels="both" svg:x="0.32cm" svg:y="0.18cm" svg:width="13.758cm" svg:height="8.64cm">
          <chartooo:coordinate-region svg:x="1.867cm" svg:y="0.18cm" svg:width="12.211cm" svg:height="7.037cm"/>
          <chart:axis chart:dimension="x" chart:name="primary-x" chart:style-name="ch4" chartooo:axis-type="auto">
            <chartooo:date-scale/>
            <chart:categories table:cell-range-address="time.B2:time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e.F2:time.F26" chart:label-cell-address="time.F1:time.F1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ime.F1:tim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31:46</text:p>
                <draw:g>
                  <svg:desc>time.B2:time.B26</svg:desc>
                </draw:g>
              </table:table-cell>
              <table:table-cell office:value-type="float" office:value="2786602">
                <text:p>2786602</text:p>
                <draw:g>
                  <svg:desc>time.F2:time.F26</svg:desc>
                </draw:g>
              </table:table-cell>
            </table:table-row>
            <table:table-row>
              <table:table-cell office:value-type="string">
                <text:p>11:31:47</text:p>
              </table:table-cell>
              <table:table-cell office:value-type="float" office:value="691621">
                <text:p>691621</text:p>
              </table:table-cell>
            </table:table-row>
            <table:table-row>
              <table:table-cell office:value-type="string">
                <text:p>11:31: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:31: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:31: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:31:5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:31: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:31: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:31: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:31:5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:31: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:32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ime.B2:time.B26 time.G1:time.G26" chart:data-source-has-labels="both" svg:x="0.32cm" svg:y="0.18cm" svg:width="12.726cm" svg:height="8.64cm">
          <chartooo:coordinate-region svg:x="1.141cm" svg:y="0.18cm" svg:width="11.905cm" svg:height="7.037cm"/>
          <chart:axis chart:dimension="x" chart:name="primary-x" chart:style-name="ch4" chartooo:axis-type="auto">
            <chartooo:date-scale/>
            <chart:categories table:cell-range-address="time.B2:time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e.G2:time.G26" chart:label-cell-address="time.G1:time.G1" chart:class="chart:ba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31:46</text:p>
                <draw:g>
                  <svg:desc>time.B2:time.B26</svg:desc>
                </draw:g>
              </table:table-cell>
              <table:table-cell office:value-type="float" office:value="56">
                <text:p>56</text:p>
                <draw:g>
                  <svg:desc>time.G2:time.G26</svg:desc>
                </draw:g>
              </table:table-cell>
            </table:table-row>
            <table:table-row>
              <table:table-cell office:value-type="string">
                <text:p>11:31:4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:31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:32: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:32: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32: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:32: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32: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:32: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:32:4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337cm" style:legend-expansion="high" chart:style-name="ch2"/>
        <chart:plot-area chart:style-name="ch3" table:cell-range-address="time.B1:time.G26" chart:data-source-has-labels="both" svg:x="0.32cm" svg:y="0.18cm" svg:width="12.726cm" svg:height="8.64cm">
          <chartooo:coordinate-region svg:x="1.867cm" svg:y="0.18cm" svg:width="11.179cm" svg:height="7.037cm"/>
          <chart:axis chart:dimension="x" chart:name="primary-x" chart:style-name="ch4" chartooo:axis-type="auto">
            <chartooo:date-scale/>
            <chart:categories table:cell-range-address="time.B2:time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e.C2:time.C26" chart:label-cell-address="time.C1:time.C1" chart:class="chart:bar">
            <chart:data-point chart:repeated="25"/>
          </chart:series>
          <chart:series chart:style-name="ch8" chart:values-cell-range-address="time.D2:time.D26" chart:label-cell-address="time.D1:time.D1" chart:class="chart:bar">
            <chart:data-point chart:repeated="25"/>
          </chart:series>
          <chart:series chart:style-name="ch9" chart:values-cell-range-address="time.E2:time.E26" chart:label-cell-address="time.E1:time.E1" chart:class="chart:bar">
            <chart:data-point chart:repeated="25"/>
          </chart:series>
          <chart:series chart:style-name="ch10" chart:values-cell-range-address="time.F2:time.F26" chart:label-cell-address="time.F1:time.F1" chart:class="chart:bar">
            <chart:data-point chart:repeated="25"/>
          </chart:series>
          <chart:series chart:style-name="ch11" chart:values-cell-range-address="time.G2:time.G26" chart:label-cell-address="time.G1:time.G1" chart:class="chart:ba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  <table:table-cell office:value-type="string">
                <text:p>thinktime</text:p>
                <draw:g>
                  <svg:desc>time.E1:time.E1</svg:desc>
                </draw:g>
              </table:table-cell>
              <table:table-cell office:value-type="string">
                <text:p>bytes</text:p>
                <draw:g>
                  <svg:desc>time.F1:time.F1</svg:desc>
                </draw:g>
              </table:table-cell>
              <table:table-cell office:value-type="string">
                <text:p>transactions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31:46</text:p>
                <draw:g>
                  <svg:desc>time.B2:time.B26</svg:desc>
                </draw:g>
              </table:table-cell>
              <table:table-cell office:value-type="float" office:value="31.064345">
                <text:p>31.064345</text:p>
                <draw:g>
                  <svg:desc>time.C2:time.C26</svg:desc>
                </draw:g>
              </table:table-cell>
              <table:table-cell office:value-type="float" office:value="9.089538">
                <text:p>9.089538</text:p>
                <draw:g>
                  <svg:desc>time.D2:time.D26</svg:desc>
                </draw:g>
              </table:table-cell>
              <table:table-cell office:value-type="float" office:value="0">
                <text:p>0</text:p>
                <draw:g>
                  <svg:desc>time.E2:time.E26</svg:desc>
                </draw:g>
              </table:table-cell>
              <table:table-cell office:value-type="float" office:value="2786602">
                <text:p>2786602</text:p>
                <draw:g>
                  <svg:desc>time.F2:time.F26</svg:desc>
                </draw:g>
              </table:table-cell>
              <table:table-cell office:value-type="float" office:value="56">
                <text:p>56</text:p>
                <draw:g>
                  <svg:desc>time.G2:time.G26</svg:desc>
                </draw:g>
              </table:table-cell>
            </table:table-row>
            <table:table-row>
              <table:table-cell office:value-type="string">
                <text:p>11:31:47</text:p>
              </table:table-cell>
              <table:table-cell office:value-type="float" office:value="39.899806">
                <text:p>39.899806</text:p>
              </table:table-cell>
              <table:table-cell office:value-type="float" office:value="3.655206">
                <text:p>3.655206</text:p>
              </table:table-cell>
              <table:table-cell office:value-type="float" office:value="0">
                <text:p>0</text:p>
              </table:table-cell>
              <table:table-cell office:value-type="float" office:value="691621">
                <text:p>69162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:31:48</text:p>
              </table:table-cell>
              <table:table-cell office:value-type="float" office:value="50.316701">
                <text:p>50.316701</text:p>
              </table:table-cell>
              <table:table-cell office:value-type="float" office:value="0.000046">
                <text:p>0.000046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49</text:p>
              </table:table-cell>
              <table:table-cell office:value-type="float" office:value="50.300324">
                <text:p>50.300324</text:p>
              </table:table-cell>
              <table:table-cell office:value-type="float" office:value="0.000045">
                <text:p>0.000045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0</text:p>
              </table:table-cell>
              <table:table-cell office:value-type="float" office:value="50.27101">
                <text:p>50.27101</text:p>
              </table:table-cell>
              <table:table-cell office:value-type="float" office:value="0.000044">
                <text:p>0.00004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1</text:p>
              </table:table-cell>
              <table:table-cell office:value-type="float" office:value="50.318791">
                <text:p>50.318791</text:p>
              </table:table-cell>
              <table:table-cell office:value-type="float" office:value="0.000046">
                <text:p>0.000046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2</text:p>
              </table:table-cell>
              <table:table-cell office:value-type="float" office:value="50.313318">
                <text:p>50.313318</text:p>
              </table:table-cell>
              <table:table-cell office:value-type="float" office:value="0.000045">
                <text:p>0.000045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3</text:p>
              </table:table-cell>
              <table:table-cell office:value-type="float" office:value="50.278141">
                <text:p>50.278141</text:p>
              </table:table-cell>
              <table:table-cell office:value-type="float" office:value="0.000042">
                <text:p>0.000042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4</text:p>
              </table:table-cell>
              <table:table-cell office:value-type="float" office:value="50.258197">
                <text:p>50.258197</text:p>
              </table:table-cell>
              <table:table-cell office:value-type="float" office:value="0.000045">
                <text:p>0.000045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5</text:p>
              </table:table-cell>
              <table:table-cell office:value-type="float" office:value="50.253042">
                <text:p>50.253042</text:p>
              </table:table-cell>
              <table:table-cell office:value-type="float" office:value="0.000046">
                <text:p>0.000046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1:56</text:p>
              </table:table-cell>
              <table:table-cell office:value-type="float" office:value="51.251857">
                <text:p>51.251857</text:p>
              </table:table-cell>
              <table:table-cell office:value-type="float" office:value="0.000043">
                <text:p>0.000043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:32:00</text:p>
              </table:table-cell>
              <table:table-cell office:value-type="float" office:value="40.485564">
                <text:p>40.485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:32:02</text:p>
              </table:table-cell>
              <table:table-cell office:value-type="float" office:value="62.076443">
                <text:p>62.076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03</text:p>
              </table:table-cell>
              <table:table-cell office:value-type="float" office:value="57.360795">
                <text:p>57.360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04</text:p>
              </table:table-cell>
              <table:table-cell office:value-type="float" office:value="39.369165">
                <text:p>39.369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32:05</text:p>
              </table:table-cell>
              <table:table-cell office:value-type="float" office:value="56.385218">
                <text:p>56.385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07</text:p>
              </table:table-cell>
              <table:table-cell office:value-type="float" office:value="56.343969">
                <text:p>56.343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09</text:p>
              </table:table-cell>
              <table:table-cell office:value-type="float" office:value="37.231878">
                <text:p>37.231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:32:10</text:p>
              </table:table-cell>
              <table:table-cell office:value-type="float" office:value="42.036271">
                <text:p>42.036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11</text:p>
              </table:table-cell>
              <table:table-cell office:value-type="float" office:value="44.001284">
                <text:p>44.001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12</text:p>
              </table:table-cell>
              <table:table-cell office:value-type="float" office:value="34.689185">
                <text:p>34.689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32:40</text:p>
              </table:table-cell>
              <table:table-cell office:value-type="float" office:value="2.062067">
                <text:p>2.062067</text:p>
              </table:table-cell>
              <table:table-cell office:value-type="float" office:value="65.321441">
                <text:p>65.321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32:41</text:p>
              </table:table-cell>
              <table:table-cell office:value-type="float" office:value="0.140921">
                <text:p>0.140921</text:p>
              </table:table-cell>
              <table:table-cell office:value-type="float" office:value="80.730594">
                <text:p>80.730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:32:42</text:p>
              </table:table-cell>
              <table:table-cell office:value-type="float" office:value="2.047129">
                <text:p>2.047129</text:p>
              </table:table-cell>
              <table:table-cell office:value-type="float" office:value="72.231871">
                <text:p>72.231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:32:43</text:p>
              </table:table-cell>
              <table:table-cell office:value-type="float" office:value="0.187405">
                <text:p>0.187405</text:p>
              </table:table-cell>
              <table:table-cell office:value-type="float" office:value="67.674039">
                <text:p>67.674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raw.B1:raw.D74" chart:data-source-has-labels="both" svg:x="0.32cm" svg:y="0.18cm" svg:width="13.361cm" svg:height="8.64cm">
          <chartooo:coordinate-region svg:x="1.282cm" svg:y="0.18cm" svg:width="11.883cm" svg:height="6.571cm"/>
          <chart:axis chart:dimension="x" chart:name="primary-x" chart:style-name="ch4" chartooo:axis-type="auto">
            <chartooo:date-scale/>
            <chart:categories table:cell-range-address="raw.B2:raw.B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C2:raw.C74" chart:label-cell-address="raw.C1:raw.C1" chart:class="chart:bar">
            <chart:data-point chart:repeated="73"/>
          </chart:series>
          <chart:series chart:style-name="ch8" chart:values-cell-range-address="raw.D2:raw.D74" chart:label-cell-address="raw.D1:raw.D1" chart:class="chart:bar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raw.C1:raw.C1</svg:desc>
                </draw:g>
              </table:table-cell>
              <table:table-cell office:value-type="string">
                <text:p>xfertime</text:p>
                <draw:g>
                  <svg:desc>raw.D1:raw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31:47.816</text:p>
                <draw:g>
                  <svg:desc>raw.B2:raw.B74</svg:desc>
                </draw:g>
              </table:table-cell>
              <table:table-cell office:value-type="float" office:value="0.190031">
                <text:p>0.190031</text:p>
                <draw:g>
                  <svg:desc>raw.C2:raw.C74</svg:desc>
                </draw:g>
              </table:table-cell>
              <table:table-cell office:value-type="float" office:value="1.955149">
                <text:p>1.955149</text:p>
                <draw:g>
                  <svg:desc>raw.D2:raw.D74</svg:desc>
                </draw:g>
              </table:table-cell>
            </table:table-row>
            <table:table-row>
              <table:table-cell office:value-type="string">
                <text:p>11:31:46.761</text:p>
              </table:table-cell>
              <table:table-cell office:value-type="float" office:value="0.032219">
                <text:p>0.032219</text:p>
              </table:table-cell>
              <table:table-cell office:value-type="float" office:value="4.020083">
                <text:p>4.020083</text:p>
              </table:table-cell>
            </table:table-row>
            <table:table-row>
              <table:table-cell office:value-type="string">
                <text:p>11:31:47.818</text:p>
              </table:table-cell>
              <table:table-cell office:value-type="float" office:value="0.14263">
                <text:p>0.14263</text:p>
              </table:table-cell>
              <table:table-cell office:value-type="float" office:value="3.124699">
                <text:p>3.124699</text:p>
              </table:table-cell>
            </table:table-row>
            <table:table-row>
              <table:table-cell office:value-type="string">
                <text:p>11:31:46.742</text:p>
              </table:table-cell>
              <table:table-cell office:value-type="float" office:value="0.454816">
                <text:p>0.454816</text:p>
              </table:table-cell>
              <table:table-cell office:value-type="float" office:value="4.48901">
                <text:p>4.48901</text:p>
              </table:table-cell>
            </table:table-row>
            <table:table-row>
              <table:table-cell office:value-type="string">
                <text:p>11:31:46.909</text:p>
              </table:table-cell>
              <table:table-cell office:value-type="float" office:value="0.082475">
                <text:p>0.082475</text:p>
              </table:table-cell>
              <table:table-cell office:value-type="float" office:value="7.860527">
                <text:p>7.860527</text:p>
              </table:table-cell>
            </table:table-row>
            <table:table-row>
              <table:table-cell office:value-type="string">
                <text:p>11:31:47.354</text:p>
              </table:table-cell>
              <table:table-cell office:value-type="float" office:value="17.277209">
                <text:p>17.277209</text:p>
              </table:table-cell>
              <table:table-cell office:value-type="float" office:value="0.01434">
                <text:p>0.01434</text:p>
              </table:table-cell>
            </table:table-row>
            <table:table-row>
              <table:table-cell office:value-type="string">
                <text:p>11:31:47.217</text:p>
              </table:table-cell>
              <table:table-cell office:value-type="float" office:value="0.086219">
                <text:p>0.086219</text:p>
              </table:table-cell>
              <table:table-cell office:value-type="float" office:value="18.874815">
                <text:p>18.874815</text:p>
              </table:table-cell>
            </table:table-row>
            <table:table-row>
              <table:table-cell office:value-type="string">
                <text:p>11:31:46.949</text:p>
              </table:table-cell>
              <table:table-cell office:value-type="float" office:value="0.126649">
                <text:p>0.126649</text:p>
              </table:table-cell>
              <table:table-cell office:value-type="float" office:value="19.26314">
                <text:p>19.26314</text:p>
              </table:table-cell>
            </table:table-row>
            <table:table-row>
              <table:table-cell office:value-type="string">
                <text:p>11:31:47.892</text:p>
              </table:table-cell>
              <table:table-cell office:value-type="float" office:value="18.598658">
                <text:p>18.598658</text:p>
              </table:table-cell>
              <table:table-cell office:value-type="float" office:value="0.022209">
                <text:p>0.022209</text:p>
              </table:table-cell>
            </table:table-row>
            <table:table-row>
              <table:table-cell office:value-type="string">
                <text:p>11:31:46.818</text:p>
              </table:table-cell>
              <table:table-cell office:value-type="float" office:value="19.69697">
                <text:p>19.69697</text:p>
              </table:table-cell>
              <table:table-cell office:value-type="float" office:value="0.015213">
                <text:p>0.015213</text:p>
              </table:table-cell>
            </table:table-row>
            <table:table-row>
              <table:table-cell office:value-type="string">
                <text:p>11:31:47.168</text:p>
              </table:table-cell>
              <table:table-cell office:value-type="float" office:value="21.32429">
                <text:p>21.32429</text:p>
              </table:table-cell>
              <table:table-cell office:value-type="float" office:value="0.012857">
                <text:p>0.012857</text:p>
              </table:table-cell>
            </table:table-row>
            <table:table-row>
              <table:table-cell office:value-type="string">
                <text:p>11:31:47.606</text:p>
              </table:table-cell>
              <table:table-cell office:value-type="float" office:value="20.891343">
                <text:p>20.891343</text:p>
              </table:table-cell>
              <table:table-cell office:value-type="float" office:value="0.011271">
                <text:p>0.011271</text:p>
              </table:table-cell>
            </table:table-row>
            <table:table-row>
              <table:table-cell office:value-type="string">
                <text:p>11:31:47.228</text:p>
              </table:table-cell>
              <table:table-cell office:value-type="float" office:value="21.269663">
                <text:p>21.269663</text:p>
              </table:table-cell>
              <table:table-cell office:value-type="float" office:value="0.012001">
                <text:p>0.012001</text:p>
              </table:table-cell>
            </table:table-row>
            <table:table-row>
              <table:table-cell office:value-type="string">
                <text:p>11:31:47.538</text:p>
              </table:table-cell>
              <table:table-cell office:value-type="float" office:value="20.960336">
                <text:p>20.960336</text:p>
              </table:table-cell>
              <table:table-cell office:value-type="float" office:value="0.012989">
                <text:p>0.012989</text:p>
              </table:table-cell>
            </table:table-row>
            <table:table-row>
              <table:table-cell office:value-type="string">
                <text:p>11:31:47.649</text:p>
              </table:table-cell>
              <table:table-cell office:value-type="float" office:value="20.984176">
                <text:p>20.984176</text:p>
              </table:table-cell>
              <table:table-cell office:value-type="float" office:value="0.012603">
                <text:p>0.012603</text:p>
              </table:table-cell>
            </table:table-row>
            <table:table-row>
              <table:table-cell office:value-type="string">
                <text:p>11:31:47.308</text:p>
              </table:table-cell>
              <table:table-cell office:value-type="float" office:value="0.150234">
                <text:p>0.150234</text:p>
              </table:table-cell>
              <table:table-cell office:value-type="float" office:value="23.097199">
                <text:p>23.097199</text:p>
              </table:table-cell>
            </table:table-row>
            <table:table-row>
              <table:table-cell office:value-type="string">
                <text:p>11:31:46.681</text:p>
              </table:table-cell>
              <table:table-cell office:value-type="float" office:value="0.069672">
                <text:p>0.069672</text:p>
              </table:table-cell>
              <table:table-cell office:value-type="float" office:value="23.837056">
                <text:p>23.837056</text:p>
              </table:table-cell>
            </table:table-row>
            <table:table-row>
              <table:table-cell office:value-type="string">
                <text:p>11:31:47.485</text:p>
              </table:table-cell>
              <table:table-cell office:value-type="float" office:value="0.120157">
                <text:p>0.120157</text:p>
              </table:table-cell>
              <table:table-cell office:value-type="float" office:value="23.015266">
                <text:p>23.015266</text:p>
              </table:table-cell>
            </table:table-row>
            <table:table-row>
              <table:table-cell office:value-type="string">
                <text:p>11:31:46.776</text:p>
              </table:table-cell>
              <table:table-cell office:value-type="float" office:value="2.715715">
                <text:p>2.715715</text:p>
              </table:table-cell>
              <table:table-cell office:value-type="float" office:value="21.141333">
                <text:p>21.141333</text:p>
              </table:table-cell>
            </table:table-row>
            <table:table-row>
              <table:table-cell office:value-type="string">
                <text:p>11:31:47.221</text:p>
              </table:table-cell>
              <table:table-cell office:value-type="float" office:value="23.39566">
                <text:p>23.39566</text:p>
              </table:table-cell>
              <table:table-cell office:value-type="float" office:value="0.03404">
                <text:p>0.03404</text:p>
              </table:table-cell>
            </table:table-row>
            <table:table-row>
              <table:table-cell office:value-type="string">
                <text:p>11:31:47.095</text:p>
              </table:table-cell>
              <table:table-cell office:value-type="float" office:value="23.53242">
                <text:p>23.53242</text:p>
              </table:table-cell>
              <table:table-cell office:value-type="float" office:value="0.023993">
                <text:p>0.023993</text:p>
              </table:table-cell>
            </table:table-row>
            <table:table-row>
              <table:table-cell office:value-type="string">
                <text:p>11:31:47.627</text:p>
              </table:table-cell>
              <table:table-cell office:value-type="float" office:value="22.99971">
                <text:p>22.99971</text:p>
              </table:table-cell>
              <table:table-cell office:value-type="float" office:value="0.043172">
                <text:p>0.043172</text:p>
              </table:table-cell>
            </table:table-row>
            <table:table-row>
              <table:table-cell office:value-type="string">
                <text:p>11:31:47.695</text:p>
              </table:table-cell>
              <table:table-cell office:value-type="float" office:value="22.948054">
                <text:p>22.948054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11:31:47.804</text:p>
              </table:table-cell>
              <table:table-cell office:value-type="float" office:value="22.839158">
                <text:p>22.839158</text:p>
              </table:table-cell>
              <table:table-cell office:value-type="float" office:value="0.028413">
                <text:p>0.028413</text:p>
              </table:table-cell>
            </table:table-row>
            <table:table-row>
              <table:table-cell office:value-type="string">
                <text:p>11:31:47.491</text:p>
              </table:table-cell>
              <table:table-cell office:value-type="float" office:value="23.154325">
                <text:p>23.154325</text:p>
              </table:table-cell>
              <table:table-cell office:value-type="float" office:value="0.028245">
                <text:p>0.028245</text:p>
              </table:table-cell>
            </table:table-row>
            <table:table-row>
              <table:table-cell office:value-type="string">
                <text:p>11:31:47.681</text:p>
              </table:table-cell>
              <table:table-cell office:value-type="float" office:value="22.9671">
                <text:p>22.9671</text:p>
              </table:table-cell>
              <table:table-cell office:value-type="float" office:value="0.027651">
                <text:p>0.027651</text:p>
              </table:table-cell>
            </table:table-row>
            <table:table-row>
              <table:table-cell office:value-type="string">
                <text:p>11:31:46.863</text:p>
              </table:table-cell>
              <table:table-cell office:value-type="float" office:value="2.622631">
                <text:p>2.622631</text:p>
              </table:table-cell>
              <table:table-cell office:value-type="float" office:value="21.191011">
                <text:p>21.191011</text:p>
              </table:table-cell>
            </table:table-row>
            <table:table-row>
              <table:table-cell office:value-type="string">
                <text:p>11:31:47.137</text:p>
              </table:table-cell>
              <table:table-cell office:value-type="float" office:value="0.12844">
                <text:p>0.12844</text:p>
              </table:table-cell>
              <table:table-cell office:value-type="float" office:value="23.42705">
                <text:p>23.42705</text:p>
              </table:table-cell>
            </table:table-row>
            <table:table-row>
              <table:table-cell office:value-type="string">
                <text:p>11:31:47.824</text:p>
              </table:table-cell>
              <table:table-cell office:value-type="float" office:value="0.109289">
                <text:p>0.109289</text:p>
              </table:table-cell>
              <table:table-cell office:value-type="float" office:value="22.768966">
                <text:p>22.768966</text:p>
              </table:table-cell>
            </table:table-row>
            <table:table-row>
              <table:table-cell office:value-type="string">
                <text:p>11:31:46.923</text:p>
              </table:table-cell>
              <table:table-cell office:value-type="float" office:value="2.584492">
                <text:p>2.584492</text:p>
              </table:table-cell>
              <table:table-cell office:value-type="float" office:value="21.199981">
                <text:p>21.199981</text:p>
              </table:table-cell>
            </table:table-row>
            <table:table-row>
              <table:table-cell office:value-type="string">
                <text:p>11:31:47.144</text:p>
              </table:table-cell>
              <table:table-cell office:value-type="float" office:value="0.115991">
                <text:p>0.115991</text:p>
              </table:table-cell>
              <table:table-cell office:value-type="float" office:value="23.47312">
                <text:p>23.47312</text:p>
              </table:table-cell>
            </table:table-row>
            <table:table-row>
              <table:table-cell office:value-type="string">
                <text:p>11:31:47.503</text:p>
              </table:table-cell>
              <table:table-cell office:value-type="float" office:value="0.314854">
                <text:p>0.314854</text:p>
              </table:table-cell>
              <table:table-cell office:value-type="float" office:value="23.676033">
                <text:p>23.676033</text:p>
              </table:table-cell>
            </table:table-row>
            <table:table-row>
              <table:table-cell office:value-type="string">
                <text:p>11:31:47.134</text:p>
              </table:table-cell>
              <table:table-cell office:value-type="float" office:value="0.099644">
                <text:p>0.099644</text:p>
              </table:table-cell>
              <table:table-cell office:value-type="float" office:value="28.274424">
                <text:p>28.274424</text:p>
              </table:table-cell>
            </table:table-row>
            <table:table-row>
              <table:table-cell office:value-type="string">
                <text:p>11:31:46.850</text:p>
              </table:table-cell>
              <table:table-cell office:value-type="float" office:value="0.046865">
                <text:p>0.046865</text:p>
              </table:table-cell>
              <table:table-cell office:value-type="float" office:value="28.622067">
                <text:p>28.622067</text:p>
              </table:table-cell>
            </table:table-row>
            <table:table-row>
              <table:table-cell office:value-type="string">
                <text:p>11:31:47.436</text:p>
              </table:table-cell>
              <table:table-cell office:value-type="float" office:value="28.07207">
                <text:p>28.07207</text:p>
              </table:table-cell>
              <table:table-cell office:value-type="float" office:value="0.121972">
                <text:p>0.121972</text:p>
              </table:table-cell>
            </table:table-row>
            <table:table-row>
              <table:table-cell office:value-type="string">
                <text:p>11:31:47.354</text:p>
              </table:table-cell>
              <table:table-cell office:value-type="float" office:value="0.091856">
                <text:p>0.091856</text:p>
              </table:table-cell>
              <table:table-cell office:value-type="float" office:value="28.248719">
                <text:p>28.248719</text:p>
              </table:table-cell>
            </table:table-row>
            <table:table-row>
              <table:table-cell office:value-type="string">
                <text:p>11:31:47.455</text:p>
              </table:table-cell>
              <table:table-cell office:value-type="float" office:value="0.215445">
                <text:p>0.215445</text:p>
              </table:table-cell>
              <table:table-cell office:value-type="float" office:value="28.024109">
                <text:p>28.024109</text:p>
              </table:table-cell>
            </table:table-row>
            <table:table-row>
              <table:table-cell office:value-type="string">
                <text:p>11:31:47.863</text:p>
              </table:table-cell>
              <table:table-cell office:value-type="float" office:value="0.102447">
                <text:p>0.102447</text:p>
              </table:table-cell>
              <table:table-cell office:value-type="float" office:value="27.849404">
                <text:p>27.849404</text:p>
              </table:table-cell>
            </table:table-row>
            <table:table-row>
              <table:table-cell office:value-type="string">
                <text:p>11:31:46.890</text:p>
              </table:table-cell>
              <table:table-cell office:value-type="float" office:value="28.72332">
                <text:p>28.72332</text:p>
              </table:table-cell>
              <table:table-cell office:value-type="float" office:value="0.208156">
                <text:p>0.208156</text:p>
              </table:table-cell>
            </table:table-row>
            <table:table-row>
              <table:table-cell office:value-type="string">
                <text:p>11:31:46.621</text:p>
              </table:table-cell>
              <table:table-cell office:value-type="float" office:value="0.275612">
                <text:p>0.275612</text:p>
              </table:table-cell>
              <table:table-cell office:value-type="float" office:value="29.756175">
                <text:p>29.756175</text:p>
              </table:table-cell>
            </table:table-row>
            <table:table-row>
              <table:table-cell office:value-type="string">
                <text:p>11:31:47.710</text:p>
              </table:table-cell>
              <table:table-cell office:value-type="float" office:value="29.928263">
                <text:p>29.928263</text:p>
              </table:table-cell>
              <table:table-cell office:value-type="float" office:value="0.012345">
                <text:p>0.012345</text:p>
              </table:table-cell>
            </table:table-row>
            <table:table-row>
              <table:table-cell office:value-type="string">
                <text:p>11:31:46.702</text:p>
              </table:table-cell>
              <table:table-cell office:value-type="float" office:value="0.067841">
                <text:p>0.067841</text:p>
              </table:table-cell>
              <table:table-cell office:value-type="float" office:value="30.907938">
                <text:p>30.907938</text:p>
              </table:table-cell>
            </table:table-row>
            <table:table-row>
              <table:table-cell office:value-type="string">
                <text:p>11:31:47.590</text:p>
              </table:table-cell>
              <table:table-cell office:value-type="float" office:value="32.050851">
                <text:p>32.050851</text:p>
              </table:table-cell>
              <table:table-cell office:value-type="float" office:value="0.057019">
                <text:p>0.057019</text:p>
              </table:table-cell>
            </table:table-row>
            <table:table-row>
              <table:table-cell office:value-type="string">
                <text:p>11:31:47.895</text:p>
              </table:table-cell>
              <table:table-cell office:value-type="float" office:value="31.74811">
                <text:p>31.74811</text:p>
              </table:table-cell>
              <table:table-cell office:value-type="float" office:value="0.071027">
                <text:p>0.071027</text:p>
              </table:table-cell>
            </table:table-row>
            <table:table-row>
              <table:table-cell office:value-type="string">
                <text:p>11:31:46.985</text:p>
              </table:table-cell>
              <table:table-cell office:value-type="float" office:value="0.102705">
                <text:p>0.102705</text:p>
              </table:table-cell>
              <table:table-cell office:value-type="float" office:value="32.627159">
                <text:p>32.627159</text:p>
              </table:table-cell>
            </table:table-row>
            <table:table-row>
              <table:table-cell office:value-type="string">
                <text:p>11:31:46.606</text:p>
              </table:table-cell>
              <table:table-cell office:value-type="float" office:value="0.440654">
                <text:p>0.440654</text:p>
              </table:table-cell>
              <table:table-cell office:value-type="float" office:value="32.687916">
                <text:p>32.687916</text:p>
              </table:table-cell>
            </table:table-row>
            <table:table-row>
              <table:table-cell office:value-type="string">
                <text:p>11:31:47.133</text:p>
              </table:table-cell>
              <table:table-cell office:value-type="float" office:value="0.047947">
                <text:p>0.047947</text:p>
              </table:table-cell>
              <table:table-cell office:value-type="float" office:value="32.557228">
                <text:p>32.557228</text:p>
              </table:table-cell>
            </table:table-row>
            <table:table-row>
              <table:table-cell office:value-type="string">
                <text:p>11:31:47.072</text:p>
              </table:table-cell>
              <table:table-cell office:value-type="float" office:value="1.046892">
                <text:p>1.046892</text:p>
              </table:table-cell>
              <table:table-cell office:value-type="float" office:value="31.61871">
                <text:p>31.61871</text:p>
              </table:table-cell>
            </table:table-row>
            <table:table-row>
              <table:table-cell office:value-type="string">
                <text:p>11:31:47.390</text:p>
              </table:table-cell>
              <table:table-cell office:value-type="float" office:value="32.265597">
                <text:p>32.265597</text:p>
              </table:table-cell>
              <table:table-cell office:value-type="float" office:value="0.097789">
                <text:p>0.097789</text:p>
              </table:table-cell>
            </table:table-row>
            <table:table-row>
              <table:table-cell office:value-type="string">
                <text:p>11:31:47.495</text:p>
              </table:table-cell>
              <table:table-cell office:value-type="float" office:value="2.489233">
                <text:p>2.489233</text:p>
              </table:table-cell>
              <table:table-cell office:value-type="float" office:value="29.781203">
                <text:p>29.781203</text:p>
              </table:table-cell>
            </table:table-row>
            <table:table-row>
              <table:table-cell office:value-type="string">
                <text:p>11:31:47.947</text:p>
              </table:table-cell>
              <table:table-cell office:value-type="float" office:value="31.753082">
                <text:p>31.753082</text:p>
              </table:table-cell>
              <table:table-cell office:value-type="float" office:value="0.07149">
                <text:p>0.07149</text:p>
              </table:table-cell>
            </table:table-row>
            <table:table-row>
              <table:table-cell office:value-type="string">
                <text:p>11:31:46.895</text:p>
              </table:table-cell>
              <table:table-cell office:value-type="float" office:value="1.011028">
                <text:p>1.011028</text:p>
              </table:table-cell>
              <table:table-cell office:value-type="float" office:value="31.865557">
                <text:p>31.865557</text:p>
              </table:table-cell>
            </table:table-row>
            <table:table-row>
              <table:table-cell office:value-type="string">
                <text:p>11:31:47.452</text:p>
              </table:table-cell>
              <table:table-cell office:value-type="float" office:value="2.531496">
                <text:p>2.531496</text:p>
              </table:table-cell>
              <table:table-cell office:value-type="float" office:value="29.797549">
                <text:p>29.797549</text:p>
              </table:table-cell>
            </table:table-row>
            <table:table-row>
              <table:table-cell office:value-type="string">
                <text:p>11:31:47.108</text:p>
              </table:table-cell>
              <table:table-cell office:value-type="float" office:value="0.140283">
                <text:p>0.140283</text:p>
              </table:table-cell>
              <table:table-cell office:value-type="float" office:value="32.533769">
                <text:p>32.533769</text:p>
              </table:table-cell>
            </table:table-row>
            <table:table-row>
              <table:table-cell office:value-type="string">
                <text:p>11:31:47.099</text:p>
              </table:table-cell>
              <table:table-cell office:value-type="float" office:value="0.314642">
                <text:p>0.314642</text:p>
              </table:table-cell>
              <table:table-cell office:value-type="float" office:value="32.380877">
                <text:p>32.380877</text:p>
              </table:table-cell>
            </table:table-row>
            <table:table-row>
              <table:table-cell office:value-type="string">
                <text:p>11:31:46.677</text:p>
              </table:table-cell>
              <table:table-cell office:value-type="float" office:value="0.04815">
                <text:p>0.04815</text:p>
              </table:table-cell>
              <table:table-cell office:value-type="float" office:value="33.077815">
                <text:p>33.077815</text:p>
              </table:table-cell>
            </table:table-row>
            <table:table-row>
              <table:table-cell office:value-type="string">
                <text:p>11:31:46.777</text:p>
              </table:table-cell>
              <table:table-cell office:value-type="float" office:value="0.536657">
                <text:p>0.536657</text:p>
              </table:table-cell>
              <table:table-cell office:value-type="float" office:value="32.4948">
                <text:p>32.4948</text:p>
              </table:table-cell>
            </table:table-row>
            <table:table-row>
              <table:table-cell office:value-type="string">
                <text:p>11:31:46.781</text:p>
              </table:table-cell>
              <table:table-cell office:value-type="float" office:value="3.206659">
                <text:p>3.206659</text:p>
              </table:table-cell>
              <table:table-cell office:value-type="float" office:value="29.833029">
                <text:p>29.833029</text:p>
              </table:table-cell>
            </table:table-row>
            <table:table-row>
              <table:table-cell office:value-type="string">
                <text:p>11:31:47.392</text:p>
              </table:table-cell>
              <table:table-cell office:value-type="float" office:value="2.586495">
                <text:p>2.586495</text:p>
              </table:table-cell>
              <table:table-cell office:value-type="float" office:value="29.850006">
                <text:p>29.850006</text:p>
              </table:table-cell>
            </table:table-row>
            <table:table-row>
              <table:table-cell office:value-type="string">
                <text:p>11:31:46.799</text:p>
              </table:table-cell>
              <table:table-cell office:value-type="float" office:value="34.313363">
                <text:p>34.313363</text:p>
              </table:table-cell>
              <table:table-cell office:value-type="float" office:value="0.01586">
                <text:p>0.01586</text:p>
              </table:table-cell>
            </table:table-row>
            <table:table-row>
              <table:table-cell office:value-type="string">
                <text:p>11:31:47.995</text:p>
              </table:table-cell>
              <table:table-cell office:value-type="float" office:value="33.11891">
                <text:p>33.11891</text:p>
              </table:table-cell>
              <table:table-cell office:value-type="float" office:value="0.017067">
                <text:p>0.017067</text:p>
              </table:table-cell>
            </table:table-row>
            <table:table-row>
              <table:table-cell office:value-type="string">
                <text:p>11:31:47.621</text:p>
              </table:table-cell>
              <table:table-cell office:value-type="float" office:value="33.49403">
                <text:p>33.49403</text:p>
              </table:table-cell>
              <table:table-cell office:value-type="float" office:value="0.019296">
                <text:p>0.019296</text:p>
              </table:table-cell>
            </table:table-row>
            <table:table-row>
              <table:table-cell office:value-type="string">
                <text:p>11:31:47.418</text:p>
              </table:table-cell>
              <table:table-cell office:value-type="float" office:value="0.105763">
                <text:p>0.105763</text:p>
              </table:table-cell>
              <table:table-cell office:value-type="float" office:value="33.803838">
                <text:p>33.803838</text:p>
              </table:table-cell>
            </table:table-row>
            <table:table-row>
              <table:table-cell office:value-type="string">
                <text:p>11:31:46.579</text:p>
              </table:table-cell>
              <table:table-cell office:value-type="float" office:value="0.247253">
                <text:p>0.247253</text:p>
              </table:table-cell>
              <table:table-cell office:value-type="float" office:value="34.686865">
                <text:p>34.686865</text:p>
              </table:table-cell>
            </table:table-row>
            <table:table-row>
              <table:table-cell office:value-type="string">
                <text:p>11:31:46.995</text:p>
              </table:table-cell>
              <table:table-cell office:value-type="float" office:value="0.122743">
                <text:p>0.122743</text:p>
              </table:table-cell>
              <table:table-cell office:value-type="float" office:value="34.403304">
                <text:p>34.403304</text:p>
              </table:table-cell>
            </table:table-row>
            <table:table-row>
              <table:table-cell office:value-type="string">
                <text:p>11:31:46.682</text:p>
              </table:table-cell>
              <table:table-cell office:value-type="float" office:value="0.081565">
                <text:p>0.081565</text:p>
              </table:table-cell>
              <table:table-cell office:value-type="float" office:value="34.771359">
                <text:p>34.771359</text:p>
              </table:table-cell>
            </table:table-row>
            <table:table-row>
              <table:table-cell office:value-type="string">
                <text:p>11:32:10.280</text:p>
              </table:table-cell>
              <table:table-cell office:value-type="float" office:value="14.342867">
                <text:p>14.342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2.280</text:p>
              </table:table-cell>
              <table:table-cell office:value-type="float" office:value="14.342877">
                <text:p>14.342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3.280</text:p>
              </table:table-cell>
              <table:table-cell office:value-type="float" office:value="14.334862">
                <text:p>14.334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1.277</text:p>
              </table:table-cell>
              <table:table-cell office:value-type="float" office:value="16.338426">
                <text:p>16.338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0.250</text:p>
              </table:table-cell>
              <table:table-cell office:value-type="float" office:value="28.373096">
                <text:p>28.373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4.280</text:p>
              </table:table-cell>
              <table:table-cell office:value-type="float" office:value="14.342803">
                <text:p>14.342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1:47.269</text:p>
              </table:table-cell>
              <table:table-cell office:value-type="float" office:value="0.097169">
                <text:p>0.097169</text:p>
              </table:table-cell>
              <table:table-cell office:value-type="float" office:value="41.275523">
                <text:p>41.2755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raw.B2:raw.B74 raw.F1:raw.F74" chart:data-source-has-labels="both" svg:x="0.32cm" svg:y="0.18cm" svg:width="13.758cm" svg:height="8.64cm">
          <chartooo:coordinate-region svg:x="2.264cm" svg:y="0.18cm" svg:width="11.773cm" svg:height="6.571cm"/>
          <chart:axis chart:dimension="x" chart:name="primary-x" chart:style-name="ch4" chartooo:axis-type="auto">
            <chartooo:date-scale/>
            <chart:categories table:cell-range-address="raw.B2:raw.B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F2:raw.F74" chart:label-cell-address="raw.F1:raw.F1" chart:class="chart:bar"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raw.F1:raw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31:47.816</text:p>
                <draw:g>
                  <svg:desc>raw.B2:raw.B74</svg:desc>
                </draw:g>
              </table:table-cell>
              <table:table-cell office:value-type="float" office:value="12902439">
                <text:p>12902439</text:p>
                <draw:g>
                  <svg:desc>raw.F2:raw.F74</svg:desc>
                </draw:g>
              </table:table-cell>
            </table:table-row>
            <table:table-row>
              <table:table-cell office:value-type="string">
                <text:p>11:31:46.761</text:p>
              </table:table-cell>
              <table:table-cell office:value-type="float" office:value="30357125">
                <text:p>30357125</text:p>
              </table:table-cell>
            </table:table-row>
            <table:table-row>
              <table:table-cell office:value-type="string">
                <text:p>11:31:47.818</text:p>
              </table:table-cell>
              <table:table-cell office:value-type="float" office:value="12902439">
                <text:p>12902439</text:p>
              </table:table-cell>
            </table:table-row>
            <table:table-row>
              <table:table-cell office:value-type="string">
                <text:p>11:31:46.742</text:p>
              </table:table-cell>
              <table:table-cell office:value-type="float" office:value="31589559">
                <text:p>31589559</text:p>
              </table:table-cell>
            </table:table-row>
            <table:table-row>
              <table:table-cell office:value-type="string">
                <text:p>11:31:46.909</text:p>
              </table:table-cell>
              <table:table-cell office:value-type="float" office:value="18208014">
                <text:p>18208014</text:p>
              </table:table-cell>
            </table:table-row>
            <table:table-row>
              <table:table-cell office:value-type="string">
                <text:p>11:31:47.354</text:p>
              </table:table-cell>
              <table:table-cell office:value-type="float" office:value="256000">
                <text:p>256000</text:p>
              </table:table-cell>
            </table:table-row>
            <table:table-row>
              <table:table-cell office:value-type="string">
                <text:p>11:31:47.217</text:p>
              </table:table-cell>
              <table:table-cell office:value-type="float" office:value="2224768">
                <text:p>2224768</text:p>
              </table:table-cell>
            </table:table-row>
            <table:table-row>
              <table:table-cell office:value-type="string">
                <text:p>11:31:46.949</text:p>
              </table:table-cell>
              <table:table-cell office:value-type="float" office:value="3276400">
                <text:p>3276400</text:p>
              </table:table-cell>
            </table:table-row>
            <table:table-row>
              <table:table-cell office:value-type="string">
                <text:p>11:31:47.892</text:p>
              </table:table-cell>
              <table:table-cell office:value-type="float" office:value="270024">
                <text:p>270024</text:p>
              </table:table-cell>
            </table:table-row>
            <table:table-row>
              <table:table-cell office:value-type="string">
                <text:p>11:31:46.818</text:p>
              </table:table-cell>
              <table:table-cell office:value-type="float" office:value="271416">
                <text:p>271416</text:p>
              </table:table-cell>
            </table:table-row>
            <table:table-row>
              <table:table-cell office:value-type="string">
                <text:p>11:31:47.168</text:p>
              </table:table-cell>
              <table:table-cell office:value-type="float" office:value="270608">
                <text:p>270608</text:p>
              </table:table-cell>
            </table:table-row>
            <table:table-row>
              <table:table-cell office:value-type="string">
                <text:p>11:31:47.606</text:p>
              </table:table-cell>
              <table:table-cell office:value-type="float" office:value="264184">
                <text:p>264184</text:p>
              </table:table-cell>
            </table:table-row>
            <table:table-row>
              <table:table-cell office:value-type="string">
                <text:p>11:31:47.228</text:p>
              </table:table-cell>
              <table:table-cell office:value-type="float" office:value="263368">
                <text:p>263368</text:p>
              </table:table-cell>
            </table:table-row>
            <table:table-row>
              <table:table-cell office:value-type="string">
                <text:p>11:31:47.538</text:p>
              </table:table-cell>
              <table:table-cell office:value-type="float" office:value="264184">
                <text:p>264184</text:p>
              </table:table-cell>
            </table:table-row>
            <table:table-row>
              <table:table-cell office:value-type="string">
                <text:p>11:31:47.649</text:p>
              </table:table-cell>
              <table:table-cell office:value-type="float" office:value="267840">
                <text:p>267840</text:p>
              </table:table-cell>
            </table:table-row>
            <table:table-row>
              <table:table-cell office:value-type="string">
                <text:p>11:31:47.308</text:p>
              </table:table-cell>
              <table:table-cell office:value-type="float" office:value="8707720">
                <text:p>8707720</text:p>
              </table:table-cell>
            </table:table-row>
            <table:table-row>
              <table:table-cell office:value-type="string">
                <text:p>11:31:46.681</text:p>
              </table:table-cell>
              <table:table-cell office:value-type="float" office:value="11127672">
                <text:p>11127672</text:p>
              </table:table-cell>
            </table:table-row>
            <table:table-row>
              <table:table-cell office:value-type="string">
                <text:p>11:31:47.485</text:p>
              </table:table-cell>
              <table:table-cell office:value-type="float" office:value="5714408">
                <text:p>5714408</text:p>
              </table:table-cell>
            </table:table-row>
            <table:table-row>
              <table:table-cell office:value-type="string">
                <text:p>11:31:46.776</text:p>
              </table:table-cell>
              <table:table-cell office:value-type="float" office:value="1393192">
                <text:p>1393192</text:p>
              </table:table-cell>
            </table:table-row>
            <table:table-row>
              <table:table-cell office:value-type="string">
                <text:p>11:31:47.221</text:p>
              </table:table-cell>
              <table:table-cell office:value-type="float" office:value="261192">
                <text:p>261192</text:p>
              </table:table-cell>
            </table:table-row>
            <table:table-row>
              <table:table-cell office:value-type="string">
                <text:p>11:31:47.095</text:p>
              </table:table-cell>
              <table:table-cell office:value-type="float" office:value="255104">
                <text:p>255104</text:p>
              </table:table-cell>
            </table:table-row>
            <table:table-row>
              <table:table-cell office:value-type="string">
                <text:p>11:31:47.627</text:p>
              </table:table-cell>
              <table:table-cell office:value-type="float" office:value="262472">
                <text:p>262472</text:p>
              </table:table-cell>
            </table:table-row>
            <table:table-row>
              <table:table-cell office:value-type="string">
                <text:p>11:31:47.695</text:p>
              </table:table-cell>
              <table:table-cell office:value-type="float" office:value="255104">
                <text:p>255104</text:p>
              </table:table-cell>
            </table:table-row>
            <table:table-row>
              <table:table-cell office:value-type="string">
                <text:p>11:31:47.804</text:p>
              </table:table-cell>
              <table:table-cell office:value-type="float" office:value="260840">
                <text:p>260840</text:p>
              </table:table-cell>
            </table:table-row>
            <table:table-row>
              <table:table-cell office:value-type="string">
                <text:p>11:31:47.491</text:p>
              </table:table-cell>
              <table:table-cell office:value-type="float" office:value="263920">
                <text:p>263920</text:p>
              </table:table-cell>
            </table:table-row>
            <table:table-row>
              <table:table-cell office:value-type="string">
                <text:p>11:31:47.681</text:p>
              </table:table-cell>
              <table:table-cell office:value-type="float" office:value="263880">
                <text:p>263880</text:p>
              </table:table-cell>
            </table:table-row>
            <table:table-row>
              <table:table-cell office:value-type="string">
                <text:p>11:31:46.863</text:p>
              </table:table-cell>
              <table:table-cell office:value-type="float" office:value="2047048">
                <text:p>2047048</text:p>
              </table:table-cell>
            </table:table-row>
            <table:table-row>
              <table:table-cell office:value-type="string">
                <text:p>11:31:47.137</text:p>
              </table:table-cell>
              <table:table-cell office:value-type="float" office:value="9497584">
                <text:p>9497584</text:p>
              </table:table-cell>
            </table:table-row>
            <table:table-row>
              <table:table-cell office:value-type="string">
                <text:p>11:31:47.824</text:p>
              </table:table-cell>
              <table:table-cell office:value-type="float" office:value="10397424">
                <text:p>10397424</text:p>
              </table:table-cell>
            </table:table-row>
            <table:table-row>
              <table:table-cell office:value-type="string">
                <text:p>11:31:46.923</text:p>
              </table:table-cell>
              <table:table-cell office:value-type="float" office:value="2236864">
                <text:p>2236864</text:p>
              </table:table-cell>
            </table:table-row>
            <table:table-row>
              <table:table-cell office:value-type="string">
                <text:p>11:31:47.144</text:p>
              </table:table-cell>
              <table:table-cell office:value-type="float" office:value="6708768">
                <text:p>6708768</text:p>
              </table:table-cell>
            </table:table-row>
            <table:table-row>
              <table:table-cell office:value-type="string">
                <text:p>11:31:47.503</text:p>
              </table:table-cell>
              <table:table-cell office:value-type="float" office:value="2399720">
                <text:p>2399720</text:p>
              </table:table-cell>
            </table:table-row>
            <table:table-row>
              <table:table-cell office:value-type="string">
                <text:p>11:31:47.134</text:p>
              </table:table-cell>
              <table:table-cell office:value-type="float" office:value="2048880">
                <text:p>2048880</text:p>
              </table:table-cell>
            </table:table-row>
            <table:table-row>
              <table:table-cell office:value-type="string">
                <text:p>11:31:46.850</text:p>
              </table:table-cell>
              <table:table-cell office:value-type="float" office:value="4604864">
                <text:p>4604864</text:p>
              </table:table-cell>
            </table:table-row>
            <table:table-row>
              <table:table-cell office:value-type="string">
                <text:p>11:31:47.436</text:p>
              </table:table-cell>
              <table:table-cell office:value-type="float" office:value="275448">
                <text:p>275448</text:p>
              </table:table-cell>
            </table:table-row>
            <table:table-row>
              <table:table-cell office:value-type="string">
                <text:p>11:31:47.354</text:p>
              </table:table-cell>
              <table:table-cell office:value-type="float" office:value="1703104">
                <text:p>1703104</text:p>
              </table:table-cell>
            </table:table-row>
            <table:table-row>
              <table:table-cell office:value-type="string">
                <text:p>11:31:47.455</text:p>
              </table:table-cell>
              <table:table-cell office:value-type="float" office:value="1654512">
                <text:p>1654512</text:p>
              </table:table-cell>
            </table:table-row>
            <table:table-row>
              <table:table-cell office:value-type="string">
                <text:p>11:31:47.863</text:p>
              </table:table-cell>
              <table:table-cell office:value-type="float" office:value="1666608">
                <text:p>1666608</text:p>
              </table:table-cell>
            </table:table-row>
            <table:table-row>
              <table:table-cell office:value-type="string">
                <text:p>11:31:46.890</text:p>
              </table:table-cell>
              <table:table-cell office:value-type="float" office:value="262392">
                <text:p>262392</text:p>
              </table:table-cell>
            </table:table-row>
            <table:table-row>
              <table:table-cell office:value-type="string">
                <text:p>11:31:46.621</text:p>
              </table:table-cell>
              <table:table-cell office:value-type="float" office:value="4576856">
                <text:p>4576856</text:p>
              </table:table-cell>
            </table:table-row>
            <table:table-row>
              <table:table-cell office:value-type="string">
                <text:p>11:31:47.710</text:p>
              </table:table-cell>
              <table:table-cell office:value-type="float" office:value="270736">
                <text:p>270736</text:p>
              </table:table-cell>
            </table:table-row>
            <table:table-row>
              <table:table-cell office:value-type="string">
                <text:p>11:31:46.702</text:p>
              </table:table-cell>
              <table:table-cell office:value-type="float" office:value="5310840">
                <text:p>5310840</text:p>
              </table:table-cell>
            </table:table-row>
            <table:table-row>
              <table:table-cell office:value-type="string">
                <text:p>11:31:47.590</text:p>
              </table:table-cell>
              <table:table-cell office:value-type="float" office:value="267160">
                <text:p>267160</text:p>
              </table:table-cell>
            </table:table-row>
            <table:table-row>
              <table:table-cell office:value-type="string">
                <text:p>11:31:47.895</text:p>
              </table:table-cell>
              <table:table-cell office:value-type="float" office:value="266392">
                <text:p>266392</text:p>
              </table:table-cell>
            </table:table-row>
            <table:table-row>
              <table:table-cell office:value-type="string">
                <text:p>11:31:46.985</text:p>
              </table:table-cell>
              <table:table-cell office:value-type="float" office:value="5378192">
                <text:p>5378192</text:p>
              </table:table-cell>
            </table:table-row>
            <table:table-row>
              <table:table-cell office:value-type="string">
                <text:p>11:31:46.606</text:p>
              </table:table-cell>
              <table:table-cell office:value-type="float" office:value="4535864">
                <text:p>4535864</text:p>
              </table:table-cell>
            </table:table-row>
            <table:table-row>
              <table:table-cell office:value-type="string">
                <text:p>11:31:47.133</text:p>
              </table:table-cell>
              <table:table-cell office:value-type="float" office:value="3072128">
                <text:p>3072128</text:p>
              </table:table-cell>
            </table:table-row>
            <table:table-row>
              <table:table-cell office:value-type="string">
                <text:p>11:31:47.072</text:p>
              </table:table-cell>
              <table:table-cell office:value-type="float" office:value="1123608">
                <text:p>1123608</text:p>
              </table:table-cell>
            </table:table-row>
            <table:table-row>
              <table:table-cell office:value-type="string">
                <text:p>11:31:47.390</text:p>
              </table:table-cell>
              <table:table-cell office:value-type="float" office:value="340240">
                <text:p>340240</text:p>
              </table:table-cell>
            </table:table-row>
            <table:table-row>
              <table:table-cell office:value-type="string">
                <text:p>11:31:47.495</text:p>
              </table:table-cell>
              <table:table-cell office:value-type="float" office:value="359616">
                <text:p>359616</text:p>
              </table:table-cell>
            </table:table-row>
            <table:table-row>
              <table:table-cell office:value-type="string">
                <text:p>11:31:47.947</text:p>
              </table:table-cell>
              <table:table-cell office:value-type="float" office:value="266688">
                <text:p>266688</text:p>
              </table:table-cell>
            </table:table-row>
            <table:table-row>
              <table:table-cell office:value-type="string">
                <text:p>11:31:46.895</text:p>
              </table:table-cell>
              <table:table-cell office:value-type="float" office:value="2924688">
                <text:p>2924688</text:p>
              </table:table-cell>
            </table:table-row>
            <table:table-row>
              <table:table-cell office:value-type="string">
                <text:p>11:31:47.452</text:p>
              </table:table-cell>
              <table:table-cell office:value-type="float" office:value="616424">
                <text:p>616424</text:p>
              </table:table-cell>
            </table:table-row>
            <table:table-row>
              <table:table-cell office:value-type="string">
                <text:p>11:31:47.108</text:p>
              </table:table-cell>
              <table:table-cell office:value-type="float" office:value="4328456">
                <text:p>4328456</text:p>
              </table:table-cell>
            </table:table-row>
            <table:table-row>
              <table:table-cell office:value-type="string">
                <text:p>11:31:47.099</text:p>
              </table:table-cell>
              <table:table-cell office:value-type="float" office:value="4802720">
                <text:p>4802720</text:p>
              </table:table-cell>
            </table:table-row>
            <table:table-row>
              <table:table-cell office:value-type="string">
                <text:p>11:31:46.677</text:p>
              </table:table-cell>
              <table:table-cell office:value-type="float" office:value="5198496">
                <text:p>5198496</text:p>
              </table:table-cell>
            </table:table-row>
            <table:table-row>
              <table:table-cell office:value-type="string">
                <text:p>11:31:46.777</text:p>
              </table:table-cell>
              <table:table-cell office:value-type="float" office:value="5942992">
                <text:p>5942992</text:p>
              </table:table-cell>
            </table:table-row>
            <table:table-row>
              <table:table-cell office:value-type="string">
                <text:p>11:31:46.781</text:p>
              </table:table-cell>
              <table:table-cell office:value-type="float" office:value="2232944">
                <text:p>2232944</text:p>
              </table:table-cell>
            </table:table-row>
            <table:table-row>
              <table:table-cell office:value-type="string">
                <text:p>11:31:47.392</text:p>
              </table:table-cell>
              <table:table-cell office:value-type="float" office:value="1854200">
                <text:p>1854200</text:p>
              </table:table-cell>
            </table:table-row>
            <table:table-row>
              <table:table-cell office:value-type="string">
                <text:p>11:31:46.799</text:p>
              </table:table-cell>
              <table:table-cell office:value-type="float" office:value="260768">
                <text:p>260768</text:p>
              </table:table-cell>
            </table:table-row>
            <table:table-row>
              <table:table-cell office:value-type="string">
                <text:p>11:31:47.995</text:p>
              </table:table-cell>
              <table:table-cell office:value-type="float" office:value="268520">
                <text:p>268520</text:p>
              </table:table-cell>
            </table:table-row>
            <table:table-row>
              <table:table-cell office:value-type="string">
                <text:p>11:31:47.621</text:p>
              </table:table-cell>
              <table:table-cell office:value-type="float" office:value="260944">
                <text:p>260944</text:p>
              </table:table-cell>
            </table:table-row>
            <table:table-row>
              <table:table-cell office:value-type="string">
                <text:p>11:31:47.418</text:p>
              </table:table-cell>
              <table:table-cell office:value-type="float" office:value="2741448">
                <text:p>2741448</text:p>
              </table:table-cell>
            </table:table-row>
            <table:table-row>
              <table:table-cell office:value-type="string">
                <text:p>11:31:46.579</text:p>
              </table:table-cell>
              <table:table-cell office:value-type="float" office:value="4838288">
                <text:p>4838288</text:p>
              </table:table-cell>
            </table:table-row>
            <table:table-row>
              <table:table-cell office:value-type="string">
                <text:p>11:31:46.995</text:p>
              </table:table-cell>
              <table:table-cell office:value-type="float" office:value="3970928">
                <text:p>3970928</text:p>
              </table:table-cell>
            </table:table-row>
            <table:table-row>
              <table:table-cell office:value-type="string">
                <text:p>11:31:46.682</text:p>
              </table:table-cell>
              <table:table-cell office:value-type="float" office:value="4515336">
                <text:p>4515336</text:p>
              </table:table-cell>
            </table:table-row>
            <table:table-row>
              <table:table-cell office:value-type="string">
                <text:p>11:32:10.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2.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3.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1.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00.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2:14.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1:47.269</text:p>
              </table:table-cell>
              <table:table-cell office:value-type="float" office:value="4210488">
                <text:p>42104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56cm" style:legend-expansion="high" chart:style-name="ch2"/>
        <chart:plot-area chart:style-name="ch3" table:cell-range-address="raw.B2:raw.D74 raw.B1:raw.D1 raw.F1:raw.F74 raw.H1:raw.H74" chart:data-source-has-labels="both" svg:x="0.32cm" svg:y="0.18cm" svg:width="13.361cm" svg:height="8.64cm">
          <chartooo:coordinate-region svg:x="1.973cm" svg:y="0.18cm" svg:width="11.587cm" svg:height="7.579cm"/>
          <chart:axis chart:dimension="x" chart:name="primary-x" chart:style-name="ch4" chartooo:axis-type="auto">
            <chartooo:date-scale/>
            <chart:categories table:cell-range-address="raw.B2:raw.B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C2:raw.C74" chart:label-cell-address="raw.C1:raw.C1" chart:class="chart:bar">
            <chart:data-point chart:repeated="73"/>
          </chart:series>
          <chart:series chart:style-name="ch8" chart:values-cell-range-address="raw.D2:raw.D74" chart:label-cell-address="raw.D1:raw.D1" chart:class="chart:bar">
            <chart:data-point chart:repeated="73"/>
          </chart:series>
          <chart:series chart:style-name="ch9" chart:values-cell-range-address="raw.F2:raw.F74" chart:label-cell-address="raw.F1:raw.F1" chart:class="chart:bar">
            <chart:data-point chart:repeated="73"/>
          </chart:series>
          <chart:series chart:style-name="ch10" chart:values-cell-range-address="raw.H2:raw.H74" chart:label-cell-address="raw.H1:raw.H1" chart:class="chart:bar">
            <chart:data-point chart:repeated="7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raw.C1:raw.C1</svg:desc>
                </draw:g>
              </table:table-cell>
              <table:table-cell office:value-type="string">
                <text:p>xfertime</text:p>
                <draw:g>
                  <svg:desc>raw.D1:raw.D1</svg:desc>
                </draw:g>
              </table:table-cell>
              <table:table-cell office:value-type="string">
                <text:p>bytes</text:p>
                <draw:g>
                  <svg:desc>raw.F1:raw.F1</svg:desc>
                </draw:g>
              </table:table-cell>
              <table:table-cell office:value-type="string">
                <text:p>rc</text:p>
                <draw:g>
                  <svg:desc>raw.H1:raw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31:47.816</text:p>
                <draw:g>
                  <svg:desc>raw.B2:raw.B74</svg:desc>
                </draw:g>
              </table:table-cell>
              <table:table-cell office:value-type="float" office:value="0.190031">
                <text:p>0.190031</text:p>
                <draw:g>
                  <svg:desc>raw.C2:raw.C74</svg:desc>
                </draw:g>
              </table:table-cell>
              <table:table-cell office:value-type="float" office:value="1.955149">
                <text:p>1.955149</text:p>
                <draw:g>
                  <svg:desc>raw.D2:raw.D74</svg:desc>
                </draw:g>
              </table:table-cell>
              <table:table-cell office:value-type="float" office:value="12902439">
                <text:p>12902439</text:p>
                <draw:g>
                  <svg:desc>raw.F2:raw.F74</svg:desc>
                </draw:g>
              </table:table-cell>
              <table:table-cell office:value-type="float" office:value="200">
                <text:p>200</text:p>
                <draw:g>
                  <svg:desc>raw.H2:raw.H74</svg:desc>
                </draw:g>
              </table:table-cell>
            </table:table-row>
            <table:table-row>
              <table:table-cell office:value-type="string">
                <text:p>11:31:46.761</text:p>
              </table:table-cell>
              <table:table-cell office:value-type="float" office:value="0.032219">
                <text:p>0.032219</text:p>
              </table:table-cell>
              <table:table-cell office:value-type="float" office:value="4.020083">
                <text:p>4.020083</text:p>
              </table:table-cell>
              <table:table-cell office:value-type="float" office:value="30357125">
                <text:p>303571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818</text:p>
              </table:table-cell>
              <table:table-cell office:value-type="float" office:value="0.14263">
                <text:p>0.14263</text:p>
              </table:table-cell>
              <table:table-cell office:value-type="float" office:value="3.124699">
                <text:p>3.124699</text:p>
              </table:table-cell>
              <table:table-cell office:value-type="float" office:value="12902439">
                <text:p>1290243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742</text:p>
              </table:table-cell>
              <table:table-cell office:value-type="float" office:value="0.454816">
                <text:p>0.454816</text:p>
              </table:table-cell>
              <table:table-cell office:value-type="float" office:value="4.48901">
                <text:p>4.48901</text:p>
              </table:table-cell>
              <table:table-cell office:value-type="float" office:value="31589559">
                <text:p>315895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909</text:p>
              </table:table-cell>
              <table:table-cell office:value-type="float" office:value="0.082475">
                <text:p>0.082475</text:p>
              </table:table-cell>
              <table:table-cell office:value-type="float" office:value="7.860527">
                <text:p>7.860527</text:p>
              </table:table-cell>
              <table:table-cell office:value-type="float" office:value="18208014">
                <text:p>182080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354</text:p>
              </table:table-cell>
              <table:table-cell office:value-type="float" office:value="17.277209">
                <text:p>17.277209</text:p>
              </table:table-cell>
              <table:table-cell office:value-type="float" office:value="0.01434">
                <text:p>0.01434</text:p>
              </table:table-cell>
              <table:table-cell office:value-type="float" office:value="256000">
                <text:p>2560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217</text:p>
              </table:table-cell>
              <table:table-cell office:value-type="float" office:value="0.086219">
                <text:p>0.086219</text:p>
              </table:table-cell>
              <table:table-cell office:value-type="float" office:value="18.874815">
                <text:p>18.874815</text:p>
              </table:table-cell>
              <table:table-cell office:value-type="float" office:value="2224768">
                <text:p>22247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949</text:p>
              </table:table-cell>
              <table:table-cell office:value-type="float" office:value="0.126649">
                <text:p>0.126649</text:p>
              </table:table-cell>
              <table:table-cell office:value-type="float" office:value="19.26314">
                <text:p>19.26314</text:p>
              </table:table-cell>
              <table:table-cell office:value-type="float" office:value="3276400">
                <text:p>32764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892</text:p>
              </table:table-cell>
              <table:table-cell office:value-type="float" office:value="18.598658">
                <text:p>18.598658</text:p>
              </table:table-cell>
              <table:table-cell office:value-type="float" office:value="0.022209">
                <text:p>0.022209</text:p>
              </table:table-cell>
              <table:table-cell office:value-type="float" office:value="270024">
                <text:p>2700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818</text:p>
              </table:table-cell>
              <table:table-cell office:value-type="float" office:value="19.69697">
                <text:p>19.69697</text:p>
              </table:table-cell>
              <table:table-cell office:value-type="float" office:value="0.015213">
                <text:p>0.015213</text:p>
              </table:table-cell>
              <table:table-cell office:value-type="float" office:value="271416">
                <text:p>27141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168</text:p>
              </table:table-cell>
              <table:table-cell office:value-type="float" office:value="21.32429">
                <text:p>21.32429</text:p>
              </table:table-cell>
              <table:table-cell office:value-type="float" office:value="0.012857">
                <text:p>0.012857</text:p>
              </table:table-cell>
              <table:table-cell office:value-type="float" office:value="270608">
                <text:p>2706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606</text:p>
              </table:table-cell>
              <table:table-cell office:value-type="float" office:value="20.891343">
                <text:p>20.891343</text:p>
              </table:table-cell>
              <table:table-cell office:value-type="float" office:value="0.011271">
                <text:p>0.011271</text:p>
              </table:table-cell>
              <table:table-cell office:value-type="float" office:value="264184">
                <text:p>26418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228</text:p>
              </table:table-cell>
              <table:table-cell office:value-type="float" office:value="21.269663">
                <text:p>21.269663</text:p>
              </table:table-cell>
              <table:table-cell office:value-type="float" office:value="0.012001">
                <text:p>0.012001</text:p>
              </table:table-cell>
              <table:table-cell office:value-type="float" office:value="263368">
                <text:p>2633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538</text:p>
              </table:table-cell>
              <table:table-cell office:value-type="float" office:value="20.960336">
                <text:p>20.960336</text:p>
              </table:table-cell>
              <table:table-cell office:value-type="float" office:value="0.012989">
                <text:p>0.012989</text:p>
              </table:table-cell>
              <table:table-cell office:value-type="float" office:value="264184">
                <text:p>26418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649</text:p>
              </table:table-cell>
              <table:table-cell office:value-type="float" office:value="20.984176">
                <text:p>20.984176</text:p>
              </table:table-cell>
              <table:table-cell office:value-type="float" office:value="0.012603">
                <text:p>0.012603</text:p>
              </table:table-cell>
              <table:table-cell office:value-type="float" office:value="267840">
                <text:p>2678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308</text:p>
              </table:table-cell>
              <table:table-cell office:value-type="float" office:value="0.150234">
                <text:p>0.150234</text:p>
              </table:table-cell>
              <table:table-cell office:value-type="float" office:value="23.097199">
                <text:p>23.097199</text:p>
              </table:table-cell>
              <table:table-cell office:value-type="float" office:value="8707720">
                <text:p>87077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681</text:p>
              </table:table-cell>
              <table:table-cell office:value-type="float" office:value="0.069672">
                <text:p>0.069672</text:p>
              </table:table-cell>
              <table:table-cell office:value-type="float" office:value="23.837056">
                <text:p>23.837056</text:p>
              </table:table-cell>
              <table:table-cell office:value-type="float" office:value="11127672">
                <text:p>1112767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485</text:p>
              </table:table-cell>
              <table:table-cell office:value-type="float" office:value="0.120157">
                <text:p>0.120157</text:p>
              </table:table-cell>
              <table:table-cell office:value-type="float" office:value="23.015266">
                <text:p>23.015266</text:p>
              </table:table-cell>
              <table:table-cell office:value-type="float" office:value="5714408">
                <text:p>57144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776</text:p>
              </table:table-cell>
              <table:table-cell office:value-type="float" office:value="2.715715">
                <text:p>2.715715</text:p>
              </table:table-cell>
              <table:table-cell office:value-type="float" office:value="21.141333">
                <text:p>21.141333</text:p>
              </table:table-cell>
              <table:table-cell office:value-type="float" office:value="1393192">
                <text:p>13931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221</text:p>
              </table:table-cell>
              <table:table-cell office:value-type="float" office:value="23.39566">
                <text:p>23.39566</text:p>
              </table:table-cell>
              <table:table-cell office:value-type="float" office:value="0.03404">
                <text:p>0.03404</text:p>
              </table:table-cell>
              <table:table-cell office:value-type="float" office:value="261192">
                <text:p>2611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095</text:p>
              </table:table-cell>
              <table:table-cell office:value-type="float" office:value="23.53242">
                <text:p>23.53242</text:p>
              </table:table-cell>
              <table:table-cell office:value-type="float" office:value="0.023993">
                <text:p>0.023993</text:p>
              </table:table-cell>
              <table:table-cell office:value-type="float" office:value="255104">
                <text:p>2551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627</text:p>
              </table:table-cell>
              <table:table-cell office:value-type="float" office:value="22.99971">
                <text:p>22.99971</text:p>
              </table:table-cell>
              <table:table-cell office:value-type="float" office:value="0.043172">
                <text:p>0.043172</text:p>
              </table:table-cell>
              <table:table-cell office:value-type="float" office:value="262472">
                <text:p>26247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695</text:p>
              </table:table-cell>
              <table:table-cell office:value-type="float" office:value="22.948054">
                <text:p>22.948054</text:p>
              </table:table-cell>
              <table:table-cell office:value-type="float" office:value="0.0281">
                <text:p>0.0281</text:p>
              </table:table-cell>
              <table:table-cell office:value-type="float" office:value="255104">
                <text:p>2551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804</text:p>
              </table:table-cell>
              <table:table-cell office:value-type="float" office:value="22.839158">
                <text:p>22.839158</text:p>
              </table:table-cell>
              <table:table-cell office:value-type="float" office:value="0.028413">
                <text:p>0.028413</text:p>
              </table:table-cell>
              <table:table-cell office:value-type="float" office:value="260840">
                <text:p>2608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491</text:p>
              </table:table-cell>
              <table:table-cell office:value-type="float" office:value="23.154325">
                <text:p>23.154325</text:p>
              </table:table-cell>
              <table:table-cell office:value-type="float" office:value="0.028245">
                <text:p>0.028245</text:p>
              </table:table-cell>
              <table:table-cell office:value-type="float" office:value="263920">
                <text:p>2639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681</text:p>
              </table:table-cell>
              <table:table-cell office:value-type="float" office:value="22.9671">
                <text:p>22.9671</text:p>
              </table:table-cell>
              <table:table-cell office:value-type="float" office:value="0.027651">
                <text:p>0.027651</text:p>
              </table:table-cell>
              <table:table-cell office:value-type="float" office:value="263880">
                <text:p>2638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863</text:p>
              </table:table-cell>
              <table:table-cell office:value-type="float" office:value="2.622631">
                <text:p>2.622631</text:p>
              </table:table-cell>
              <table:table-cell office:value-type="float" office:value="21.191011">
                <text:p>21.191011</text:p>
              </table:table-cell>
              <table:table-cell office:value-type="float" office:value="2047048">
                <text:p>204704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137</text:p>
              </table:table-cell>
              <table:table-cell office:value-type="float" office:value="0.12844">
                <text:p>0.12844</text:p>
              </table:table-cell>
              <table:table-cell office:value-type="float" office:value="23.42705">
                <text:p>23.42705</text:p>
              </table:table-cell>
              <table:table-cell office:value-type="float" office:value="9497584">
                <text:p>949758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824</text:p>
              </table:table-cell>
              <table:table-cell office:value-type="float" office:value="0.109289">
                <text:p>0.109289</text:p>
              </table:table-cell>
              <table:table-cell office:value-type="float" office:value="22.768966">
                <text:p>22.768966</text:p>
              </table:table-cell>
              <table:table-cell office:value-type="float" office:value="10397424">
                <text:p>103974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923</text:p>
              </table:table-cell>
              <table:table-cell office:value-type="float" office:value="2.584492">
                <text:p>2.584492</text:p>
              </table:table-cell>
              <table:table-cell office:value-type="float" office:value="21.199981">
                <text:p>21.199981</text:p>
              </table:table-cell>
              <table:table-cell office:value-type="float" office:value="2236864">
                <text:p>223686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144</text:p>
              </table:table-cell>
              <table:table-cell office:value-type="float" office:value="0.115991">
                <text:p>0.115991</text:p>
              </table:table-cell>
              <table:table-cell office:value-type="float" office:value="23.47312">
                <text:p>23.47312</text:p>
              </table:table-cell>
              <table:table-cell office:value-type="float" office:value="6708768">
                <text:p>67087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503</text:p>
              </table:table-cell>
              <table:table-cell office:value-type="float" office:value="0.314854">
                <text:p>0.314854</text:p>
              </table:table-cell>
              <table:table-cell office:value-type="float" office:value="23.676033">
                <text:p>23.676033</text:p>
              </table:table-cell>
              <table:table-cell office:value-type="float" office:value="2399720">
                <text:p>23997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134</text:p>
              </table:table-cell>
              <table:table-cell office:value-type="float" office:value="0.099644">
                <text:p>0.099644</text:p>
              </table:table-cell>
              <table:table-cell office:value-type="float" office:value="28.274424">
                <text:p>28.274424</text:p>
              </table:table-cell>
              <table:table-cell office:value-type="float" office:value="2048880">
                <text:p>20488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850</text:p>
              </table:table-cell>
              <table:table-cell office:value-type="float" office:value="0.046865">
                <text:p>0.046865</text:p>
              </table:table-cell>
              <table:table-cell office:value-type="float" office:value="28.622067">
                <text:p>28.622067</text:p>
              </table:table-cell>
              <table:table-cell office:value-type="float" office:value="4604864">
                <text:p>460486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436</text:p>
              </table:table-cell>
              <table:table-cell office:value-type="float" office:value="28.07207">
                <text:p>28.07207</text:p>
              </table:table-cell>
              <table:table-cell office:value-type="float" office:value="0.121972">
                <text:p>0.121972</text:p>
              </table:table-cell>
              <table:table-cell office:value-type="float" office:value="275448">
                <text:p>27544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354</text:p>
              </table:table-cell>
              <table:table-cell office:value-type="float" office:value="0.091856">
                <text:p>0.091856</text:p>
              </table:table-cell>
              <table:table-cell office:value-type="float" office:value="28.248719">
                <text:p>28.248719</text:p>
              </table:table-cell>
              <table:table-cell office:value-type="float" office:value="1703104">
                <text:p>17031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455</text:p>
              </table:table-cell>
              <table:table-cell office:value-type="float" office:value="0.215445">
                <text:p>0.215445</text:p>
              </table:table-cell>
              <table:table-cell office:value-type="float" office:value="28.024109">
                <text:p>28.024109</text:p>
              </table:table-cell>
              <table:table-cell office:value-type="float" office:value="1654512">
                <text:p>165451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863</text:p>
              </table:table-cell>
              <table:table-cell office:value-type="float" office:value="0.102447">
                <text:p>0.102447</text:p>
              </table:table-cell>
              <table:table-cell office:value-type="float" office:value="27.849404">
                <text:p>27.849404</text:p>
              </table:table-cell>
              <table:table-cell office:value-type="float" office:value="1666608">
                <text:p>16666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890</text:p>
              </table:table-cell>
              <table:table-cell office:value-type="float" office:value="28.72332">
                <text:p>28.72332</text:p>
              </table:table-cell>
              <table:table-cell office:value-type="float" office:value="0.208156">
                <text:p>0.208156</text:p>
              </table:table-cell>
              <table:table-cell office:value-type="float" office:value="262392">
                <text:p>2623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621</text:p>
              </table:table-cell>
              <table:table-cell office:value-type="float" office:value="0.275612">
                <text:p>0.275612</text:p>
              </table:table-cell>
              <table:table-cell office:value-type="float" office:value="29.756175">
                <text:p>29.756175</text:p>
              </table:table-cell>
              <table:table-cell office:value-type="float" office:value="4576856">
                <text:p>457685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710</text:p>
              </table:table-cell>
              <table:table-cell office:value-type="float" office:value="29.928263">
                <text:p>29.928263</text:p>
              </table:table-cell>
              <table:table-cell office:value-type="float" office:value="0.012345">
                <text:p>0.012345</text:p>
              </table:table-cell>
              <table:table-cell office:value-type="float" office:value="270736">
                <text:p>27073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702</text:p>
              </table:table-cell>
              <table:table-cell office:value-type="float" office:value="0.067841">
                <text:p>0.067841</text:p>
              </table:table-cell>
              <table:table-cell office:value-type="float" office:value="30.907938">
                <text:p>30.907938</text:p>
              </table:table-cell>
              <table:table-cell office:value-type="float" office:value="5310840">
                <text:p>53108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590</text:p>
              </table:table-cell>
              <table:table-cell office:value-type="float" office:value="32.050851">
                <text:p>32.050851</text:p>
              </table:table-cell>
              <table:table-cell office:value-type="float" office:value="0.057019">
                <text:p>0.057019</text:p>
              </table:table-cell>
              <table:table-cell office:value-type="float" office:value="267160">
                <text:p>2671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895</text:p>
              </table:table-cell>
              <table:table-cell office:value-type="float" office:value="31.74811">
                <text:p>31.74811</text:p>
              </table:table-cell>
              <table:table-cell office:value-type="float" office:value="0.071027">
                <text:p>0.071027</text:p>
              </table:table-cell>
              <table:table-cell office:value-type="float" office:value="266392">
                <text:p>2663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985</text:p>
              </table:table-cell>
              <table:table-cell office:value-type="float" office:value="0.102705">
                <text:p>0.102705</text:p>
              </table:table-cell>
              <table:table-cell office:value-type="float" office:value="32.627159">
                <text:p>32.627159</text:p>
              </table:table-cell>
              <table:table-cell office:value-type="float" office:value="5378192">
                <text:p>53781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606</text:p>
              </table:table-cell>
              <table:table-cell office:value-type="float" office:value="0.440654">
                <text:p>0.440654</text:p>
              </table:table-cell>
              <table:table-cell office:value-type="float" office:value="32.687916">
                <text:p>32.687916</text:p>
              </table:table-cell>
              <table:table-cell office:value-type="float" office:value="4535864">
                <text:p>453586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133</text:p>
              </table:table-cell>
              <table:table-cell office:value-type="float" office:value="0.047947">
                <text:p>0.047947</text:p>
              </table:table-cell>
              <table:table-cell office:value-type="float" office:value="32.557228">
                <text:p>32.557228</text:p>
              </table:table-cell>
              <table:table-cell office:value-type="float" office:value="3072128">
                <text:p>30721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072</text:p>
              </table:table-cell>
              <table:table-cell office:value-type="float" office:value="1.046892">
                <text:p>1.046892</text:p>
              </table:table-cell>
              <table:table-cell office:value-type="float" office:value="31.61871">
                <text:p>31.61871</text:p>
              </table:table-cell>
              <table:table-cell office:value-type="float" office:value="1123608">
                <text:p>11236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390</text:p>
              </table:table-cell>
              <table:table-cell office:value-type="float" office:value="32.265597">
                <text:p>32.265597</text:p>
              </table:table-cell>
              <table:table-cell office:value-type="float" office:value="0.097789">
                <text:p>0.097789</text:p>
              </table:table-cell>
              <table:table-cell office:value-type="float" office:value="340240">
                <text:p>3402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495</text:p>
              </table:table-cell>
              <table:table-cell office:value-type="float" office:value="2.489233">
                <text:p>2.489233</text:p>
              </table:table-cell>
              <table:table-cell office:value-type="float" office:value="29.781203">
                <text:p>29.781203</text:p>
              </table:table-cell>
              <table:table-cell office:value-type="float" office:value="359616">
                <text:p>35961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947</text:p>
              </table:table-cell>
              <table:table-cell office:value-type="float" office:value="31.753082">
                <text:p>31.753082</text:p>
              </table:table-cell>
              <table:table-cell office:value-type="float" office:value="0.07149">
                <text:p>0.07149</text:p>
              </table:table-cell>
              <table:table-cell office:value-type="float" office:value="266688">
                <text:p>2666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895</text:p>
              </table:table-cell>
              <table:table-cell office:value-type="float" office:value="1.011028">
                <text:p>1.011028</text:p>
              </table:table-cell>
              <table:table-cell office:value-type="float" office:value="31.865557">
                <text:p>31.865557</text:p>
              </table:table-cell>
              <table:table-cell office:value-type="float" office:value="2924688">
                <text:p>29246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452</text:p>
              </table:table-cell>
              <table:table-cell office:value-type="float" office:value="2.531496">
                <text:p>2.531496</text:p>
              </table:table-cell>
              <table:table-cell office:value-type="float" office:value="29.797549">
                <text:p>29.797549</text:p>
              </table:table-cell>
              <table:table-cell office:value-type="float" office:value="616424">
                <text:p>6164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108</text:p>
              </table:table-cell>
              <table:table-cell office:value-type="float" office:value="0.140283">
                <text:p>0.140283</text:p>
              </table:table-cell>
              <table:table-cell office:value-type="float" office:value="32.533769">
                <text:p>32.533769</text:p>
              </table:table-cell>
              <table:table-cell office:value-type="float" office:value="4328456">
                <text:p>432845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099</text:p>
              </table:table-cell>
              <table:table-cell office:value-type="float" office:value="0.314642">
                <text:p>0.314642</text:p>
              </table:table-cell>
              <table:table-cell office:value-type="float" office:value="32.380877">
                <text:p>32.380877</text:p>
              </table:table-cell>
              <table:table-cell office:value-type="float" office:value="4802720">
                <text:p>48027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677</text:p>
              </table:table-cell>
              <table:table-cell office:value-type="float" office:value="0.04815">
                <text:p>0.04815</text:p>
              </table:table-cell>
              <table:table-cell office:value-type="float" office:value="33.077815">
                <text:p>33.077815</text:p>
              </table:table-cell>
              <table:table-cell office:value-type="float" office:value="5198496">
                <text:p>519849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777</text:p>
              </table:table-cell>
              <table:table-cell office:value-type="float" office:value="0.536657">
                <text:p>0.536657</text:p>
              </table:table-cell>
              <table:table-cell office:value-type="float" office:value="32.4948">
                <text:p>32.4948</text:p>
              </table:table-cell>
              <table:table-cell office:value-type="float" office:value="5942992">
                <text:p>59429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781</text:p>
              </table:table-cell>
              <table:table-cell office:value-type="float" office:value="3.206659">
                <text:p>3.206659</text:p>
              </table:table-cell>
              <table:table-cell office:value-type="float" office:value="29.833029">
                <text:p>29.833029</text:p>
              </table:table-cell>
              <table:table-cell office:value-type="float" office:value="2232944">
                <text:p>223294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392</text:p>
              </table:table-cell>
              <table:table-cell office:value-type="float" office:value="2.586495">
                <text:p>2.586495</text:p>
              </table:table-cell>
              <table:table-cell office:value-type="float" office:value="29.850006">
                <text:p>29.850006</text:p>
              </table:table-cell>
              <table:table-cell office:value-type="float" office:value="1854200">
                <text:p>1854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799</text:p>
              </table:table-cell>
              <table:table-cell office:value-type="float" office:value="34.313363">
                <text:p>34.313363</text:p>
              </table:table-cell>
              <table:table-cell office:value-type="float" office:value="0.01586">
                <text:p>0.01586</text:p>
              </table:table-cell>
              <table:table-cell office:value-type="float" office:value="260768">
                <text:p>2607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995</text:p>
              </table:table-cell>
              <table:table-cell office:value-type="float" office:value="33.11891">
                <text:p>33.11891</text:p>
              </table:table-cell>
              <table:table-cell office:value-type="float" office:value="0.017067">
                <text:p>0.017067</text:p>
              </table:table-cell>
              <table:table-cell office:value-type="float" office:value="268520">
                <text:p>2685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621</text:p>
              </table:table-cell>
              <table:table-cell office:value-type="float" office:value="33.49403">
                <text:p>33.49403</text:p>
              </table:table-cell>
              <table:table-cell office:value-type="float" office:value="0.019296">
                <text:p>0.019296</text:p>
              </table:table-cell>
              <table:table-cell office:value-type="float" office:value="260944">
                <text:p>26094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418</text:p>
              </table:table-cell>
              <table:table-cell office:value-type="float" office:value="0.105763">
                <text:p>0.105763</text:p>
              </table:table-cell>
              <table:table-cell office:value-type="float" office:value="33.803838">
                <text:p>33.803838</text:p>
              </table:table-cell>
              <table:table-cell office:value-type="float" office:value="2741448">
                <text:p>274144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579</text:p>
              </table:table-cell>
              <table:table-cell office:value-type="float" office:value="0.247253">
                <text:p>0.247253</text:p>
              </table:table-cell>
              <table:table-cell office:value-type="float" office:value="34.686865">
                <text:p>34.686865</text:p>
              </table:table-cell>
              <table:table-cell office:value-type="float" office:value="4838288">
                <text:p>48382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995</text:p>
              </table:table-cell>
              <table:table-cell office:value-type="float" office:value="0.122743">
                <text:p>0.122743</text:p>
              </table:table-cell>
              <table:table-cell office:value-type="float" office:value="34.403304">
                <text:p>34.403304</text:p>
              </table:table-cell>
              <table:table-cell office:value-type="float" office:value="3970928">
                <text:p>39709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682</text:p>
              </table:table-cell>
              <table:table-cell office:value-type="float" office:value="0.081565">
                <text:p>0.081565</text:p>
              </table:table-cell>
              <table:table-cell office:value-type="float" office:value="34.771359">
                <text:p>34.771359</text:p>
              </table:table-cell>
              <table:table-cell office:value-type="float" office:value="4515336">
                <text:p>451533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2:10.280</text:p>
              </table:table-cell>
              <table:table-cell office:value-type="float" office:value="14.342867">
                <text:p>14.342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:32:12.280</text:p>
              </table:table-cell>
              <table:table-cell office:value-type="float" office:value="14.342877">
                <text:p>14.342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:32:13.280</text:p>
              </table:table-cell>
              <table:table-cell office:value-type="float" office:value="14.334862">
                <text:p>14.334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:32:11.277</text:p>
              </table:table-cell>
              <table:table-cell office:value-type="float" office:value="16.338426">
                <text:p>16.338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:32:00.250</text:p>
              </table:table-cell>
              <table:table-cell office:value-type="float" office:value="28.373096">
                <text:p>28.373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:32:14.280</text:p>
              </table:table-cell>
              <table:table-cell office:value-type="float" office:value="14.342803">
                <text:p>14.342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:31:47.269</text:p>
              </table:table-cell>
              <table:table-cell office:value-type="float" office:value="0.097169">
                <text:p>0.097169</text:p>
              </table:table-cell>
              <table:table-cell office:value-type="float" office:value="41.275523">
                <text:p>41.275523</text:p>
              </table:table-cell>
              <table:table-cell office:value-type="float" office:value="4210488">
                <text:p>4210488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954cm" svg:y="4.227cm" style:legend-expansion="high" chart:style-name="ch2"/>
        <chart:plot-area chart:style-name="ch3" table:cell-range-address="raw.B2:raw.B74 raw.H1:raw.H74" chart:data-source-has-labels="both" svg:x="0.32cm" svg:y="0.18cm" svg:width="14.314cm" svg:height="8.64cm">
          <chartooo:coordinate-region svg:x="1.28cm" svg:y="0.18cm" svg:width="12.85cm" svg:height="7.934cm"/>
          <chart:axis chart:dimension="x" chart:name="primary-x" chart:style-name="ch4" chartooo:axis-type="auto">
            <chartooo:date-scale/>
            <chart:categories table:cell-range-address="raw.B2:raw.B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H2:raw.H74" chart:label-cell-address="raw.H1:raw.H1" chart:class="chart:bar"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c</text:p>
                <draw:g>
                  <svg:desc>raw.H1:raw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31:47.816</text:p>
                <draw:g>
                  <svg:desc>raw.B2:raw.B74</svg:desc>
                </draw:g>
              </table:table-cell>
              <table:table-cell office:value-type="float" office:value="200">
                <text:p>200</text:p>
                <draw:g>
                  <svg:desc>raw.H2:raw.H74</svg:desc>
                </draw:g>
              </table:table-cell>
            </table:table-row>
            <table:table-row>
              <table:table-cell office:value-type="string">
                <text:p>11:31:46.7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8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74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90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35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21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94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8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8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1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60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2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53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64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3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68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4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77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22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09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62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69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8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49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68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8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13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8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9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14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5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13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43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35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45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8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8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62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7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70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5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89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9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60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13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07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3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49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94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89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45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1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0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67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77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78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3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7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99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62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7.4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5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99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1:46.68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:32:10.2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:32:12.2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:32:13.2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:32:11.27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:32:00.25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:32:14.2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:31:47.269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